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00" fo:color="#222222" fo:font-size="10pt" style:font-size-asian="10pt" style:font-size-complex="10pt"/>
    </style:style>
    <style:style style:name="T5_2" style:family="text">
      <style:text-properties fo:background-color="#ffff00" fo:color="#222222" fo:font-size="10pt" style:font-size-asian="10pt" style:font-size-complex="10pt"/>
    </style:style>
    <style:style style:name="T5_3" style:family="text">
      <style:text-properties fo:background-color="#ffff00" fo:color="#222222" fo:font-size="10pt" style:font-size-asian="10pt" style:font-size-complex="10pt"/>
    </style:style>
    <style:style style:name="T5_4" style:family="text">
      <style:text-properties fo:background-color="#ffff00" fo:color="#222222" fo:font-size="10pt" style:font-size-asian="10pt" style:font-size-complex="10pt"/>
    </style:style>
    <style:style style:name="T5_5" style:family="text">
      <style:text-properties fo:background-color="#ffff00" fo:color="#222222" fo:font-size="10pt" style:font-size-asian="10pt" style:font-size-complex="10pt"/>
    </style:style>
    <style:style style:name="T5_6" style:family="text">
      <style:text-properties fo:background-color="#ffff00" fo:color="#222222" fo:font-size="10pt" style:font-size-asian="10pt" style:font-size-complex="10pt"/>
    </style:style>
    <style:style style:name="T5_7" style:family="text">
      <style:text-properties fo:background-color="#ffff00" fo:color="#222222" fo:font-size="10pt" style:font-size-asian="10pt" style:font-size-complex="10pt"/>
    </style:style>
    <style:style style:name="T5_8" style:family="text">
      <style:text-properties fo:background-color="#ffff00" fo:color="#222222" fo:font-size="10pt" style:font-size-asian="10pt" style:font-size-complex="10pt"/>
    </style:style>
    <style:style style:name="T5_9" style:family="text">
      <style:text-properties fo:background-color="#ffff00" fo:color="#222222" fo:font-size="10pt" style:font-size-asian="10pt" style:font-size-complex="10pt"/>
    </style:style>
    <style:style style:name="T5_10" style:family="text">
      <style:text-properties fo:background-color="#ffff00" fo:color="#222222" fo:font-size="10pt" style:font-size-asian="10pt" style:font-size-complex="10pt"/>
    </style:style>
    <style:style style:name="T5_11" style:family="text">
      <style:text-properties fo:background-color="#ffff00" fo:color="#222222" fo:font-size="10pt" style:font-size-asian="10pt" style:font-size-complex="10pt"/>
    </style:style>
    <style:style style:name="T5_12" style:family="text">
      <style:text-properties fo:background-color="#ffff00" fo:color="#222222" fo:font-size="10pt" style:font-size-asian="10pt" style:font-size-complex="10pt"/>
    </style:style>
    <style:style style:name="T5_13" style:family="text">
      <style:text-properties fo:background-color="#ffff00" fo:color="#222222" fo:font-size="10pt" style:font-size-asian="10pt" style:font-size-complex="10pt"/>
    </style:style>
    <style:style style:name="T5_14" style:family="text">
      <style:text-properties fo:background-color="#ffff00" fo:color="#222222" fo:font-size="10pt" style:font-size-asian="10pt" style:font-size-complex="10pt"/>
    </style:style>
    <style:style style:name="T5_15" style:family="text">
      <style:text-properties fo:background-color="#ffff00" fo:color="#222222" fo:font-size="10pt" style:font-size-asian="10pt" style:font-size-complex="10pt"/>
    </style:style>
    <style:style style:name="T5_16" style:family="text">
      <style:text-properties fo:background-color="#ffff00" fo:color="#222222" fo:font-size="10pt" style:font-size-asian="10pt" style:font-size-complex="10pt"/>
    </style:style>
    <style:style style:name="T5_17" style:family="text">
      <style:text-properties fo:background-color="#ffff00" fo:color="#222222" fo:font-size="10pt" style:font-size-asian="10pt" style:font-size-complex="10pt"/>
    </style:style>
    <style:style style:name="T5_18" style:family="text">
      <style:text-properties fo:background-color="#ffff00" fo:color="#222222" fo:font-size="10pt" style:font-size-asian="10pt" style:font-size-complex="10pt"/>
    </style:style>
    <style:style style:name="T5_19" style:family="text">
      <style:text-properties fo:background-color="#ffff00" fo:color="#222222" fo:font-size="10pt" style:font-size-asian="10pt" style:font-size-complex="10pt"/>
    </style:style>
    <style:style style:name="T5_20" style:family="text">
      <style:text-properties fo:background-color="#ffff00" fo:color="#222222" fo:font-size="10pt" style:font-size-asian="10pt" style:font-size-complex="10pt"/>
    </style:style>
    <style:style style:name="T5_21" style:family="text">
      <style:text-properties fo:background-color="#ffff00" fo:color="#222222" fo:font-size="10pt" style:font-size-asian="10pt" style:font-size-complex="10pt"/>
    </style:style>
    <style:style style:name="T5_22" style:family="text">
      <style:text-properties fo:background-color="#ffff00" fo:color="#222222" fo:font-size="10pt" style:font-size-asian="10pt" style:font-size-complex="10pt"/>
    </style:style>
    <style:style style:name="T5_23" style:family="text">
      <style:text-properties fo:background-color="#ffff00" fo:color="#222222" fo:font-size="10pt" style:font-size-asian="10pt" style:font-size-complex="10pt"/>
    </style:style>
    <style:style style:name="T5_24" style:family="text" style:parent-style-name="Standard"/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9" style:family="text">
      <style:text-properties fo:background-color="#ffff00" fo:color="#222222" fo:font-size="10pt" style:font-size-asian="10pt" style:font-size-complex="10pt"/>
    </style:style>
    <style:style style:name="T13_50" style:family="text">
      <style:text-properties fo:background-color="#ffff00" fo:color="#222222" fo:font-size="10pt" style:font-size-asian="10pt" style:font-size-complex="10pt"/>
    </style:style>
    <style:style style:name="T13_51" style:family="text">
      <style:text-properties fo:background-color="#ffff00" fo:color="#222222" fo:font-size="10pt" style:font-size-asian="10pt" style:font-size-complex="10pt"/>
    </style:style>
    <style:style style:name="T13_52" style:family="text">
      <style:text-properties fo:background-color="#ffff00" fo:color="#222222" fo:font-size="10pt" style:font-size-asian="10pt" style:font-size-complex="10pt"/>
    </style:style>
    <style:style style:name="T13_53" style:family="text">
      <style:text-properties fo:background-color="#ffff00" fo:color="#222222" fo:font-size="10pt" style:font-size-asian="10pt" style:font-size-complex="10pt"/>
    </style:style>
    <style:style style:name="T13_54" style:family="text">
      <style:text-properties fo:background-color="#ffff00" fo:color="#222222" fo:font-size="10pt" style:font-size-asian="10pt" style:font-size-complex="10pt"/>
    </style:style>
    <style:style style:name="T13_55" style:family="text">
      <style:text-properties fo:background-color="#ffff00" fo:color="#222222" fo:font-size="10pt" style:font-size-asian="10pt" style:font-size-complex="10pt"/>
    </style:style>
    <style:style style:name="T13_56" style:family="text">
      <style:text-properties fo:background-color="#ffff00" fo:color="#222222" fo:font-size="10pt" style:font-size-asian="10pt" style:font-size-complex="10pt"/>
    </style:style>
    <style:style style:name="T13_57" style:family="text">
      <style:text-properties fo:background-color="#ffff00" fo:color="#222222" fo:font-size="10pt" style:font-size-asian="10pt" style:font-size-complex="10pt"/>
    </style:style>
    <style:style style:name="T13_58" style:family="text">
      <style:text-properties fo:background-color="#ffff00" fo:color="#222222" fo:font-size="10pt" style:font-size-asian="10pt" style:font-size-complex="10pt"/>
    </style:style>
    <style:style style:name="T13_59" style:family="text">
      <style:text-properties fo:background-color="#ffff00" fo:color="#222222" fo:font-size="10pt" style:font-size-asian="10pt" style:font-size-complex="10pt"/>
    </style:style>
    <style:style style:name="T13_60" style:family="text">
      <style:text-properties fo:background-color="#ffff00" fo:color="#222222" fo:font-size="10pt" style:font-size-asian="10pt" style:font-size-complex="10pt"/>
    </style:style>
    <style:style style:name="T13_61" style:family="text">
      <style:text-properties fo:background-color="#ffff00" fo:color="#222222" fo:font-size="10pt" style:font-size-asian="10pt" style:font-size-complex="10pt"/>
    </style:style>
    <style:style style:name="T13_62" style:family="text">
      <style:text-properties fo:background-color="#ffff00" fo:color="#222222" fo:font-size="10pt" style:font-size-asian="10pt" style:font-size-complex="10pt"/>
    </style:style>
    <style:style style:name="T13_63" style:family="text">
      <style:text-properties fo:background-color="#ffff00" fo:color="#222222" fo:font-size="10pt" style:font-size-asian="10pt" style:font-size-complex="10pt"/>
    </style:style>
    <style:style style:name="T13_64" style:family="text">
      <style:text-properties fo:background-color="#ffff00" fo:color="#222222" fo:font-size="10pt" style:font-size-asian="10pt" style:font-size-complex="10pt"/>
    </style:style>
    <style:style style:name="T13_65" style:family="text">
      <style:text-properties fo:background-color="#ffff00" fo:color="#222222" fo:font-size="10pt" style:font-size-asian="10pt" style:font-size-complex="10pt"/>
    </style:style>
    <style:style style:name="T13_66" style:family="text">
      <style:text-properties fo:background-color="#ffff00" fo:color="#222222" fo:font-size="10pt" style:font-size-asian="10pt" style:font-size-complex="10pt"/>
    </style:style>
    <style:style style:name="T13_67" style:family="text">
      <style:text-properties fo:background-color="#ffff00" fo:color="#222222" fo:font-size="10pt" style:font-size-asian="10pt" style:font-size-complex="10pt"/>
    </style:style>
    <style:style style:name="T13_68" style:family="text">
      <style:text-properties fo:background-color="#ffff00" fo:color="#222222" fo:font-size="10pt" style:font-size-asian="10pt" style:font-size-complex="10pt"/>
    </style:style>
    <style:style style:name="T13_69" style:family="text">
      <style:text-properties fo:background-color="#ffff00" fo:color="#222222" fo:font-size="10pt" style:font-size-asian="10pt" style:font-size-complex="10pt"/>
    </style:style>
    <style:style style:name="T13_70" style:family="text">
      <style:text-properties fo:background-color="#ffff00" fo:color="#222222" fo:font-size="10pt" style:font-size-asian="10pt" style:font-size-complex="10pt"/>
    </style:style>
    <style:style style:name="T13_71" style:family="text">
      <style:text-properties fo:background-color="#ffff00" fo:color="#222222" fo:font-size="10pt" style:font-size-asian="10pt" style:font-size-complex="10pt"/>
    </style:style>
    <style:style style:name="T13_72" style:family="text">
      <style:text-properties fo:background-color="#ffff00" fo:color="#222222" fo:font-size="10pt" style:font-size-asian="10pt" style:font-size-complex="10pt"/>
    </style:style>
    <style:style style:name="T13_73" style:family="text">
      <style:text-properties fo:background-color="#ffff00" fo:color="#222222" fo:font-size="10pt" style:font-size-asian="10pt" style:font-size-complex="10pt"/>
    </style:style>
    <style:style style:name="T13_74" style:family="text">
      <style:text-properties fo:background-color="#ffff00" fo:color="#222222" fo:font-size="10pt" style:font-size-asian="10pt" style:font-size-complex="10pt"/>
    </style:style>
    <style:style style:name="T13_75" style:family="text">
      <style:text-properties fo:background-color="#ffff00" fo:color="#222222" fo:font-size="10pt" style:font-size-asian="10pt" style:font-size-complex="10pt"/>
    </style:style>
    <style:style style:name="T13_76" style:family="text">
      <style:text-properties fo:background-color="#ffff00" fo:color="#222222" fo:font-size="10pt" style:font-size-asian="10pt" style:font-size-complex="10pt"/>
    </style:style>
    <style:style style:name="T13_77" style:family="text">
      <style:text-properties fo:background-color="#ffff00" fo:color="#222222" fo:font-size="10pt" style:font-size-asian="10pt" style:font-size-complex="10pt"/>
    </style:style>
    <style:style style:name="T13_78" style:family="text">
      <style:text-properties fo:background-color="#ffff00" fo:color="#222222" fo:font-size="10pt" style:font-size-asian="10pt" style:font-size-complex="10pt"/>
    </style:style>
    <style:style style:name="T13_79" style:family="text">
      <style:text-properties fo:background-color="#ffff00" fo:color="#222222" fo:font-size="10pt" style:font-size-asian="10pt" style:font-size-complex="10pt"/>
    </style:style>
    <style:style style:name="T13_80" style:family="text">
      <style:text-properties fo:background-color="#ffff00" fo:color="#222222" fo:font-size="10pt" style:font-size-asian="10pt" style:font-size-complex="10pt"/>
    </style:style>
    <style:style style:name="T13_81" style:family="text">
      <style:text-properties fo:background-color="#ffff00" fo:color="#222222" fo:font-size="10pt" style:font-size-asian="10pt" style:font-size-complex="10pt"/>
    </style:style>
    <style:style style:name="T13_82" style:family="text">
      <style:text-properties fo:background-color="#ffff00" fo:color="#222222" fo:font-size="10pt" style:font-size-asian="10pt" style:font-size-complex="10pt"/>
    </style:style>
    <style:style style:name="T13_83" style:family="text">
      <style:text-properties fo:background-color="#ffff00" fo:color="#222222" fo:font-size="10pt" style:font-size-asian="10pt" style:font-size-complex="10pt"/>
    </style:style>
    <style:style style:name="T13_84" style:family="text">
      <style:text-properties fo:background-color="#ffff00" fo:color="#222222" fo:font-size="10pt" style:font-size-asian="10pt" style:font-size-complex="10pt"/>
    </style:style>
    <style:style style:name="T13_85" style:family="text">
      <style:text-properties fo:background-color="#ffff00" fo:color="#222222" fo:font-size="10pt" style:font-size-asian="10pt" style:font-size-complex="10pt"/>
    </style:style>
    <style:style style:name="T13_86" style:family="text">
      <style:text-properties fo:background-color="#ffff00" fo:color="#222222" fo:font-size="10pt" style:font-size-asian="10pt" style:font-size-complex="10pt"/>
    </style:style>
    <style:style style:name="T13_87" style:family="text">
      <style:text-properties fo:background-color="#ffff00" fo:color="#222222" fo:font-size="10pt" style:font-size-asian="10pt" style:font-size-complex="10pt"/>
    </style:style>
    <style:style style:name="T13_88" style:family="text">
      <style:text-properties fo:background-color="#ffff00" fo:color="#222222" fo:font-size="10pt" style:font-size-asian="10pt" style:font-size-complex="10pt"/>
    </style:style>
    <style:style style:name="T13_89" style:family="text">
      <style:text-properties fo:background-color="#ffff00" fo:color="#222222" fo:font-size="10pt" style:font-size-asian="10pt" style:font-size-complex="10pt"/>
    </style:style>
    <style:style style:name="T13_90" style:family="text">
      <style:text-properties fo:background-color="#ffff00" fo:color="#222222" fo:font-size="10pt" style:font-size-asian="10pt" style:font-size-complex="10pt"/>
    </style:style>
    <style:style style:name="T13_91" style:family="text">
      <style:text-properties fo:background-color="#ffff00" fo:color="#222222" fo:font-size="10pt" style:font-size-asian="10pt" style:font-size-complex="10pt"/>
    </style:style>
    <style:style style:name="T13_92" style:family="text">
      <style:text-properties fo:background-color="#ffff00" fo:color="#222222" fo:font-size="10pt" style:font-size-asian="10pt" style:font-size-complex="10pt"/>
    </style:style>
    <style:style style:name="T13_93" style:family="text">
      <style:text-properties fo:background-color="#ffff00" fo:color="#222222" fo:font-size="10pt" style:font-size-asian="10pt" style:font-size-complex="10pt"/>
    </style:style>
    <style:style style:name="T13_94" style:family="text">
      <style:text-properties fo:background-color="#ffff00" fo:color="#222222" fo:font-size="10pt" style:font-size-asian="10pt" style:font-size-complex="10pt"/>
    </style:style>
    <style:style style:name="T13_95" style:family="text">
      <style:text-properties fo:background-color="#ffff00" fo:color="#222222" fo:font-size="10pt" style:font-size-asian="10pt" style:font-size-complex="10pt"/>
    </style:style>
    <style:style style:name="T13_96" style:family="text">
      <style:text-properties fo:background-color="#ffff00" fo:color="#222222" fo:font-size="10pt" style:font-size-asian="10pt" style:font-size-complex="10pt"/>
    </style:style>
    <style:style style:name="T13_97" style:family="text">
      <style:text-properties fo:background-color="#ffff00" fo:color="#222222" fo:font-size="10pt" style:font-size-asian="10pt" style:font-size-complex="10pt"/>
    </style:style>
    <style:style style:name="T13_98" style:family="text">
      <style:text-properties fo:background-color="#ffff00" fo:color="#222222" fo:font-size="10pt" style:font-size-asian="10pt" style:font-size-complex="10pt"/>
    </style:style>
    <style:style style:name="T13_99" style:family="text">
      <style:text-properties fo:background-color="#ffff00" fo:color="#222222" fo:font-size="10pt" style:font-size-asian="10pt" style:font-size-complex="10pt"/>
    </style:style>
    <style:style style:name="T13_100" style:family="text">
      <style:text-properties fo:background-color="#ffff00" fo:color="#222222" fo:font-size="10pt" style:font-size-asian="10pt" style:font-size-complex="10pt"/>
    </style:style>
    <style:style style:name="T13_101" style:family="text">
      <style:text-properties fo:background-color="#ffff00" fo:color="#222222" fo:font-size="10pt" style:font-size-asian="10pt" style:font-size-complex="10pt"/>
    </style:style>
    <style:style style:name="T13_102" style:family="text">
      <style:text-properties fo:background-color="#ffff00" fo:color="#222222" fo:font-size="10pt" style:font-size-asian="10pt" style:font-size-complex="10pt"/>
    </style:style>
    <style:style style:name="T13_103" style:family="text">
      <style:text-properties fo:background-color="#ffff00" fo:color="#222222" fo:font-size="10pt" style:font-size-asian="10pt" style:font-size-complex="10pt"/>
    </style:style>
    <style:style style:name="T13_104" style:family="text">
      <style:text-properties fo:background-color="#ffff00" fo:color="#222222" fo:font-size="10pt" style:font-size-asian="10pt" style:font-size-complex="10pt"/>
    </style:style>
    <style:style style:name="T13_105" style:family="text">
      <style:text-properties fo:background-color="#ffff00" fo:color="#222222" fo:font-size="10pt" style:font-size-asian="10pt" style:font-size-complex="10pt"/>
    </style:style>
    <style:style style:name="T13_106" style:family="text">
      <style:text-properties fo:background-color="#ffff00" fo:color="#222222" fo:font-size="10pt" style:font-size-asian="10pt" style:font-size-complex="10pt"/>
    </style:style>
    <style:style style:name="T13_107" style:family="text">
      <style:text-properties fo:background-color="#ffff00" fo:color="#222222" fo:font-size="10pt" style:font-size-asian="10pt" style:font-size-complex="10pt"/>
    </style:style>
    <style:style style:name="T13_108" style:family="text">
      <style:text-properties fo:background-color="#ffff00" fo:color="#222222" fo:font-size="10pt" style:font-size-asian="10pt" style:font-size-complex="10pt"/>
    </style:style>
    <style:style style:name="T13_109" style:family="text">
      <style:text-properties fo:background-color="#ffff00" fo:color="#222222" fo:font-size="10pt" style:font-size-asian="10pt" style:font-size-complex="10pt"/>
    </style:style>
    <style:style style:name="T13_110" style:family="text">
      <style:text-properties fo:background-color="#ffff00" fo:color="#222222" fo:font-size="10pt" style:font-size-asian="10pt" style:font-size-complex="10pt"/>
    </style:style>
    <style:style style:name="T13_111" style:family="text">
      <style:text-properties fo:background-color="#ffff00" fo:color="#222222" fo:font-size="10pt" style:font-size-asian="10pt" style:font-size-complex="10pt"/>
    </style:style>
    <style:style style:name="T13_112" style:family="text">
      <style:text-properties fo:background-color="#ffff00" fo:color="#222222" fo:font-size="10pt" style:font-size-asian="10pt" style:font-size-complex="10pt"/>
    </style:style>
    <style:style style:name="T13_113" style:family="text">
      <style:text-properties fo:background-color="#ffff00" fo:color="#222222" fo:font-size="10pt" style:font-size-asian="10pt" style:font-size-complex="10pt"/>
    </style:style>
    <style:style style:name="T13_114" style:family="text">
      <style:text-properties fo:background-color="#ffff00" fo:color="#222222" fo:font-size="10pt" style:font-size-asian="10pt" style:font-size-complex="10pt"/>
    </style:style>
    <style:style style:name="T13_115" style:family="text">
      <style:text-properties fo:background-color="#ffff00" fo:color="#222222" fo:font-size="10pt" style:font-size-asian="10pt" style:font-size-complex="10pt"/>
    </style:style>
    <style:style style:name="T13_116" style:family="text">
      <style:text-properties fo:background-color="#ffff00" fo:color="#222222" fo:font-size="10pt" style:font-size-asian="10pt" style:font-size-complex="10pt"/>
    </style:style>
    <style:style style:name="T13_117" style:family="text">
      <style:text-properties fo:background-color="#ffff00" fo:color="#222222" fo:font-size="10pt" style:font-size-asian="10pt" style:font-size-complex="10pt"/>
    </style:style>
    <style:style style:name="T13_118" style:family="text">
      <style:text-properties fo:background-color="#ffff00" fo:color="#222222" fo:font-size="10pt" style:font-size-asian="10pt" style:font-size-complex="10pt"/>
    </style:style>
    <style:style style:name="T13_119" style:family="text">
      <style:text-properties fo:background-color="#ffff00" fo:color="#222222" fo:font-size="10pt" style:font-size-asian="10pt" style:font-size-complex="10pt"/>
    </style:style>
    <style:style style:name="T13_120" style:family="text">
      <style:text-properties fo:background-color="#ffff00" fo:color="#222222" fo:font-size="10pt" style:font-size-asian="10pt" style:font-size-complex="10pt"/>
    </style:style>
    <style:style style:name="T13_121" style:family="text">
      <style:text-properties fo:background-color="#ffff00" fo:color="#222222" fo:font-size="10pt" style:font-size-asian="10pt" style:font-size-complex="10pt"/>
    </style:style>
    <style:style style:name="T13_122" style:family="text">
      <style:text-properties fo:background-color="#ffff00" fo:color="#222222" fo:font-size="10pt" style:font-size-asian="10pt" style:font-size-complex="10pt"/>
    </style:style>
    <style:style style:name="T13_123" style:family="text">
      <style:text-properties fo:background-color="#ffff00" fo:color="#222222" fo:font-size="10pt" style:font-size-asian="10pt" style:font-size-complex="10pt"/>
    </style:style>
    <style:style style:name="T13_124" style:family="text">
      <style:text-properties fo:background-color="#ffff00" fo:color="#222222" fo:font-size="10pt" style:font-size-asian="10pt" style:font-size-complex="10pt"/>
    </style:style>
    <style:style style:name="T13_125" style:family="text">
      <style:text-properties fo:background-color="#ffff00" fo:color="#222222" fo:font-size="10pt" style:font-size-asian="10pt" style:font-size-complex="10pt"/>
    </style:style>
    <style:style style:name="T13_126" style:family="text">
      <style:text-properties fo:background-color="#ffff00" fo:color="#222222" fo:font-size="10pt" style:font-size-asian="10pt" style:font-size-complex="10pt"/>
    </style:style>
    <style:style style:name="T13_127" style:family="text">
      <style:text-properties fo:background-color="#ffff00" fo:color="#222222" fo:font-size="10pt" style:font-size-asian="10pt" style:font-size-complex="10pt"/>
    </style:style>
    <style:style style:name="T13_128" style:family="text">
      <style:text-properties fo:background-color="#ffff00" fo:color="#222222" fo:font-size="10pt" style:font-size-asian="10pt" style:font-size-complex="10pt"/>
    </style:style>
    <style:style style:name="T13_129" style:family="text">
      <style:text-properties fo:background-color="#ffff00" fo:color="#222222" fo:font-size="10pt" style:font-size-asian="10pt" style:font-size-complex="10pt"/>
    </style:style>
    <style:style style:name="T13_130" style:family="text">
      <style:text-properties fo:background-color="#ffff00" fo:color="#222222" fo:font-size="10pt" style:font-size-asian="10pt" style:font-size-complex="10pt"/>
    </style:style>
    <style:style style:name="T13_131" style:family="text">
      <style:text-properties fo:background-color="#ffff00" fo:color="#222222" fo:font-size="10pt" style:font-size-asian="10pt" style:font-size-complex="10pt"/>
    </style:style>
    <style:style style:name="T13_132" style:family="text">
      <style:text-properties fo:background-color="#ffff00" fo:color="#222222" fo:font-size="10pt" style:font-size-asian="10pt" style:font-size-complex="10pt"/>
    </style:style>
    <style:style style:name="T13_133" style:family="text">
      <style:text-properties fo:background-color="#ffff00" fo:color="#222222" fo:font-size="10pt" style:font-size-asian="10pt" style:font-size-complex="10pt"/>
    </style:style>
    <style:style style:name="T13_134" style:family="text">
      <style:text-properties fo:background-color="#ffff00" fo:color="#222222" fo:font-size="10pt" style:font-size-asian="10pt" style:font-size-complex="10pt"/>
    </style:style>
    <style:style style:name="T13_135" style:family="text">
      <style:text-properties fo:background-color="#ffff00" fo:color="#222222" fo:font-size="10pt" style:font-size-asian="10pt" style:font-size-complex="10pt"/>
    </style:style>
    <style:style style:name="T13_136" style:family="text">
      <style:text-properties fo:background-color="#ffff00" fo:color="#222222" fo:font-size="10pt" style:font-size-asian="10pt" style:font-size-complex="10pt"/>
    </style:style>
    <style:style style:name="T13_137" style:family="text">
      <style:text-properties fo:background-color="#ffff00" fo:color="#222222" fo:font-size="10pt" style:font-size-asian="10pt" style:font-size-complex="10pt"/>
    </style:style>
    <style:style style:name="T13_138" style:family="text">
      <style:text-properties fo:background-color="#ffff00" fo:color="#222222" fo:font-size="10pt" style:font-size-asian="10pt" style:font-size-complex="10pt"/>
    </style:style>
    <style:style style:name="T13_139" style:family="text">
      <style:text-properties fo:background-color="#ffff00" fo:color="#222222" fo:font-size="10pt" style:font-size-asian="10pt" style:font-size-complex="10pt"/>
    </style:style>
    <style:style style:name="T13_140" style:family="text">
      <style:text-properties fo:background-color="#ffff00" fo:color="#222222" fo:font-size="10pt" style:font-size-asian="10pt" style:font-size-complex="10pt"/>
    </style:style>
    <style:style style:name="T13_141" style:family="text">
      <style:text-properties fo:background-color="#ffff00" fo:color="#222222" fo:font-size="10pt" style:font-size-asian="10pt" style:font-size-complex="10pt"/>
    </style:style>
    <style:style style:name="T13_142" style:family="text">
      <style:text-properties fo:background-color="#ffff00" fo:color="#222222" fo:font-size="10pt" style:font-size-asian="10pt" style:font-size-complex="10pt"/>
    </style:style>
    <style:style style:name="T13_143" style:family="text">
      <style:text-properties fo:background-color="#ffff00" fo:color="#222222" fo:font-size="10pt" style:font-size-asian="10pt" style:font-size-complex="10pt"/>
    </style:style>
    <style:style style:name="T13_144" style:family="text">
      <style:text-properties fo:background-color="#ffff00" fo:color="#222222" fo:font-size="10pt" style:font-size-asian="10pt" style:font-size-complex="10pt"/>
    </style:style>
    <style:style style:name="T13_145" style:family="text">
      <style:text-properties fo:background-color="#ffff00" fo:color="#222222" fo:font-size="10pt" style:font-size-asian="10pt" style:font-size-complex="10pt"/>
    </style:style>
    <style:style style:name="T13_146" style:family="text">
      <style:text-properties fo:background-color="#ffff00" fo:color="#222222" fo:font-size="10pt" style:font-size-asian="10pt" style:font-size-complex="10pt"/>
    </style:style>
    <style:style style:name="T13_147" style:family="text">
      <style:text-properties fo:background-color="#ffff00" fo:color="#222222" fo:font-size="10pt" style:font-size-asian="10pt" style:font-size-complex="10pt"/>
    </style:style>
    <style:style style:name="T13_148" style:family="text">
      <style:text-properties fo:background-color="#ffff00" fo:color="#222222" fo:font-size="10pt" style:font-size-asian="10pt" style:font-size-complex="10pt"/>
    </style:style>
    <style:style style:name="T13_149" style:family="text">
      <style:text-properties fo:background-color="#ffff00" fo:color="#222222" fo:font-size="10pt" style:font-size-asian="10pt" style:font-size-complex="10pt"/>
    </style:style>
    <style:style style:name="T13_150" style:family="text">
      <style:text-properties fo:background-color="#ffff00" fo:color="#222222" fo:font-size="10pt" style:font-size-asian="10pt" style:font-size-complex="10pt"/>
    </style:style>
    <style:style style:name="T13_151" style:family="text">
      <style:text-properties fo:background-color="#ffff00" fo:color="#222222" fo:font-size="10pt" style:font-size-asian="10pt" style:font-size-complex="10pt"/>
    </style:style>
    <style:style style:name="T13_152" style:family="text">
      <style:text-properties fo:background-color="#ffff00" fo:color="#222222" fo:font-size="10pt" style:font-size-asian="10pt" style:font-size-complex="10pt"/>
    </style:style>
    <style:style style:name="T13_153" style:family="text">
      <style:text-properties fo:background-color="#ffff00" fo:color="#222222" fo:font-size="10pt" style:font-size-asian="10pt" style:font-size-complex="10pt"/>
    </style:style>
    <style:style style:name="T13_154" style:family="text">
      <style:text-properties fo:background-color="#ffff00" fo:color="#222222" fo:font-size="10pt" style:font-size-asian="10pt" style:font-size-complex="10pt"/>
    </style:style>
    <style:style style:name="T13_155" style:family="text">
      <style:text-properties fo:background-color="#ffff00" fo:color="#222222" fo:font-size="10pt" style:font-size-asian="10pt" style:font-size-complex="10pt"/>
    </style:style>
    <style:style style:name="T13_156" style:family="text">
      <style:text-properties fo:background-color="#ffff00" fo:color="#222222" fo:font-size="10pt" style:font-size-asian="10pt" style:font-size-complex="10pt"/>
    </style:style>
    <style:style style:name="T13_157" style:family="text">
      <style:text-properties fo:background-color="#ffff00" fo:color="#222222" fo:font-size="10pt" style:font-size-asian="10pt" style:font-size-complex="10pt"/>
    </style:style>
    <style:style style:name="T13_158" style:family="text">
      <style:text-properties fo:background-color="#ffff00" fo:color="#222222" fo:font-size="10pt" style:font-size-asian="10pt" style:font-size-complex="10pt"/>
    </style:style>
    <style:style style:name="T13_159" style:family="text">
      <style:text-properties fo:background-color="#ffff00" fo:color="#222222" fo:font-size="10pt" style:font-size-asian="10pt" style:font-size-complex="10pt"/>
    </style:style>
    <style:style style:name="T13_160" style:family="text">
      <style:text-properties fo:background-color="#ffff00" fo:color="#222222" fo:font-size="10pt" style:font-size-asian="10pt" style:font-size-complex="10pt"/>
    </style:style>
    <style:style style:name="T13_161" style:family="text">
      <style:text-properties fo:background-color="#ffff00" fo:color="#222222" fo:font-size="10pt" style:font-size-asian="10pt" style:font-size-complex="10pt"/>
    </style:style>
    <style:style style:name="T13_162" style:family="text">
      <style:text-properties fo:background-color="#ffff00" fo:color="#222222" fo:font-size="10pt" style:font-size-asian="10pt" style:font-size-complex="10pt"/>
    </style:style>
    <style:style style:name="T13_163" style:family="text">
      <style:text-properties fo:background-color="#ffff00" fo:color="#222222" fo:font-size="10pt" style:font-size-asian="10pt" style:font-size-complex="10pt"/>
    </style:style>
    <style:style style:name="T13_164" style:family="text">
      <style:text-properties fo:background-color="#ffff00" fo:color="#222222" fo:font-size="10pt" style:font-size-asian="10pt" style:font-size-complex="10pt"/>
    </style:style>
    <style:style style:name="T13_165" style:family="text">
      <style:text-properties fo:background-color="#ffff00" fo:color="#222222" fo:font-size="10pt" style:font-size-asian="10pt" style:font-size-complex="10pt"/>
    </style:style>
    <style:style style:name="T13_166" style:family="text">
      <style:text-properties fo:background-color="#ffff00" fo:color="#222222" fo:font-size="10pt" style:font-size-asian="10pt" style:font-size-complex="10pt"/>
    </style:style>
    <style:style style:name="T13_167" style:family="text">
      <style:text-properties fo:background-color="#ffff00" fo:color="#222222" fo:font-size="10pt" style:font-size-asian="10pt" style:font-size-complex="10pt"/>
    </style:style>
    <style:style style:name="T13_168" style:family="text">
      <style:text-properties fo:background-color="#ffff00" fo:color="#222222"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00" fo:color="#222222"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>
      <style:text-properties fo:color="#222222" fo:font-size="10pt" style:font-size-asian="10pt" style:font-size-complex="10pt"/>
    </style:style>
    <style:style style:name="T22_56" style:family="text">
      <style:text-properties fo:color="#222222" fo:font-size="10pt" style:font-size-asian="10pt" style:font-size-complex="10pt"/>
    </style:style>
    <style:style style:name="T22_57" style:family="text">
      <style:text-properties fo:color="#222222" fo:font-size="10pt" style:font-size-asian="10pt" style:font-size-complex="10pt"/>
    </style:style>
    <style:style style:name="T22_58" style:family="text">
      <style:text-properties fo:color="#222222" fo:font-size="10pt" style:font-size-asian="10pt" style:font-size-complex="10pt"/>
    </style:style>
    <style:style style:name="T22_59" style:family="text">
      <style:text-properties fo:color="#222222" fo:font-size="10pt" style:font-size-asian="10pt" style:font-size-complex="10pt"/>
    </style:style>
    <style:style style:name="T22_60" style:family="text">
      <style:text-properties fo:color="#222222" fo:font-size="10pt" style:font-size-asian="10pt" style:font-size-complex="10pt"/>
    </style:style>
    <style:style style:name="T22_61" style:family="text">
      <style:text-properties fo:color="#222222" fo:font-size="10pt" style:font-size-asian="10pt" style:font-size-complex="10pt"/>
    </style:style>
    <style:style style:name="T22_62" style:family="text">
      <style:text-properties fo:color="#222222" fo:font-size="10pt" style:font-size-asian="10pt" style:font-size-complex="10pt"/>
    </style:style>
    <style:style style:name="T22_63" style:family="text">
      <style:text-properties fo:color="#222222" fo:font-size="10pt" style:font-size-asian="10pt" style:font-size-complex="10pt"/>
    </style:style>
    <style:style style:name="T22_64" style:family="text">
      <style:text-properties fo:color="#222222" fo:font-size="10pt" style:font-size-asian="10pt" style:font-size-complex="10pt"/>
    </style:style>
    <style:style style:name="T22_65" style:family="text">
      <style:text-properties fo:color="#222222" fo:font-size="10pt" style:font-size-asian="10pt" style:font-size-complex="10pt"/>
    </style:style>
    <style:style style:name="T22_66" style:family="text">
      <style:text-properties fo:color="#222222" fo:font-size="10pt" style:font-size-asian="10pt" style:font-size-complex="10pt"/>
    </style:style>
    <style:style style:name="T22_67" style:family="text">
      <style:text-properties fo:color="#222222" fo:font-size="10pt" style:font-size-asian="10pt" style:font-size-complex="10pt"/>
    </style:style>
    <style:style style:name="T22_68" style:family="text">
      <style:text-properties fo:color="#222222" fo:font-size="10pt" style:font-size-asian="10pt" style:font-size-complex="10pt"/>
    </style:style>
    <style:style style:name="T22_69" style:family="text">
      <style:text-properties fo:color="#222222" fo:font-size="10pt" style:font-size-asian="10pt" style:font-size-complex="10pt"/>
    </style:style>
    <style:style style:name="T22_70" style:family="text">
      <style:text-properties fo:color="#222222" fo:font-size="10pt" style:font-size-asian="10pt" style:font-size-complex="10pt"/>
    </style:style>
    <style:style style:name="T22_71" style:family="text">
      <style:text-properties fo:color="#222222" fo:font-size="10pt" style:font-size-asian="10pt" style:font-size-complex="10pt"/>
    </style:style>
    <style:style style:name="T22_72" style:family="text">
      <style:text-properties fo:color="#222222" fo:font-size="10pt" style:font-size-asian="10pt" style:font-size-complex="10pt"/>
    </style:style>
    <style:style style:name="T22_73" style:family="text">
      <style:text-properties fo:color="#222222" fo:font-size="10pt" style:font-size-asian="10pt" style:font-size-complex="10pt"/>
    </style:style>
    <style:style style:name="T22_74" style:family="text">
      <style:text-properties fo:color="#222222" fo:font-size="10pt" style:font-size-asian="10pt" style:font-size-complex="10pt"/>
    </style:style>
    <style:style style:name="T22_75" style:family="text">
      <style:text-properties fo:color="#222222" fo:font-size="10pt" style:font-size-asian="10pt" style:font-size-complex="10pt"/>
    </style:style>
    <style:style style:name="T22_76" style:family="text">
      <style:text-properties fo:color="#222222" fo:font-size="10pt" style:font-size-asian="10pt" style:font-size-complex="10pt"/>
    </style:style>
    <style:style style:name="T22_77" style:family="text">
      <style:text-properties fo:color="#222222" fo:font-size="10pt" style:font-size-asian="10pt" style:font-size-complex="10pt"/>
    </style:style>
    <style:style style:name="T22_78" style:family="text">
      <style:text-properties fo:color="#222222" fo:font-size="10pt" style:font-size-asian="10pt" style:font-size-complex="10pt"/>
    </style:style>
    <style:style style:name="T22_79" style:family="text">
      <style:text-properties fo:color="#222222" fo:font-size="10pt" style:font-size-asian="10pt" style:font-size-complex="10pt"/>
    </style:style>
    <style:style style:name="T22_80" style:family="text">
      <style:text-properties fo:color="#222222" fo:font-size="10pt" style:font-size-asian="10pt" style:font-size-complex="10pt"/>
    </style:style>
    <style:style style:name="T22_81" style:family="text">
      <style:text-properties fo:color="#222222" fo:font-size="10pt" style:font-size-asian="10pt" style:font-size-complex="10pt"/>
    </style:style>
    <style:style style:name="T22_82" style:family="text">
      <style:text-properties fo:color="#222222" fo:font-size="10pt" style:font-size-asian="10pt" style:font-size-complex="10pt"/>
    </style:style>
    <style:style style:name="T22_83" style:family="text">
      <style:text-properties fo:color="#222222" fo:font-size="10pt" style:font-size-asian="10pt" style:font-size-complex="10pt"/>
    </style:style>
    <style:style style:name="T22_84" style:family="text">
      <style:text-properties fo:color="#222222" fo:font-size="10pt" style:font-size-asian="10pt" style:font-size-complex="10pt"/>
    </style:style>
    <style:style style:name="T22_85" style:family="text">
      <style:text-properties fo:color="#222222" fo:font-size="10pt" style:font-size-asian="10pt" style:font-size-complex="10pt"/>
    </style:style>
    <style:style style:name="T22_86" style:family="text">
      <style:text-properties fo:color="#222222" fo:font-size="10pt" style:font-size-asian="10pt" style:font-size-complex="10pt"/>
    </style:style>
    <style:style style:name="T22_87" style:family="text">
      <style:text-properties fo:color="#222222" fo:font-size="10pt" style:font-size-asian="10pt" style:font-size-complex="10pt"/>
    </style:style>
    <style:style style:name="T22_88" style:family="text">
      <style:text-properties fo:color="#222222" fo:font-size="10pt" style:font-size-asian="10pt" style:font-size-complex="10pt"/>
    </style:style>
    <style:style style:name="T22_89" style:family="text">
      <style:text-properties fo:color="#222222" fo:font-size="10pt" style:font-size-asian="10pt" style:font-size-complex="10pt"/>
    </style:style>
    <style:style style:name="T22_90" style:family="text">
      <style:text-properties fo:color="#222222" fo:font-size="10pt" style:font-size-asian="10pt" style:font-size-complex="10pt"/>
    </style:style>
    <style:style style:name="T22_91" style:family="text">
      <style:text-properties fo:color="#222222" fo:font-size="10pt" style:font-size-asian="10pt" style:font-size-complex="10pt"/>
    </style:style>
    <style:style style:name="T22_92" style:family="text">
      <style:text-properties fo:color="#222222" fo:font-size="10pt" style:font-size-asian="10pt" style:font-size-complex="10pt"/>
    </style:style>
    <style:style style:name="T22_93" style:family="text">
      <style:text-properties fo:color="#222222" fo:font-size="10pt" style:font-size-asian="10pt" style:font-size-complex="10pt"/>
    </style:style>
    <style:style style:name="T22_94" style:family="text">
      <style:text-properties fo:color="#222222" fo:font-size="10pt" style:font-size-asian="10pt" style:font-size-complex="10pt"/>
    </style:style>
    <style:style style:name="T22_95" style:family="text">
      <style:text-properties fo:color="#222222" fo:font-size="10pt" style:font-size-asian="10pt" style:font-size-complex="10pt"/>
    </style:style>
    <style:style style:name="T22_96" style:family="text">
      <style:text-properties fo:color="#222222" fo:font-size="10pt" style:font-size-asian="10pt" style:font-size-complex="10pt"/>
    </style:style>
    <style:style style:name="T22_97" style:family="text">
      <style:text-properties fo:color="#222222" fo:font-size="10pt" style:font-size-asian="10pt" style:font-size-complex="10pt"/>
    </style:style>
    <style:style style:name="T22_98" style:family="text">
      <style:text-properties fo:color="#222222" fo:font-size="10pt" style:font-size-asian="10pt" style:font-size-complex="10pt"/>
    </style:style>
    <style:style style:name="T22_99" style:family="text">
      <style:text-properties fo:color="#222222" fo:font-size="10pt" style:font-size-asian="10pt" style:font-size-complex="10pt"/>
    </style:style>
    <style:style style:name="T22_100" style:family="text">
      <style:text-properties fo:color="#222222" fo:font-size="10pt" style:font-size-asian="10pt" style:font-size-complex="10pt"/>
    </style:style>
    <style:style style:name="T22_101" style:family="text">
      <style:text-properties fo:color="#222222" fo:font-size="10pt" style:font-size-asian="10pt" style:font-size-complex="10pt"/>
    </style:style>
    <style:style style:name="T22_102" style:family="text">
      <style:text-properties fo:color="#222222" fo:font-size="10pt" style:font-size-asian="10pt" style:font-size-complex="10pt"/>
    </style:style>
    <style:style style:name="T22_103" style:family="text">
      <style:text-properties fo:color="#222222" fo:font-size="10pt" style:font-size-asian="10pt" style:font-size-complex="10pt"/>
    </style:style>
    <style:style style:name="T22_104" style:family="text">
      <style:text-properties fo:color="#222222" fo:font-size="10pt" style:font-size-asian="10pt" style:font-size-complex="10pt"/>
    </style:style>
    <style:style style:name="T22_105" style:family="text">
      <style:text-properties fo:color="#222222" fo:font-size="10pt" style:font-size-asian="10pt" style:font-size-complex="10pt"/>
    </style:style>
    <style:style style:name="T22_106" style:family="text">
      <style:text-properties fo:color="#222222" fo:font-size="10pt" style:font-size-asian="10pt" style:font-size-complex="10pt"/>
    </style:style>
    <style:style style:name="T22_107" style:family="text">
      <style:text-properties fo:color="#222222" fo:font-size="10pt" style:font-size-asian="10pt" style:font-size-complex="10pt"/>
    </style:style>
    <style:style style:name="T22_108" style:family="text">
      <style:text-properties fo:color="#222222" fo:font-size="10pt" style:font-size-asian="10pt" style:font-size-complex="10pt"/>
    </style:style>
    <style:style style:name="T22_109" style:family="text">
      <style:text-properties fo:color="#222222" fo:font-size="10pt" style:font-size-asian="10pt" style:font-size-complex="10pt"/>
    </style:style>
    <style:style style:name="T22_110" style:family="text">
      <style:text-properties fo:color="#222222" fo:font-size="10pt" style:font-size-asian="10pt" style:font-size-complex="10pt"/>
    </style:style>
    <style:style style:name="T22_111" style:family="text">
      <style:text-properties fo:color="#222222" fo:font-size="10pt" style:font-size-asian="10pt" style:font-size-complex="10pt"/>
    </style:style>
    <style:style style:name="T22_112" style:family="text">
      <style:text-properties fo:color="#222222" fo:font-size="10pt" style:font-size-asian="10pt" style:font-size-complex="10pt"/>
    </style:style>
    <style:style style:name="T22_113" style:family="text">
      <style:text-properties fo:color="#222222" fo:font-size="10pt" style:font-size-asian="10pt" style:font-size-complex="10pt"/>
    </style:style>
    <style:style style:name="T22_114" style:family="text">
      <style:text-properties fo:color="#222222" fo:font-size="10pt" style:font-size-asian="10pt" style:font-size-complex="10pt"/>
    </style:style>
    <style:style style:name="T22_115" style:family="text">
      <style:text-properties fo:color="#222222" fo:font-size="10pt" style:font-size-asian="10pt" style:font-size-complex="10pt"/>
    </style:style>
    <style:style style:name="T22_116" style:family="text">
      <style:text-properties fo:color="#222222" fo:font-size="10pt" style:font-size-asian="10pt" style:font-size-complex="10pt"/>
    </style:style>
    <style:style style:name="T22_117" style:family="text">
      <style:text-properties fo:color="#222222" fo:font-size="10pt" style:font-size-asian="10pt" style:font-size-complex="10pt"/>
    </style:style>
    <style:style style:name="T22_118" style:family="text">
      <style:text-properties fo:color="#222222" fo:font-size="10pt" style:font-size-asian="10pt" style:font-size-complex="10pt"/>
    </style:style>
    <style:style style:name="T22_119" style:family="text">
      <style:text-properties fo:color="#222222" fo:font-size="10pt" style:font-size-asian="10pt" style:font-size-complex="10pt"/>
    </style:style>
    <style:style style:name="T22_120" style:family="text">
      <style:text-properties fo:color="#222222" fo:font-size="10pt" style:font-size-asian="10pt" style:font-size-complex="10pt"/>
    </style:style>
    <style:style style:name="T22_121" style:family="text">
      <style:text-properties fo:color="#222222" fo:font-size="10pt" style:font-size-asian="10pt" style:font-size-complex="10pt"/>
    </style:style>
    <style:style style:name="T22_122" style:family="text">
      <style:text-properties fo:color="#222222" fo:font-size="10pt" style:font-size-asian="10pt" style:font-size-complex="10pt"/>
    </style:style>
    <style:style style:name="T22_123" style:family="text">
      <style:text-properties fo:color="#222222" fo:font-size="10pt" style:font-size-asian="10pt" style:font-size-complex="10pt"/>
    </style:style>
    <style:style style:name="T22_124" style:family="text">
      <style:text-properties fo:color="#222222" fo:font-size="10pt" style:font-size-asian="10pt" style:font-size-complex="10pt"/>
    </style:style>
    <style:style style:name="T22_125" style:family="text">
      <style:text-properties fo:color="#222222" fo:font-size="10pt" style:font-size-asian="10pt" style:font-size-complex="10pt"/>
    </style:style>
    <style:style style:name="T22_126" style:family="text">
      <style:text-properties fo:color="#222222" fo:font-size="10pt" style:font-size-asian="10pt" style:font-size-complex="10pt"/>
    </style:style>
    <style:style style:name="T22_127" style:family="text">
      <style:text-properties fo:color="#222222" fo:font-size="10pt" style:font-size-asian="10pt" style:font-size-complex="10pt"/>
    </style:style>
    <style:style style:name="T22_128" style:family="text">
      <style:text-properties fo:color="#222222" fo:font-size="10pt" style:font-size-asian="10pt" style:font-size-complex="10pt"/>
    </style:style>
    <style:style style:name="T22_129" style:family="text">
      <style:text-properties fo:color="#222222" fo:font-size="10pt" style:font-size-asian="10pt" style:font-size-complex="10pt"/>
    </style:style>
    <style:style style:name="T22_130" style:family="text">
      <style:text-properties fo:color="#222222" fo:font-size="10pt" style:font-size-asian="10pt" style:font-size-complex="10pt"/>
    </style:style>
    <style:style style:name="T22_131" style:family="text">
      <style:text-properties fo:color="#222222" fo:font-size="10pt" style:font-size-asian="10pt" style:font-size-complex="10pt"/>
    </style:style>
    <style:style style:name="T22_132" style:family="text">
      <style:text-properties fo:color="#222222" fo:font-size="10pt" style:font-size-asian="10pt" style:font-size-complex="10pt"/>
    </style:style>
    <style:style style:name="T22_133" style:family="text">
      <style:text-properties fo:color="#222222" fo:font-size="10pt" style:font-size-asian="10pt" style:font-size-complex="10pt"/>
    </style:style>
    <style:style style:name="T22_134" style:family="text">
      <style:text-properties fo:color="#222222" fo:font-size="10pt" style:font-size-asian="10pt" style:font-size-complex="10pt"/>
    </style:style>
    <style:style style:name="T22_135" style:family="text">
      <style:text-properties fo:color="#222222" fo:font-size="10pt" style:font-size-asian="10pt" style:font-size-complex="10pt"/>
    </style:style>
    <style:style style:name="T22_136" style:family="text">
      <style:text-properties fo:color="#222222" fo:font-size="10pt" style:font-size-asian="10pt" style:font-size-complex="10pt"/>
    </style:style>
    <style:style style:name="T22_137" style:family="text">
      <style:text-properties fo:color="#222222" fo:font-size="10pt" style:font-size-asian="10pt" style:font-size-complex="10pt"/>
    </style:style>
    <style:style style:name="T22_138" style:family="text">
      <style:text-properties fo:color="#222222" fo:font-size="10pt" style:font-size-asian="10pt" style:font-size-complex="10pt"/>
    </style:style>
    <style:style style:name="T22_139" style:family="text">
      <style:text-properties fo:color="#222222" fo:font-size="10pt" style:font-size-asian="10pt" style:font-size-complex="10pt"/>
    </style:style>
    <style:style style:name="T22_140" style:family="text">
      <style:text-properties fo:color="#222222" fo:font-size="10pt" style:font-size-asian="10pt" style:font-size-complex="10pt"/>
    </style:style>
    <style:style style:name="T22_141" style:family="text">
      <style:text-properties fo:color="#222222" fo:font-size="10pt" style:font-size-asian="10pt" style:font-size-complex="10pt"/>
    </style:style>
    <style:style style:name="T22_142" style:family="text">
      <style:text-properties fo:color="#222222" fo:font-size="10pt" style:font-size-asian="10pt" style:font-size-complex="10pt"/>
    </style:style>
    <style:style style:name="T22_143" style:family="text">
      <style:text-properties fo:color="#222222" fo:font-size="10pt" style:font-size-asian="10pt" style:font-size-complex="10pt"/>
    </style:style>
    <style:style style:name="T22_144" style:family="text">
      <style:text-properties fo:color="#222222" fo:font-size="10pt" style:font-size-asian="10pt" style:font-size-complex="10pt"/>
    </style:style>
    <style:style style:name="T22_145" style:family="text">
      <style:text-properties fo:color="#222222" fo:font-size="10pt" style:font-size-asian="10pt" style:font-size-complex="10pt"/>
    </style:style>
    <style:style style:name="T22_146" style:family="text">
      <style:text-properties fo:color="#222222" fo:font-size="10pt" style:font-size-asian="10pt" style:font-size-complex="10pt"/>
    </style:style>
    <style:style style:name="T22_147" style:family="text">
      <style:text-properties fo:color="#222222" fo:font-size="10pt" style:font-size-asian="10pt" style:font-size-complex="10pt"/>
    </style:style>
    <style:style style:name="T22_148" style:family="text">
      <style:text-properties fo:color="#222222" fo:font-size="10pt" style:font-size-asian="10pt" style:font-size-complex="10pt"/>
    </style:style>
    <style:style style:name="T22_149" style:family="text">
      <style:text-properties fo:color="#222222" fo:font-size="10pt" style:font-size-asian="10pt" style:font-size-complex="10pt"/>
    </style:style>
    <style:style style:name="T22_150" style:family="text">
      <style:text-properties fo:color="#222222" fo:font-size="10pt" style:font-size-asian="10pt" style:font-size-complex="10pt"/>
    </style:style>
    <style:style style:name="T22_151" style:family="text">
      <style:text-properties fo:color="#222222" fo:font-size="10pt" style:font-size-asian="10pt" style:font-size-complex="10pt"/>
    </style:style>
    <style:style style:name="T22_152" style:family="text">
      <style:text-properties fo:color="#222222" fo:font-size="10pt" style:font-size-asian="10pt" style:font-size-complex="10pt"/>
    </style:style>
    <style:style style:name="T22_153" style:family="text">
      <style:text-properties fo:color="#222222" fo:font-size="10pt" style:font-size-asian="10pt" style:font-size-complex="10pt"/>
    </style:style>
    <style:style style:name="T22_154" style:family="text">
      <style:text-properties fo:color="#222222" fo:font-size="10pt" style:font-size-asian="10pt" style:font-size-complex="10pt"/>
    </style:style>
    <style:style style:name="T22_155" style:family="text">
      <style:text-properties fo:color="#222222" fo:font-size="10pt" style:font-size-asian="10pt" style:font-size-complex="10pt"/>
    </style:style>
    <style:style style:name="T22_156" style:family="text">
      <style:text-properties fo:color="#222222" fo:font-size="10pt" style:font-size-asian="10pt" style:font-size-complex="10pt"/>
    </style:style>
    <style:style style:name="T22_157" style:family="text">
      <style:text-properties fo:color="#222222" fo:font-size="10pt" style:font-size-asian="10pt" style:font-size-complex="10pt"/>
    </style:style>
    <style:style style:name="T22_158" style:family="text">
      <style:text-properties fo:color="#222222" fo:font-size="10pt" style:font-size-asian="10pt" style:font-size-complex="10pt"/>
    </style:style>
    <style:style style:name="T22_159" style:family="text">
      <style:text-properties fo:color="#222222" fo:font-size="10pt" style:font-size-asian="10pt" style:font-size-complex="10pt"/>
    </style:style>
    <style:style style:name="T22_160" style:family="text">
      <style:text-properties fo:color="#222222" fo:font-size="10pt" style:font-size-asian="10pt" style:font-size-complex="10pt"/>
    </style:style>
    <style:style style:name="T22_161" style:family="text">
      <style:text-properties fo:color="#222222" fo:font-size="10pt" style:font-size-asian="10pt" style:font-size-complex="10pt"/>
    </style:style>
    <style:style style:name="T22_162" style:family="text">
      <style:text-properties fo:color="#222222" fo:font-size="10pt" style:font-size-asian="10pt" style:font-size-complex="10pt"/>
    </style:style>
    <style:style style:name="T22_163" style:family="text">
      <style:text-properties fo:color="#222222" fo:font-size="10pt" style:font-size-asian="10pt" style:font-size-complex="10pt"/>
    </style:style>
    <style:style style:name="T22_164" style:family="text">
      <style:text-properties fo:color="#222222" fo:font-size="10pt" style:font-size-asian="10pt" style:font-size-complex="10pt"/>
    </style:style>
    <style:style style:name="T22_165" style:family="text">
      <style:text-properties fo:color="#222222" fo:font-size="10pt" style:font-size-asian="10pt" style:font-size-complex="10pt"/>
    </style:style>
    <style:style style:name="T22_166" style:family="text">
      <style:text-properties fo:color="#222222" fo:font-size="10pt" style:font-size-asian="10pt" style:font-size-complex="10pt"/>
    </style:style>
    <style:style style:name="T22_167" style:family="text">
      <style:text-properties fo:color="#222222" fo:font-size="10pt" style:font-size-asian="10pt" style:font-size-complex="10pt"/>
    </style:style>
    <style:style style:name="T22_168" style:family="text">
      <style:text-properties fo:color="#222222" fo:font-size="10pt" style:font-size-asian="10pt" style:font-size-complex="10pt"/>
    </style:style>
    <style:style style:name="T22_169" style:family="text">
      <style:text-properties fo:color="#222222" fo:font-size="10pt" style:font-size-asian="10pt" style:font-size-complex="10pt"/>
    </style:style>
    <style:style style:name="T22_170" style:family="text">
      <style:text-properties fo:color="#222222" fo:font-size="10pt" style:font-size-asian="10pt" style:font-size-complex="10pt"/>
    </style:style>
    <style:style style:name="T22_171" style:family="text">
      <style:text-properties fo:color="#222222" fo:font-size="10pt" style:font-size-asian="10pt" style:font-size-complex="10pt"/>
    </style:style>
    <style:style style:name="T22_172" style:family="text">
      <style:text-properties fo:color="#222222" fo:font-size="10pt" style:font-size-asian="10pt" style:font-size-complex="10pt"/>
    </style:style>
    <style:style style:name="T22_173" style:family="text">
      <style:text-properties fo:color="#222222" fo:font-size="10pt" style:font-size-asian="10pt" style:font-size-complex="10pt"/>
    </style:style>
    <style:style style:name="T22_174" style:family="text">
      <style:text-properties fo:color="#222222" fo:font-size="10pt" style:font-size-asian="10pt" style:font-size-complex="10pt"/>
    </style:style>
    <style:style style:name="T22_175" style:family="text">
      <style:text-properties fo:color="#222222" fo:font-size="10pt" style:font-size-asian="10pt" style:font-size-complex="10pt"/>
    </style:style>
    <style:style style:name="T22_176" style:family="text">
      <style:text-properties fo:color="#222222" fo:font-size="10pt" style:font-size-asian="10pt" style:font-size-complex="10pt"/>
    </style:style>
    <style:style style:name="T22_177" style:family="text">
      <style:text-properties fo:color="#222222" fo:font-size="10pt" style:font-size-asian="10pt" style:font-size-complex="10pt"/>
    </style:style>
    <style:style style:name="T22_178" style:family="text">
      <style:text-properties fo:color="#222222" fo:font-size="10pt" style:font-size-asian="10pt" style:font-size-complex="10pt"/>
    </style:style>
    <style:style style:name="T22_179" style:family="text">
      <style:text-properties fo:color="#222222" fo:font-size="10pt" style:font-size-asian="10pt" style:font-size-complex="10pt"/>
    </style:style>
    <style:style style:name="T22_180" style:family="text">
      <style:text-properties fo:color="#222222" fo:font-size="10pt" style:font-size-asian="10pt" style:font-size-complex="10pt"/>
    </style:style>
    <style:style style:name="T22_181" style:family="text">
      <style:text-properties fo:color="#222222" fo:font-size="10pt" style:font-size-asian="10pt" style:font-size-complex="10pt"/>
    </style:style>
    <style:style style:name="T22_182" style:family="text">
      <style:text-properties fo:color="#222222" fo:font-size="10pt" style:font-size-asian="10pt" style:font-size-complex="10pt"/>
    </style:style>
    <style:style style:name="T22_183" style:family="text">
      <style:text-properties fo:color="#222222" fo:font-size="10pt" style:font-size-asian="10pt" style:font-size-complex="10pt"/>
    </style:style>
    <style:style style:name="T22_184" style:family="text">
      <style:text-properties fo:color="#222222" fo:font-size="10pt" style:font-size-asian="10pt" style:font-size-complex="10pt"/>
    </style:style>
    <style:style style:name="T22_185" style:family="text">
      <style:text-properties fo:color="#222222" fo:font-size="10pt" style:font-size-asian="10pt" style:font-size-complex="10pt"/>
    </style:style>
    <style:style style:name="T22_186" style:family="text">
      <style:text-properties fo:color="#222222" fo:font-size="10pt" style:font-size-asian="10pt" style:font-size-complex="10pt"/>
    </style:style>
    <style:style style:name="T22_187" style:family="text">
      <style:text-properties fo:color="#222222" fo:font-size="10pt" style:font-size-asian="10pt" style:font-size-complex="10pt"/>
    </style:style>
    <style:style style:name="T22_188" style:family="text">
      <style:text-properties fo:color="#222222" fo:font-size="10pt" style:font-size-asian="10pt" style:font-size-complex="10pt"/>
    </style:style>
    <style:style style:name="T22_189" style:family="text">
      <style:text-properties fo:color="#222222" fo:font-size="10pt" style:font-size-asian="10pt" style:font-size-complex="10pt"/>
    </style:style>
    <style:style style:name="T22_190" style:family="text">
      <style:text-properties fo:color="#222222" fo:font-size="10pt" style:font-size-asian="10pt" style:font-size-complex="10pt"/>
    </style:style>
    <style:style style:name="T22_191" style:family="text">
      <style:text-properties fo:color="#222222" fo:font-size="10pt" style:font-size-asian="10pt" style:font-size-complex="10pt"/>
    </style:style>
    <style:style style:name="T22_192" style:family="text">
      <style:text-properties fo:color="#222222" fo:font-size="10pt" style:font-size-asian="10pt" style:font-size-complex="10pt"/>
    </style:style>
    <style:style style:name="T22_193" style:family="text">
      <style:text-properties fo:color="#222222" fo:font-size="10pt" style:font-size-asian="10pt" style:font-size-complex="10pt"/>
    </style:style>
    <style:style style:name="T22_194" style:family="text">
      <style:text-properties fo:color="#222222" fo:font-size="10pt" style:font-size-asian="10pt" style:font-size-complex="10pt"/>
    </style:style>
    <style:style style:name="T22_195" style:family="text">
      <style:text-properties fo:color="#222222" fo:font-size="10pt" style:font-size-asian="10pt" style:font-size-complex="10pt"/>
    </style:style>
    <style:style style:name="T22_196" style:family="text">
      <style:text-properties fo:color="#222222" fo:font-size="10pt" style:font-size-asian="10pt" style:font-size-complex="10pt"/>
    </style:style>
    <style:style style:name="T22_197" style:family="text">
      <style:text-properties fo:color="#222222" fo:font-size="10pt" style:font-size-asian="10pt" style:font-size-complex="10pt"/>
    </style:style>
    <style:style style:name="T22_198" style:family="text">
      <style:text-properties fo:color="#222222" fo:font-size="10pt" style:font-size-asian="10pt" style:font-size-complex="10pt"/>
    </style:style>
    <style:style style:name="T22_199" style:family="text">
      <style:text-properties fo:color="#222222" fo:font-size="10pt" style:font-size-asian="10pt" style:font-size-complex="10pt"/>
    </style:style>
    <style:style style:name="T22_200" style:family="text">
      <style:text-properties fo:color="#222222" fo:font-size="10pt" style:font-size-asian="10pt" style:font-size-complex="10pt"/>
    </style:style>
    <style:style style:name="T22_201" style:family="text">
      <style:text-properties fo:color="#222222" fo:font-size="10pt" style:font-size-asian="10pt" style:font-size-complex="10pt"/>
    </style:style>
    <style:style style:name="T22_202" style:family="text">
      <style:text-properties fo:color="#222222" fo:font-size="10pt" style:font-size-asian="10pt" style:font-size-complex="10pt"/>
    </style:style>
    <style:style style:name="T22_203" style:family="text">
      <style:text-properties fo:color="#222222" fo:font-size="10pt" style:font-size-asian="10pt" style:font-size-complex="10pt"/>
    </style:style>
    <style:style style:name="T22_204" style:family="text">
      <style:text-properties fo:color="#222222" fo:font-size="10pt" style:font-size-asian="10pt" style:font-size-complex="10pt"/>
    </style:style>
    <style:style style:name="T22_205" style:family="text">
      <style:text-properties fo:color="#222222" fo:font-size="10pt" style:font-size-asian="10pt" style:font-size-complex="10pt"/>
    </style:style>
    <style:style style:name="T22_206" style:family="text">
      <style:text-properties fo:color="#222222" fo:font-size="10pt" style:font-size-asian="10pt" style:font-size-complex="10pt"/>
    </style:style>
    <style:style style:name="T22_207" style:family="text">
      <style:text-properties fo:color="#222222" fo:font-size="10pt" style:font-size-asian="10pt" style:font-size-complex="10pt"/>
    </style:style>
    <style:style style:name="T22_208" style:family="text">
      <style:text-properties fo:color="#222222" fo:font-size="10pt" style:font-size-asian="10pt" style:font-size-complex="10pt"/>
    </style:style>
    <style:style style:name="T22_209" style:family="text">
      <style:text-properties fo:color="#222222" fo:font-size="10pt" style:font-size-asian="10pt" style:font-size-complex="10pt"/>
    </style:style>
    <style:style style:name="T22_210" style:family="text">
      <style:text-properties fo:color="#222222" fo:font-size="10pt" style:font-size-asian="10pt" style:font-size-complex="10pt"/>
    </style:style>
    <style:style style:name="T22_211" style:family="text">
      <style:text-properties fo:color="#222222" fo:font-size="10pt" style:font-size-asian="10pt" style:font-size-complex="10pt"/>
    </style:style>
    <style:style style:name="T22_212" style:family="text">
      <style:text-properties fo:color="#222222" fo:font-size="10pt" style:font-size-asian="10pt" style:font-size-complex="10pt"/>
    </style:style>
    <style:style style:name="T22_213" style:family="text">
      <style:text-properties fo:color="#222222" fo:font-size="10pt" style:font-size-asian="10pt" style:font-size-complex="10pt"/>
    </style:style>
    <style:style style:name="T22_214" style:family="text">
      <style:text-properties fo:color="#222222" fo:font-size="10pt" style:font-size-asian="10pt" style:font-size-complex="10pt"/>
    </style:style>
    <style:style style:name="T22_215" style:family="text">
      <style:text-properties fo:color="#222222" fo:font-size="10pt" style:font-size-asian="10pt" style:font-size-complex="10pt"/>
    </style:style>
    <style:style style:name="T22_216" style:family="text">
      <style:text-properties fo:color="#222222" fo:font-size="10pt" style:font-size-asian="10pt" style:font-size-complex="10pt"/>
    </style:style>
    <style:style style:name="T22_217" style:family="text">
      <style:text-properties fo:color="#222222" fo:font-size="10pt" style:font-size-asian="10pt" style:font-size-complex="10pt"/>
    </style:style>
    <style:style style:name="T22_218" style:family="text">
      <style:text-properties fo:color="#222222" fo:font-size="10pt" style:font-size-asian="10pt" style:font-size-complex="10pt"/>
    </style:style>
    <style:style style:name="T22_219" style:family="text">
      <style:text-properties fo:color="#222222" fo:font-size="10pt" style:font-size-asian="10pt" style:font-size-complex="10pt"/>
    </style:style>
    <style:style style:name="T22_220" style:family="text">
      <style:text-properties fo:color="#222222" fo:font-size="10pt" style:font-size-asian="10pt" style:font-size-complex="10pt"/>
    </style:style>
    <style:style style:name="T22_221" style:family="text">
      <style:text-properties fo:color="#222222" fo:font-size="10pt" style:font-size-asian="10pt" style:font-size-complex="10pt"/>
    </style:style>
    <style:style style:name="T22_222" style:family="text">
      <style:text-properties fo:color="#222222" fo:font-size="10pt" style:font-size-asian="10pt" style:font-size-complex="10pt"/>
    </style:style>
    <style:style style:name="T22_223" style:family="text">
      <style:text-properties fo:color="#222222" fo:font-size="10pt" style:font-size-asian="10pt" style:font-size-complex="10pt"/>
    </style:style>
    <style:style style:name="T22_224" style:family="text">
      <style:text-properties fo:color="#222222" fo:font-size="10pt" style:font-size-asian="10pt" style:font-size-complex="10pt"/>
    </style:style>
    <style:style style:name="T22_225" style:family="text">
      <style:text-properties fo:color="#222222" fo:font-size="10pt" style:font-size-asian="10pt" style:font-size-complex="10pt"/>
    </style:style>
    <style:style style:name="T22_226" style:family="text">
      <style:text-properties fo:color="#222222" fo:font-size="10pt" style:font-size-asian="10pt" style:font-size-complex="10pt"/>
    </style:style>
    <style:style style:name="T22_227" style:family="text">
      <style:text-properties fo:color="#222222" fo:font-size="10pt" style:font-size-asian="10pt" style:font-size-complex="10pt"/>
    </style:style>
    <style:style style:name="T22_228" style:family="text">
      <style:text-properties fo:color="#222222" fo:font-size="10pt" style:font-size-asian="10pt" style:font-size-complex="10pt"/>
    </style:style>
    <style:style style:name="T22_229" style:family="text">
      <style:text-properties fo:color="#222222" fo:font-size="10pt" style:font-size-asian="10pt" style:font-size-complex="10pt"/>
    </style:style>
    <style:style style:name="T22_230" style:family="text">
      <style:text-properties fo:color="#222222" fo:font-size="10pt" style:font-size-asian="10pt" style:font-size-complex="10pt"/>
    </style:style>
    <style:style style:name="T22_231" style:family="text">
      <style:text-properties fo:color="#222222" fo:font-size="10pt" style:font-size-asian="10pt" style:font-size-complex="10pt"/>
    </style:style>
    <style:style style:name="T22_232" style:family="text">
      <style:text-properties fo:color="#222222" fo:font-size="10pt" style:font-size-asian="10pt" style:font-size-complex="10pt"/>
    </style:style>
    <style:style style:name="T22_233" style:family="text">
      <style:text-properties fo:color="#222222" fo:font-size="10pt" style:font-size-asian="10pt" style:font-size-complex="10pt"/>
    </style:style>
    <style:style style:name="T22_234" style:family="text">
      <style:text-properties fo:color="#222222" fo:font-size="10pt" style:font-size-asian="10pt" style:font-size-complex="10pt"/>
    </style:style>
    <style:style style:name="T22_235" style:family="text">
      <style:text-properties fo:color="#222222" fo:font-size="10pt" style:font-size-asian="10pt" style:font-size-complex="10pt"/>
    </style:style>
    <style:style style:name="T22_236" style:family="text">
      <style:text-properties fo:color="#222222" fo:font-size="10pt" style:font-size-asian="10pt" style:font-size-complex="10pt"/>
    </style:style>
    <style:style style:name="T22_237" style:family="text">
      <style:text-properties fo:color="#222222" fo:font-size="10pt" style:font-size-asian="10pt" style:font-size-complex="10pt"/>
    </style:style>
    <style:style style:name="T22_238" style:family="text">
      <style:text-properties fo:color="#222222" fo:font-size="10pt" style:font-size-asian="10pt" style:font-size-complex="10pt"/>
    </style:style>
    <style:style style:name="T22_239" style:family="text">
      <style:text-properties fo:color="#222222" fo:font-size="10pt" style:font-size-asian="10pt" style:font-size-complex="10pt"/>
    </style:style>
    <style:style style:name="T22_240" style:family="text">
      <style:text-properties fo:color="#222222" fo:font-size="10pt" style:font-size-asian="10pt" style:font-size-complex="10pt"/>
    </style:style>
    <style:style style:name="T22_241" style:family="text">
      <style:text-properties fo:color="#222222" fo:font-size="10pt" style:font-size-asian="10pt" style:font-size-complex="10pt"/>
    </style:style>
    <style:style style:name="T22_242" style:family="text">
      <style:text-properties fo:color="#222222" fo:font-size="10pt" style:font-size-asian="10pt" style:font-size-complex="10pt"/>
    </style:style>
    <style:style style:name="T22_243" style:family="text">
      <style:text-properties fo:color="#222222" fo:font-size="10pt" style:font-size-asian="10pt" style:font-size-complex="10pt"/>
    </style:style>
    <style:style style:name="T22_244" style:family="text">
      <style:text-properties fo:color="#222222" fo:font-size="10pt" style:font-size-asian="10pt" style:font-size-complex="10pt"/>
    </style:style>
    <style:style style:name="T22_245" style:family="text">
      <style:text-properties fo:color="#222222" fo:font-size="10pt" style:font-size-asian="10pt" style:font-size-complex="10pt"/>
    </style:style>
    <style:style style:name="T22_246" style:family="text">
      <style:text-properties fo:color="#222222" fo:font-size="10pt" style:font-size-asian="10pt" style:font-size-complex="10pt"/>
    </style:style>
    <style:style style:name="T22_247" style:family="text">
      <style:text-properties fo:color="#222222" fo:font-size="10pt" style:font-size-asian="10pt" style:font-size-complex="10pt"/>
    </style:style>
    <style:style style:name="T22_248" style:family="text">
      <style:text-properties fo:color="#222222" fo:font-size="10pt" style:font-size-asian="10pt" style:font-size-complex="10pt"/>
    </style:style>
    <style:style style:name="T22_249" style:family="text">
      <style:text-properties fo:color="#222222" fo:font-size="10pt" style:font-size-asian="10pt" style:font-size-complex="10pt"/>
    </style:style>
    <style:style style:name="T22_250" style:family="text">
      <style:text-properties fo:color="#222222" fo:font-size="10pt" style:font-size-asian="10pt" style:font-size-complex="10pt"/>
    </style:style>
    <style:style style:name="T22_251" style:family="text">
      <style:text-properties fo:color="#222222" fo:font-size="10pt" style:font-size-asian="10pt" style:font-size-complex="10pt"/>
    </style:style>
    <style:style style:name="T22_252" style:family="text">
      <style:text-properties fo:color="#222222"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fo:color="#222222" fo:font-size="10pt" style:font-size-asian="10pt" style:font-size-complex="10pt"/>
    </style:style>
    <style:style style:name="T25_11" style:family="text">
      <style:text-properties fo:color="#222222" fo:font-size="10pt" style:font-size-asian="10pt" style:font-size-complex="10pt"/>
    </style:style>
    <style:style style:name="T25_12" style:family="text">
      <style:text-properties fo:color="#222222" fo:font-size="10pt" style:font-size-asian="10pt" style:font-size-complex="10pt"/>
    </style:style>
    <style:style style:name="T25_13" style:family="text">
      <style:text-properties fo:color="#222222" fo:font-size="10pt" style:font-size-asian="10pt" style:font-size-complex="10pt"/>
    </style:style>
    <style:style style:name="T25_14" style:family="text">
      <style:text-properties fo:color="#222222" fo:font-size="10pt" style:font-size-asian="10pt" style:font-size-complex="10pt"/>
    </style:style>
    <style:style style:name="T25_15" style:family="text">
      <style:text-properties fo:color="#222222" fo:font-size="10pt" style:font-size-asian="10pt" style:font-size-complex="10pt"/>
    </style:style>
    <style:style style:name="T25_16" style:family="text">
      <style:text-properties fo:color="#222222" fo:font-size="10pt" style:font-size-asian="10pt" style:font-size-complex="10pt"/>
    </style:style>
    <style:style style:name="T25_17" style:family="text">
      <style:text-properties fo:color="#222222" fo:font-size="10pt" style:font-size-asian="10pt" style:font-size-complex="10pt"/>
    </style:style>
    <style:style style:name="T25_18" style:family="text">
      <style:text-properties fo:color="#222222" fo:font-size="10pt" style:font-size-asian="10pt" style:font-size-complex="10pt"/>
    </style:style>
    <style:style style:name="T25_19" style:family="text">
      <style:text-properties fo:color="#222222" fo:font-size="10pt" style:font-size-asian="10pt" style:font-size-complex="10pt"/>
    </style:style>
    <style:style style:name="T25_20" style:family="text">
      <style:text-properties fo:color="#222222" fo:font-size="10pt" style:font-size-asian="10pt" style:font-size-complex="10pt"/>
    </style:style>
    <style:style style:name="T25_21" style:family="text">
      <style:text-properties fo:color="#222222" fo:font-size="10pt" style:font-size-asian="10pt" style:font-size-complex="10pt"/>
    </style:style>
    <style:style style:name="T25_22" style:family="text">
      <style:text-properties fo:color="#222222" fo:font-size="10pt" style:font-size-asian="10pt" style:font-size-complex="10pt"/>
    </style:style>
    <style:style style:name="T25_23" style:family="text">
      <style:text-properties fo:color="#222222" fo:font-size="10pt" style:font-size-asian="10pt" style:font-size-complex="10pt"/>
    </style:style>
    <style:style style:name="T25_24" style:family="text">
      <style:text-properties fo:color="#222222" fo:font-size="10pt" style:font-size-asian="10pt" style:font-size-complex="10pt"/>
    </style:style>
    <style:style style:name="T25_25" style:family="text">
      <style:text-properties fo:color="#222222" fo:font-size="10pt" style:font-size-asian="10pt" style:font-size-complex="10pt"/>
    </style:style>
    <style:style style:name="T25_26" style:family="text">
      <style:text-properties fo:color="#222222" fo:font-size="10pt" style:font-size-asian="10pt" style:font-size-complex="10pt"/>
    </style:style>
    <style:style style:name="T25_27" style:family="text">
      <style:text-properties fo:color="#222222" fo:font-size="10pt" style:font-size-asian="10pt" style:font-size-complex="10pt"/>
    </style:style>
    <style:style style:name="T25_28" style:family="text">
      <style:text-properties fo:color="#222222" fo:font-size="10pt" style:font-size-asian="10pt" style:font-size-complex="10pt"/>
    </style:style>
    <style:style style:name="T25_29" style:family="text">
      <style:text-properties fo:color="#222222" fo:font-size="10pt" style:font-size-asian="10pt" style:font-size-complex="10pt"/>
    </style:style>
    <style:style style:name="T25_30" style:family="text">
      <style:text-properties fo:color="#222222" fo:font-size="10pt" style:font-size-asian="10pt" style:font-size-complex="10pt"/>
    </style:style>
    <style:style style:name="T25_31" style:family="text">
      <style:text-properties fo:color="#222222" fo:font-size="10pt" style:font-size-asian="10pt" style:font-size-complex="10pt"/>
    </style:style>
    <style:style style:name="T25_32" style:family="text">
      <style:text-properties fo:color="#222222" fo:font-size="10pt" style:font-size-asian="10pt" style:font-size-complex="10pt"/>
    </style:style>
    <style:style style:name="T25_33" style:family="text">
      <style:text-properties fo:color="#222222" fo:font-size="10pt" style:font-size-asian="10pt" style:font-size-complex="10pt"/>
    </style:style>
    <style:style style:name="T25_34" style:family="text">
      <style:text-properties fo:color="#222222" fo:font-size="10pt" style:font-size-asian="10pt" style:font-size-complex="10pt"/>
    </style:style>
    <style:style style:name="T25_35" style:family="text">
      <style:text-properties fo:color="#222222" fo:font-size="10pt" style:font-size-asian="10pt" style:font-size-complex="10pt"/>
    </style:style>
    <style:style style:name="T25_36" style:family="text">
      <style:text-properties fo:color="#222222" fo:font-size="10pt" style:font-size-asian="10pt" style:font-size-complex="10pt"/>
    </style:style>
    <style:style style:name="T25_37" style:family="text">
      <style:text-properties fo:color="#222222" fo:font-size="10pt" style:font-size-asian="10pt" style:font-size-complex="10pt"/>
    </style:style>
    <style:style style:name="T25_38" style:family="text">
      <style:text-properties fo:color="#222222" fo:font-size="10pt" style:font-size-asian="10pt" style:font-size-complex="10pt"/>
    </style:style>
    <style:style style:name="T25_39" style:family="text">
      <style:text-properties fo:color="#222222" fo:font-size="10pt" style:font-size-asian="10pt" style:font-size-complex="10pt"/>
    </style:style>
    <style:style style:name="T25_40" style:family="text">
      <style:text-properties fo:color="#222222" fo:font-size="10pt" style:font-size-asian="10pt" style:font-size-complex="10pt"/>
    </style:style>
    <style:style style:name="T25_41" style:family="text">
      <style:text-properties fo:color="#222222" fo:font-size="10pt" style:font-size-asian="10pt" style:font-size-complex="10pt"/>
    </style:style>
    <style:style style:name="T25_42" style:family="text">
      <style:text-properties fo:color="#222222" fo:font-size="10pt" style:font-size-asian="10pt" style:font-size-complex="10pt"/>
    </style:style>
    <style:style style:name="T25_43" style:family="text">
      <style:text-properties fo:color="#222222" fo:font-size="10pt" style:font-size-asian="10pt" style:font-size-complex="10pt"/>
    </style:style>
    <style:style style:name="T25_44" style:family="text">
      <style:text-properties fo:color="#222222" fo:font-size="10pt" style:font-size-asian="10pt" style:font-size-complex="10pt"/>
    </style:style>
    <style:style style:name="T25_45" style:family="text">
      <style:text-properties fo:color="#222222" fo:font-size="10pt" style:font-size-asian="10pt" style:font-size-complex="10pt"/>
    </style:style>
    <style:style style:name="T25_46" style:family="text">
      <style:text-properties fo:color="#222222" fo:font-size="10pt" style:font-size-asian="10pt" style:font-size-complex="10pt"/>
    </style:style>
    <style:style style:name="T25_47" style:family="text">
      <style:text-properties fo:color="#222222" fo:font-size="10pt" style:font-size-asian="10pt" style:font-size-complex="10pt"/>
    </style:style>
    <style:style style:name="T25_48" style:family="text">
      <style:text-properties fo:color="#222222" fo:font-size="10pt" style:font-size-asian="10pt" style:font-size-complex="10pt"/>
    </style:style>
    <style:style style:name="T25_49" style:family="text">
      <style:text-properties fo:color="#222222" fo:font-size="10pt" style:font-size-asian="10pt" style:font-size-complex="10pt"/>
    </style:style>
    <style:style style:name="T25_50" style:family="text">
      <style:text-properties fo:color="#222222" fo:font-size="10pt" style:font-size-asian="10pt" style:font-size-complex="10pt"/>
    </style:style>
    <style:style style:name="T25_51" style:family="text">
      <style:text-properties fo:color="#222222" fo:font-size="10pt" style:font-size-asian="10pt" style:font-size-complex="10pt"/>
    </style:style>
    <style:style style:name="T25_52" style:family="text">
      <style:text-properties fo:color="#222222" fo:font-size="10pt" style:font-size-asian="10pt" style:font-size-complex="10pt"/>
    </style:style>
    <style:style style:name="T25_53" style:family="text">
      <style:text-properties fo:color="#222222" fo:font-size="10pt" style:font-size-asian="10pt" style:font-size-complex="10pt"/>
    </style:style>
    <style:style style:name="T25_54" style:family="text">
      <style:text-properties fo:color="#222222" fo:font-size="10pt" style:font-size-asian="10pt" style:font-size-complex="10pt"/>
    </style:style>
    <style:style style:name="T25_55" style:family="text">
      <style:text-properties fo:color="#222222" fo:font-size="10pt" style:font-size-asian="10pt" style:font-size-complex="10pt"/>
    </style:style>
    <style:style style:name="T25_56" style:family="text">
      <style:text-properties fo:color="#222222" fo:font-size="10pt" style:font-size-asian="10pt" style:font-size-complex="10pt"/>
    </style:style>
    <style:style style:name="T25_57" style:family="text">
      <style:text-properties fo:color="#222222" fo:font-size="10pt" style:font-size-asian="10pt" style:font-size-complex="10pt"/>
    </style:style>
    <style:style style:name="T25_58" style:family="text">
      <style:text-properties fo:color="#222222" fo:font-size="10pt" style:font-size-asian="10pt" style:font-size-complex="10pt"/>
    </style:style>
    <style:style style:name="T25_59" style:family="text">
      <style:text-properties fo:color="#222222" fo:font-size="10pt" style:font-size-asian="10pt" style:font-size-complex="10pt"/>
    </style:style>
    <style:style style:name="T25_60" style:family="text">
      <style:text-properties fo:color="#222222" fo:font-size="10pt" style:font-size-asian="10pt" style:font-size-complex="10pt"/>
    </style:style>
    <style:style style:name="T25_61" style:family="text">
      <style:text-properties fo:color="#222222" fo:font-size="10pt" style:font-size-asian="10pt" style:font-size-complex="10pt"/>
    </style:style>
    <style:style style:name="T25_62" style:family="text">
      <style:text-properties fo:color="#222222" fo:font-size="10pt" style:font-size-asian="10pt" style:font-size-complex="10pt"/>
    </style:style>
    <style:style style:name="T25_63" style:family="text">
      <style:text-properties fo:color="#222222" fo:font-size="10pt" style:font-size-asian="10pt" style:font-size-complex="10pt"/>
    </style:style>
    <style:style style:name="T25_64" style:family="text">
      <style:text-properties fo:color="#222222" fo:font-size="10pt" style:font-size-asian="10pt" style:font-size-complex="10pt"/>
    </style:style>
    <style:style style:name="T25_65" style:family="text">
      <style:text-properties fo:color="#222222" fo:font-size="10pt" style:font-size-asian="10pt" style:font-size-complex="10pt"/>
    </style:style>
    <style:style style:name="T25_66" style:family="text">
      <style:text-properties fo:color="#222222" fo:font-size="10pt" style:font-size-asian="10pt" style:font-size-complex="10pt"/>
    </style:style>
    <style:style style:name="T25_67" style:family="text">
      <style:text-properties fo:color="#222222" fo:font-size="10pt" style:font-size-asian="10pt" style:font-size-complex="10pt"/>
    </style:style>
    <style:style style:name="T25_68" style:family="text">
      <style:text-properties fo:color="#222222" fo:font-size="10pt" style:font-size-asian="10pt" style:font-size-complex="10pt"/>
    </style:style>
    <style:style style:name="T25_69" style:family="text">
      <style:text-properties fo:color="#222222" fo:font-size="10pt" style:font-size-asian="10pt" style:font-size-complex="10pt"/>
    </style:style>
    <style:style style:name="T25_70" style:family="text">
      <style:text-properties fo:color="#222222" fo:font-size="10pt" style:font-size-asian="10pt" style:font-size-complex="10pt"/>
    </style:style>
    <style:style style:name="T25_71" style:family="text">
      <style:text-properties fo:color="#222222" fo:font-size="10pt" style:font-size-asian="10pt" style:font-size-complex="10pt"/>
    </style:style>
    <style:style style:name="T25_72" style:family="text">
      <style:text-properties fo:color="#222222" fo:font-size="10pt" style:font-size-asian="10pt" style:font-size-complex="10pt"/>
    </style:style>
    <style:style style:name="T25_73" style:family="text">
      <style:text-properties fo:color="#222222" fo:font-size="10pt" style:font-size-asian="10pt" style:font-size-complex="10pt"/>
    </style:style>
    <style:style style:name="T25_74" style:family="text">
      <style:text-properties fo:color="#222222" fo:font-size="10pt" style:font-size-asian="10pt" style:font-size-complex="10pt"/>
    </style:style>
    <style:style style:name="T25_75" style:family="text">
      <style:text-properties fo:color="#222222" fo:font-size="10pt" style:font-size-asian="10pt" style:font-size-complex="10pt"/>
    </style:style>
    <style:style style:name="T25_76" style:family="text">
      <style:text-properties fo:color="#222222" fo:font-size="10pt" style:font-size-asian="10pt" style:font-size-complex="10pt"/>
    </style:style>
    <style:style style:name="T25_77" style:family="text">
      <style:text-properties fo:color="#222222" fo:font-size="10pt" style:font-size-asian="10pt" style:font-size-complex="10pt"/>
    </style:style>
    <style:style style:name="T25_78" style:family="text">
      <style:text-properties fo:color="#222222" fo:font-size="10pt" style:font-size-asian="10pt" style:font-size-complex="10pt"/>
    </style:style>
    <style:style style:name="T25_79" style:family="text">
      <style:text-properties fo:color="#222222" fo:font-size="10pt" style:font-size-asian="10pt" style:font-size-complex="10pt"/>
    </style:style>
    <style:style style:name="T25_80" style:family="text">
      <style:text-properties fo:color="#222222" fo:font-size="10pt" style:font-size-asian="10pt" style:font-size-complex="10pt"/>
    </style:style>
    <style:style style:name="T25_81" style:family="text">
      <style:text-properties fo:color="#222222" fo:font-size="10pt" style:font-size-asian="10pt" style:font-size-complex="10pt"/>
    </style:style>
    <style:style style:name="T25_82" style:family="text">
      <style:text-properties fo:color="#222222" fo:font-size="10pt" style:font-size-asian="10pt" style:font-size-complex="10pt"/>
    </style:style>
    <style:style style:name="T25_83" style:family="text">
      <style:text-properties fo:color="#222222" fo:font-size="10pt" style:font-size-asian="10pt" style:font-size-complex="10pt"/>
    </style:style>
    <style:style style:name="T25_84" style:family="text">
      <style:text-properties fo:color="#222222" fo:font-size="10pt" style:font-size-asian="10pt" style:font-size-complex="10pt"/>
    </style:style>
    <style:style style:name="T25_85" style:family="text">
      <style:text-properties fo:color="#222222" fo:font-size="10pt" style:font-size-asian="10pt" style:font-size-complex="10pt"/>
    </style:style>
    <style:style style:name="T25_86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fo:color="#222222" fo:font-size="10pt" style:font-size-asian="10pt" style:font-size-complex="10pt"/>
    </style:style>
    <style:style style:name="T26_3" style:family="text">
      <style:text-properties fo:color="#222222" fo:font-size="10pt" style:font-size-asian="10pt" style:font-size-complex="10pt"/>
    </style:style>
    <style:style style:name="T26_4" style:family="text">
      <style:text-properties fo:color="#222222" fo:font-size="10pt" style:font-size-asian="10pt" style:font-size-complex="10pt"/>
    </style:style>
    <style:style style:name="T26_5" style:family="text">
      <style:text-properties fo:color="#222222" fo:font-size="10pt" style:font-size-asian="10pt" style:font-size-complex="10pt"/>
    </style:style>
    <style:style style:name="T26_6" style:family="text">
      <style:text-properties fo:color="#222222" fo:font-size="10pt" style:font-size-asian="10pt" style:font-size-complex="10pt"/>
    </style:style>
    <style:style style:name="T26_7" style:family="text">
      <style:text-properties fo:color="#222222" fo:font-size="10pt" style:font-size-asian="10pt" style:font-size-complex="10pt"/>
    </style:style>
    <style:style style:name="T26_8" style:family="text">
      <style:text-properties fo:color="#222222" fo:font-size="10pt" style:font-size-asian="10pt" style:font-size-complex="10pt"/>
    </style:style>
    <style:style style:name="T26_9" style:family="text">
      <style:text-properties fo:color="#222222" fo:font-size="10pt" style:font-size-asian="10pt" style:font-size-complex="10pt"/>
    </style:style>
    <style:style style:name="T26_10" style:family="text">
      <style:text-properties fo:color="#222222" fo:font-size="10pt" style:font-size-asian="10pt" style:font-size-complex="10pt"/>
    </style:style>
    <style:style style:name="T26_11" style:family="text">
      <style:text-properties fo:color="#222222" fo:font-size="10pt" style:font-size-asian="10pt" style:font-size-complex="10pt"/>
    </style:style>
    <style:style style:name="T26_12" style:family="text">
      <style:text-properties fo:color="#222222" fo:font-size="10pt" style:font-size-asian="10pt" style:font-size-complex="10pt"/>
    </style:style>
    <style:style style:name="T26_13" style:family="text">
      <style:text-properties fo:color="#222222" fo:font-size="10pt" style:font-size-asian="10pt" style:font-size-complex="10pt"/>
    </style:style>
    <style:style style:name="T26_14" style:family="text">
      <style:text-properties fo:color="#222222" fo:font-size="10pt" style:font-size-asian="10pt" style:font-size-complex="10pt"/>
    </style:style>
    <style:style style:name="T26_15" style:family="text">
      <style:text-properties fo:color="#222222" fo:font-size="10pt" style:font-size-asian="10pt" style:font-size-complex="10pt"/>
    </style:style>
    <style:style style:name="T26_16" style:family="text">
      <style:text-properties fo:color="#222222" fo:font-size="10pt" style:font-size-asian="10pt" style:font-size-complex="10pt"/>
    </style:style>
    <style:style style:name="T26_17" style:family="text">
      <style:text-properties fo:color="#222222" fo:font-size="10pt" style:font-size-asian="10pt" style:font-size-complex="10pt"/>
    </style:style>
    <style:style style:name="T26_18" style:family="text">
      <style:text-properties fo:color="#222222" fo:font-size="10pt" style:font-size-asian="10pt" style:font-size-complex="10pt"/>
    </style:style>
    <style:style style:name="T26_19" style:family="text">
      <style:text-properties fo:color="#222222" fo:font-size="10pt" style:font-size-asian="10pt" style:font-size-complex="10pt"/>
    </style:style>
    <style:style style:name="T26_20" style:family="text">
      <style:text-properties fo:color="#222222" fo:font-size="10pt" style:font-size-asian="10pt" style:font-size-complex="10pt"/>
    </style:style>
    <style:style style:name="T26_21" style:family="text">
      <style:text-properties fo:color="#222222" fo:font-size="10pt" style:font-size-asian="10pt" style:font-size-complex="10pt"/>
    </style:style>
    <style:style style:name="T26_22" style:family="text">
      <style:text-properties fo:color="#222222" fo:font-size="10pt" style:font-size-asian="10pt" style:font-size-complex="10pt"/>
    </style:style>
    <style:style style:name="T26_23" style:family="text">
      <style:text-properties fo:color="#222222" fo:font-size="10pt" style:font-size-asian="10pt" style:font-size-complex="10pt"/>
    </style:style>
    <style:style style:name="T26_24" style:family="text">
      <style:text-properties fo:color="#222222" fo:font-size="10pt" style:font-size-asian="10pt" style:font-size-complex="10pt"/>
    </style:style>
    <style:style style:name="T26_25" style:family="text">
      <style:text-properties fo:color="#222222" fo:font-size="10pt" style:font-size-asian="10pt" style:font-size-complex="10pt"/>
    </style:style>
    <style:style style:name="T26_26" style:family="text">
      <style:text-properties fo:color="#222222" fo:font-size="10pt" style:font-size-asian="10pt" style:font-size-complex="10pt"/>
    </style:style>
    <style:style style:name="T26_27" style:family="text">
      <style:text-properties fo:color="#222222" fo:font-size="10pt" style:font-size-asian="10pt" style:font-size-complex="10pt"/>
    </style:style>
    <style:style style:name="T26_28" style:family="text">
      <style:text-properties fo:color="#222222" fo:font-size="10pt" style:font-size-asian="10pt" style:font-size-complex="10pt"/>
    </style:style>
    <style:style style:name="T26_29" style:family="text">
      <style:text-properties fo:color="#222222" fo:font-size="10pt" style:font-size-asian="10pt" style:font-size-complex="10pt"/>
    </style:style>
    <style:style style:name="T26_30" style:family="text">
      <style:text-properties fo:color="#222222" fo:font-size="10pt" style:font-size-asian="10pt" style:font-size-complex="10pt"/>
    </style:style>
    <style:style style:name="T26_31" style:family="text">
      <style:text-properties fo:color="#222222" fo:font-size="10pt" style:font-size-asian="10pt" style:font-size-complex="10pt"/>
    </style:style>
    <style:style style:name="T26_32" style:family="text">
      <style:text-properties fo:color="#222222" fo:font-size="10pt" style:font-size-asian="10pt" style:font-size-complex="10pt"/>
    </style:style>
    <style:style style:name="T26_33" style:family="text">
      <style:text-properties fo:color="#222222" fo:font-size="10pt" style:font-size-asian="10pt" style:font-size-complex="10pt"/>
    </style:style>
    <style:style style:name="T26_34" style:family="text">
      <style:text-properties fo:color="#222222" fo:font-size="10pt" style:font-size-asian="10pt" style:font-size-complex="10pt"/>
    </style:style>
    <style:style style:name="T26_35" style:family="text">
      <style:text-properties fo:color="#222222" fo:font-size="10pt" style:font-size-asian="10pt" style:font-size-complex="10pt"/>
    </style:style>
    <style:style style:name="T26_36" style:family="text">
      <style:text-properties fo:color="#222222" fo:font-size="10pt" style:font-size-asian="10pt" style:font-size-complex="10pt"/>
    </style:style>
    <style:style style:name="T26_37" style:family="text">
      <style:text-properties fo:color="#222222" fo:font-size="10pt" style:font-size-asian="10pt" style:font-size-complex="10pt"/>
    </style:style>
    <style:style style:name="T26_38" style:family="text">
      <style:text-properties fo:color="#222222" fo:font-size="10pt" style:font-size-asian="10pt" style:font-size-complex="10pt"/>
    </style:style>
    <style:style style:name="T26_39" style:family="text">
      <style:text-properties fo:color="#222222" fo:font-size="10pt" style:font-size-asian="10pt" style:font-size-complex="10pt"/>
    </style:style>
    <style:style style:name="T26_40" style:family="text">
      <style:text-properties fo:color="#222222" fo:font-size="10pt" style:font-size-asian="10pt" style:font-size-complex="10pt"/>
    </style:style>
    <style:style style:name="T26_41" style:family="text">
      <style:text-properties fo:color="#222222" fo:font-size="10pt" style:font-size-asian="10pt" style:font-size-complex="10pt"/>
    </style:style>
    <style:style style:name="T26_42" style:family="text">
      <style:text-properties fo:color="#222222" fo:font-size="10pt" style:font-size-asian="10pt" style:font-size-complex="10pt"/>
    </style:style>
    <style:style style:name="T26_43" style:family="text">
      <style:text-properties fo:color="#222222" fo:font-size="10pt" style:font-size-asian="10pt" style:font-size-complex="10pt"/>
    </style:style>
    <style:style style:name="T26_44" style:family="text">
      <style:text-properties fo:color="#222222" fo:font-size="10pt" style:font-size-asian="10pt" style:font-size-complex="10pt"/>
    </style:style>
    <style:style style:name="T26_45" style:family="text">
      <style:text-properties fo:color="#222222" fo:font-size="10pt" style:font-size-asian="10pt" style:font-size-complex="10pt"/>
    </style:style>
    <style:style style:name="T26_46" style:family="text">
      <style:text-properties fo:color="#222222" fo:font-size="10pt" style:font-size-asian="10pt" style:font-size-complex="10pt"/>
    </style:style>
    <style:style style:name="T26_47" style:family="text">
      <style:text-properties fo:color="#222222" fo:font-size="10pt" style:font-size-asian="10pt" style:font-size-complex="10pt"/>
    </style:style>
    <style:style style:name="T26_48" style:family="text">
      <style:text-properties fo:color="#222222" fo:font-size="10pt" style:font-size-asian="10pt" style:font-size-complex="10pt"/>
    </style:style>
    <style:style style:name="T26_49" style:family="text">
      <style:text-properties fo:color="#222222" fo:font-size="10pt" style:font-size-asian="10pt" style:font-size-complex="10pt"/>
    </style:style>
    <style:style style:name="T26_50" style:family="text">
      <style:text-properties fo:color="#222222" fo:font-size="10pt" style:font-size-asian="10pt" style:font-size-complex="10pt"/>
    </style:style>
    <style:style style:name="T26_51" style:family="text">
      <style:text-properties fo:color="#222222" fo:font-size="10pt" style:font-size-asian="10pt" style:font-size-complex="10pt"/>
    </style:style>
    <style:style style:name="T26_52" style:family="text">
      <style:text-properties fo:color="#222222" fo:font-size="10pt" style:font-size-asian="10pt" style:font-size-complex="10pt"/>
    </style:style>
    <style:style style:name="T26_53" style:family="text">
      <style:text-properties fo:color="#222222" fo:font-size="10pt" style:font-size-asian="10pt" style:font-size-complex="10pt"/>
    </style:style>
    <style:style style:name="T26_54" style:family="text">
      <style:text-properties fo:color="#222222" fo:font-size="10pt" style:font-size-asian="10pt" style:font-size-complex="10pt"/>
    </style:style>
    <style:style style:name="T26_55" style:family="text">
      <style:text-properties fo:color="#222222" fo:font-size="10pt" style:font-size-asian="10pt" style:font-size-complex="10pt"/>
    </style:style>
    <style:style style:name="T26_56" style:family="text">
      <style:text-properties fo:color="#222222" fo:font-size="10pt" style:font-size-asian="10pt" style:font-size-complex="10pt"/>
    </style:style>
    <style:style style:name="T26_57" style:family="text">
      <style:text-properties fo:color="#222222" fo:font-size="10pt" style:font-size-asian="10pt" style:font-size-complex="10pt"/>
    </style:style>
    <style:style style:name="T26_58" style:family="text">
      <style:text-properties fo:color="#222222" fo:font-size="10pt" style:font-size-asian="10pt" style:font-size-complex="10pt"/>
    </style:style>
    <style:style style:name="T26_59" style:family="text">
      <style:text-properties fo:color="#222222" fo:font-size="10pt" style:font-size-asian="10pt" style:font-size-complex="10pt"/>
    </style:style>
    <style:style style:name="T26_60" style:family="text">
      <style:text-properties fo:color="#222222" fo:font-size="10pt" style:font-size-asian="10pt" style:font-size-complex="10pt"/>
    </style:style>
    <style:style style:name="T26_61" style:family="text">
      <style:text-properties fo:color="#222222" fo:font-size="10pt" style:font-size-asian="10pt" style:font-size-complex="10pt"/>
    </style:style>
    <style:style style:name="T26_62" style:family="text">
      <style:text-properties fo:color="#222222" fo:font-size="10pt" style:font-size-asian="10pt" style:font-size-complex="10pt"/>
    </style:style>
    <style:style style:name="T26_63" style:family="text">
      <style:text-properties fo:color="#222222" fo:font-size="10pt" style:font-size-asian="10pt" style:font-size-complex="10pt"/>
    </style:style>
    <style:style style:name="T26_64" style:family="text">
      <style:text-properties fo:color="#222222" fo:font-size="10pt" style:font-size-asian="10pt" style:font-size-complex="10pt"/>
    </style:style>
    <style:style style:name="T26_65" style:family="text">
      <style:text-properties fo:color="#222222" fo:font-size="10pt" style:font-size-asian="10pt" style:font-size-complex="10pt"/>
    </style:style>
    <style:style style:name="T26_66" style:family="text">
      <style:text-properties fo:color="#222222" fo:font-size="10pt" style:font-size-asian="10pt" style:font-size-complex="10pt"/>
    </style:style>
    <style:style style:name="T26_67" style:family="text">
      <style:text-properties fo:color="#222222" fo:font-size="10pt" style:font-size-asian="10pt" style:font-size-complex="10pt"/>
    </style:style>
    <style:style style:name="T26_68" style:family="text">
      <style:text-properties fo:color="#222222" fo:font-size="10pt" style:font-size-asian="10pt" style:font-size-complex="10pt"/>
    </style:style>
    <style:style style:name="T26_69" style:family="text">
      <style:text-properties fo:color="#222222" fo:font-size="10pt" style:font-size-asian="10pt" style:font-size-complex="10pt"/>
    </style:style>
    <style:style style:name="T26_70" style:family="text">
      <style:text-properties fo:color="#222222" fo:font-size="10pt" style:font-size-asian="10pt" style:font-size-complex="10pt"/>
    </style:style>
    <style:style style:name="T26_71" style:family="text">
      <style:text-properties fo:color="#222222" fo:font-size="10pt" style:font-size-asian="10pt" style:font-size-complex="10pt"/>
    </style:style>
    <style:style style:name="T26_72" style:family="text">
      <style:text-properties fo:color="#222222" fo:font-size="10pt" style:font-size-asian="10pt" style:font-size-complex="10pt"/>
    </style:style>
    <style:style style:name="T26_73" style:family="text">
      <style:text-properties fo:color="#222222" fo:font-size="10pt" style:font-size-asian="10pt" style:font-size-complex="10pt"/>
    </style:style>
    <style:style style:name="T26_74" style:family="text">
      <style:text-properties fo:color="#222222" fo:font-size="10pt" style:font-size-asian="10pt" style:font-size-complex="10pt"/>
    </style:style>
    <style:style style:name="T26_75" style:family="text">
      <style:text-properties fo:color="#222222" fo:font-size="10pt" style:font-size-asian="10pt" style:font-size-complex="10pt"/>
    </style:style>
    <style:style style:name="T26_76" style:family="text">
      <style:text-properties fo:color="#222222" fo:font-size="10pt" style:font-size-asian="10pt" style:font-size-complex="10pt"/>
    </style:style>
    <style:style style:name="T26_77" style:family="text">
      <style:text-properties fo:color="#222222" fo:font-size="10pt" style:font-size-asian="10pt" style:font-size-complex="10pt"/>
    </style:style>
    <style:style style:name="T26_78" style:family="text">
      <style:text-properties fo:color="#222222" fo:font-size="10pt" style:font-size-asian="10pt" style:font-size-complex="10pt"/>
    </style:style>
    <style:style style:name="T26_79" style:family="text">
      <style:text-properties fo:color="#222222" fo:font-size="10pt" style:font-size-asian="10pt" style:font-size-complex="10pt"/>
    </style:style>
    <style:style style:name="T26_80" style:family="text">
      <style:text-properties fo:color="#222222" fo:font-size="10pt" style:font-size-asian="10pt" style:font-size-complex="10pt"/>
    </style:style>
    <style:style style:name="T26_81" style:family="text">
      <style:text-properties fo:color="#222222" fo:font-size="10pt" style:font-size-asian="10pt" style:font-size-complex="10pt"/>
    </style:style>
    <style:style style:name="T26_82" style:family="text">
      <style:text-properties fo:color="#222222" fo:font-size="10pt" style:font-size-asian="10pt" style:font-size-complex="10pt"/>
    </style:style>
    <style:style style:name="T26_83" style:family="text">
      <style:text-properties fo:color="#222222" fo:font-size="10pt" style:font-size-asian="10pt" style:font-size-complex="10pt"/>
    </style:style>
    <style:style style:name="T26_84" style:family="text">
      <style:text-properties fo:color="#222222" fo:font-size="10pt" style:font-size-asian="10pt" style:font-size-complex="10pt"/>
    </style:style>
    <style:style style:name="T26_85" style:family="text">
      <style:text-properties fo:color="#222222" fo:font-size="10pt" style:font-size-asian="10pt" style:font-size-complex="10pt"/>
    </style:style>
    <style:style style:name="T26_86" style:family="text">
      <style:text-properties fo:color="#222222" fo:font-size="10pt" style:font-size-asian="10pt" style:font-size-complex="10pt"/>
    </style:style>
    <style:style style:name="T26_87" style:family="text">
      <style:text-properties fo:color="#222222" fo:font-size="10pt" style:font-size-asian="10pt" style:font-size-complex="10pt"/>
    </style:style>
    <style:style style:name="T26_88" style:family="text">
      <style:text-properties fo:color="#222222" fo:font-size="10pt" style:font-size-asian="10pt" style:font-size-complex="10pt"/>
    </style:style>
    <style:style style:name="T26_89" style:family="text">
      <style:text-properties fo:color="#222222" fo:font-size="10pt" style:font-size-asian="10pt" style:font-size-complex="10pt"/>
    </style:style>
    <style:style style:name="T26_90" style:family="text">
      <style:text-properties fo:color="#222222" fo:font-size="10pt" style:font-size-asian="10pt" style:font-size-complex="10pt"/>
    </style:style>
    <style:style style:name="T26_91" style:family="text">
      <style:text-properties fo:color="#222222" fo:font-size="10pt" style:font-size-asian="10pt" style:font-size-complex="10pt"/>
    </style:style>
    <style:style style:name="T26_92" style:family="text">
      <style:text-properties fo:color="#222222" fo:font-size="10pt" style:font-size-asian="10pt" style:font-size-complex="10pt"/>
    </style:style>
    <style:style style:name="T26_93" style:family="text">
      <style:text-properties fo:color="#222222" fo:font-size="10pt" style:font-size-asian="10pt" style:font-size-complex="10pt"/>
    </style:style>
    <style:style style:name="T26_94" style:family="text">
      <style:text-properties fo:color="#222222" fo:font-size="10pt" style:font-size-asian="10pt" style:font-size-complex="10pt"/>
    </style:style>
    <style:style style:name="T26_95" style:family="text">
      <style:text-properties fo:color="#222222" fo:font-size="10pt" style:font-size-asian="10pt" style:font-size-complex="10pt"/>
    </style:style>
    <style:style style:name="T26_96" style:family="text">
      <style:text-properties fo:color="#222222" fo:font-size="10pt" style:font-size-asian="10pt" style:font-size-complex="10pt"/>
    </style:style>
    <style:style style:name="T26_97" style:family="text">
      <style:text-properties fo:color="#222222" fo:font-size="10pt" style:font-size-asian="10pt" style:font-size-complex="10pt"/>
    </style:style>
    <style:style style:name="T26_98" style:family="text">
      <style:text-properties fo:color="#222222" fo:font-size="10pt" style:font-size-asian="10pt" style:font-size-complex="10pt"/>
    </style:style>
    <style:style style:name="T26_99" style:family="text">
      <style:text-properties fo:color="#222222" fo:font-size="10pt" style:font-size-asian="10pt" style:font-size-complex="10pt"/>
    </style:style>
    <style:style style:name="T26_100" style:family="text">
      <style:text-properties fo:color="#222222" fo:font-size="10pt" style:font-size-asian="10pt" style:font-size-complex="10pt"/>
    </style:style>
    <style:style style:name="T26_101" style:family="text">
      <style:text-properties fo:color="#222222" fo:font-size="10pt" style:font-size-asian="10pt" style:font-size-complex="10pt"/>
    </style:style>
    <style:style style:name="T26_102" style:family="text">
      <style:text-properties fo:color="#222222" fo:font-size="10pt" style:font-size-asian="10pt" style:font-size-complex="10pt"/>
    </style:style>
    <style:style style:name="T26_103" style:family="text">
      <style:text-properties fo:color="#222222" fo:font-size="10pt" style:font-size-asian="10pt" style:font-size-complex="10pt"/>
    </style:style>
    <style:style style:name="T26_104" style:family="text">
      <style:text-properties fo:color="#222222" fo:font-size="10pt" style:font-size-asian="10pt" style:font-size-complex="10pt"/>
    </style:style>
    <style:style style:name="T26_105" style:family="text">
      <style:text-properties fo:color="#222222" fo:font-size="10pt" style:font-size-asian="10pt" style:font-size-complex="10pt"/>
    </style:style>
    <style:style style:name="T26_106" style:family="text">
      <style:text-properties fo:color="#222222" fo:font-size="10pt" style:font-size-asian="10pt" style:font-size-complex="10pt"/>
    </style:style>
    <style:style style:name="T26_107" style:family="text">
      <style:text-properties fo:color="#222222" fo:font-size="10pt" style:font-size-asian="10pt" style:font-size-complex="10pt"/>
    </style:style>
    <style:style style:name="T26_108" style:family="text">
      <style:text-properties fo:color="#222222" fo:font-size="10pt" style:font-size-asian="10pt" style:font-size-complex="10pt"/>
    </style:style>
    <style:style style:name="T26_109" style:family="text">
      <style:text-properties fo:color="#222222" fo:font-size="10pt" style:font-size-asian="10pt" style:font-size-complex="10pt"/>
    </style:style>
    <style:style style:name="T26_110" style:family="text">
      <style:text-properties fo:color="#222222" fo:font-size="10pt" style:font-size-asian="10pt" style:font-size-complex="10pt"/>
    </style:style>
    <style:style style:name="T26_111" style:family="text">
      <style:text-properties fo:color="#222222" fo:font-size="10pt" style:font-size-asian="10pt" style:font-size-complex="10pt"/>
    </style:style>
    <style:style style:name="T26_112" style:family="text">
      <style:text-properties fo:color="#222222" fo:font-size="10pt" style:font-size-asian="10pt" style:font-size-complex="10pt"/>
    </style:style>
    <style:style style:name="T26_113" style:family="text">
      <style:text-properties fo:color="#222222" fo:font-size="10pt" style:font-size-asian="10pt" style:font-size-complex="10pt"/>
    </style:style>
    <style:style style:name="T26_114" style:family="text">
      <style:text-properties fo:color="#222222" fo:font-size="10pt" style:font-size-asian="10pt" style:font-size-complex="10pt"/>
    </style:style>
    <style:style style:name="T26_115" style:family="text">
      <style:text-properties fo:color="#222222" fo:font-size="10pt" style:font-size-asian="10pt" style:font-size-complex="10pt"/>
    </style:style>
    <style:style style:name="T26_116" style:family="text">
      <style:text-properties fo:color="#222222" fo:font-size="10pt" style:font-size-asian="10pt" style:font-size-complex="10pt"/>
    </style:style>
    <style:style style:name="T26_117" style:family="text">
      <style:text-properties fo:color="#222222" fo:font-size="10pt" style:font-size-asian="10pt" style:font-size-complex="10pt"/>
    </style:style>
    <style:style style:name="T26_118" style:family="text">
      <style:text-properties fo:color="#222222" fo:font-size="10pt" style:font-size-asian="10pt" style:font-size-complex="10pt"/>
    </style:style>
    <style:style style:name="T26_119" style:family="text">
      <style:text-properties fo:color="#222222" fo:font-size="10pt" style:font-size-asian="10pt" style:font-size-complex="10pt"/>
    </style:style>
    <style:style style:name="T26_120" style:family="text">
      <style:text-properties fo:color="#222222" fo:font-size="10pt" style:font-size-asian="10pt" style:font-size-complex="10pt"/>
    </style:style>
    <style:style style:name="T26_121" style:family="text">
      <style:text-properties fo:color="#222222" fo:font-size="10pt" style:font-size-asian="10pt" style:font-size-complex="10pt"/>
    </style:style>
    <style:style style:name="T26_122" style:family="text">
      <style:text-properties fo:color="#222222" fo:font-size="10pt" style:font-size-asian="10pt" style:font-size-complex="10pt"/>
    </style:style>
    <style:style style:name="T26_123" style:family="text">
      <style:text-properties fo:color="#222222" fo:font-size="10pt" style:font-size-asian="10pt" style:font-size-complex="10pt"/>
    </style:style>
    <style:style style:name="T26_124" style:family="text">
      <style:text-properties fo:color="#222222" fo:font-size="10pt" style:font-size-asian="10pt" style:font-size-complex="10pt"/>
    </style:style>
    <style:style style:name="T26_125" style:family="text">
      <style:text-properties fo:color="#222222" fo:font-size="10pt" style:font-size-asian="10pt" style:font-size-complex="10pt"/>
    </style:style>
    <style:style style:name="T26_126" style:family="text">
      <style:text-properties fo:color="#222222" fo:font-size="10pt" style:font-size-asian="10pt" style:font-size-complex="10pt"/>
    </style:style>
    <style:style style:name="T26_127" style:family="text">
      <style:text-properties fo:color="#222222" fo:font-size="10pt" style:font-size-asian="10pt" style:font-size-complex="10pt"/>
    </style:style>
    <style:style style:name="T26_128" style:family="text">
      <style:text-properties fo:color="#222222" fo:font-size="10pt" style:font-size-asian="10pt" style:font-size-complex="10pt"/>
    </style:style>
    <style:style style:name="T26_129" style:family="text">
      <style:text-properties fo:color="#222222" fo:font-size="10pt" style:font-size-asian="10pt" style:font-size-complex="10pt"/>
    </style:style>
    <style:style style:name="T26_130" style:family="text">
      <style:text-properties fo:color="#222222" fo:font-size="10pt" style:font-size-asian="10pt" style:font-size-complex="10pt"/>
    </style:style>
    <style:style style:name="T26_131" style:family="text">
      <style:text-properties fo:color="#222222" fo:font-size="10pt" style:font-size-asian="10pt" style:font-size-complex="10pt"/>
    </style:style>
    <style:style style:name="T26_132" style:family="text">
      <style:text-properties fo:color="#222222" fo:font-size="10pt" style:font-size-asian="10pt" style:font-size-complex="10pt"/>
    </style:style>
    <style:style style:name="T26_133" style:family="text">
      <style:text-properties fo:color="#222222" fo:font-size="10pt" style:font-size-asian="10pt" style:font-size-complex="10pt"/>
    </style:style>
    <style:style style:name="T26_134" style:family="text">
      <style:text-properties fo:color="#222222" fo:font-size="10pt" style:font-size-asian="10pt" style:font-size-complex="10pt"/>
    </style:style>
    <style:style style:name="T26_135" style:family="text">
      <style:text-properties fo:color="#222222" fo:font-size="10pt" style:font-size-asian="10pt" style:font-size-complex="10pt"/>
    </style:style>
    <style:style style:name="T26_136" style:family="text">
      <style:text-properties fo:color="#222222" fo:font-size="10pt" style:font-size-asian="10pt" style:font-size-complex="10pt"/>
    </style:style>
    <style:style style:name="T26_137" style:family="text">
      <style:text-properties fo:color="#222222" fo:font-size="10pt" style:font-size-asian="10pt" style:font-size-complex="10pt"/>
    </style:style>
    <style:style style:name="T26_138" style:family="text">
      <style:text-properties fo:color="#222222" fo:font-size="10pt" style:font-size-asian="10pt" style:font-size-complex="10pt"/>
    </style:style>
    <style:style style:name="T26_139" style:family="text">
      <style:text-properties fo:color="#222222"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222222" fo:font-size="10pt" style:font-size-asian="10pt" style:font-size-complex="10pt"/>
    </style:style>
    <style:style style:name="T28_2" style:family="text">
      <style:text-properties fo:color="#222222" fo:font-size="10pt" style:font-size-asian="10pt" style:font-size-complex="10pt"/>
    </style:style>
    <style:style style:name="T28_3" style:family="text">
      <style:text-properties fo:color="#222222" fo:font-size="10pt" style:font-size-asian="10pt" style:font-size-complex="10pt"/>
    </style:style>
    <style:style style:name="T28_4" style:family="text">
      <style:text-properties fo:color="#222222" fo:font-size="10pt" style:font-size-asian="10pt" style:font-size-complex="10pt"/>
    </style:style>
    <style:style style:name="T28_5" style:family="text">
      <style:text-properties fo:color="#222222" fo:font-size="10pt" style:font-size-asian="10pt" style:font-size-complex="10pt"/>
    </style:style>
    <style:style style:name="T28_6" style:family="text">
      <style:text-properties fo:color="#222222" fo:font-size="10pt" style:font-size-asian="10pt" style:font-size-complex="10pt"/>
    </style:style>
    <style:style style:name="T28_7" style:family="text">
      <style:text-properties fo:color="#222222" fo:font-size="10pt" style:font-size-asian="10pt" style:font-size-complex="10pt"/>
    </style:style>
    <style:style style:name="T28_8" style:family="text">
      <style:text-properties fo:color="#222222" fo:font-size="10pt" style:font-size-asian="10pt" style:font-size-complex="10pt"/>
    </style:style>
    <style:style style:name="T28_9" style:family="text">
      <style:text-properties fo:color="#222222" fo:font-size="10pt" style:font-size-asian="10pt" style:font-size-complex="10pt"/>
    </style:style>
    <style:style style:name="T28_10" style:family="text">
      <style:text-properties fo:color="#222222" fo:font-size="10pt" style:font-size-asian="10pt" style:font-size-complex="10pt"/>
    </style:style>
    <style:style style:name="T28_11" style:family="text">
      <style:text-properties fo:color="#222222" fo:font-size="10pt" style:font-size-asian="10pt" style:font-size-complex="10pt"/>
    </style:style>
    <style:style style:name="T28_12" style:family="text">
      <style:text-properties fo:color="#222222" fo:font-size="10pt" style:font-size-asian="10pt" style:font-size-complex="10pt"/>
    </style:style>
    <style:style style:name="T28_13" style:family="text">
      <style:text-properties fo:color="#222222" fo:font-size="10pt" style:font-size-asian="10pt" style:font-size-complex="10pt"/>
    </style:style>
    <style:style style:name="T28_14" style:family="text">
      <style:text-properties fo:color="#222222" fo:font-size="10pt" style:font-size-asian="10pt" style:font-size-complex="10pt"/>
    </style:style>
    <style:style style:name="T28_15" style:family="text">
      <style:text-properties fo:color="#222222" fo:font-size="10pt" style:font-size-asian="10pt" style:font-size-complex="10pt"/>
    </style:style>
    <style:style style:name="T28_16" style:family="text">
      <style:text-properties fo:color="#222222" fo:font-size="10pt" style:font-size-asian="10pt" style:font-size-complex="10pt"/>
    </style:style>
    <style:style style:name="T28_17" style:family="text">
      <style:text-properties fo:color="#222222" fo:font-size="10pt" style:font-size-asian="10pt" style:font-size-complex="10pt"/>
    </style:style>
    <style:style style:name="T28_18" style:family="text">
      <style:text-properties fo:color="#222222" fo:font-size="10pt" style:font-size-asian="10pt" style:font-size-complex="10pt"/>
    </style:style>
    <style:style style:name="T28_19" style:family="text">
      <style:text-properties fo:color="#222222" fo:font-size="10pt" style:font-size-asian="10pt" style:font-size-complex="10pt"/>
    </style:style>
    <style:style style:name="T28_20" style:family="text">
      <style:text-properties fo:color="#222222" fo:font-size="10pt" style:font-size-asian="10pt" style:font-size-complex="10pt"/>
    </style:style>
    <style:style style:name="T28_21" style:family="text">
      <style:text-properties fo:color="#222222" fo:font-size="10pt" style:font-size-asian="10pt" style:font-size-complex="10pt"/>
    </style:style>
    <style:style style:name="T28_22" style:family="text">
      <style:text-properties fo:color="#222222" fo:font-size="10pt" style:font-size-asian="10pt" style:font-size-complex="10pt"/>
    </style:style>
    <style:style style:name="T28_23" style:family="text">
      <style:text-properties fo:color="#222222" fo:font-size="10pt" style:font-size-asian="10pt" style:font-size-complex="10pt"/>
    </style:style>
    <style:style style:name="T28_24" style:family="text">
      <style:text-properties fo:color="#222222" fo:font-size="10pt" style:font-size-asian="10pt" style:font-size-complex="10pt"/>
    </style:style>
    <style:style style:name="T28_25" style:family="text">
      <style:text-properties fo:color="#222222" fo:font-size="10pt" style:font-size-asian="10pt" style:font-size-complex="10pt"/>
    </style:style>
    <style:style style:name="T28_26" style:family="text">
      <style:text-properties fo:color="#222222" fo:font-size="10pt" style:font-size-asian="10pt" style:font-size-complex="10pt"/>
    </style:style>
    <style:style style:name="T28_27" style:family="text">
      <style:text-properties fo:color="#222222" fo:font-size="10pt" style:font-size-asian="10pt" style:font-size-complex="10pt"/>
    </style:style>
    <style:style style:name="T28_28" style:family="text">
      <style:text-properties fo:color="#222222" fo:font-size="10pt" style:font-size-asian="10pt" style:font-size-complex="10pt"/>
    </style:style>
    <style:style style:name="T28_29" style:family="text">
      <style:text-properties fo:color="#222222" fo:font-size="10pt" style:font-size-asian="10pt" style:font-size-complex="10pt"/>
    </style:style>
    <style:style style:name="T28_30" style:family="text">
      <style:text-properties fo:color="#222222" fo:font-size="10pt" style:font-size-asian="10pt" style:font-size-complex="10pt"/>
    </style:style>
    <style:style style:name="T28_31" style:family="text">
      <style:text-properties fo:color="#222222" fo:font-size="10pt" style:font-size-asian="10pt" style:font-size-complex="10pt"/>
    </style:style>
    <style:style style:name="T28_32" style:family="text">
      <style:text-properties fo:color="#222222" fo:font-size="10pt" style:font-size-asian="10pt" style:font-size-complex="10pt"/>
    </style:style>
    <style:style style:name="T28_33" style:family="text">
      <style:text-properties fo:color="#222222" fo:font-size="10pt" style:font-size-asian="10pt" style:font-size-complex="10pt"/>
    </style:style>
    <style:style style:name="T28_34" style:family="text">
      <style:text-properties fo:color="#222222" fo:font-size="10pt" style:font-size-asian="10pt" style:font-size-complex="10pt"/>
    </style:style>
    <style:style style:name="T28_35" style:family="text">
      <style:text-properties fo:color="#222222" fo:font-size="10pt" style:font-size-asian="10pt" style:font-size-complex="10pt"/>
    </style:style>
    <style:style style:name="T28_36" style:family="text">
      <style:text-properties fo:color="#222222" fo:font-size="10pt" style:font-size-asian="10pt" style:font-size-complex="10pt"/>
    </style:style>
    <style:style style:name="T28_37" style:family="text">
      <style:text-properties fo:color="#222222" fo:font-size="10pt" style:font-size-asian="10pt" style:font-size-complex="10pt"/>
    </style:style>
    <style:style style:name="T28_38" style:family="text">
      <style:text-properties fo:color="#222222" fo:font-size="10pt" style:font-size-asian="10pt" style:font-size-complex="10pt"/>
    </style:style>
    <style:style style:name="T28_39" style:family="text">
      <style:text-properties fo:color="#222222" fo:font-size="10pt" style:font-size-asian="10pt" style:font-size-complex="10pt"/>
    </style:style>
    <style:style style:name="T28_40" style:family="text">
      <style:text-properties fo:color="#222222" fo:font-size="10pt" style:font-size-asian="10pt" style:font-size-complex="10pt"/>
    </style:style>
    <style:style style:name="T28_41" style:family="text" style:parent-style-name="Standard"/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fo:color="#222222" fo:font-size="10pt" style:font-size-asian="10pt" style:font-size-complex="10pt"/>
    </style:style>
    <style:style style:name="T32_27" style:family="text">
      <style:text-properties fo:color="#222222" fo:font-size="10pt" style:font-size-asian="10pt" style:font-size-complex="10pt"/>
    </style:style>
    <style:style style:name="T32_28" style:family="text">
      <style:text-properties fo:color="#222222" fo:font-size="10pt" style:font-size-asian="10pt" style:font-size-complex="10pt"/>
    </style:style>
    <style:style style:name="T32_29" style:family="text">
      <style:text-properties fo:color="#222222" fo:font-size="10pt" style:font-size-asian="10pt" style:font-size-complex="10pt"/>
    </style:style>
    <style:style style:name="T32_30" style:family="text">
      <style:text-properties fo:color="#222222" fo:font-size="10pt" style:font-size-asian="10pt" style:font-size-complex="10pt"/>
    </style:style>
    <style:style style:name="T32_31" style:family="text">
      <style:text-properties fo:color="#222222" fo:font-size="10pt" style:font-size-asian="10pt" style:font-size-complex="10pt"/>
    </style:style>
    <style:style style:name="T32_32" style:family="text">
      <style:text-properties fo:color="#222222" fo:font-size="10pt" style:font-size-asian="10pt" style:font-size-complex="10pt"/>
    </style:style>
    <style:style style:name="T32_33" style:family="text">
      <style:text-properties fo:color="#222222" fo:font-size="10pt" style:font-size-asian="10pt" style:font-size-complex="10pt"/>
    </style:style>
    <style:style style:name="T32_34" style:family="text">
      <style:text-properties fo:color="#222222" fo:font-size="10pt" style:font-size-asian="10pt" style:font-size-complex="10pt"/>
    </style:style>
    <style:style style:name="T32_35" style:family="text">
      <style:text-properties fo:color="#222222" fo:font-size="10pt" style:font-size-asian="10pt" style:font-size-complex="10pt"/>
    </style:style>
    <style:style style:name="T32_36" style:family="text">
      <style:text-properties fo:color="#222222" fo:font-size="10pt" style:font-size-asian="10pt" style:font-size-complex="10pt"/>
    </style:style>
    <style:style style:name="T32_37" style:family="text">
      <style:text-properties fo:color="#222222" fo:font-size="10pt" style:font-size-asian="10pt" style:font-size-complex="10pt"/>
    </style:style>
    <style:style style:name="T32_38" style:family="text">
      <style:text-properties fo:color="#222222" fo:font-size="10pt" style:font-size-asian="10pt" style:font-size-complex="10pt"/>
    </style:style>
    <style:style style:name="T32_39" style:family="text">
      <style:text-properties fo:color="#222222" fo:font-size="10pt" style:font-size-asian="10pt" style:font-size-complex="10pt"/>
    </style:style>
    <style:style style:name="T32_40" style:family="text">
      <style:text-properties fo:color="#222222" fo:font-size="10pt" style:font-size-asian="10pt" style:font-size-complex="10pt"/>
    </style:style>
    <style:style style:name="T32_41" style:family="text">
      <style:text-properties fo:color="#222222" fo:font-size="10pt" style:font-size-asian="10pt" style:font-size-complex="10pt"/>
    </style:style>
    <style:style style:name="T32_42" style:family="text">
      <style:text-properties fo:color="#222222" fo:font-size="10pt" style:font-size-asian="10pt" style:font-size-complex="10pt"/>
    </style:style>
    <style:style style:name="T32_43" style:family="text">
      <style:text-properties fo:color="#222222" fo:font-size="10pt" style:font-size-asian="10pt" style:font-size-complex="10pt"/>
    </style:style>
    <style:style style:name="T32_44" style:family="text">
      <style:text-properties fo:color="#222222" fo:font-size="10pt" style:font-size-asian="10pt" style:font-size-complex="10pt"/>
    </style:style>
    <style:style style:name="T32_45" style:family="text">
      <style:text-properties fo:color="#222222" fo:font-size="10pt" style:font-size-asian="10pt" style:font-size-complex="10pt"/>
    </style:style>
    <style:style style:name="T32_46" style:family="text">
      <style:text-properties fo:color="#222222" fo:font-size="10pt" style:font-size-asian="10pt" style:font-size-complex="10pt"/>
    </style:style>
    <style:style style:name="T32_47" style:family="text">
      <style:text-properties fo:color="#222222" fo:font-size="10pt" style:font-size-asian="10pt" style:font-size-complex="10pt"/>
    </style:style>
    <style:style style:name="T32_48" style:family="text">
      <style:text-properties fo:color="#222222" fo:font-size="10pt" style:font-size-asian="10pt" style:font-size-complex="10pt"/>
    </style:style>
    <style:style style:name="T32_49" style:family="text">
      <style:text-properties fo:color="#222222" fo:font-size="10pt" style:font-size-asian="10pt" style:font-size-complex="10pt"/>
    </style:style>
    <style:style style:name="T32_50" style:family="text">
      <style:text-properties fo:color="#222222" fo:font-size="10pt" style:font-size-asian="10pt" style:font-size-complex="10pt"/>
    </style:style>
    <style:style style:name="T32_51" style:family="text">
      <style:text-properties fo:color="#222222" fo:font-size="10pt" style:font-size-asian="10pt" style:font-size-complex="10pt"/>
    </style:style>
    <style:style style:name="T32_52" style:family="text">
      <style:text-properties fo:color="#222222" fo:font-size="10pt" style:font-size-asian="10pt" style:font-size-complex="10pt"/>
    </style:style>
    <style:style style:name="T32_53" style:family="text">
      <style:text-properties fo:color="#222222" fo:font-size="10pt" style:font-size-asian="10pt" style:font-size-complex="10pt"/>
    </style:style>
    <style:style style:name="T32_54" style:family="text">
      <style:text-properties fo:color="#222222" fo:font-size="10pt" style:font-size-asian="10pt" style:font-size-complex="10pt"/>
    </style:style>
    <style:style style:name="T32_55" style:family="text">
      <style:text-properties fo:color="#222222" fo:font-size="10pt" style:font-size-asian="10pt" style:font-size-complex="10pt"/>
    </style:style>
    <style:style style:name="T32_56" style:family="text">
      <style:text-properties fo:color="#222222" fo:font-size="10pt" style:font-size-asian="10pt" style:font-size-complex="10pt"/>
    </style:style>
    <style:style style:name="T32_57" style:family="text">
      <style:text-properties fo:color="#222222" fo:font-size="10pt" style:font-size-asian="10pt" style:font-size-complex="10pt"/>
    </style:style>
    <style:style style:name="T32_58" style:family="text">
      <style:text-properties fo:color="#222222" fo:font-size="10pt" style:font-size-asian="10pt" style:font-size-complex="10pt"/>
    </style:style>
    <style:style style:name="T32_59" style:family="text">
      <style:text-properties fo:color="#222222" fo:font-size="10pt" style:font-size-asian="10pt" style:font-size-complex="10pt"/>
    </style:style>
    <style:style style:name="T32_60" style:family="text">
      <style:text-properties fo:color="#222222" fo:font-size="10pt" style:font-size-asian="10pt" style:font-size-complex="10pt"/>
    </style:style>
    <style:style style:name="T32_61" style:family="text">
      <style:text-properties fo:color="#222222" fo:font-size="10pt" style:font-size-asian="10pt" style:font-size-complex="10pt"/>
    </style:style>
    <style:style style:name="T32_62" style:family="text">
      <style:text-properties fo:color="#222222" fo:font-size="10pt" style:font-size-asian="10pt" style:font-size-complex="10pt"/>
    </style:style>
    <style:style style:name="T32_63" style:family="text">
      <style:text-properties fo:color="#222222" fo:font-size="10pt" style:font-size-asian="10pt" style:font-size-complex="10pt"/>
    </style:style>
    <style:style style:name="T32_64" style:family="text">
      <style:text-properties fo:color="#222222" fo:font-size="10pt" style:font-size-asian="10pt" style:font-size-complex="10pt"/>
    </style:style>
    <style:style style:name="T32_65" style:family="text">
      <style:text-properties fo:color="#222222" fo:font-size="10pt" style:font-size-asian="10pt" style:font-size-complex="10pt"/>
    </style:style>
    <style:style style:name="T32_66" style:family="text">
      <style:text-properties fo:color="#222222" fo:font-size="10pt" style:font-size-asian="10pt" style:font-size-complex="10pt"/>
    </style:style>
    <style:style style:name="T32_67" style:family="text">
      <style:text-properties fo:color="#222222" fo:font-size="10pt" style:font-size-asian="10pt" style:font-size-complex="10pt"/>
    </style:style>
    <style:style style:name="T32_68" style:family="text">
      <style:text-properties fo:color="#222222" fo:font-size="10pt" style:font-size-asian="10pt" style:font-size-complex="10pt"/>
    </style:style>
    <style:style style:name="T32_69" style:family="text">
      <style:text-properties fo:color="#222222" fo:font-size="10pt" style:font-size-asian="10pt" style:font-size-complex="10pt"/>
    </style:style>
    <style:style style:name="T32_70" style:family="text">
      <style:text-properties fo:color="#222222" fo:font-size="10pt" style:font-size-asian="10pt" style:font-size-complex="10pt"/>
    </style:style>
    <style:style style:name="T32_71" style:family="text">
      <style:text-properties fo:color="#222222" fo:font-size="10pt" style:font-size-asian="10pt" style:font-size-complex="10pt"/>
    </style:style>
    <style:style style:name="T32_72" style:family="text">
      <style:text-properties fo:color="#222222" fo:font-size="10pt" style:font-size-asian="10pt" style:font-size-complex="10pt"/>
    </style:style>
    <style:style style:name="T32_73" style:family="text">
      <style:text-properties fo:color="#222222" fo:font-size="10pt" style:font-size-asian="10pt" style:font-size-complex="10pt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00" fo:color="#222222"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00" fo:color="#222222" fo:font-size="10pt" style:font-size-asian="10pt" style:font-size-complex="10pt"/>
    </style:style>
    <style:style style:name="T34_2" style:family="text">
      <style:text-properties fo:background-color="#ffff00" fo:color="#222222" fo:font-size="10pt" style:font-size-asian="10pt" style:font-size-complex="10pt"/>
    </style:style>
    <style:style style:name="T34_3" style:family="text">
      <style:text-properties fo:background-color="#ffff00" fo:color="#222222" fo:font-size="10pt" style:font-size-asian="10pt" style:font-size-complex="10pt"/>
    </style:style>
    <style:style style:name="T34_4" style:family="text">
      <style:text-properties fo:background-color="#ffff00" fo:color="#222222" fo:font-size="10pt" style:font-size-asian="10pt" style:font-size-complex="10pt"/>
    </style:style>
    <style:style style:name="T34_5" style:family="text">
      <style:text-properties fo:background-color="#ffff00" fo:color="#222222" fo:font-size="10pt" style:font-size-asian="10pt" style:font-size-complex="10pt"/>
    </style:style>
    <style:style style:name="T34_6" style:family="text">
      <style:text-properties fo:background-color="#ffff00" fo:color="#222222" fo:font-size="10pt" style:font-size-asian="10pt" style:font-size-complex="10pt"/>
    </style:style>
    <style:style style:name="T34_7" style:family="text">
      <style:text-properties fo:background-color="#ffff00" fo:color="#222222" fo:font-size="10pt" style:font-size-asian="10pt" style:font-size-complex="10pt"/>
    </style:style>
    <style:style style:name="T34_8" style:family="text">
      <style:text-properties fo:background-color="#ffff00" fo:color="#222222" fo:font-size="10pt" style:font-size-asian="10pt" style:font-size-complex="10pt"/>
    </style:style>
    <style:style style:name="T34_9" style:family="text">
      <style:text-properties fo:background-color="#ffff00" fo:color="#222222" fo:font-size="10pt" style:font-size-asian="10pt" style:font-size-complex="10pt"/>
    </style:style>
    <style:style style:name="T34_10" style:family="text">
      <style:text-properties fo:background-color="#ffff00" fo:color="#222222" fo:font-size="10pt" style:font-size-asian="10pt" style:font-size-complex="10pt"/>
    </style:style>
    <style:style style:name="T34_11" style:family="text">
      <style:text-properties fo:background-color="#ffff00" fo:color="#222222" fo:font-size="10pt" style:font-size-asian="10pt" style:font-size-complex="10pt"/>
    </style:style>
    <style:style style:name="T34_12" style:family="text">
      <style:text-properties fo:background-color="#ffff00" fo:color="#222222" fo:font-size="10pt" style:font-size-asian="10pt" style:font-size-complex="10pt"/>
    </style:style>
    <style:style style:name="T34_13" style:family="text">
      <style:text-properties fo:background-color="#ffff00" fo:color="#222222" fo:font-size="10pt" style:font-size-asian="10pt" style:font-size-complex="10pt"/>
    </style:style>
    <style:style style:name="T34_14" style:family="text">
      <style:text-properties fo:background-color="#ffff00" fo:color="#222222" fo:font-size="10pt" style:font-size-asian="10pt" style:font-size-complex="10pt"/>
    </style:style>
    <style:style style:name="T34_15" style:family="text">
      <style:text-properties fo:background-color="#ffff00" fo:color="#222222" fo:font-size="10pt" style:font-size-asian="10pt" style:font-size-complex="10pt"/>
    </style:style>
    <style:style style:name="T34_16" style:family="text">
      <style:text-properties fo:background-color="#ffff00" fo:color="#222222" fo:font-size="10pt" style:font-size-asian="10pt" style:font-size-complex="10pt"/>
    </style:style>
    <style:style style:name="T34_17" style:family="text">
      <style:text-properties fo:background-color="#ffff00" fo:color="#222222" fo:font-size="10pt" style:font-size-asian="10pt" style:font-size-complex="10pt"/>
    </style:style>
    <style:style style:name="T34_18" style:family="text">
      <style:text-properties fo:background-color="#ffff00" fo:color="#222222" fo:font-size="10pt" style:font-size-asian="10pt" style:font-size-complex="10pt"/>
    </style:style>
    <style:style style:name="T34_19" style:family="text">
      <style:text-properties fo:background-color="#ffff00" fo:color="#222222" fo:font-size="10pt" style:font-size-asian="10pt" style:font-size-complex="10pt"/>
    </style:style>
    <style:style style:name="T34_20" style:family="text">
      <style:text-properties fo:background-color="#ffff00" fo:color="#222222" fo:font-size="10pt" style:font-size-asian="10pt" style:font-size-complex="10pt"/>
    </style:style>
    <style:style style:name="T34_21" style:family="text">
      <style:text-properties fo:background-color="#ffff00" fo:color="#222222" fo:font-size="10pt" style:font-size-asian="10pt" style:font-size-complex="10pt"/>
    </style:style>
    <style:style style:name="T34_22" style:family="text">
      <style:text-properties fo:background-color="#ffff00" fo:color="#222222" fo:font-size="10pt" style:font-size-asian="10pt" style:font-size-complex="10pt"/>
    </style:style>
    <style:style style:name="T34_23" style:family="text">
      <style:text-properties fo:background-color="#ffff00" fo:color="#222222" fo:font-size="10pt" style:font-size-asian="10pt" style:font-size-complex="10pt"/>
    </style:style>
    <style:style style:name="T34_24" style:family="text">
      <style:text-properties fo:background-color="#ffff00" fo:color="#222222" fo:font-size="10pt" style:font-size-asian="10pt" style:font-size-complex="10pt"/>
    </style:style>
    <style:style style:name="T34_25" style:family="text">
      <style:text-properties fo:background-color="#ffff00" fo:color="#222222" fo:font-size="10pt" style:font-size-asian="10pt" style:font-size-complex="10pt"/>
    </style:style>
    <style:style style:name="T34_26" style:family="text">
      <style:text-properties fo:background-color="#ffff00" fo:color="#222222" fo:font-size="10pt" style:font-size-asian="10pt" style:font-size-complex="10pt"/>
    </style:style>
    <style:style style:name="T34_27" style:family="text">
      <style:text-properties fo:background-color="#ffff00" fo:color="#222222" fo:font-size="10pt" style:font-size-asian="10pt" style:font-size-complex="10pt"/>
    </style:style>
    <style:style style:name="T34_28" style:family="text">
      <style:text-properties fo:background-color="#ffff00" fo:color="#222222" fo:font-size="10pt" style:font-size-asian="10pt" style:font-size-complex="10pt"/>
    </style:style>
    <style:style style:name="T34_29" style:family="text">
      <style:text-properties fo:background-color="#ffff00" fo:color="#222222" fo:font-size="10pt" style:font-size-asian="10pt" style:font-size-complex="10pt"/>
    </style:style>
    <style:style style:name="T34_30" style:family="text">
      <style:text-properties fo:background-color="#ffff00" fo:color="#222222" fo:font-size="10pt" style:font-size-asian="10pt" style:font-size-complex="10pt"/>
    </style:style>
    <style:style style:name="T34_31" style:family="text">
      <style:text-properties fo:background-color="#ffff00" fo:color="#222222" fo:font-size="10pt" style:font-size-asian="10pt" style:font-size-complex="10pt"/>
    </style:style>
    <style:style style:name="T34_32" style:family="text">
      <style:text-properties fo:background-color="#ffff00" fo:color="#222222" fo:font-size="10pt" style:font-size-asian="10pt" style:font-size-complex="10pt"/>
    </style:style>
    <style:style style:name="T34_33" style:family="text">
      <style:text-properties fo:background-color="#ffff00" fo:color="#222222" fo:font-size="10pt" style:font-size-asian="10pt" style:font-size-complex="10pt"/>
    </style:style>
    <style:style style:name="T34_34" style:family="text">
      <style:text-properties fo:background-color="#ffff00" fo:color="#222222" fo:font-size="10pt" style:font-size-asian="10pt" style:font-size-complex="10pt"/>
    </style:style>
    <style:style style:name="T34_35" style:family="text">
      <style:text-properties fo:background-color="#ffff00" fo:color="#222222" fo:font-size="10pt" style:font-size-asian="10pt" style:font-size-complex="10pt"/>
    </style:style>
    <style:style style:name="T34_36" style:family="text">
      <style:text-properties fo:background-color="#ffff00" fo:color="#222222" fo:font-size="10pt" style:font-size-asian="10pt" style:font-size-complex="10pt"/>
    </style:style>
    <style:style style:name="T34_37" style:family="text">
      <style:text-properties fo:background-color="#ffff00" fo:color="#222222" fo:font-size="10pt" style:font-size-asian="10pt" style:font-size-complex="10pt"/>
    </style:style>
    <style:style style:name="T34_38" style:family="text">
      <style:text-properties fo:background-color="#ffff00" fo:color="#222222" fo:font-size="10pt" style:font-size-asian="10pt" style:font-size-complex="10pt"/>
    </style:style>
    <style:style style:name="T34_39" style:family="text">
      <style:text-properties fo:background-color="#ffff00" fo:color="#222222" fo:font-size="10pt" style:font-size-asian="10pt" style:font-size-complex="10pt"/>
    </style:style>
    <style:style style:name="T34_40" style:family="text">
      <style:text-properties fo:background-color="#ffff00" fo:color="#222222" fo:font-size="10pt" style:font-size-asian="10pt" style:font-size-complex="10pt"/>
    </style:style>
    <style:style style:name="T34_41" style:family="text">
      <style:text-properties fo:background-color="#ffff00" fo:color="#222222" fo:font-size="10pt" style:font-size-asian="10pt" style:font-size-complex="10pt"/>
    </style:style>
    <style:style style:name="T34_42" style:family="text">
      <style:text-properties fo:background-color="#ffff00" fo:color="#222222" fo:font-size="10pt" style:font-size-asian="10pt" style:font-size-complex="10pt"/>
    </style:style>
    <style:style style:name="T34_43" style:family="text">
      <style:text-properties fo:background-color="#ffff00" fo:color="#222222" fo:font-size="10pt" style:font-size-asian="10pt" style:font-size-complex="10pt"/>
    </style:style>
    <style:style style:name="T34_44" style:family="text">
      <style:text-properties fo:background-color="#ffff00" fo:color="#222222" fo:font-size="10pt" style:font-size-asian="10pt" style:font-size-complex="10pt"/>
    </style:style>
    <style:style style:name="T34_45" style:family="text">
      <style:text-properties fo:background-color="#ffff00" fo:color="#222222" fo:font-size="10pt" style:font-size-asian="10pt" style:font-size-complex="10pt"/>
    </style:style>
    <style:style style:name="T34_46" style:family="text">
      <style:text-properties fo:background-color="#ffff00" fo:color="#222222" fo:font-size="10pt" style:font-size-asian="10pt" style:font-size-complex="10pt"/>
    </style:style>
    <style:style style:name="T34_47" style:family="text">
      <style:text-properties fo:background-color="#ffff00" fo:color="#222222" fo:font-size="10pt" style:font-size-asian="10pt" style:font-size-complex="10pt"/>
    </style:style>
    <style:style style:name="T34_48" style:family="text">
      <style:text-properties fo:background-color="#ffff00" fo:color="#222222" fo:font-size="10pt" style:font-size-asian="10pt" style:font-size-complex="10pt"/>
    </style:style>
    <style:style style:name="T34_49" style:family="text">
      <style:text-properties fo:background-color="#ffff00" fo:color="#222222" fo:font-size="10pt" style:font-size-asian="10pt" style:font-size-complex="10pt"/>
    </style:style>
    <style:style style:name="T34_50" style:family="text">
      <style:text-properties fo:background-color="#ffff00" fo:color="#222222" fo:font-size="10pt" style:font-size-asian="10pt" style:font-size-complex="10pt"/>
    </style:style>
    <style:style style:name="T34_51" style:family="text">
      <style:text-properties fo:background-color="#ffff00" fo:color="#222222" fo:font-size="10pt" style:font-size-asian="10pt" style:font-size-complex="10pt"/>
    </style:style>
    <style:style style:name="T34_52" style:family="text">
      <style:text-properties fo:background-color="#ffff00" fo:color="#222222" fo:font-size="10pt" style:font-size-asian="10pt" style:font-size-complex="10pt"/>
    </style:style>
    <style:style style:name="T34_53" style:family="text">
      <style:text-properties fo:background-color="#ffff00" fo:color="#222222" fo:font-size="10pt" style:font-size-asian="10pt" style:font-size-complex="10pt"/>
    </style:style>
    <style:style style:name="T34_54" style:family="text">
      <style:text-properties fo:background-color="#ffff00" fo:color="#222222" fo:font-size="10pt" style:font-size-asian="10pt" style:font-size-complex="10pt"/>
    </style:style>
    <style:style style:name="T34_55" style:family="text">
      <style:text-properties fo:background-color="#ffff00" fo:color="#222222" fo:font-size="10pt" style:font-size-asian="10pt" style:font-size-complex="10pt"/>
    </style:style>
    <style:style style:name="T34_56" style:family="text">
      <style:text-properties fo:background-color="#ffff00" fo:color="#222222" fo:font-size="10pt" style:font-size-asian="10pt" style:font-size-complex="10pt"/>
    </style:style>
    <style:style style:name="T34_57" style:family="text">
      <style:text-properties fo:background-color="#ffff00" fo:color="#222222" fo:font-size="10pt" style:font-size-asian="10pt" style:font-size-complex="10pt"/>
    </style:style>
    <style:style style:name="T34_58" style:family="text">
      <style:text-properties fo:background-color="#ffff00" fo:color="#222222" fo:font-size="10pt" style:font-size-asian="10pt" style:font-size-complex="10pt"/>
    </style:style>
    <style:style style:name="T34_59" style:family="text">
      <style:text-properties fo:background-color="#ffff00" fo:color="#222222" fo:font-size="10pt" style:font-size-asian="10pt" style:font-size-complex="10pt"/>
    </style:style>
    <style:style style:name="T34_60" style:family="text">
      <style:text-properties fo:background-color="#ffff00" fo:color="#222222" fo:font-size="10pt" style:font-size-asian="10pt" style:font-size-complex="10pt"/>
    </style:style>
    <style:style style:name="T34_61" style:family="text">
      <style:text-properties fo:background-color="#ffff00" fo:color="#222222" fo:font-size="10pt" style:font-size-asian="10pt" style:font-size-complex="10pt"/>
    </style:style>
    <style:style style:name="T34_62" style:family="text">
      <style:text-properties fo:background-color="#ffff00" fo:color="#222222" fo:font-size="10pt" style:font-size-asian="10pt" style:font-size-complex="10pt"/>
    </style:style>
    <style:style style:name="T34_63" style:family="text">
      <style:text-properties fo:background-color="#ffff00" fo:color="#222222" fo:font-size="10pt" style:font-size-asian="10pt" style:font-size-complex="10pt"/>
    </style:style>
    <style:style style:name="T34_64" style:family="text">
      <style:text-properties fo:background-color="#ffff00" fo:color="#222222" fo:font-size="10pt" style:font-size-asian="10pt" style:font-size-complex="10pt"/>
    </style:style>
    <style:style style:name="T34_65" style:family="text">
      <style:text-properties fo:background-color="#ffff00" fo:color="#222222" fo:font-size="10pt" style:font-size-asian="10pt" style:font-size-complex="10pt"/>
    </style:style>
    <style:style style:name="T34_66" style:family="text">
      <style:text-properties fo:background-color="#ffff00" fo:color="#222222" fo:font-size="10pt" style:font-size-asian="10pt" style:font-size-complex="10pt"/>
    </style:style>
    <style:style style:name="T34_67" style:family="text">
      <style:text-properties fo:background-color="#ffff00" fo:color="#222222" fo:font-size="10pt" style:font-size-asian="10pt" style:font-size-complex="10pt"/>
    </style:style>
    <style:style style:name="T34_68" style:family="text">
      <style:text-properties fo:background-color="#ffff00" fo:color="#222222" fo:font-size="10pt" style:font-size-asian="10pt" style:font-size-complex="10pt"/>
    </style:style>
    <style:style style:name="T34_69" style:family="text">
      <style:text-properties fo:background-color="#ffff00" fo:color="#222222" fo:font-size="10pt" style:font-size-asian="10pt" style:font-size-complex="10pt"/>
    </style:style>
    <style:style style:name="T34_70" style:family="text">
      <style:text-properties fo:background-color="#ffff00" fo:color="#222222" fo:font-size="10pt" style:font-size-asian="10pt" style:font-size-complex="10pt"/>
    </style:style>
    <style:style style:name="T34_71" style:family="text">
      <style:text-properties fo:background-color="#ffff00" fo:color="#222222" fo:font-size="10pt" style:font-size-asian="10pt" style:font-size-complex="10pt"/>
    </style:style>
    <style:style style:name="T34_72" style:family="text">
      <style:text-properties fo:background-color="#ffff00" fo:color="#222222" fo:font-size="10pt" style:font-size-asian="10pt" style:font-size-complex="10pt"/>
    </style:style>
    <style:style style:name="T34_73" style:family="text">
      <style:text-properties fo:background-color="#ffff00" fo:color="#222222" fo:font-size="10pt" style:font-size-asian="10pt" style:font-size-complex="10pt"/>
    </style:style>
    <style:style style:name="T34_74" style:family="text">
      <style:text-properties fo:background-color="#ffff00" fo:color="#222222" fo:font-size="10pt" style:font-size-asian="10pt" style:font-size-complex="10pt"/>
    </style:style>
    <style:style style:name="T34_75" style:family="text">
      <style:text-properties fo:background-color="#ffff00" fo:color="#222222" fo:font-size="10pt" style:font-size-asian="10pt" style:font-size-complex="10pt"/>
    </style:style>
    <style:style style:name="T34_76" style:family="text">
      <style:text-properties fo:background-color="#ffff00" fo:color="#222222" fo:font-size="10pt" style:font-size-asian="10pt" style:font-size-complex="10pt"/>
    </style:style>
    <style:style style:name="T34_77" style:family="text">
      <style:text-properties fo:background-color="#ffff00" fo:color="#222222" fo:font-size="10pt" style:font-size-asian="10pt" style:font-size-complex="10pt"/>
    </style:style>
    <style:style style:name="T34_78" style:family="text">
      <style:text-properties fo:background-color="#ffff00" fo:color="#222222" fo:font-size="10pt" style:font-size-asian="10pt" style:font-size-complex="10pt"/>
    </style:style>
    <style:style style:name="T34_79" style:family="text">
      <style:text-properties fo:background-color="#ffff00" fo:color="#222222" fo:font-size="10pt" style:font-size-asian="10pt" style:font-size-complex="10pt"/>
    </style:style>
    <style:style style:name="T34_80" style:family="text">
      <style:text-properties fo:background-color="#ffff00" fo:color="#222222" fo:font-size="10pt" style:font-size-asian="10pt" style:font-size-complex="10pt"/>
    </style:style>
    <style:style style:name="T34_81" style:family="text">
      <style:text-properties fo:background-color="#ffff00" fo:color="#222222" fo:font-size="10pt" style:font-size-asian="10pt" style:font-size-complex="10pt"/>
    </style:style>
    <style:style style:name="T34_82" style:family="text">
      <style:text-properties fo:background-color="#ffff00" fo:color="#222222" fo:font-size="10pt" style:font-size-asian="10pt" style:font-size-complex="10pt"/>
    </style:style>
    <style:style style:name="T34_83" style:family="text">
      <style:text-properties fo:background-color="#ffff00" fo:color="#222222" fo:font-size="10pt" style:font-size-asian="10pt" style:font-size-complex="10pt"/>
    </style:style>
    <style:style style:name="T34_84" style:family="text">
      <style:text-properties fo:background-color="#ffff00" fo:color="#222222" fo:font-size="10pt" style:font-size-asian="10pt" style:font-size-complex="10pt"/>
    </style:style>
    <style:style style:name="T34_85" style:family="text">
      <style:text-properties fo:background-color="#ffff00" fo:color="#222222" fo:font-size="10pt" style:font-size-asian="10pt" style:font-size-complex="10pt"/>
    </style:style>
    <style:style style:name="T34_86" style:family="text">
      <style:text-properties fo:background-color="#ffff00" fo:color="#222222" fo:font-size="10pt" style:font-size-asian="10pt" style:font-size-complex="10pt"/>
    </style:style>
    <style:style style:name="T34_87" style:family="text">
      <style:text-properties fo:background-color="#ffff00" fo:color="#222222" fo:font-size="10pt" style:font-size-asian="10pt" style:font-size-complex="10pt"/>
    </style:style>
    <style:style style:name="T34_88" style:family="text">
      <style:text-properties fo:background-color="#ffff00" fo:color="#222222" fo:font-size="10pt" style:font-size-asian="10pt" style:font-size-complex="10pt"/>
    </style:style>
    <style:style style:name="T34_89" style:family="text">
      <style:text-properties fo:background-color="#ffff00" fo:color="#222222" fo:font-size="10pt" style:font-size-asian="10pt" style:font-size-complex="10pt"/>
    </style:style>
    <style:style style:name="T34_90" style:family="text">
      <style:text-properties fo:background-color="#ffff00" fo:color="#222222" fo:font-size="10pt" style:font-size-asian="10pt" style:font-size-complex="10pt"/>
    </style:style>
    <style:style style:name="T34_91" style:family="text">
      <style:text-properties fo:background-color="#ffff00" fo:color="#222222" fo:font-size="10pt" style:font-size-asian="10pt" style:font-size-complex="10pt"/>
    </style:style>
    <style:style style:name="T34_92" style:family="text">
      <style:text-properties fo:background-color="#ffff00" fo:color="#222222" fo:font-size="10pt" style:font-size-asian="10pt" style:font-size-complex="10pt"/>
    </style:style>
    <style:style style:name="T34_93" style:family="text">
      <style:text-properties fo:background-color="#ffff00" fo:color="#222222" fo:font-size="10pt" style:font-size-asian="10pt" style:font-size-complex="10pt"/>
    </style:style>
    <style:style style:name="T34_94" style:family="text">
      <style:text-properties fo:background-color="#ffff00" fo:color="#222222" fo:font-size="10pt" style:font-size-asian="10pt" style:font-size-complex="10pt"/>
    </style:style>
    <style:style style:name="T34_95" style:family="text">
      <style:text-properties fo:background-color="#ffff00" fo:color="#222222" fo:font-size="10pt" style:font-size-asian="10pt" style:font-size-complex="10pt"/>
    </style:style>
    <style:style style:name="T34_96" style:family="text">
      <style:text-properties fo:background-color="#ffff00" fo:color="#222222" fo:font-size="10pt" style:font-size-asian="10pt" style:font-size-complex="10pt"/>
    </style:style>
    <style:style style:name="T34_97" style:family="text">
      <style:text-properties fo:background-color="#ffff00" fo:color="#222222" fo:font-size="10pt" style:font-size-asian="10pt" style:font-size-complex="10pt"/>
    </style:style>
    <style:style style:name="T34_98" style:family="text">
      <style:text-properties fo:background-color="#ffff00" fo:color="#222222" fo:font-size="10pt" style:font-size-asian="10pt" style:font-size-complex="10pt"/>
    </style:style>
    <style:style style:name="T34_99" style:family="text">
      <style:text-properties fo:background-color="#ffff00" fo:color="#222222" fo:font-size="10pt" style:font-size-asian="10pt" style:font-size-complex="10pt"/>
    </style:style>
    <style:style style:name="T34_100" style:family="text">
      <style:text-properties fo:background-color="#ffff00" fo:color="#222222" fo:font-size="10pt" style:font-size-asian="10pt" style:font-size-complex="10pt"/>
    </style:style>
    <style:style style:name="T34_101" style:family="text">
      <style:text-properties fo:background-color="#ffff00" fo:color="#222222" fo:font-size="10pt" style:font-size-asian="10pt" style:font-size-complex="10pt"/>
    </style:style>
    <style:style style:name="T34_102" style:family="text">
      <style:text-properties fo:background-color="#ffff00" fo:color="#222222" fo:font-size="10pt" style:font-size-asian="10pt" style:font-size-complex="10pt"/>
    </style:style>
    <style:style style:name="T34_103" style:family="text">
      <style:text-properties fo:background-color="#ffff00" fo:color="#222222" fo:font-size="10pt" style:font-size-asian="10pt" style:font-size-complex="10pt"/>
    </style:style>
    <style:style style:name="T34_104" style:family="text">
      <style:text-properties fo:background-color="#ffff00" fo:color="#222222" fo:font-size="10pt" style:font-size-asian="10pt" style:font-size-complex="10pt"/>
    </style:style>
    <style:style style:name="T34_105" style:family="text">
      <style:text-properties fo:background-color="#ffff00" fo:color="#222222" fo:font-size="10pt" style:font-size-asian="10pt" style:font-size-complex="10pt"/>
    </style:style>
    <style:style style:name="T34_106" style:family="text">
      <style:text-properties fo:background-color="#ffff00" fo:color="#222222" fo:font-size="10pt" style:font-size-asian="10pt" style:font-size-complex="10pt"/>
    </style:style>
    <style:style style:name="T34_107" style:family="text">
      <style:text-properties fo:background-color="#ffff00" fo:color="#222222" fo:font-size="10pt" style:font-size-asian="10pt" style:font-size-complex="10pt"/>
    </style:style>
    <style:style style:name="T34_108" style:family="text">
      <style:text-properties fo:background-color="#ffff00" fo:color="#222222" fo:font-size="10pt" style:font-size-asian="10pt" style:font-size-complex="10pt"/>
    </style:style>
    <style:style style:name="T34_109" style:family="text">
      <style:text-properties fo:background-color="#ffff00" fo:color="#222222" fo:font-size="10pt" style:font-size-asian="10pt" style:font-size-complex="10pt"/>
    </style:style>
    <style:style style:name="T34_110" style:family="text">
      <style:text-properties fo:background-color="#ffff00" fo:color="#222222" fo:font-size="10pt" style:font-size-asian="10pt" style:font-size-complex="10pt"/>
    </style:style>
    <style:style style:name="T34_111" style:family="text">
      <style:text-properties fo:background-color="#ffff00" fo:color="#222222" fo:font-size="10pt" style:font-size-asian="10pt" style:font-size-complex="10pt"/>
    </style:style>
    <style:style style:name="T34_112" style:family="text">
      <style:text-properties fo:background-color="#ffff00" fo:color="#222222" fo:font-size="10pt" style:font-size-asian="10pt" style:font-size-complex="10pt"/>
    </style:style>
    <style:style style:name="T34_113" style:family="text">
      <style:text-properties fo:background-color="#ffff00" fo:color="#222222" fo:font-size="10pt" style:font-size-asian="10pt" style:font-size-complex="10pt"/>
    </style:style>
    <style:style style:name="T34_114" style:family="text">
      <style:text-properties fo:background-color="#ffff00" fo:color="#222222" fo:font-size="10pt" style:font-size-asian="10pt" style:font-size-complex="10pt"/>
    </style:style>
    <style:style style:name="T34_115" style:family="text">
      <style:text-properties fo:background-color="#ffff00" fo:color="#222222" fo:font-size="10pt" style:font-size-asian="10pt" style:font-size-complex="10pt"/>
    </style:style>
    <style:style style:name="T34_116" style:family="text">
      <style:text-properties fo:background-color="#ffff00" fo:color="#222222" fo:font-size="10pt" style:font-size-asian="10pt" style:font-size-complex="10pt"/>
    </style:style>
    <style:style style:name="T34_117" style:family="text">
      <style:text-properties fo:background-color="#ffff00" fo:color="#222222" fo:font-size="10pt" style:font-size-asian="10pt" style:font-size-complex="10pt"/>
    </style:style>
    <style:style style:name="T34_118" style:family="text">
      <style:text-properties fo:background-color="#ffff00" fo:color="#222222" fo:font-size="10pt" style:font-size-asian="10pt" style:font-size-complex="10pt"/>
    </style:style>
    <style:style style:name="T34_119" style:family="text">
      <style:text-properties fo:background-color="#ffff00" fo:color="#222222" fo:font-size="10pt" style:font-size-asian="10pt" style:font-size-complex="10pt"/>
    </style:style>
    <style:style style:name="T34_120" style:family="text">
      <style:text-properties fo:background-color="#ffff00" fo:color="#222222" fo:font-size="10pt" style:font-size-asian="10pt" style:font-size-complex="10pt"/>
    </style:style>
    <style:style style:name="T34_121" style:family="text">
      <style:text-properties fo:background-color="#ffff00" fo:color="#222222" fo:font-size="10pt" style:font-size-asian="10pt" style:font-size-complex="10pt"/>
    </style:style>
    <style:style style:name="T34_122" style:family="text">
      <style:text-properties fo:background-color="#ffff00" fo:color="#222222" fo:font-size="10pt" style:font-size-asian="10pt" style:font-size-complex="10pt"/>
    </style:style>
    <style:style style:name="T34_123" style:family="text">
      <style:text-properties fo:background-color="#ffff00" fo:color="#222222" fo:font-size="10pt" style:font-size-asian="10pt" style:font-size-complex="10pt"/>
    </style:style>
    <style:style style:name="T34_124" style:family="text">
      <style:text-properties fo:background-color="#ffff00" fo:color="#222222" fo:font-size="10pt" style:font-size-asian="10pt" style:font-size-complex="10pt"/>
    </style:style>
    <style:style style:name="T34_125" style:family="text">
      <style:text-properties fo:background-color="#ffff00" fo:color="#222222" fo:font-size="10pt" style:font-size-asian="10pt" style:font-size-complex="10pt"/>
    </style:style>
    <style:style style:name="T34_126" style:family="text">
      <style:text-properties fo:background-color="#ffff00" fo:color="#222222" fo:font-size="10pt" style:font-size-asian="10pt" style:font-size-complex="10pt"/>
    </style:style>
    <style:style style:name="T34_127" style:family="text">
      <style:text-properties fo:background-color="#ffff00" fo:color="#222222" fo:font-size="10pt" style:font-size-asian="10pt" style:font-size-complex="10pt"/>
    </style:style>
    <style:style style:name="T34_128" style:family="text">
      <style:text-properties fo:background-color="#ffff00" fo:color="#222222" fo:font-size="10pt" style:font-size-asian="10pt" style:font-size-complex="10pt"/>
    </style:style>
    <style:style style:name="T34_129" style:family="text">
      <style:text-properties fo:background-color="#ffff00" fo:color="#222222" fo:font-size="10pt" style:font-size-asian="10pt" style:font-size-complex="10pt"/>
    </style:style>
    <style:style style:name="T34_130" style:family="text">
      <style:text-properties fo:background-color="#ffff00" fo:color="#222222" fo:font-size="10pt" style:font-size-asian="10pt" style:font-size-complex="10pt"/>
    </style:style>
    <style:style style:name="T34_131" style:family="text">
      <style:text-properties fo:background-color="#ffff00" fo:color="#222222" fo:font-size="10pt" style:font-size-asian="10pt" style:font-size-complex="10pt"/>
    </style:style>
    <style:style style:name="T34_132" style:family="text">
      <style:text-properties fo:background-color="#ffff00" fo:color="#222222" fo:font-size="10pt" style:font-size-asian="10pt" style:font-size-complex="10pt"/>
    </style:style>
    <style:style style:name="T34_133" style:family="text">
      <style:text-properties fo:background-color="#ffff00" fo:color="#222222" fo:font-size="10pt" style:font-size-asian="10pt" style:font-size-complex="10pt"/>
    </style:style>
    <style:style style:name="T34_134" style:family="text">
      <style:text-properties fo:background-color="#ffff00" fo:color="#222222" fo:font-size="10pt" style:font-size-asian="10pt" style:font-size-complex="10pt"/>
    </style:style>
    <style:style style:name="T34_135" style:family="text">
      <style:text-properties fo:background-color="#ffff00" fo:color="#222222" fo:font-size="10pt" style:font-size-asian="10pt" style:font-size-complex="10pt"/>
    </style:style>
    <style:style style:name="T34_136" style:family="text">
      <style:text-properties fo:background-color="#ffff00" fo:color="#222222" fo:font-size="10pt" style:font-size-asian="10pt" style:font-size-complex="10pt"/>
    </style:style>
    <style:style style:name="T34_137" style:family="text">
      <style:text-properties fo:background-color="#ffff00" fo:color="#222222" fo:font-size="10pt" style:font-size-asian="10pt" style:font-size-complex="10pt"/>
    </style:style>
    <style:style style:name="T34_138" style:family="text">
      <style:text-properties fo:background-color="#ffff00" fo:color="#222222" fo:font-size="10pt" style:font-size-asian="10pt" style:font-size-complex="10pt"/>
    </style:style>
    <style:style style:name="T34_139" style:family="text">
      <style:text-properties fo:background-color="#ffff00" fo:color="#222222" fo:font-size="10pt" style:font-size-asian="10pt" style:font-size-complex="10pt"/>
    </style:style>
    <style:style style:name="T34_140" style:family="text">
      <style:text-properties fo:background-color="#ffff00" fo:color="#222222" fo:font-size="10pt" style:font-size-asian="10pt" style:font-size-complex="10pt"/>
    </style:style>
    <style:style style:name="T34_141" style:family="text">
      <style:text-properties fo:background-color="#ffff00" fo:color="#222222" fo:font-size="10pt" style:font-size-asian="10pt" style:font-size-complex="10pt"/>
    </style:style>
    <style:style style:name="T34_142" style:family="text">
      <style:text-properties fo:background-color="#ffff00" fo:color="#222222" fo:font-size="10pt" style:font-size-asian="10pt" style:font-size-complex="10pt"/>
    </style:style>
    <style:style style:name="T34_143" style:family="text">
      <style:text-properties fo:background-color="#ffff00" fo:color="#222222" fo:font-size="10pt" style:font-size-asian="10pt" style:font-size-complex="10pt"/>
    </style:style>
    <style:style style:name="T34_144" style:family="text">
      <style:text-properties fo:background-color="#ffff00" fo:color="#222222" fo:font-size="10pt" style:font-size-asian="10pt" style:font-size-complex="10pt"/>
    </style:style>
    <style:style style:name="T34_145" style:family="text">
      <style:text-properties fo:background-color="#ffff00" fo:color="#222222" fo:font-size="10pt" style:font-size-asian="10pt" style:font-size-complex="10pt"/>
    </style:style>
    <style:style style:name="T34_146" style:family="text">
      <style:text-properties fo:background-color="#ffff00" fo:color="#222222" fo:font-size="10pt" style:font-size-asian="10pt" style:font-size-complex="10pt"/>
    </style:style>
    <style:style style:name="T34_147" style:family="text">
      <style:text-properties fo:background-color="#ffff00" fo:color="#222222" fo:font-size="10pt" style:font-size-asian="10pt" style:font-size-complex="10pt"/>
    </style:style>
    <style:style style:name="T34_148" style:family="text">
      <style:text-properties fo:background-color="#ffff00" fo:color="#222222" fo:font-size="10pt" style:font-size-asian="10pt" style:font-size-complex="10pt"/>
    </style:style>
    <style:style style:name="T34_149" style:family="text">
      <style:text-properties fo:background-color="#ffff00" fo:color="#222222" fo:font-size="10pt" style:font-size-asian="10pt" style:font-size-complex="10pt"/>
    </style:style>
    <style:style style:name="T34_150" style:family="text">
      <style:text-properties fo:background-color="#ffff00" fo:color="#222222" fo:font-size="10pt" style:font-size-asian="10pt" style:font-size-complex="10pt"/>
    </style:style>
    <style:style style:name="T34_151" style:family="text">
      <style:text-properties fo:background-color="#ffff00" fo:color="#222222" fo:font-size="10pt" style:font-size-asian="10pt" style:font-size-complex="10pt"/>
    </style:style>
    <style:style style:name="T34_152" style:family="text">
      <style:text-properties fo:background-color="#ffff00" fo:color="#222222" fo:font-size="10pt" style:font-size-asian="10pt" style:font-size-complex="10pt"/>
    </style:style>
    <style:style style:name="T34_153" style:family="text">
      <style:text-properties fo:background-color="#ffff00" fo:color="#222222" fo:font-size="10pt" style:font-size-asian="10pt" style:font-size-complex="10pt"/>
    </style:style>
    <style:style style:name="T34_154" style:family="text">
      <style:text-properties fo:background-color="#ffff00" fo:color="#222222" fo:font-size="10pt" style:font-size-asian="10pt" style:font-size-complex="10pt"/>
    </style:style>
    <style:style style:name="T34_155" style:family="text">
      <style:text-properties fo:background-color="#ffff00" fo:color="#222222" fo:font-size="10pt" style:font-size-asian="10pt" style:font-size-complex="10pt"/>
    </style:style>
    <style:style style:name="T34_156" style:family="text">
      <style:text-properties fo:background-color="#ffff00" fo:color="#222222" fo:font-size="10pt" style:font-size-asian="10pt" style:font-size-complex="10pt"/>
    </style:style>
    <style:style style:name="T34_157" style:family="text">
      <style:text-properties fo:background-color="#ffff00" fo:color="#222222" fo:font-size="10pt" style:font-size-asian="10pt" style:font-size-complex="10pt"/>
    </style:style>
    <style:style style:name="T34_158" style:family="text">
      <style:text-properties fo:background-color="#ffff00" fo:color="#222222" fo:font-size="10pt" style:font-size-asian="10pt" style:font-size-complex="10pt"/>
    </style:style>
    <style:style style:name="T34_159" style:family="text">
      <style:text-properties fo:background-color="#ffff00" fo:color="#222222" fo:font-size="10pt" style:font-size-asian="10pt" style:font-size-complex="10pt"/>
    </style:style>
    <style:style style:name="T34_160" style:family="text">
      <style:text-properties fo:background-color="#ffff00" fo:color="#222222" fo:font-size="10pt" style:font-size-asian="10pt" style:font-size-complex="10pt"/>
    </style:style>
    <style:style style:name="T34_161" style:family="text">
      <style:text-properties fo:background-color="#ffff00" fo:color="#222222" fo:font-size="10pt" style:font-size-asian="10pt" style:font-size-complex="10pt"/>
    </style:style>
    <style:style style:name="T34_162" style:family="text">
      <style:text-properties fo:background-color="#ffff00" fo:color="#222222" fo:font-size="10pt" style:font-size-asian="10pt" style:font-size-complex="10pt"/>
    </style:style>
    <style:style style:name="T34_163" style:family="text">
      <style:text-properties fo:background-color="#ffff00" fo:color="#222222" fo:font-size="10pt" style:font-size-asian="10pt" style:font-size-complex="10pt"/>
    </style:style>
    <style:style style:name="T34_164" style:family="text">
      <style:text-properties fo:background-color="#ffff00" fo:color="#222222" fo:font-size="10pt" style:font-size-asian="10pt" style:font-size-complex="10pt"/>
    </style:style>
    <style:style style:name="T34_165" style:family="text">
      <style:text-properties fo:background-color="#ffff00" fo:color="#222222" fo:font-size="10pt" style:font-size-asian="10pt" style:font-size-complex="10pt"/>
    </style:style>
    <style:style style:name="T34_166" style:family="text">
      <style:text-properties fo:background-color="#ffff00" fo:color="#222222" fo:font-size="10pt" style:font-size-asian="10pt" style:font-size-complex="10pt"/>
    </style:style>
    <style:style style:name="T34_167" style:family="text">
      <style:text-properties fo:background-color="#ffff00" fo:color="#222222" fo:font-size="10pt" style:font-size-asian="10pt" style:font-size-complex="10pt"/>
    </style:style>
    <style:style style:name="T34_168" style:family="text">
      <style:text-properties fo:background-color="#ffff00" fo:color="#222222" fo:font-size="10pt" style:font-size-asian="10pt" style:font-size-complex="10pt"/>
    </style:style>
    <style:style style:name="T34_169" style:family="text">
      <style:text-properties fo:background-color="#ffff00" fo:color="#222222" fo:font-size="10pt" style:font-size-asian="10pt" style:font-size-complex="10pt"/>
    </style:style>
    <style:style style:name="T34_170" style:family="text">
      <style:text-properties fo:background-color="#ffff00" fo:color="#222222" fo:font-size="10pt" style:font-size-asian="10pt" style:font-size-complex="10pt"/>
    </style:style>
    <style:style style:name="T34_171" style:family="text">
      <style:text-properties fo:background-color="#ffff00" fo:color="#222222" fo:font-size="10pt" style:font-size-asian="10pt" style:font-size-complex="10pt"/>
    </style:style>
    <style:style style:name="T34_172" style:family="text">
      <style:text-properties fo:background-color="#ffff00" fo:color="#222222" fo:font-size="10pt" style:font-size-asian="10pt" style:font-size-complex="10pt"/>
    </style:style>
    <style:style style:name="T34_173" style:family="text">
      <style:text-properties fo:background-color="#ffff00" fo:color="#222222" fo:font-size="10pt" style:font-size-asian="10pt" style:font-size-complex="10pt"/>
    </style:style>
    <style:style style:name="T34_174" style:family="text">
      <style:text-properties fo:background-color="#ffff00" fo:color="#222222" fo:font-size="10pt" style:font-size-asian="10pt" style:font-size-complex="10pt"/>
    </style:style>
    <style:style style:name="T34_175" style:family="text">
      <style:text-properties fo:background-color="#ffff00" fo:color="#222222" fo:font-size="10pt" style:font-size-asian="10pt" style:font-size-complex="10pt"/>
    </style:style>
    <style:style style:name="T34_176" style:family="text">
      <style:text-properties fo:background-color="#ffff00" fo:color="#222222" fo:font-size="10pt" style:font-size-asian="10pt" style:font-size-complex="10pt"/>
    </style:style>
    <style:style style:name="T34_177" style:family="text">
      <style:text-properties fo:background-color="#ffff00" fo:color="#222222" fo:font-size="10pt" style:font-size-asian="10pt" style:font-size-complex="10pt"/>
    </style:style>
    <style:style style:name="T34_178" style:family="text">
      <style:text-properties fo:background-color="#ffff00" fo:color="#222222" fo:font-size="10pt" style:font-size-asian="10pt" style:font-size-complex="10pt"/>
    </style:style>
    <style:style style:name="T34_179" style:family="text">
      <style:text-properties fo:background-color="#ffff00" fo:color="#222222" fo:font-size="10pt" style:font-size-asian="10pt" style:font-size-complex="10pt"/>
    </style:style>
    <style:style style:name="T34_180" style:family="text">
      <style:text-properties fo:background-color="#ffff00" fo:color="#222222" fo:font-size="10pt" style:font-size-asian="10pt" style:font-size-complex="10pt"/>
    </style:style>
    <style:style style:name="T34_181" style:family="text">
      <style:text-properties fo:background-color="#ffff00" fo:color="#222222" fo:font-size="10pt" style:font-size-asian="10pt" style:font-size-complex="10pt"/>
    </style:style>
    <style:style style:name="T34_182" style:family="text">
      <style:text-properties fo:background-color="#ffff00" fo:color="#222222" fo:font-size="10pt" style:font-size-asian="10pt" style:font-size-complex="10pt"/>
    </style:style>
    <style:style style:name="T34_183" style:family="text">
      <style:text-properties fo:background-color="#ffff00" fo:color="#222222" fo:font-size="10pt" style:font-size-asian="10pt" style:font-size-complex="10pt"/>
    </style:style>
    <style:style style:name="T34_184" style:family="text">
      <style:text-properties fo:background-color="#ffff00" fo:color="#222222" fo:font-size="10pt" style:font-size-asian="10pt" style:font-size-complex="10pt"/>
    </style:style>
    <style:style style:name="T34_185" style:family="text">
      <style:text-properties fo:background-color="#ffff00" fo:color="#222222" fo:font-size="10pt" style:font-size-asian="10pt" style:font-size-complex="10pt"/>
    </style:style>
    <style:style style:name="T34_186" style:family="text">
      <style:text-properties fo:background-color="#ffff00" fo:color="#222222" fo:font-size="10pt" style:font-size-asian="10pt" style:font-size-complex="10pt"/>
    </style:style>
    <style:style style:name="T34_187" style:family="text">
      <style:text-properties fo:background-color="#ffff00" fo:color="#222222" fo:font-size="10pt" style:font-size-asian="10pt" style:font-size-complex="10pt"/>
    </style:style>
    <style:style style:name="T34_188" style:family="text">
      <style:text-properties fo:background-color="#ffff00" fo:color="#222222" fo:font-size="10pt" style:font-size-asian="10pt" style:font-size-complex="10pt"/>
    </style:style>
    <style:style style:name="T34_189" style:family="text">
      <style:text-properties fo:background-color="#ffff00" fo:color="#222222" fo:font-size="10pt" style:font-size-asian="10pt" style:font-size-complex="10pt"/>
    </style:style>
    <style:style style:name="T34_190" style:family="text">
      <style:text-properties fo:background-color="#ffff00" fo:color="#222222" fo:font-size="10pt" style:font-size-asian="10pt" style:font-size-complex="10pt"/>
    </style:style>
    <style:style style:name="T34_191" style:family="text">
      <style:text-properties fo:background-color="#ffff00" fo:color="#222222" fo:font-size="10pt" style:font-size-asian="10pt" style:font-size-complex="10pt"/>
    </style:style>
    <style:style style:name="T34_192" style:family="text">
      <style:text-properties fo:background-color="#ffff00" fo:color="#222222" fo:font-size="10pt" style:font-size-asian="10pt" style:font-size-complex="10pt"/>
    </style:style>
    <style:style style:name="T34_193" style:family="text">
      <style:text-properties fo:background-color="#ffff00" fo:color="#222222" fo:font-size="10pt" style:font-size-asian="10pt" style:font-size-complex="10pt"/>
    </style:style>
    <style:style style:name="T34_194" style:family="text">
      <style:text-properties fo:background-color="#ffff00" fo:color="#222222" fo:font-size="10pt" style:font-size-asian="10pt" style:font-size-complex="10pt"/>
    </style:style>
    <style:style style:name="T34_195" style:family="text">
      <style:text-properties fo:background-color="#ffff00" fo:color="#222222" fo:font-size="10pt" style:font-size-asian="10pt" style:font-size-complex="10pt"/>
    </style:style>
    <style:style style:name="T34_196" style:family="text">
      <style:text-properties fo:background-color="#ffff00" fo:color="#222222" fo:font-size="10pt" style:font-size-asian="10pt" style:font-size-complex="10pt"/>
    </style:style>
    <style:style style:name="T34_197" style:family="text">
      <style:text-properties fo:background-color="#ffff00" fo:color="#222222" fo:font-size="10pt" style:font-size-asian="10pt" style:font-size-complex="10pt"/>
    </style:style>
    <style:style style:name="T34_198" style:family="text">
      <style:text-properties fo:background-color="#ffff00" fo:color="#222222" fo:font-size="10pt" style:font-size-asian="10pt" style:font-size-complex="10pt"/>
    </style:style>
    <style:style style:name="T34_199" style:family="text">
      <style:text-properties fo:background-color="#ffff00" fo:color="#222222" fo:font-size="10pt" style:font-size-asian="10pt" style:font-size-complex="10pt"/>
    </style:style>
    <style:style style:name="T34_200" style:family="text">
      <style:text-properties fo:background-color="#ffff00" fo:color="#222222" fo:font-size="10pt" style:font-size-asian="10pt" style:font-size-complex="10pt"/>
    </style:style>
    <style:style style:name="T34_201" style:family="text">
      <style:text-properties fo:background-color="#ffff00" fo:color="#222222" fo:font-size="10pt" style:font-size-asian="10pt" style:font-size-complex="10pt"/>
    </style:style>
    <style:style style:name="T34_202" style:family="text">
      <style:text-properties fo:background-color="#ffff00" fo:color="#222222"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  <style:text-properties fo:background-color="#ffff00" fo:color="#222222"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00" fo:color="#222222" fo:font-size="10pt" style:font-size-asian="10pt" style:font-size-complex="10pt"/>
    </style:style>
    <style:style style:name="T36_2" style:family="text">
      <style:text-properties fo:background-color="#ffff00" fo:color="#222222" fo:font-size="10pt" style:font-size-asian="10pt" style:font-size-complex="10pt"/>
    </style:style>
    <style:style style:name="T36_3" style:family="text">
      <style:text-properties fo:background-color="#ffff00" fo:color="#222222" fo:font-size="10pt" style:font-size-asian="10pt" style:font-size-complex="10pt"/>
    </style:style>
    <style:style style:name="T36_4" style:family="text">
      <style:text-properties fo:background-color="#ffff00" fo:color="#222222" fo:font-size="10pt" style:font-size-asian="10pt" style:font-size-complex="10pt"/>
    </style:style>
    <style:style style:name="T36_5" style:family="text">
      <style:text-properties fo:background-color="#ffff00" fo:color="#222222" fo:font-size="10pt" style:font-size-asian="10pt" style:font-size-complex="10pt"/>
    </style:style>
    <style:style style:name="T36_6" style:family="text">
      <style:text-properties fo:background-color="#ffff00" fo:color="#222222" fo:font-size="10pt" style:font-size-asian="10pt" style:font-size-complex="10pt"/>
    </style:style>
    <style:style style:name="T36_7" style:family="text">
      <style:text-properties fo:background-color="#ffff00" fo:color="#222222" fo:font-size="10pt" style:font-size-asian="10pt" style:font-size-complex="10pt"/>
    </style:style>
    <style:style style:name="T36_8" style:family="text">
      <style:text-properties fo:background-color="#ffff00" fo:color="#222222" fo:font-size="10pt" style:font-size-asian="10pt" style:font-size-complex="10pt"/>
    </style:style>
    <style:style style:name="T36_9" style:family="text">
      <style:text-properties fo:background-color="#ffff00" fo:color="#222222" fo:font-size="10pt" style:font-size-asian="10pt" style:font-size-complex="10pt"/>
    </style:style>
    <style:style style:name="T36_10" style:family="text">
      <style:text-properties fo:background-color="#ffff00" fo:color="#222222" fo:font-size="10pt" style:font-size-asian="10pt" style:font-size-complex="10pt"/>
    </style:style>
    <style:style style:name="T36_11" style:family="text">
      <style:text-properties fo:background-color="#ffff00" fo:color="#222222" fo:font-size="10pt" style:font-size-asian="10pt" style:font-size-complex="10pt"/>
    </style:style>
    <style:style style:name="T36_12" style:family="text">
      <style:text-properties fo:background-color="#ffff00" fo:color="#222222" fo:font-size="10pt" style:font-size-asian="10pt" style:font-size-complex="10pt"/>
    </style:style>
    <style:style style:name="T36_13" style:family="text">
      <style:text-properties fo:background-color="#ffff00" fo:color="#222222" fo:font-size="10pt" style:font-size-asian="10pt" style:font-size-complex="10pt"/>
    </style:style>
    <style:style style:name="T36_14" style:family="text">
      <style:text-properties fo:background-color="#ffff00" fo:color="#222222" fo:font-size="10pt" style:font-size-asian="10pt" style:font-size-complex="10pt"/>
    </style:style>
    <style:style style:name="T36_15" style:family="text">
      <style:text-properties fo:background-color="#ffff00" fo:color="#222222" fo:font-size="10pt" style:font-size-asian="10pt" style:font-size-complex="10pt"/>
    </style:style>
    <style:style style:name="T36_16" style:family="text">
      <style:text-properties fo:background-color="#ffff00" fo:color="#222222" fo:font-size="10pt" style:font-size-asian="10pt" style:font-size-complex="10pt"/>
    </style:style>
    <style:style style:name="T36_17" style:family="text">
      <style:text-properties fo:background-color="#ffff00" fo:color="#222222" fo:font-size="10pt" style:font-size-asian="10pt" style:font-size-complex="10pt"/>
    </style:style>
    <style:style style:name="T36_18" style:family="text">
      <style:text-properties fo:background-color="#ffff00" fo:color="#222222" fo:font-size="10pt" style:font-size-asian="10pt" style:font-size-complex="10pt"/>
    </style:style>
    <style:style style:name="T36_19" style:family="text">
      <style:text-properties fo:background-color="#ffff00" fo:color="#222222" fo:font-size="10pt" style:font-size-asian="10pt" style:font-size-complex="10pt"/>
    </style:style>
    <style:style style:name="T36_20" style:family="text">
      <style:text-properties fo:background-color="#ffff00" fo:color="#222222" fo:font-size="10pt" style:font-size-asian="10pt" style:font-size-complex="10pt"/>
    </style:style>
    <style:style style:name="T36_21" style:family="text">
      <style:text-properties fo:background-color="#ffff00" fo:color="#222222" fo:font-size="10pt" style:font-size-asian="10pt" style:font-size-complex="10pt"/>
    </style:style>
    <style:style style:name="T36_22" style:family="text">
      <style:text-properties fo:background-color="#ffff00" fo:color="#222222" fo:font-size="10pt" style:font-size-asian="10pt" style:font-size-complex="10pt"/>
    </style:style>
    <style:style style:name="T36_23" style:family="text">
      <style:text-properties fo:background-color="#ffff00" fo:color="#222222" fo:font-size="10pt" style:font-size-asian="10pt" style:font-size-complex="10pt"/>
    </style:style>
    <style:style style:name="T36_24" style:family="text">
      <style:text-properties fo:background-color="#ffff00" fo:color="#222222" fo:font-size="10pt" style:font-size-asian="10pt" style:font-size-complex="10pt"/>
    </style:style>
    <style:style style:name="T36_25" style:family="text">
      <style:text-properties fo:background-color="#ffff00" fo:color="#222222" fo:font-size="10pt" style:font-size-asian="10pt" style:font-size-complex="10pt"/>
    </style:style>
    <style:style style:name="T36_26" style:family="text">
      <style:text-properties fo:background-color="#ffff00" fo:color="#222222" fo:font-size="10pt" style:font-size-asian="10pt" style:font-size-complex="10pt"/>
    </style:style>
    <style:style style:name="T36_27" style:family="text">
      <style:text-properties fo:background-color="#ffff00" fo:color="#222222" fo:font-size="10pt" style:font-size-asian="10pt" style:font-size-complex="10pt"/>
    </style:style>
    <style:style style:name="T36_28" style:family="text">
      <style:text-properties fo:background-color="#ffff00" fo:color="#222222" fo:font-size="10pt" style:font-size-asian="10pt" style:font-size-complex="10pt"/>
    </style:style>
    <style:style style:name="T36_29" style:family="text">
      <style:text-properties fo:background-color="#ffff00" fo:color="#222222" fo:font-size="10pt" style:font-size-asian="10pt" style:font-size-complex="10pt"/>
    </style:style>
    <style:style style:name="T36_30" style:family="text">
      <style:text-properties fo:background-color="#ffff00" fo:color="#222222" fo:font-size="10pt" style:font-size-asian="10pt" style:font-size-complex="10pt"/>
    </style:style>
    <style:style style:name="T36_31" style:family="text">
      <style:text-properties fo:background-color="#ffff00" fo:color="#222222" fo:font-size="10pt" style:font-size-asian="10pt" style:font-size-complex="10pt"/>
    </style:style>
    <style:style style:name="T36_32" style:family="text">
      <style:text-properties fo:background-color="#ffff00" fo:color="#222222" fo:font-size="10pt" style:font-size-asian="10pt" style:font-size-complex="10pt"/>
    </style:style>
    <style:style style:name="T36_33" style:family="text">
      <style:text-properties fo:background-color="#ffff00" fo:color="#222222" fo:font-size="10pt" style:font-size-asian="10pt" style:font-size-complex="10pt"/>
    </style:style>
    <style:style style:name="T36_34" style:family="text">
      <style:text-properties fo:background-color="#ffff00" fo:color="#222222" fo:font-size="10pt" style:font-size-asian="10pt" style:font-size-complex="10pt"/>
    </style:style>
    <style:style style:name="T36_35" style:family="text">
      <style:text-properties fo:background-color="#ffff00" fo:color="#222222" fo:font-size="10pt" style:font-size-asian="10pt" style:font-size-complex="10pt"/>
    </style:style>
    <style:style style:name="T36_36" style:family="text">
      <style:text-properties fo:background-color="#ffff00" fo:color="#222222" fo:font-size="10pt" style:font-size-asian="10pt" style:font-size-complex="10pt"/>
    </style:style>
    <style:style style:name="T36_37" style:family="text">
      <style:text-properties fo:background-color="#ffff00" fo:color="#222222" fo:font-size="10pt" style:font-size-asian="10pt" style:font-size-complex="10pt"/>
    </style:style>
    <style:style style:name="T36_38" style:family="text">
      <style:text-properties fo:background-color="#ffff00" fo:color="#222222" fo:font-size="10pt" style:font-size-asian="10pt" style:font-size-complex="10pt"/>
    </style:style>
    <style:style style:name="T36_39" style:family="text">
      <style:text-properties fo:background-color="#ffff00" fo:color="#222222" fo:font-size="10pt" style:font-size-asian="10pt" style:font-size-complex="10pt"/>
    </style:style>
    <style:style style:name="T36_40" style:family="text">
      <style:text-properties fo:background-color="#ffff00" fo:color="#222222" fo:font-size="10pt" style:font-size-asian="10pt" style:font-size-complex="10pt"/>
    </style:style>
    <style:style style:name="T36_41" style:family="text">
      <style:text-properties fo:background-color="#ffff00" fo:color="#222222" fo:font-size="10pt" style:font-size-asian="10pt" style:font-size-complex="10pt"/>
    </style:style>
    <style:style style:name="T36_42" style:family="text">
      <style:text-properties fo:background-color="#ffff00" fo:color="#222222" fo:font-size="10pt" style:font-size-asian="10pt" style:font-size-complex="10pt"/>
    </style:style>
    <style:style style:name="T36_43" style:family="text">
      <style:text-properties fo:background-color="#ffff00" fo:color="#222222" fo:font-size="10pt" style:font-size-asian="10pt" style:font-size-complex="10pt"/>
    </style:style>
    <style:style style:name="T36_44" style:family="text">
      <style:text-properties fo:background-color="#ffff00" fo:color="#222222" fo:font-size="10pt" style:font-size-asian="10pt" style:font-size-complex="10pt"/>
    </style:style>
    <style:style style:name="T36_45" style:family="text">
      <style:text-properties fo:background-color="#ffff00" fo:color="#222222" fo:font-size="10pt" style:font-size-asian="10pt" style:font-size-complex="10pt"/>
    </style:style>
    <style:style style:name="T36_46" style:family="text">
      <style:text-properties fo:background-color="#ffff00" fo:color="#222222" fo:font-size="10pt" style:font-size-asian="10pt" style:font-size-complex="10pt"/>
    </style:style>
    <style:style style:name="T36_47" style:family="text">
      <style:text-properties fo:background-color="#ffff00" fo:color="#222222" fo:font-size="10pt" style:font-size-asian="10pt" style:font-size-complex="10pt"/>
    </style:style>
    <style:style style:name="T36_48" style:family="text">
      <style:text-properties fo:background-color="#ffff00" fo:color="#222222" fo:font-size="10pt" style:font-size-asian="10pt" style:font-size-complex="10pt"/>
    </style:style>
    <style:style style:name="T36_49" style:family="text">
      <style:text-properties fo:background-color="#ffff00" fo:color="#222222" fo:font-size="10pt" style:font-size-asian="10pt" style:font-size-complex="10pt"/>
    </style:style>
    <style:style style:name="T36_50" style:family="text">
      <style:text-properties fo:background-color="#ffff00" fo:color="#222222" fo:font-size="10pt" style:font-size-asian="10pt" style:font-size-complex="10pt"/>
    </style:style>
    <style:style style:name="T36_51" style:family="text">
      <style:text-properties fo:background-color="#ffff00" fo:color="#222222" fo:font-size="10pt" style:font-size-asian="10pt" style:font-size-complex="10pt"/>
    </style:style>
    <style:style style:name="T36_52" style:family="text">
      <style:text-properties fo:background-color="#ffff00" fo:color="#222222" fo:font-size="10pt" style:font-size-asian="10pt" style:font-size-complex="10pt"/>
    </style:style>
    <style:style style:name="T36_53" style:family="text">
      <style:text-properties fo:background-color="#ffff00" fo:color="#222222" fo:font-size="10pt" style:font-size-asian="10pt" style:font-size-complex="10pt"/>
    </style:style>
    <style:style style:name="T36_54" style:family="text">
      <style:text-properties fo:background-color="#ffff00" fo:color="#222222" fo:font-size="10pt" style:font-size-asian="10pt" style:font-size-complex="10pt"/>
    </style:style>
    <style:style style:name="T36_55" style:family="text">
      <style:text-properties fo:background-color="#ffff00" fo:color="#222222" fo:font-size="10pt" style:font-size-asian="10pt" style:font-size-complex="10pt"/>
    </style:style>
    <style:style style:name="T36_56" style:family="text">
      <style:text-properties fo:background-color="#ffff00" fo:color="#222222" fo:font-size="10pt" style:font-size-asian="10pt" style:font-size-complex="10pt"/>
    </style:style>
    <style:style style:name="T36_57" style:family="text">
      <style:text-properties fo:background-color="#ffff00" fo:color="#222222" fo:font-size="10pt" style:font-size-asian="10pt" style:font-size-complex="10pt"/>
    </style:style>
    <style:style style:name="T36_58" style:family="text">
      <style:text-properties fo:background-color="#ffff00" fo:color="#222222" fo:font-size="10pt" style:font-size-asian="10pt" style:font-size-complex="10pt"/>
    </style:style>
    <style:style style:name="T36_59" style:family="text">
      <style:text-properties fo:background-color="#ffff00" fo:color="#222222" fo:font-size="10pt" style:font-size-asian="10pt" style:font-size-complex="10pt"/>
    </style:style>
    <style:style style:name="T36_60" style:family="text">
      <style:text-properties fo:background-color="#ffff00" fo:color="#222222" fo:font-size="10pt" style:font-size-asian="10pt" style:font-size-complex="10pt"/>
    </style:style>
    <style:style style:name="T36_61" style:family="text">
      <style:text-properties fo:background-color="#ffff00" fo:color="#222222" fo:font-size="10pt" style:font-size-asian="10pt" style:font-size-complex="10pt"/>
    </style:style>
    <style:style style:name="T36_62" style:family="text">
      <style:text-properties fo:background-color="#ffff00" fo:color="#222222" fo:font-size="10pt" style:font-size-asian="10pt" style:font-size-complex="10pt"/>
    </style:style>
    <style:style style:name="T36_63" style:family="text">
      <style:text-properties fo:background-color="#ffff00" fo:color="#222222" fo:font-size="10pt" style:font-size-asian="10pt" style:font-size-complex="10pt"/>
    </style:style>
    <style:style style:name="T36_64" style:family="text">
      <style:text-properties fo:background-color="#ffff00" fo:color="#222222" fo:font-size="10pt" style:font-size-asian="10pt" style:font-size-complex="10pt"/>
    </style:style>
    <style:style style:name="T36_65" style:family="text">
      <style:text-properties fo:background-color="#ffff00" fo:color="#222222" fo:font-size="10pt" style:font-size-asian="10pt" style:font-size-complex="10pt"/>
    </style:style>
    <style:style style:name="T36_66" style:family="text">
      <style:text-properties fo:background-color="#ffff00" fo:color="#222222" fo:font-size="10pt" style:font-size-asian="10pt" style:font-size-complex="10pt"/>
    </style:style>
    <style:style style:name="T36_67" style:family="text">
      <style:text-properties fo:background-color="#ffff00" fo:color="#222222" fo:font-size="10pt" style:font-size-asian="10pt" style:font-size-complex="10pt"/>
    </style:style>
    <style:style style:name="T36_68" style:family="text">
      <style:text-properties fo:background-color="#ffff00" fo:color="#222222" fo:font-size="10pt" style:font-size-asian="10pt" style:font-size-complex="10pt"/>
    </style:style>
    <style:style style:name="T36_69" style:family="text">
      <style:text-properties fo:background-color="#ffff00" fo:color="#222222" fo:font-size="10pt" style:font-size-asian="10pt" style:font-size-complex="10pt"/>
    </style:style>
    <style:style style:name="T36_70" style:family="text">
      <style:text-properties fo:background-color="#ffff00" fo:color="#222222" fo:font-size="10pt" style:font-size-asian="10pt" style:font-size-complex="10pt"/>
    </style:style>
    <style:style style:name="T36_71" style:family="text">
      <style:text-properties fo:background-color="#ffff00" fo:color="#222222" fo:font-size="10pt" style:font-size-asian="10pt" style:font-size-complex="10pt"/>
    </style:style>
    <style:style style:name="T36_72" style:family="text">
      <style:text-properties fo:background-color="#ffff00" fo:color="#222222" fo:font-size="10pt" style:font-size-asian="10pt" style:font-size-complex="10pt"/>
    </style:style>
    <style:style style:name="T36_73" style:family="text">
      <style:text-properties fo:background-color="#ffff00" fo:color="#222222" fo:font-size="10pt" style:font-size-asian="10pt" style:font-size-complex="10pt"/>
    </style:style>
    <style:style style:name="T36_74" style:family="text">
      <style:text-properties fo:background-color="#ffff00" fo:color="#222222" fo:font-size="10pt" style:font-size-asian="10pt" style:font-size-complex="10pt"/>
    </style:style>
    <style:style style:name="T36_75" style:family="text">
      <style:text-properties fo:background-color="#ffff00" fo:color="#222222" fo:font-size="10pt" style:font-size-asian="10pt" style:font-size-complex="10pt"/>
    </style:style>
    <style:style style:name="T36_76" style:family="text">
      <style:text-properties fo:background-color="#ffff00" fo:color="#222222" fo:font-size="10pt" style:font-size-asian="10pt" style:font-size-complex="10pt"/>
    </style:style>
    <style:style style:name="T36_77" style:family="text">
      <style:text-properties fo:background-color="#ffff00" fo:color="#222222" fo:font-size="10pt" style:font-size-asian="10pt" style:font-size-complex="10pt"/>
    </style:style>
    <style:style style:name="T36_78" style:family="text">
      <style:text-properties fo:background-color="#ffff00" fo:color="#222222" fo:font-size="10pt" style:font-size-asian="10pt" style:font-size-complex="10pt"/>
    </style:style>
    <style:style style:name="P37" style:family="paragraph" style:parent-style-name="Standard">
      <style:paragraph-properties fo:break-before="auto" fo:line-height="115%" style:writing-mode="lr-tb"/>
      <style:text-properties fo:background-color="#ffff00" fo:color="#222222" fo:font-size="10pt" style:font-size-asian="10pt" style:font-size-complex="10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00" fo:color="#222222" fo:font-size="10pt" style:font-size-asian="10pt" style:font-size-complex="10pt"/>
    </style:style>
    <style:style style:name="T38_2" style:family="text">
      <style:text-properties fo:background-color="#ffff00" fo:color="#222222" fo:font-size="10pt" style:font-size-asian="10pt" style:font-size-complex="10pt"/>
    </style:style>
    <style:style style:name="T38_3" style:family="text">
      <style:text-properties fo:background-color="#ffff00" fo:color="#222222" fo:font-size="10pt" style:font-size-asian="10pt" style:font-size-complex="10pt"/>
    </style:style>
    <style:style style:name="T38_4" style:family="text">
      <style:text-properties fo:background-color="#ffff00" fo:color="#222222" fo:font-size="10pt" style:font-size-asian="10pt" style:font-size-complex="10pt"/>
    </style:style>
    <style:style style:name="T38_5" style:family="text">
      <style:text-properties fo:background-color="#ffff00" fo:color="#222222" fo:font-size="10pt" style:font-size-asian="10pt" style:font-size-complex="10pt"/>
    </style:style>
    <style:style style:name="T38_6" style:family="text">
      <style:text-properties fo:background-color="#ffff00" fo:color="#222222" fo:font-size="10pt" style:font-size-asian="10pt" style:font-size-complex="10pt"/>
    </style:style>
    <style:style style:name="T38_7" style:family="text">
      <style:text-properties fo:background-color="#ffff00" fo:color="#222222" fo:font-size="10pt" style:font-size-asian="10pt" style:font-size-complex="10pt"/>
    </style:style>
    <style:style style:name="T38_8" style:family="text">
      <style:text-properties fo:background-color="#ffff00" fo:color="#222222" fo:font-size="10pt" style:font-size-asian="10pt" style:font-size-complex="10pt"/>
    </style:style>
    <style:style style:name="T38_9" style:family="text">
      <style:text-properties fo:background-color="#ffff00" fo:color="#222222" fo:font-size="10pt" style:font-size-asian="10pt" style:font-size-complex="10pt"/>
    </style:style>
    <style:style style:name="T38_10" style:family="text">
      <style:text-properties fo:background-color="#ffff00" fo:color="#222222" fo:font-size="10pt" style:font-size-asian="10pt" style:font-size-complex="10pt"/>
    </style:style>
    <style:style style:name="T38_11" style:family="text">
      <style:text-properties fo:background-color="#ffff00" fo:color="#222222" fo:font-size="10pt" style:font-size-asian="10pt" style:font-size-complex="10pt"/>
    </style:style>
    <style:style style:name="T38_12" style:family="text">
      <style:text-properties fo:background-color="#ffff00" fo:color="#222222" fo:font-size="10pt" style:font-size-asian="10pt" style:font-size-complex="10pt"/>
    </style:style>
    <style:style style:name="T38_13" style:family="text">
      <style:text-properties fo:background-color="#ffff00" fo:color="#222222" fo:font-size="10pt" style:font-size-asian="10pt" style:font-size-complex="10pt"/>
    </style:style>
    <style:style style:name="T38_14" style:family="text">
      <style:text-properties fo:background-color="#ffff00" fo:color="#222222" fo:font-size="10pt" style:font-size-asian="10pt" style:font-size-complex="10pt"/>
    </style:style>
    <style:style style:name="T38_15" style:family="text">
      <style:text-properties fo:background-color="#ffff00" fo:color="#222222" fo:font-size="10pt" style:font-size-asian="10pt" style:font-size-complex="10pt"/>
    </style:style>
    <style:style style:name="T38_16" style:family="text">
      <style:text-properties fo:background-color="#ffff00" fo:color="#222222" fo:font-size="10pt" style:font-size-asian="10pt" style:font-size-complex="10pt"/>
    </style:style>
    <style:style style:name="T38_17" style:family="text">
      <style:text-properties fo:background-color="#ffff00" fo:color="#222222" fo:font-size="10pt" style:font-size-asian="10pt" style:font-size-complex="10pt"/>
    </style:style>
    <style:style style:name="T38_18" style:family="text">
      <style:text-properties fo:background-color="#ffff00" fo:color="#222222" fo:font-size="10pt" style:font-size-asian="10pt" style:font-size-complex="10pt"/>
    </style:style>
    <style:style style:name="T38_19" style:family="text">
      <style:text-properties fo:background-color="#ffff00" fo:color="#222222" fo:font-size="10pt" style:font-size-asian="10pt" style:font-size-complex="10pt"/>
    </style:style>
    <style:style style:name="T38_20" style:family="text">
      <style:text-properties fo:background-color="#ffff00" fo:color="#222222" fo:font-size="10pt" style:font-size-asian="10pt" style:font-size-complex="10pt"/>
    </style:style>
    <style:style style:name="T38_21" style:family="text">
      <style:text-properties fo:background-color="#ffff00" fo:color="#222222" fo:font-size="10pt" style:font-size-asian="10pt" style:font-size-complex="10pt"/>
    </style:style>
    <style:style style:name="T38_22" style:family="text">
      <style:text-properties fo:background-color="#ffff00" fo:color="#222222" fo:font-size="10pt" style:font-size-asian="10pt" style:font-size-complex="10pt"/>
    </style:style>
    <style:style style:name="T38_23" style:family="text">
      <style:text-properties fo:background-color="#ffff00" fo:color="#222222" fo:font-size="10pt" style:font-size-asian="10pt" style:font-size-complex="10pt"/>
    </style:style>
    <style:style style:name="T38_24" style:family="text">
      <style:text-properties fo:background-color="#ffff00" fo:color="#222222" fo:font-size="10pt" style:font-size-asian="10pt" style:font-size-complex="10pt"/>
    </style:style>
    <style:style style:name="T38_25" style:family="text">
      <style:text-properties fo:background-color="#ffff00" fo:color="#222222" fo:font-size="10pt" style:font-size-asian="10pt" style:font-size-complex="10pt"/>
    </style:style>
    <style:style style:name="T38_26" style:family="text">
      <style:text-properties fo:background-color="#ffff00" fo:color="#222222" fo:font-size="10pt" style:font-size-asian="10pt" style:font-size-complex="10pt"/>
    </style:style>
    <style:style style:name="T38_27" style:family="text">
      <style:text-properties fo:background-color="#ffff00" fo:color="#222222" fo:font-size="10pt" style:font-size-asian="10pt" style:font-size-complex="10pt"/>
    </style:style>
    <style:style style:name="T38_28" style:family="text">
      <style:text-properties fo:background-color="#ffff00" fo:color="#222222" fo:font-size="10pt" style:font-size-asian="10pt" style:font-size-complex="10pt"/>
    </style:style>
    <style:style style:name="T38_29" style:family="text">
      <style:text-properties fo:background-color="#ffff00" fo:color="#222222" fo:font-size="10pt" style:font-size-asian="10pt" style:font-size-complex="10pt"/>
    </style:style>
    <style:style style:name="T38_30" style:family="text">
      <style:text-properties fo:background-color="#ffff00" fo:color="#222222" fo:font-size="10pt" style:font-size-asian="10pt" style:font-size-complex="10pt"/>
    </style:style>
    <style:style style:name="T38_31" style:family="text">
      <style:text-properties fo:background-color="#ffff00" fo:color="#222222" fo:font-size="10pt" style:font-size-asian="10pt" style:font-size-complex="10pt"/>
    </style:style>
    <style:style style:name="T38_32" style:family="text">
      <style:text-properties fo:background-color="#ffff00" fo:color="#222222" fo:font-size="10pt" style:font-size-asian="10pt" style:font-size-complex="10pt"/>
    </style:style>
    <style:style style:name="T38_33" style:family="text">
      <style:text-properties fo:background-color="#ffff00" fo:color="#222222" fo:font-size="10pt" style:font-size-asian="10pt" style:font-size-complex="10pt"/>
    </style:style>
    <style:style style:name="T38_34" style:family="text">
      <style:text-properties fo:background-color="#ffff00" fo:color="#222222" fo:font-size="10pt" style:font-size-asian="10pt" style:font-size-complex="10pt"/>
    </style:style>
    <style:style style:name="T38_35" style:family="text">
      <style:text-properties fo:background-color="#ffff00" fo:color="#222222" fo:font-size="10pt" style:font-size-asian="10pt" style:font-size-complex="10pt"/>
    </style:style>
    <style:style style:name="T38_36" style:family="text">
      <style:text-properties fo:background-color="#ffff00" fo:color="#222222" fo:font-size="10pt" style:font-size-asian="10pt" style:font-size-complex="10pt"/>
    </style:style>
    <style:style style:name="T38_37" style:family="text">
      <style:text-properties fo:background-color="#ffff00" fo:color="#222222" fo:font-size="10pt" style:font-size-asian="10pt" style:font-size-complex="10pt"/>
    </style:style>
    <style:style style:name="T38_38" style:family="text">
      <style:text-properties fo:background-color="#ffff00" fo:color="#222222" fo:font-size="10pt" style:font-size-asian="10pt" style:font-size-complex="10pt"/>
    </style:style>
    <style:style style:name="T38_39" style:family="text">
      <style:text-properties fo:background-color="#ffff00" fo:color="#222222" fo:font-size="10pt" style:font-size-asian="10pt" style:font-size-complex="10pt"/>
    </style:style>
    <style:style style:name="T38_40" style:family="text">
      <style:text-properties fo:background-color="#ffff00" fo:color="#222222" fo:font-size="10pt" style:font-size-asian="10pt" style:font-size-complex="10pt"/>
    </style:style>
    <style:style style:name="T38_41" style:family="text">
      <style:text-properties fo:background-color="#ffff00" fo:color="#222222" fo:font-size="10pt" style:font-size-asian="10pt" style:font-size-complex="10pt"/>
    </style:style>
    <style:style style:name="T38_42" style:family="text">
      <style:text-properties fo:background-color="#ffff00" fo:color="#222222" fo:font-size="10pt" style:font-size-asian="10pt" style:font-size-complex="10pt"/>
    </style:style>
    <style:style style:name="T38_43" style:family="text">
      <style:text-properties fo:background-color="#ffff00" fo:color="#222222" fo:font-size="10pt" style:font-size-asian="10pt" style:font-size-complex="10pt"/>
    </style:style>
    <style:style style:name="T38_44" style:family="text">
      <style:text-properties fo:background-color="#ffff00" fo:color="#222222" fo:font-size="10pt" style:font-size-asian="10pt" style:font-size-complex="10pt"/>
    </style:style>
    <style:style style:name="T38_45" style:family="text">
      <style:text-properties fo:background-color="#ffff00" fo:color="#222222" fo:font-size="10pt" style:font-size-asian="10pt" style:font-size-complex="10pt"/>
    </style:style>
    <style:style style:name="T38_46" style:family="text">
      <style:text-properties fo:background-color="#ffff00" fo:color="#222222" fo:font-size="10pt" style:font-size-asian="10pt" style:font-size-complex="10pt"/>
    </style:style>
    <style:style style:name="T38_47" style:family="text">
      <style:text-properties fo:background-color="#ffff00" fo:color="#222222" fo:font-size="10pt" style:font-size-asian="10pt" style:font-size-complex="10pt"/>
    </style:style>
    <style:style style:name="T38_48" style:family="text">
      <style:text-properties fo:background-color="#ffff00" fo:color="#222222" fo:font-size="10pt" style:font-size-asian="10pt" style:font-size-complex="10pt"/>
    </style:style>
    <style:style style:name="T38_49" style:family="text">
      <style:text-properties fo:background-color="#ffff00" fo:color="#222222" fo:font-size="10pt" style:font-size-asian="10pt" style:font-size-complex="10pt"/>
    </style:style>
    <style:style style:name="T38_50" style:family="text">
      <style:text-properties fo:background-color="#ffff00" fo:color="#222222" fo:font-size="10pt" style:font-size-asian="10pt" style:font-size-complex="10pt"/>
    </style:style>
    <style:style style:name="T38_51" style:family="text">
      <style:text-properties fo:background-color="#ffff00" fo:color="#222222" fo:font-size="10pt" style:font-size-asian="10pt" style:font-size-complex="10pt"/>
    </style:style>
    <style:style style:name="T38_52" style:family="text">
      <style:text-properties fo:background-color="#ffff00" fo:color="#222222" fo:font-size="10pt" style:font-size-asian="10pt" style:font-size-complex="10pt"/>
    </style:style>
    <style:style style:name="T38_53" style:family="text">
      <style:text-properties fo:background-color="#ffff00" fo:color="#222222" fo:font-size="10pt" style:font-size-asian="10pt" style:font-size-complex="10pt"/>
    </style:style>
    <style:style style:name="T38_54" style:family="text">
      <style:text-properties fo:background-color="#ffff00" fo:color="#222222" fo:font-size="10pt" style:font-size-asian="10pt" style:font-size-complex="10pt"/>
    </style:style>
    <style:style style:name="T38_55" style:family="text">
      <style:text-properties fo:background-color="#ffff00" fo:color="#222222" fo:font-size="10pt" style:font-size-asian="10pt" style:font-size-complex="10pt"/>
    </style:style>
    <style:style style:name="T38_56" style:family="text">
      <style:text-properties fo:background-color="#ffff00" fo:color="#222222" fo:font-size="10pt" style:font-size-asian="10pt" style:font-size-complex="10pt"/>
    </style:style>
    <style:style style:name="T38_57" style:family="text">
      <style:text-properties fo:background-color="#ffff00" fo:color="#222222" fo:font-size="10pt" style:font-size-asian="10pt" style:font-size-complex="10pt"/>
    </style:style>
    <style:style style:name="T38_58" style:family="text">
      <style:text-properties fo:background-color="#ffff00" fo:color="#222222" fo:font-size="10pt" style:font-size-asian="10pt" style:font-size-complex="10pt"/>
    </style:style>
    <style:style style:name="T38_59" style:family="text">
      <style:text-properties fo:background-color="#ffff00" fo:color="#222222" fo:font-size="10pt" style:font-size-asian="10pt" style:font-size-complex="10pt"/>
    </style:style>
    <style:style style:name="T38_60" style:family="text">
      <style:text-properties fo:background-color="#ffff00" fo:color="#222222" fo:font-size="10pt" style:font-size-asian="10pt" style:font-size-complex="10pt"/>
    </style:style>
    <style:style style:name="T38_61" style:family="text">
      <style:text-properties fo:background-color="#ffff00" fo:color="#222222" fo:font-size="10pt" style:font-size-asian="10pt" style:font-size-complex="10pt"/>
    </style:style>
    <style:style style:name="T38_62" style:family="text">
      <style:text-properties fo:background-color="#ffff00" fo:color="#222222" fo:font-size="10pt" style:font-size-asian="10pt" style:font-size-complex="10pt"/>
    </style:style>
    <style:style style:name="T38_63" style:family="text">
      <style:text-properties fo:background-color="#ffff00" fo:color="#222222" fo:font-size="10pt" style:font-size-asian="10pt" style:font-size-complex="10pt"/>
    </style:style>
    <style:style style:name="T38_64" style:family="text">
      <style:text-properties fo:background-color="#ffff00" fo:color="#222222" fo:font-size="10pt" style:font-size-asian="10pt" style:font-size-complex="10pt"/>
    </style:style>
    <style:style style:name="T38_65" style:family="text">
      <style:text-properties fo:background-color="#ffff00" fo:color="#222222" fo:font-size="10pt" style:font-size-asian="10pt" style:font-size-complex="10pt"/>
    </style:style>
    <style:style style:name="T38_66" style:family="text">
      <style:text-properties fo:background-color="#ffff00" fo:color="#222222" fo:font-size="10pt" style:font-size-asian="10pt" style:font-size-complex="10pt"/>
    </style:style>
    <style:style style:name="T38_67" style:family="text">
      <style:text-properties fo:background-color="#ffff00" fo:color="#222222" fo:font-size="10pt" style:font-size-asian="10pt" style:font-size-complex="10pt"/>
    </style:style>
    <style:style style:name="T38_68" style:family="text">
      <style:text-properties fo:background-color="#ffff00" fo:color="#222222" fo:font-size="10pt" style:font-size-asian="10pt" style:font-size-complex="10pt"/>
    </style:style>
    <style:style style:name="T38_69" style:family="text">
      <style:text-properties fo:background-color="#ffff00" fo:color="#222222" fo:font-size="10pt" style:font-size-asian="10pt" style:font-size-complex="10pt"/>
    </style:style>
    <style:style style:name="T38_70" style:family="text">
      <style:text-properties fo:background-color="#ffff00" fo:color="#222222" fo:font-size="10pt" style:font-size-asian="10pt" style:font-size-complex="10pt"/>
    </style:style>
    <style:style style:name="T38_71" style:family="text">
      <style:text-properties fo:background-color="#ffff00" fo:color="#222222" fo:font-size="10pt" style:font-size-asian="10pt" style:font-size-complex="10pt"/>
    </style:style>
    <style:style style:name="T38_72" style:family="text">
      <style:text-properties fo:background-color="#ffff00" fo:color="#222222" fo:font-size="10pt" style:font-size-asian="10pt" style:font-size-complex="10pt"/>
    </style:style>
    <style:style style:name="T38_73" style:family="text">
      <style:text-properties fo:background-color="#ffff00" fo:color="#222222" fo:font-size="10pt" style:font-size-asian="10pt" style:font-size-complex="10pt"/>
    </style:style>
    <style:style style:name="T38_74" style:family="text">
      <style:text-properties fo:background-color="#ffff00" fo:color="#222222" fo:font-size="10pt" style:font-size-asian="10pt" style:font-size-complex="10pt"/>
    </style:style>
    <style:style style:name="T38_75" style:family="text">
      <style:text-properties fo:background-color="#ffff00" fo:color="#222222" fo:font-size="10pt" style:font-size-asian="10pt" style:font-size-complex="10pt"/>
    </style:style>
    <style:style style:name="T38_76" style:family="text">
      <style:text-properties fo:background-color="#ffff00" fo:color="#222222" fo:font-size="10pt" style:font-size-asian="10pt" style:font-size-complex="10pt"/>
    </style:style>
    <style:style style:name="T38_77" style:family="text">
      <style:text-properties fo:background-color="#ffff00" fo:color="#222222" fo:font-size="10pt" style:font-size-asian="10pt" style:font-size-complex="10pt"/>
    </style:style>
    <style:style style:name="T38_78" style:family="text">
      <style:text-properties fo:background-color="#ffff00" fo:color="#222222" fo:font-size="10pt" style:font-size-asian="10pt" style:font-size-complex="10pt"/>
    </style:style>
    <style:style style:name="T38_79" style:family="text">
      <style:text-properties fo:background-color="#ffff00" fo:color="#222222" fo:font-size="10pt" style:font-size-asian="10pt" style:font-size-complex="10pt"/>
    </style:style>
    <style:style style:name="T38_80" style:family="text">
      <style:text-properties fo:background-color="#ffff00" fo:color="#222222" fo:font-size="10pt" style:font-size-asian="10pt" style:font-size-complex="10pt"/>
    </style:style>
    <style:style style:name="T38_81" style:family="text">
      <style:text-properties fo:background-color="#ffff00" fo:color="#222222" fo:font-size="10pt" style:font-size-asian="10pt" style:font-size-complex="10pt"/>
    </style:style>
    <style:style style:name="T38_82" style:family="text">
      <style:text-properties fo:background-color="#ffff00" fo:color="#222222" fo:font-size="10pt" style:font-size-asian="10pt" style:font-size-complex="10pt"/>
    </style:style>
    <style:style style:name="T38_83" style:family="text">
      <style:text-properties fo:background-color="#ffff00" fo:color="#222222" fo:font-size="10pt" style:font-size-asian="10pt" style:font-size-complex="10pt"/>
    </style:style>
    <style:style style:name="T38_84" style:family="text">
      <style:text-properties fo:background-color="#ffff00" fo:color="#222222" fo:font-size="10pt" style:font-size-asian="10pt" style:font-size-complex="10pt"/>
    </style:style>
    <style:style style:name="T38_85" style:family="text">
      <style:text-properties fo:background-color="#ffff00" fo:color="#222222" fo:font-size="10pt" style:font-size-asian="10pt" style:font-size-complex="10pt"/>
    </style:style>
    <style:style style:name="T38_86" style:family="text">
      <style:text-properties fo:background-color="#ffff00" fo:color="#222222" fo:font-size="10pt" style:font-size-asian="10pt" style:font-size-complex="10pt"/>
    </style:style>
    <style:style style:name="T38_87" style:family="text">
      <style:text-properties fo:background-color="#ffff00" fo:color="#222222" fo:font-size="10pt" style:font-size-asian="10pt" style:font-size-complex="10pt"/>
    </style:style>
    <style:style style:name="T38_88" style:family="text">
      <style:text-properties fo:background-color="#ffff00" fo:color="#222222" fo:font-size="10pt" style:font-size-asian="10pt" style:font-size-complex="10pt"/>
    </style:style>
    <style:style style:name="T38_89" style:family="text">
      <style:text-properties fo:background-color="#ffff00" fo:color="#222222" fo:font-size="10pt" style:font-size-asian="10pt" style:font-size-complex="10pt"/>
    </style:style>
    <style:style style:name="T38_90" style:family="text">
      <style:text-properties fo:background-color="#ffff00" fo:color="#222222" fo:font-size="10pt" style:font-size-asian="10pt" style:font-size-complex="10pt"/>
    </style:style>
    <style:style style:name="T38_91" style:family="text">
      <style:text-properties fo:background-color="#ffff00" fo:color="#222222" fo:font-size="10pt" style:font-size-asian="10pt" style:font-size-complex="10pt"/>
    </style:style>
    <style:style style:name="T38_92" style:family="text">
      <style:text-properties fo:background-color="#ffff00" fo:color="#222222" fo:font-size="10pt" style:font-size-asian="10pt" style:font-size-complex="10pt"/>
    </style:style>
    <style:style style:name="T38_93" style:family="text">
      <style:text-properties fo:background-color="#ffff00" fo:color="#222222" fo:font-size="10pt" style:font-size-asian="10pt" style:font-size-complex="10pt"/>
    </style:style>
    <style:style style:name="T38_94" style:family="text">
      <style:text-properties fo:background-color="#ffff00" fo:color="#222222" fo:font-size="10pt" style:font-size-asian="10pt" style:font-size-complex="10pt"/>
    </style:style>
    <style:style style:name="T38_95" style:family="text">
      <style:text-properties fo:background-color="#ffff00" fo:color="#222222" fo:font-size="10pt" style:font-size-asian="10pt" style:font-size-complex="10pt"/>
    </style:style>
    <style:style style:name="T38_96" style:family="text">
      <style:text-properties fo:background-color="#ffff00" fo:color="#222222" fo:font-size="10pt" style:font-size-asian="10pt" style:font-size-complex="10pt"/>
    </style:style>
    <style:style style:name="T38_97" style:family="text">
      <style:text-properties fo:background-color="#ffff00" fo:color="#222222" fo:font-size="10pt" style:font-size-asian="10pt" style:font-size-complex="10pt"/>
    </style:style>
    <style:style style:name="T38_98" style:family="text">
      <style:text-properties fo:background-color="#ffff00" fo:color="#222222" fo:font-size="10pt" style:font-size-asian="10pt" style:font-size-complex="10pt"/>
    </style:style>
    <style:style style:name="T38_99" style:family="text">
      <style:text-properties fo:background-color="#ffff00" fo:color="#222222" fo:font-size="10pt" style:font-size-asian="10pt" style:font-size-complex="10pt"/>
    </style:style>
    <style:style style:name="T38_100" style:family="text">
      <style:text-properties fo:background-color="#ffff00" fo:color="#222222" fo:font-size="10pt" style:font-size-asian="10pt" style:font-size-complex="10pt"/>
    </style:style>
    <style:style style:name="T38_101" style:family="text">
      <style:text-properties fo:background-color="#ffff00" fo:color="#222222" fo:font-size="10pt" style:font-size-asian="10pt" style:font-size-complex="10pt"/>
    </style:style>
    <style:style style:name="T38_102" style:family="text">
      <style:text-properties fo:background-color="#ffff00" fo:color="#222222" fo:font-size="10pt" style:font-size-asian="10pt" style:font-size-complex="10pt"/>
    </style:style>
    <style:style style:name="T38_103" style:family="text">
      <style:text-properties fo:background-color="#ffff00" fo:color="#222222" fo:font-size="10pt" style:font-size-asian="10pt" style:font-size-complex="10pt"/>
    </style:style>
    <style:style style:name="T38_104" style:family="text">
      <style:text-properties fo:background-color="#ffff00" fo:color="#222222" fo:font-size="10pt" style:font-size-asian="10pt" style:font-size-complex="10pt"/>
    </style:style>
    <style:style style:name="T38_105" style:family="text">
      <style:text-properties fo:background-color="#ffff00" fo:color="#222222" fo:font-size="10pt" style:font-size-asian="10pt" style:font-size-complex="10pt"/>
    </style:style>
    <style:style style:name="T38_106" style:family="text">
      <style:text-properties fo:background-color="#ffff00" fo:color="#222222" fo:font-size="10pt" style:font-size-asian="10pt" style:font-size-complex="10pt"/>
    </style:style>
    <style:style style:name="T38_107" style:family="text">
      <style:text-properties fo:background-color="#ffff00" fo:color="#222222" fo:font-size="10pt" style:font-size-asian="10pt" style:font-size-complex="10pt"/>
    </style:style>
    <style:style style:name="T38_108" style:family="text">
      <style:text-properties fo:background-color="#ffff00" fo:color="#222222" fo:font-size="10pt" style:font-size-asian="10pt" style:font-size-complex="10pt"/>
    </style:style>
    <style:style style:name="T38_109" style:family="text">
      <style:text-properties fo:background-color="#ffff00" fo:color="#222222" fo:font-size="10pt" style:font-size-asian="10pt" style:font-size-complex="10pt"/>
    </style:style>
    <style:style style:name="T38_110" style:family="text">
      <style:text-properties fo:background-color="#ffff00" fo:color="#222222" fo:font-size="10pt" style:font-size-asian="10pt" style:font-size-complex="10pt"/>
    </style:style>
    <style:style style:name="T38_111" style:family="text">
      <style:text-properties fo:background-color="#ffff00" fo:color="#222222" fo:font-size="10pt" style:font-size-asian="10pt" style:font-size-complex="10pt"/>
    </style:style>
    <style:style style:name="T38_112" style:family="text">
      <style:text-properties fo:background-color="#ffff00" fo:color="#222222" fo:font-size="10pt" style:font-size-asian="10pt" style:font-size-complex="10pt"/>
    </style:style>
    <style:style style:name="T38_113" style:family="text">
      <style:text-properties fo:background-color="#ffff00" fo:color="#222222" fo:font-size="10pt" style:font-size-asian="10pt" style:font-size-complex="10pt"/>
    </style:style>
    <style:style style:name="T38_114" style:family="text">
      <style:text-properties fo:background-color="#ffff00" fo:color="#222222" fo:font-size="10pt" style:font-size-asian="10pt" style:font-size-complex="10pt"/>
    </style:style>
    <style:style style:name="T38_115" style:family="text">
      <style:text-properties fo:background-color="#ffff00" fo:color="#222222" fo:font-size="10pt" style:font-size-asian="10pt" style:font-size-complex="10pt"/>
    </style:style>
    <style:style style:name="T38_116" style:family="text">
      <style:text-properties fo:background-color="#ffff00" fo:color="#222222" fo:font-size="10pt" style:font-size-asian="10pt" style:font-size-complex="10pt"/>
    </style:style>
    <style:style style:name="T38_117" style:family="text">
      <style:text-properties fo:background-color="#ffff00" fo:color="#222222" fo:font-size="10pt" style:font-size-asian="10pt" style:font-size-complex="10pt"/>
    </style:style>
    <style:style style:name="T38_118" style:family="text">
      <style:text-properties fo:background-color="#ffff00" fo:color="#222222" fo:font-size="10pt" style:font-size-asian="10pt" style:font-size-complex="10pt"/>
    </style:style>
    <style:style style:name="T38_119" style:family="text">
      <style:text-properties fo:background-color="#ffff00" fo:color="#222222" fo:font-size="10pt" style:font-size-asian="10pt" style:font-size-complex="10pt"/>
    </style:style>
    <style:style style:name="T38_120" style:family="text">
      <style:text-properties fo:background-color="#ffff00" fo:color="#222222" fo:font-size="10pt" style:font-size-asian="10pt" style:font-size-complex="10pt"/>
    </style:style>
    <style:style style:name="T38_121" style:family="text">
      <style:text-properties fo:background-color="#ffff00" fo:color="#222222" fo:font-size="10pt" style:font-size-asian="10pt" style:font-size-complex="10pt"/>
    </style:style>
    <style:style style:name="T38_122" style:family="text">
      <style:text-properties fo:background-color="#ffff00" fo:color="#222222" fo:font-size="10pt" style:font-size-asian="10pt" style:font-size-complex="10pt"/>
    </style:style>
    <style:style style:name="T38_123" style:family="text">
      <style:text-properties fo:background-color="#ffff00" fo:color="#222222" fo:font-size="10pt" style:font-size-asian="10pt" style:font-size-complex="10pt"/>
    </style:style>
    <style:style style:name="T38_124" style:family="text">
      <style:text-properties fo:background-color="#ffff00" fo:color="#222222" fo:font-size="10pt" style:font-size-asian="10pt" style:font-size-complex="10pt"/>
    </style:style>
    <style:style style:name="T38_125" style:family="text">
      <style:text-properties fo:background-color="#ffff00" fo:color="#222222" fo:font-size="10pt" style:font-size-asian="10pt" style:font-size-complex="10pt"/>
    </style:style>
    <style:style style:name="T38_126" style:family="text">
      <style:text-properties fo:background-color="#ffff00" fo:color="#222222" fo:font-size="10pt" style:font-size-asian="10pt" style:font-size-complex="10pt"/>
    </style:style>
    <style:style style:name="T38_127" style:family="text">
      <style:text-properties fo:background-color="#ffff00" fo:color="#222222" fo:font-size="10pt" style:font-size-asian="10pt" style:font-size-complex="10pt"/>
    </style:style>
    <style:style style:name="T38_128" style:family="text">
      <style:text-properties fo:background-color="#ffff00" fo:color="#222222" fo:font-size="10pt" style:font-size-asian="10pt" style:font-size-complex="10pt"/>
    </style:style>
    <style:style style:name="T38_129" style:family="text">
      <style:text-properties fo:background-color="#ffff00" fo:color="#222222" fo:font-size="10pt" style:font-size-asian="10pt" style:font-size-complex="10pt"/>
    </style:style>
    <style:style style:name="T38_130" style:family="text">
      <style:text-properties fo:background-color="#ffff00" fo:color="#222222" fo:font-size="10pt" style:font-size-asian="10pt" style:font-size-complex="10pt"/>
    </style:style>
    <style:style style:name="T38_131" style:family="text">
      <style:text-properties fo:background-color="#ffff00" fo:color="#222222" fo:font-size="10pt" style:font-size-asian="10pt" style:font-size-complex="10pt"/>
    </style:style>
    <style:style style:name="T38_132" style:family="text">
      <style:text-properties fo:background-color="#ffff00" fo:color="#222222" fo:font-size="10pt" style:font-size-asian="10pt" style:font-size-complex="10pt"/>
    </style:style>
    <style:style style:name="T38_133" style:family="text">
      <style:text-properties fo:background-color="#ffff00" fo:color="#222222" fo:font-size="10pt" style:font-size-asian="10pt" style:font-size-complex="10pt"/>
    </style:style>
    <style:style style:name="T38_134" style:family="text">
      <style:text-properties fo:background-color="#ffff00" fo:color="#222222" fo:font-size="10pt" style:font-size-asian="10pt" style:font-size-complex="10pt"/>
    </style:style>
    <style:style style:name="T38_135" style:family="text">
      <style:text-properties fo:background-color="#ffff00" fo:color="#222222" fo:font-size="10pt" style:font-size-asian="10pt" style:font-size-complex="10pt"/>
    </style:style>
    <style:style style:name="T38_136" style:family="text">
      <style:text-properties fo:background-color="#ffff00" fo:color="#222222" fo:font-size="10pt" style:font-size-asian="10pt" style:font-size-complex="10pt"/>
    </style:style>
    <style:style style:name="T38_137" style:family="text">
      <style:text-properties fo:background-color="#ffff00" fo:color="#222222" fo:font-size="10pt" style:font-size-asian="10pt" style:font-size-complex="10pt"/>
    </style:style>
    <style:style style:name="T38_138" style:family="text">
      <style:text-properties fo:background-color="#ffff00" fo:color="#222222" fo:font-size="10pt" style:font-size-asian="10pt" style:font-size-complex="10pt"/>
    </style:style>
    <style:style style:name="T38_139" style:family="text">
      <style:text-properties fo:background-color="#ffff00" fo:color="#222222" fo:font-size="10pt" style:font-size-asian="10pt" style:font-size-complex="10pt"/>
    </style:style>
    <style:style style:name="T38_140" style:family="text">
      <style:text-properties fo:background-color="#ffff00" fo:color="#222222" fo:font-size="10pt" style:font-size-asian="10pt" style:font-size-complex="10pt"/>
    </style:style>
    <style:style style:name="T38_141" style:family="text">
      <style:text-properties fo:background-color="#ffff00" fo:color="#222222" fo:font-size="10pt" style:font-size-asian="10pt" style:font-size-complex="10pt"/>
    </style:style>
    <style:style style:name="T38_142" style:family="text">
      <style:text-properties fo:background-color="#ffff00" fo:color="#222222" fo:font-size="10pt" style:font-size-asian="10pt" style:font-size-complex="10pt"/>
    </style:style>
    <style:style style:name="T38_143" style:family="text">
      <style:text-properties fo:background-color="#ffff00" fo:color="#222222" fo:font-size="10pt" style:font-size-asian="10pt" style:font-size-complex="10pt"/>
    </style:style>
    <style:style style:name="T38_144" style:family="text">
      <style:text-properties fo:background-color="#ffff00" fo:color="#222222" fo:font-size="10pt" style:font-size-asian="10pt" style:font-size-complex="10pt"/>
    </style:style>
    <style:style style:name="T38_145" style:family="text">
      <style:text-properties fo:background-color="#ffff00" fo:color="#222222" fo:font-size="10pt" style:font-size-asian="10pt" style:font-size-complex="10pt"/>
    </style:style>
    <style:style style:name="T38_146" style:family="text">
      <style:text-properties fo:background-color="#ffff00" fo:color="#222222" fo:font-size="10pt" style:font-size-asian="10pt" style:font-size-complex="10pt"/>
    </style:style>
    <style:style style:name="T38_147" style:family="text">
      <style:text-properties fo:background-color="#ffff00" fo:color="#222222" fo:font-size="10pt" style:font-size-asian="10pt" style:font-size-complex="10pt"/>
    </style:style>
    <style:style style:name="T38_148" style:family="text">
      <style:text-properties fo:background-color="#ffff00" fo:color="#222222" fo:font-size="10pt" style:font-size-asian="10pt" style:font-size-complex="10pt"/>
    </style:style>
    <style:style style:name="T38_149" style:family="text">
      <style:text-properties fo:background-color="#ffff00" fo:color="#222222" fo:font-size="10pt" style:font-size-asian="10pt" style:font-size-complex="10pt"/>
    </style:style>
    <style:style style:name="T38_150" style:family="text">
      <style:text-properties fo:background-color="#ffff00" fo:color="#222222" fo:font-size="10pt" style:font-size-asian="10pt" style:font-size-complex="10pt"/>
    </style:style>
    <style:style style:name="T38_151" style:family="text">
      <style:text-properties fo:background-color="#ffff00" fo:color="#222222" fo:font-size="10pt" style:font-size-asian="10pt" style:font-size-complex="10pt"/>
    </style:style>
    <style:style style:name="T38_152" style:family="text">
      <style:text-properties fo:background-color="#ffff00" fo:color="#222222" fo:font-size="10pt" style:font-size-asian="10pt" style:font-size-complex="10pt"/>
    </style:style>
    <style:style style:name="T38_153" style:family="text">
      <style:text-properties fo:background-color="#ffff00" fo:color="#222222" fo:font-size="10pt" style:font-size-asian="10pt" style:font-size-complex="10pt"/>
    </style:style>
    <style:style style:name="T38_154" style:family="text">
      <style:text-properties fo:background-color="#ffff00" fo:color="#222222" fo:font-size="10pt" style:font-size-asian="10pt" style:font-size-complex="10pt"/>
    </style:style>
    <style:style style:name="T38_155" style:family="text">
      <style:text-properties fo:background-color="#ffff00" fo:color="#222222" fo:font-size="10pt" style:font-size-asian="10pt" style:font-size-complex="10pt"/>
    </style:style>
    <style:style style:name="T38_156" style:family="text">
      <style:text-properties fo:background-color="#ffff00" fo:color="#222222" fo:font-size="10pt" style:font-size-asian="10pt" style:font-size-complex="10pt"/>
    </style:style>
    <style:style style:name="T38_157" style:family="text">
      <style:text-properties fo:background-color="#ffff00" fo:color="#222222" fo:font-size="10pt" style:font-size-asian="10pt" style:font-size-complex="10pt"/>
    </style:style>
    <style:style style:name="T38_158" style:family="text">
      <style:text-properties fo:background-color="#ffff00" fo:color="#222222" fo:font-size="10pt" style:font-size-asian="10pt" style:font-size-complex="10pt"/>
    </style:style>
    <style:style style:name="T38_159" style:family="text">
      <style:text-properties fo:background-color="#ffff00" fo:color="#222222" fo:font-size="10pt" style:font-size-asian="10pt" style:font-size-complex="10pt"/>
    </style:style>
    <style:style style:name="T38_160" style:family="text">
      <style:text-properties fo:background-color="#ffff00" fo:color="#222222" fo:font-size="10pt" style:font-size-asian="10pt" style:font-size-complex="10pt"/>
    </style:style>
    <style:style style:name="T38_161" style:family="text">
      <style:text-properties fo:background-color="#ffff00" fo:color="#222222" fo:font-size="10pt" style:font-size-asian="10pt" style:font-size-complex="10pt"/>
    </style:style>
    <style:style style:name="T38_162" style:family="text">
      <style:text-properties fo:background-color="#ffff00" fo:color="#222222" fo:font-size="10pt" style:font-size-asian="10pt" style:font-size-complex="10pt"/>
    </style:style>
    <style:style style:name="T38_163" style:family="text">
      <style:text-properties fo:background-color="#ffff00" fo:color="#222222" fo:font-size="10pt" style:font-size-asian="10pt" style:font-size-complex="10pt"/>
    </style:style>
    <style:style style:name="T38_164" style:family="text">
      <style:text-properties fo:background-color="#ffff00" fo:color="#222222" fo:font-size="10pt" style:font-size-asian="10pt" style:font-size-complex="10pt"/>
    </style:style>
    <style:style style:name="T38_165" style:family="text">
      <style:text-properties fo:background-color="#ffff00" fo:color="#222222" fo:font-size="10pt" style:font-size-asian="10pt" style:font-size-complex="10pt"/>
    </style:style>
    <style:style style:name="T38_166" style:family="text">
      <style:text-properties fo:background-color="#ffff00" fo:color="#222222" fo:font-size="10pt" style:font-size-asian="10pt" style:font-size-complex="10pt"/>
    </style:style>
    <style:style style:name="T38_167" style:family="text">
      <style:text-properties fo:background-color="#ffff00" fo:color="#222222" fo:font-size="10pt" style:font-size-asian="10pt" style:font-size-complex="10pt"/>
    </style:style>
    <style:style style:name="T38_168" style:family="text">
      <style:text-properties fo:background-color="#ffff00" fo:color="#222222" fo:font-size="10pt" style:font-size-asian="10pt" style:font-size-complex="10pt"/>
    </style:style>
    <style:style style:name="T38_169" style:family="text">
      <style:text-properties fo:background-color="#ffff00" fo:color="#222222" fo:font-size="10pt" style:font-size-asian="10pt" style:font-size-complex="10pt"/>
    </style:style>
    <style:style style:name="T38_170" style:family="text">
      <style:text-properties fo:background-color="#ffff00" fo:color="#222222" fo:font-size="10pt" style:font-size-asian="10pt" style:font-size-complex="10pt"/>
    </style:style>
    <style:style style:name="T38_171" style:family="text">
      <style:text-properties fo:background-color="#ffff00" fo:color="#222222" fo:font-size="10pt" style:font-size-asian="10pt" style:font-size-complex="10pt"/>
    </style:style>
    <style:style style:name="T38_172" style:family="text">
      <style:text-properties fo:background-color="#ffff00" fo:color="#222222" fo:font-size="10pt" style:font-size-asian="10pt" style:font-size-complex="10pt"/>
    </style:style>
    <style:style style:name="T38_173" style:family="text">
      <style:text-properties fo:background-color="#ffff00" fo:color="#222222" fo:font-size="10pt" style:font-size-asian="10pt" style:font-size-complex="10pt"/>
    </style:style>
    <style:style style:name="T38_174" style:family="text">
      <style:text-properties fo:background-color="#ffff00" fo:color="#222222" fo:font-size="10pt" style:font-size-asian="10pt" style:font-size-complex="10pt"/>
    </style:style>
    <style:style style:name="T38_175" style:family="text">
      <style:text-properties fo:background-color="#ffff00" fo:color="#222222" fo:font-size="10pt" style:font-size-asian="10pt" style:font-size-complex="10pt"/>
    </style:style>
    <style:style style:name="T38_176" style:family="text">
      <style:text-properties fo:background-color="#ffff00" fo:color="#222222" fo:font-size="10pt" style:font-size-asian="10pt" style:font-size-complex="10pt"/>
    </style:style>
    <style:style style:name="T38_177" style:family="text">
      <style:text-properties fo:background-color="#ffff00" fo:color="#222222" fo:font-size="10pt" style:font-size-asian="10pt" style:font-size-complex="10pt"/>
    </style:style>
    <style:style style:name="T38_178" style:family="text">
      <style:text-properties fo:background-color="#ffff00" fo:color="#222222" fo:font-size="10pt" style:font-size-asian="10pt" style:font-size-complex="10pt"/>
    </style:style>
    <style:style style:name="T38_179" style:family="text">
      <style:text-properties fo:background-color="#ffff00" fo:color="#222222" fo:font-size="10pt" style:font-size-asian="10pt" style:font-size-complex="10pt"/>
    </style:style>
    <style:style style:name="T38_180" style:family="text">
      <style:text-properties fo:background-color="#ffff00" fo:color="#222222" fo:font-size="10pt" style:font-size-asian="10pt" style:font-size-complex="10pt"/>
    </style:style>
    <style:style style:name="T38_181" style:family="text">
      <style:text-properties fo:background-color="#ffff00" fo:color="#222222" fo:font-size="10pt" style:font-size-asian="10pt" style:font-size-complex="10pt"/>
    </style:style>
    <style:style style:name="T38_182" style:family="text">
      <style:text-properties fo:background-color="#ffff00" fo:color="#222222" fo:font-size="10pt" style:font-size-asian="10pt" style:font-size-complex="10pt"/>
    </style:style>
    <style:style style:name="T38_183" style:family="text">
      <style:text-properties fo:background-color="#ffff00" fo:color="#222222" fo:font-size="10pt" style:font-size-asian="10pt" style:font-size-complex="10pt"/>
    </style:style>
    <style:style style:name="T38_184" style:family="text">
      <style:text-properties fo:background-color="#ffff00" fo:color="#222222" fo:font-size="10pt" style:font-size-asian="10pt" style:font-size-complex="10pt"/>
    </style:style>
    <style:style style:name="T38_185" style:family="text">
      <style:text-properties fo:background-color="#ffff00" fo:color="#222222" fo:font-size="10pt" style:font-size-asian="10pt" style:font-size-complex="10pt"/>
    </style:style>
    <style:style style:name="T38_186" style:family="text">
      <style:text-properties fo:background-color="#ffff00" fo:color="#222222" fo:font-size="10pt" style:font-size-asian="10pt" style:font-size-complex="10pt"/>
    </style:style>
    <style:style style:name="T38_187" style:family="text">
      <style:text-properties fo:background-color="#ffff00" fo:color="#222222" fo:font-size="10pt" style:font-size-asian="10pt" style:font-size-complex="10pt"/>
    </style:style>
    <style:style style:name="T38_188" style:family="text">
      <style:text-properties fo:background-color="#ffff00" fo:color="#222222" fo:font-size="10pt" style:font-size-asian="10pt" style:font-size-complex="10pt"/>
    </style:style>
    <style:style style:name="T38_189" style:family="text">
      <style:text-properties fo:background-color="#ffff00" fo:color="#222222" fo:font-size="10pt" style:font-size-asian="10pt" style:font-size-complex="10pt"/>
    </style:style>
    <style:style style:name="T38_190" style:family="text">
      <style:text-properties fo:background-color="#ffff00" fo:color="#222222" fo:font-size="10pt" style:font-size-asian="10pt" style:font-size-complex="10pt"/>
    </style:style>
    <style:style style:name="T38_191" style:family="text">
      <style:text-properties fo:background-color="#ffff00" fo:color="#222222" fo:font-size="10pt" style:font-size-asian="10pt" style:font-size-complex="10pt"/>
    </style:style>
    <style:style style:name="T38_192" style:family="text">
      <style:text-properties fo:background-color="#ffff00" fo:color="#222222" fo:font-size="10pt" style:font-size-asian="10pt" style:font-size-complex="10pt"/>
    </style:style>
    <style:style style:name="T38_193" style:family="text">
      <style:text-properties fo:background-color="#ffff00" fo:color="#222222" fo:font-size="10pt" style:font-size-asian="10pt" style:font-size-complex="10pt"/>
    </style:style>
    <style:style style:name="T38_194" style:family="text">
      <style:text-properties fo:background-color="#ffff00" fo:color="#222222" fo:font-size="10pt" style:font-size-asian="10pt" style:font-size-complex="10pt"/>
    </style:style>
    <style:style style:name="T38_195" style:family="text">
      <style:text-properties fo:background-color="#ffff00" fo:color="#222222" fo:font-size="10pt" style:font-size-asian="10pt" style:font-size-complex="10pt"/>
    </style:style>
    <style:style style:name="T38_196" style:family="text">
      <style:text-properties fo:background-color="#ffff00" fo:color="#222222" fo:font-size="10pt" style:font-size-asian="10pt" style:font-size-complex="10pt"/>
    </style:style>
    <style:style style:name="T38_197" style:family="text">
      <style:text-properties fo:background-color="#ffff00" fo:color="#222222" fo:font-size="10pt" style:font-size-asian="10pt" style:font-size-complex="10pt"/>
    </style:style>
    <style:style style:name="T38_198" style:family="text">
      <style:text-properties fo:background-color="#ffff00" fo:color="#222222" fo:font-size="10pt" style:font-size-asian="10pt" style:font-size-complex="10pt"/>
    </style:style>
    <style:style style:name="T38_199" style:family="text">
      <style:text-properties fo:background-color="#ffff00" fo:color="#222222" fo:font-size="10pt" style:font-size-asian="10pt" style:font-size-complex="10pt"/>
    </style:style>
    <style:style style:name="T38_200" style:family="text">
      <style:text-properties fo:background-color="#ffff00" fo:color="#222222" fo:font-size="10pt" style:font-size-asian="10pt" style:font-size-complex="10pt"/>
    </style:style>
    <style:style style:name="T38_201" style:family="text">
      <style:text-properties fo:background-color="#ffff00" fo:color="#222222" fo:font-size="10pt" style:font-size-asian="10pt" style:font-size-complex="10pt"/>
    </style:style>
    <style:style style:name="T38_202" style:family="text">
      <style:text-properties fo:background-color="#ffff00" fo:color="#222222" fo:font-size="10pt" style:font-size-asian="10pt" style:font-size-complex="10pt"/>
    </style:style>
    <style:style style:name="T38_203" style:family="text">
      <style:text-properties fo:background-color="#ffff00" fo:color="#222222" fo:font-size="10pt" style:font-size-asian="10pt" style:font-size-complex="10pt"/>
    </style:style>
    <style:style style:name="T38_204" style:family="text">
      <style:text-properties fo:background-color="#ffff00" fo:color="#222222" fo:font-size="10pt" style:font-size-asian="10pt" style:font-size-complex="10pt"/>
    </style:style>
    <style:style style:name="T38_205" style:family="text">
      <style:text-properties fo:background-color="#ffff00" fo:color="#222222" fo:font-size="10pt" style:font-size-asian="10pt" style:font-size-complex="10pt"/>
    </style:style>
    <style:style style:name="T38_206" style:family="text">
      <style:text-properties fo:background-color="#ffff00" fo:color="#222222" fo:font-size="10pt" style:font-size-asian="10pt" style:font-size-complex="10pt"/>
    </style:style>
    <style:style style:name="T38_207" style:family="text">
      <style:text-properties fo:background-color="#ffff00" fo:color="#222222" fo:font-size="10pt" style:font-size-asian="10pt" style:font-size-complex="10pt"/>
    </style:style>
    <style:style style:name="T38_208" style:family="text">
      <style:text-properties fo:background-color="#ffff00" fo:color="#222222" fo:font-size="10pt" style:font-size-asian="10pt" style:font-size-complex="10pt"/>
    </style:style>
    <style:style style:name="T38_209" style:family="text">
      <style:text-properties fo:background-color="#ffff00" fo:color="#222222" fo:font-size="10pt" style:font-size-asian="10pt" style:font-size-complex="10pt"/>
    </style:style>
    <style:style style:name="T38_210" style:family="text">
      <style:text-properties fo:background-color="#ffff00" fo:color="#222222" fo:font-size="10pt" style:font-size-asian="10pt" style:font-size-complex="10pt"/>
    </style:style>
    <style:style style:name="T38_211" style:family="text">
      <style:text-properties fo:background-color="#ffff00" fo:color="#222222" fo:font-size="10pt" style:font-size-asian="10pt" style:font-size-complex="10pt"/>
    </style:style>
    <style:style style:name="T38_212" style:family="text">
      <style:text-properties fo:background-color="#ffff00" fo:color="#222222" fo:font-size="10pt" style:font-size-asian="10pt" style:font-size-complex="10pt"/>
    </style:style>
    <style:style style:name="T38_213" style:family="text">
      <style:text-properties fo:background-color="#ffff00" fo:color="#222222" fo:font-size="10pt" style:font-size-asian="10pt" style:font-size-complex="10pt"/>
    </style:style>
    <style:style style:name="T38_214" style:family="text">
      <style:text-properties fo:background-color="#ffff00" fo:color="#222222" fo:font-size="10pt" style:font-size-asian="10pt" style:font-size-complex="10pt"/>
    </style:style>
    <style:style style:name="T38_215" style:family="text">
      <style:text-properties fo:background-color="#ffff00" fo:color="#222222" fo:font-size="10pt" style:font-size-asian="10pt" style:font-size-complex="10pt"/>
    </style:style>
    <style:style style:name="T38_216" style:family="text">
      <style:text-properties fo:background-color="#ffff00" fo:color="#222222" fo:font-size="10pt" style:font-size-asian="10pt" style:font-size-complex="10pt"/>
    </style:style>
    <style:style style:name="T38_217" style:family="text">
      <style:text-properties fo:background-color="#ffff00" fo:color="#222222" fo:font-size="10pt" style:font-size-asian="10pt" style:font-size-complex="10pt"/>
    </style:style>
    <style:style style:name="T38_218" style:family="text">
      <style:text-properties fo:background-color="#ffff00" fo:color="#222222" fo:font-size="10pt" style:font-size-asian="10pt" style:font-size-complex="10pt"/>
    </style:style>
    <style:style style:name="T38_219" style:family="text">
      <style:text-properties fo:background-color="#ffff00" fo:color="#222222" fo:font-size="10pt" style:font-size-asian="10pt" style:font-size-complex="10pt"/>
    </style:style>
    <style:style style:name="T38_220" style:family="text">
      <style:text-properties fo:background-color="#ffff00" fo:color="#222222" fo:font-size="10pt" style:font-size-asian="10pt" style:font-size-complex="10pt"/>
    </style:style>
    <style:style style:name="T38_221" style:family="text">
      <style:text-properties fo:background-color="#ffff00" fo:color="#222222" fo:font-size="10pt" style:font-size-asian="10pt" style:font-size-complex="10pt"/>
    </style:style>
    <style:style style:name="T38_222" style:family="text">
      <style:text-properties fo:background-color="#ffff00" fo:color="#222222" fo:font-size="10pt" style:font-size-asian="10pt" style:font-size-complex="10pt"/>
    </style:style>
    <style:style style:name="T38_223" style:family="text">
      <style:text-properties fo:background-color="#ffff00" fo:color="#222222" fo:font-size="10pt" style:font-size-asian="10pt" style:font-size-complex="10pt"/>
    </style:style>
    <style:style style:name="T38_224" style:family="text">
      <style:text-properties fo:background-color="#ffff00" fo:color="#222222" fo:font-size="10pt" style:font-size-asian="10pt" style:font-size-complex="10pt"/>
    </style:style>
    <style:style style:name="T38_225" style:family="text">
      <style:text-properties fo:background-color="#ffff00" fo:color="#222222" fo:font-size="10pt" style:font-size-asian="10pt" style:font-size-complex="10pt"/>
    </style:style>
    <style:style style:name="T38_226" style:family="text">
      <style:text-properties fo:background-color="#ffff00" fo:color="#222222" fo:font-size="10pt" style:font-size-asian="10pt" style:font-size-complex="10pt"/>
    </style:style>
    <style:style style:name="T38_227" style:family="text">
      <style:text-properties fo:background-color="#ffff00" fo:color="#222222" fo:font-size="10pt" style:font-size-asian="10pt" style:font-size-complex="10pt"/>
    </style:style>
    <style:style style:name="T38_228" style:family="text">
      <style:text-properties fo:background-color="#ffff00" fo:color="#222222" fo:font-size="10pt" style:font-size-asian="10pt" style:font-size-complex="10pt"/>
    </style:style>
    <style:style style:name="T38_229" style:family="text">
      <style:text-properties fo:background-color="#ffff00" fo:color="#222222" fo:font-size="10pt" style:font-size-asian="10pt" style:font-size-complex="10pt"/>
    </style:style>
    <style:style style:name="T38_230" style:family="text">
      <style:text-properties fo:background-color="#ffff00" fo:color="#222222" fo:font-size="10pt" style:font-size-asian="10pt" style:font-size-complex="10pt"/>
    </style:style>
    <style:style style:name="T38_231" style:family="text">
      <style:text-properties fo:background-color="#ffff00" fo:color="#222222" fo:font-size="10pt" style:font-size-asian="10pt" style:font-size-complex="10pt"/>
    </style:style>
    <style:style style:name="T38_232" style:family="text">
      <style:text-properties fo:background-color="#ffff00" fo:color="#222222" fo:font-size="10pt" style:font-size-asian="10pt" style:font-size-complex="10pt"/>
    </style:style>
    <style:style style:name="T38_233" style:family="text">
      <style:text-properties fo:background-color="#ffff00" fo:color="#222222" fo:font-size="10pt" style:font-size-asian="10pt" style:font-size-complex="10pt"/>
    </style:style>
    <style:style style:name="T38_234" style:family="text">
      <style:text-properties fo:background-color="#ffff00" fo:color="#222222" fo:font-size="10pt" style:font-size-asian="10pt" style:font-size-complex="10pt"/>
    </style:style>
    <style:style style:name="T38_235" style:family="text">
      <style:text-properties fo:background-color="#ffff00" fo:color="#222222" fo:font-size="10pt" style:font-size-asian="10pt" style:font-size-complex="10pt"/>
    </style:style>
    <style:style style:name="T38_236" style:family="text">
      <style:text-properties fo:background-color="#ffff00" fo:color="#222222" fo:font-size="10pt" style:font-size-asian="10pt" style:font-size-complex="10pt"/>
    </style:style>
    <style:style style:name="T38_237" style:family="text">
      <style:text-properties fo:background-color="#ffff00" fo:color="#222222" fo:font-size="10pt" style:font-size-asian="10pt" style:font-size-complex="10pt"/>
    </style:style>
    <style:style style:name="T38_238" style:family="text">
      <style:text-properties fo:background-color="#ffff00" fo:color="#222222" fo:font-size="10pt" style:font-size-asian="10pt" style:font-size-complex="10pt"/>
    </style:style>
    <style:style style:name="T38_239" style:family="text">
      <style:text-properties fo:background-color="#ffff00" fo:color="#222222" fo:font-size="10pt" style:font-size-asian="10pt" style:font-size-complex="10pt"/>
    </style:style>
    <style:style style:name="T38_240" style:family="text">
      <style:text-properties fo:background-color="#ffff00" fo:color="#222222" fo:font-size="10pt" style:font-size-asian="10pt" style:font-size-complex="10pt"/>
    </style:style>
    <style:style style:name="T38_241" style:family="text">
      <style:text-properties fo:background-color="#ffff00" fo:color="#222222" fo:font-size="10pt" style:font-size-asian="10pt" style:font-size-complex="10pt"/>
    </style:style>
    <style:style style:name="T38_242" style:family="text">
      <style:text-properties fo:background-color="#ffff00" fo:color="#222222" fo:font-size="10pt" style:font-size-asian="10pt" style:font-size-complex="10pt"/>
    </style:style>
    <style:style style:name="T38_243" style:family="text">
      <style:text-properties fo:background-color="#ffff00" fo:color="#222222" fo:font-size="10pt" style:font-size-asian="10pt" style:font-size-complex="10pt"/>
    </style:style>
    <style:style style:name="T38_244" style:family="text">
      <style:text-properties fo:background-color="#ffff00" fo:color="#222222" fo:font-size="10pt" style:font-size-asian="10pt" style:font-size-complex="10pt"/>
    </style:style>
    <style:style style:name="T38_245" style:family="text">
      <style:text-properties fo:background-color="#ffff00" fo:color="#222222" fo:font-size="10pt" style:font-size-asian="10pt" style:font-size-complex="10pt"/>
    </style:style>
    <style:style style:name="T38_246" style:family="text">
      <style:text-properties fo:background-color="#ffff00" fo:color="#222222" fo:font-size="10pt" style:font-size-asian="10pt" style:font-size-complex="10pt"/>
    </style:style>
    <style:style style:name="T38_247" style:family="text">
      <style:text-properties fo:background-color="#ffff00" fo:color="#222222" fo:font-size="10pt" style:font-size-asian="10pt" style:font-size-complex="10pt"/>
    </style:style>
    <style:style style:name="T38_248" style:family="text">
      <style:text-properties fo:background-color="#ffff00" fo:color="#222222" fo:font-size="10pt" style:font-size-asian="10pt" style:font-size-complex="10pt"/>
    </style:style>
    <style:style style:name="T38_249" style:family="text">
      <style:text-properties fo:background-color="#ffff00" fo:color="#222222" fo:font-size="10pt" style:font-size-asian="10pt" style:font-size-complex="10pt"/>
    </style:style>
    <style:style style:name="T38_250" style:family="text">
      <style:text-properties fo:background-color="#ffff00" fo:color="#222222" fo:font-size="10pt" style:font-size-asian="10pt" style:font-size-complex="10pt"/>
    </style:style>
    <style:style style:name="T38_251" style:family="text">
      <style:text-properties fo:background-color="#ffff00" fo:color="#222222" fo:font-size="10pt" style:font-size-asian="10pt" style:font-size-complex="10pt"/>
    </style:style>
    <style:style style:name="T38_252" style:family="text">
      <style:text-properties fo:background-color="#ffff00" fo:color="#222222" fo:font-size="10pt" style:font-size-asian="10pt" style:font-size-complex="10pt"/>
    </style:style>
    <style:style style:name="T38_253" style:family="text">
      <style:text-properties fo:background-color="#ffff00" fo:color="#222222" fo:font-size="10pt" style:font-size-asian="10pt" style:font-size-complex="10pt"/>
    </style:style>
    <style:style style:name="T38_254" style:family="text">
      <style:text-properties fo:background-color="#ffff00" fo:color="#222222" fo:font-size="10pt" style:font-size-asian="10pt" style:font-size-complex="10pt"/>
    </style:style>
    <style:style style:name="T38_255" style:family="text">
      <style:text-properties fo:background-color="#ffff00" fo:color="#222222" fo:font-size="10pt" style:font-size-asian="10pt" style:font-size-complex="10pt"/>
    </style:style>
    <style:style style:name="T38_256" style:family="text">
      <style:text-properties fo:background-color="#ffff00" fo:color="#222222" fo:font-size="10pt" style:font-size-asian="10pt" style:font-size-complex="10pt"/>
    </style:style>
    <style:style style:name="T38_257" style:family="text">
      <style:text-properties fo:background-color="#ffff00" fo:color="#222222" fo:font-size="10pt" style:font-size-asian="10pt" style:font-size-complex="10pt"/>
    </style:style>
    <style:style style:name="T38_258" style:family="text">
      <style:text-properties fo:background-color="#ffff00" fo:color="#222222" fo:font-size="10pt" style:font-size-asian="10pt" style:font-size-complex="10pt"/>
    </style:style>
    <style:style style:name="T38_259" style:family="text">
      <style:text-properties fo:background-color="#ffff00" fo:color="#222222" fo:font-size="10pt" style:font-size-asian="10pt" style:font-size-complex="10pt"/>
    </style:style>
    <style:style style:name="T38_260" style:family="text">
      <style:text-properties fo:background-color="#ffff00" fo:color="#222222" fo:font-size="10pt" style:font-size-asian="10pt" style:font-size-complex="10pt"/>
    </style:style>
    <style:style style:name="T38_261" style:family="text">
      <style:text-properties fo:background-color="#ffff00" fo:color="#222222" fo:font-size="10pt" style:font-size-asian="10pt" style:font-size-complex="10pt"/>
    </style:style>
    <style:style style:name="T38_262" style:family="text">
      <style:text-properties fo:background-color="#ffff00" fo:color="#222222" fo:font-size="10pt" style:font-size-asian="10pt" style:font-size-complex="10pt"/>
    </style:style>
    <style:style style:name="T38_263" style:family="text">
      <style:text-properties fo:background-color="#ffff00" fo:color="#222222" fo:font-size="10pt" style:font-size-asian="10pt" style:font-size-complex="10pt"/>
    </style:style>
    <style:style style:name="T38_264" style:family="text">
      <style:text-properties fo:background-color="#ffff00" fo:color="#222222" fo:font-size="10pt" style:font-size-asian="10pt" style:font-size-complex="10pt"/>
    </style:style>
    <style:style style:name="T38_265" style:family="text">
      <style:text-properties fo:background-color="#ffff00" fo:color="#222222" fo:font-size="10pt" style:font-size-asian="10pt" style:font-size-complex="10pt"/>
    </style:style>
    <style:style style:name="T38_266" style:family="text">
      <style:text-properties fo:background-color="#ffff00" fo:color="#222222" fo:font-size="10pt" style:font-size-asian="10pt" style:font-size-complex="10pt"/>
    </style:style>
    <style:style style:name="T38_267" style:family="text">
      <style:text-properties fo:background-color="#ffff00" fo:color="#222222" fo:font-size="10pt" style:font-size-asian="10pt" style:font-size-complex="10pt"/>
    </style:style>
    <style:style style:name="T38_268" style:family="text">
      <style:text-properties fo:background-color="#ffff00" fo:color="#222222" fo:font-size="10pt" style:font-size-asian="10pt" style:font-size-complex="10pt"/>
    </style:style>
    <style:style style:name="T38_269" style:family="text">
      <style:text-properties fo:background-color="#ffff00" fo:color="#222222" fo:font-size="10pt" style:font-size-asian="10pt" style:font-size-complex="10pt"/>
    </style:style>
    <style:style style:name="T38_270" style:family="text">
      <style:text-properties fo:background-color="#ffff00" fo:color="#222222" fo:font-size="10pt" style:font-size-asian="10pt" style:font-size-complex="10pt"/>
    </style:style>
    <style:style style:name="T38_271" style:family="text">
      <style:text-properties fo:background-color="#ffff00" fo:color="#222222" fo:font-size="10pt" style:font-size-asian="10pt" style:font-size-complex="10pt"/>
    </style:style>
    <style:style style:name="T38_272" style:family="text">
      <style:text-properties fo:background-color="#ffff00" fo:color="#222222" fo:font-size="10pt" style:font-size-asian="10pt" style:font-size-complex="10pt"/>
    </style:style>
    <style:style style:name="T38_273" style:family="text">
      <style:text-properties fo:background-color="#ffff00" fo:color="#222222" fo:font-size="10pt" style:font-size-asian="10pt" style:font-size-complex="10pt"/>
    </style:style>
    <style:style style:name="T38_274" style:family="text">
      <style:text-properties fo:background-color="#ffff00" fo:color="#222222" fo:font-size="10pt" style:font-size-asian="10pt" style:font-size-complex="10pt"/>
    </style:style>
    <style:style style:name="T38_275" style:family="text">
      <style:text-properties fo:background-color="#ffff00" fo:color="#222222" fo:font-size="10pt" style:font-size-asian="10pt" style:font-size-complex="10pt"/>
    </style:style>
    <style:style style:name="T38_276" style:family="text">
      <style:text-properties fo:background-color="#ffff00" fo:color="#222222" fo:font-size="10pt" style:font-size-asian="10pt" style:font-size-complex="10pt"/>
    </style:style>
    <style:style style:name="T38_277" style:family="text">
      <style:text-properties fo:background-color="#ffff00" fo:color="#222222" fo:font-size="10pt" style:font-size-asian="10pt" style:font-size-complex="10pt"/>
    </style:style>
    <style:style style:name="T38_278" style:family="text">
      <style:text-properties fo:background-color="#ffff00" fo:color="#222222" fo:font-size="10pt" style:font-size-asian="10pt" style:font-size-complex="10pt"/>
    </style:style>
    <style:style style:name="T38_279" style:family="text">
      <style:text-properties fo:background-color="#ffff00" fo:color="#222222" fo:font-size="10pt" style:font-size-asian="10pt" style:font-size-complex="10pt"/>
    </style:style>
    <style:style style:name="T38_280" style:family="text">
      <style:text-properties fo:background-color="#ffff00" fo:color="#222222" fo:font-size="10pt" style:font-size-asian="10pt" style:font-size-complex="10pt"/>
    </style:style>
    <style:style style:name="T38_281" style:family="text">
      <style:text-properties fo:background-color="#ffff00" fo:color="#222222" fo:font-size="10pt" style:font-size-asian="10pt" style:font-size-complex="10pt"/>
    </style:style>
    <style:style style:name="T38_282" style:family="text">
      <style:text-properties fo:background-color="#ffff00" fo:color="#222222" fo:font-size="10pt" style:font-size-asian="10pt" style:font-size-complex="10pt"/>
    </style:style>
    <style:style style:name="T38_283" style:family="text">
      <style:text-properties fo:background-color="#ffff00" fo:color="#222222" fo:font-size="10pt" style:font-size-asian="10pt" style:font-size-complex="10pt"/>
    </style:style>
    <style:style style:name="T38_284" style:family="text">
      <style:text-properties fo:background-color="#ffff00" fo:color="#222222" fo:font-size="10pt" style:font-size-asian="10pt" style:font-size-complex="10pt"/>
    </style:style>
    <style:style style:name="T38_285" style:family="text">
      <style:text-properties fo:background-color="#ffff00" fo:color="#222222" fo:font-size="10pt" style:font-size-asian="10pt" style:font-size-complex="10pt"/>
    </style:style>
    <style:style style:name="T38_286" style:family="text">
      <style:text-properties fo:background-color="#ffff00" fo:color="#222222" fo:font-size="10pt" style:font-size-asian="10pt" style:font-size-complex="10pt"/>
    </style:style>
    <style:style style:name="T38_287" style:family="text">
      <style:text-properties fo:background-color="#ffff00" fo:color="#222222" fo:font-size="10pt" style:font-size-asian="10pt" style:font-size-complex="10pt"/>
    </style:style>
    <style:style style:name="T38_288" style:family="text">
      <style:text-properties fo:background-color="#ffff00" fo:color="#222222" fo:font-size="10pt" style:font-size-asian="10pt" style:font-size-complex="10pt"/>
    </style:style>
    <style:style style:name="T38_289" style:family="text">
      <style:text-properties fo:background-color="#ffff00" fo:color="#222222" fo:font-size="10pt" style:font-size-asian="10pt" style:font-size-complex="10pt"/>
    </style:style>
    <style:style style:name="T38_290" style:family="text">
      <style:text-properties fo:background-color="#ffff00" fo:color="#222222" fo:font-size="10pt" style:font-size-asian="10pt" style:font-size-complex="10pt"/>
    </style:style>
    <style:style style:name="T38_291" style:family="text">
      <style:text-properties fo:background-color="#ffff00" fo:color="#222222" fo:font-size="10pt" style:font-size-asian="10pt" style:font-size-complex="10pt"/>
    </style:style>
    <style:style style:name="T38_292" style:family="text">
      <style:text-properties fo:background-color="#ffff00" fo:color="#222222" fo:font-size="10pt" style:font-size-asian="10pt" style:font-size-complex="10pt"/>
    </style:style>
    <style:style style:name="T38_293" style:family="text">
      <style:text-properties fo:background-color="#ffff00" fo:color="#222222" fo:font-size="10pt" style:font-size-asian="10pt" style:font-size-complex="10pt"/>
    </style:style>
    <style:style style:name="T38_294" style:family="text">
      <style:text-properties fo:background-color="#ffff00" fo:color="#222222" fo:font-size="10pt" style:font-size-asian="10pt" style:font-size-complex="10pt"/>
    </style:style>
    <style:style style:name="T38_295" style:family="text">
      <style:text-properties fo:background-color="#ffff00" fo:color="#222222" fo:font-size="10pt" style:font-size-asian="10pt" style:font-size-complex="10pt"/>
    </style:style>
    <style:style style:name="T38_296" style:family="text">
      <style:text-properties fo:background-color="#ffff00" fo:color="#222222" fo:font-size="10pt" style:font-size-asian="10pt" style:font-size-complex="10pt"/>
    </style:style>
    <style:style style:name="T38_297" style:family="text">
      <style:text-properties fo:background-color="#ffff00" fo:color="#222222" fo:font-size="10pt" style:font-size-asian="10pt" style:font-size-complex="10pt"/>
    </style:style>
    <style:style style:name="T38_298" style:family="text">
      <style:text-properties fo:background-color="#ffff00" fo:color="#222222" fo:font-size="10pt" style:font-size-asian="10pt" style:font-size-complex="10pt"/>
    </style:style>
    <style:style style:name="T38_299" style:family="text">
      <style:text-properties fo:background-color="#ffff00" fo:color="#222222" fo:font-size="10pt" style:font-size-asian="10pt" style:font-size-complex="10pt"/>
    </style:style>
    <style:style style:name="T38_300" style:family="text">
      <style:text-properties fo:background-color="#ffff00" fo:color="#222222" fo:font-size="10pt" style:font-size-asian="10pt" style:font-size-complex="10pt"/>
    </style:style>
    <style:style style:name="T38_301" style:family="text">
      <style:text-properties fo:background-color="#ffff00" fo:color="#222222" fo:font-size="10pt" style:font-size-asian="10pt" style:font-size-complex="10pt"/>
    </style:style>
    <style:style style:name="T38_302" style:family="text">
      <style:text-properties fo:background-color="#ffff00" fo:color="#222222" fo:font-size="10pt" style:font-size-asian="10pt" style:font-size-complex="10pt"/>
    </style:style>
    <style:style style:name="T38_303" style:family="text">
      <style:text-properties fo:background-color="#ffff00" fo:color="#222222" fo:font-size="10pt" style:font-size-asian="10pt" style:font-size-complex="10pt"/>
    </style:style>
    <style:style style:name="T38_304" style:family="text">
      <style:text-properties fo:background-color="#ffff00" fo:color="#222222" fo:font-size="10pt" style:font-size-asian="10pt" style:font-size-complex="10pt"/>
    </style:style>
    <style:style style:name="T38_305" style:family="text">
      <style:text-properties fo:background-color="#ffff00" fo:color="#222222" fo:font-size="10pt" style:font-size-asian="10pt" style:font-size-complex="10pt"/>
    </style:style>
    <style:style style:name="T38_306" style:family="text">
      <style:text-properties fo:background-color="#ffff00" fo:color="#222222" fo:font-size="10pt" style:font-size-asian="10pt" style:font-size-complex="10pt"/>
    </style:style>
    <style:style style:name="T38_307" style:family="text">
      <style:text-properties fo:background-color="#ffff00" fo:color="#222222" fo:font-size="10pt" style:font-size-asian="10pt" style:font-size-complex="10pt"/>
    </style:style>
    <style:style style:name="T38_308" style:family="text">
      <style:text-properties fo:background-color="#ffff00" fo:color="#222222" fo:font-size="10pt" style:font-size-asian="10pt" style:font-size-complex="10pt"/>
    </style:style>
    <style:style style:name="T38_309" style:family="text">
      <style:text-properties fo:background-color="#ffff00" fo:color="#222222" fo:font-size="10pt" style:font-size-asian="10pt" style:font-size-complex="10pt"/>
    </style:style>
    <style:style style:name="T38_310" style:family="text">
      <style:text-properties fo:background-color="#ffff00" fo:color="#222222" fo:font-size="10pt" style:font-size-asian="10pt" style:font-size-complex="10pt"/>
    </style:style>
    <style:style style:name="T38_311" style:family="text">
      <style:text-properties fo:background-color="#ffff00" fo:color="#222222" fo:font-size="10pt" style:font-size-asian="10pt" style:font-size-complex="10pt"/>
    </style:style>
    <style:style style:name="T38_312" style:family="text">
      <style:text-properties fo:background-color="#ffff00" fo:color="#222222" fo:font-size="10pt" style:font-size-asian="10pt" style:font-size-complex="10pt"/>
    </style:style>
    <style:style style:name="T38_313" style:family="text">
      <style:text-properties fo:background-color="#ffff00" fo:color="#222222" fo:font-size="10pt" style:font-size-asian="10pt" style:font-size-complex="10pt"/>
    </style:style>
    <style:style style:name="T38_314" style:family="text">
      <style:text-properties fo:background-color="#ffff00" fo:color="#222222" fo:font-size="10pt" style:font-size-asian="10pt" style:font-size-complex="10pt"/>
    </style:style>
    <style:style style:name="T38_315" style:family="text">
      <style:text-properties fo:background-color="#ffff00" fo:color="#222222" fo:font-size="10pt" style:font-size-asian="10pt" style:font-size-complex="10pt"/>
    </style:style>
    <style:style style:name="T38_316" style:family="text">
      <style:text-properties fo:background-color="#ffff00" fo:color="#222222" fo:font-size="10pt" style:font-size-asian="10pt" style:font-size-complex="10pt"/>
    </style:style>
    <style:style style:name="T38_317" style:family="text">
      <style:text-properties fo:background-color="#ffff00" fo:color="#222222" fo:font-size="10pt" style:font-size-asian="10pt" style:font-size-complex="10pt"/>
    </style:style>
    <style:style style:name="T38_318" style:family="text">
      <style:text-properties fo:background-color="#ffff00" fo:color="#222222" fo:font-size="10pt" style:font-size-asian="10pt" style:font-size-complex="10pt"/>
    </style:style>
    <style:style style:name="T38_319" style:family="text">
      <style:text-properties fo:background-color="#ffff00" fo:color="#222222" fo:font-size="10pt" style:font-size-asian="10pt" style:font-size-complex="10pt"/>
    </style:style>
    <style:style style:name="T38_320" style:family="text">
      <style:text-properties fo:background-color="#ffff00" fo:color="#222222" fo:font-size="10pt" style:font-size-asian="10pt" style:font-size-complex="10pt"/>
    </style:style>
    <style:style style:name="T38_321" style:family="text">
      <style:text-properties fo:background-color="#ffff00" fo:color="#222222" fo:font-size="10pt" style:font-size-asian="10pt" style:font-size-complex="10pt"/>
    </style:style>
    <style:style style:name="T38_322" style:family="text">
      <style:text-properties fo:background-color="#ffff00" fo:color="#222222" fo:font-size="10pt" style:font-size-asian="10pt" style:font-size-complex="10pt"/>
    </style:style>
    <style:style style:name="T38_323" style:family="text">
      <style:text-properties fo:background-color="#ffff00" fo:color="#222222" fo:font-size="10pt" style:font-size-asian="10pt" style:font-size-complex="10pt"/>
    </style:style>
    <style:style style:name="T38_324" style:family="text">
      <style:text-properties fo:background-color="#ffff00" fo:color="#222222" fo:font-size="10pt" style:font-size-asian="10pt" style:font-size-complex="10pt"/>
    </style:style>
    <style:style style:name="T38_325" style:family="text">
      <style:text-properties fo:background-color="#ffff00" fo:color="#222222" fo:font-size="10pt" style:font-size-asian="10pt" style:font-size-complex="10pt"/>
    </style:style>
    <style:style style:name="T38_326" style:family="text">
      <style:text-properties fo:background-color="#ffff00" fo:color="#222222" fo:font-size="10pt" style:font-size-asian="10pt" style:font-size-complex="10pt"/>
    </style:style>
    <style:style style:name="T38_327" style:family="text">
      <style:text-properties fo:background-color="#ffff00" fo:color="#222222" fo:font-size="10pt" style:font-size-asian="10pt" style:font-size-complex="10pt"/>
    </style:style>
    <style:style style:name="T38_328" style:family="text">
      <style:text-properties fo:background-color="#ffff00" fo:color="#222222" fo:font-size="10pt" style:font-size-asian="10pt" style:font-size-complex="10pt"/>
    </style:style>
    <style:style style:name="T38_329" style:family="text">
      <style:text-properties fo:background-color="#ffff00" fo:color="#222222" fo:font-size="10pt" style:font-size-asian="10pt" style:font-size-complex="10pt"/>
    </style:style>
    <style:style style:name="T38_330" style:family="text">
      <style:text-properties fo:background-color="#ffff00" fo:color="#222222" fo:font-size="10pt" style:font-size-asian="10pt" style:font-size-complex="10pt"/>
    </style:style>
    <style:style style:name="T38_331" style:family="text">
      <style:text-properties fo:background-color="#ffff00" fo:color="#222222" fo:font-size="10pt" style:font-size-asian="10pt" style:font-size-complex="10pt"/>
    </style:style>
    <style:style style:name="T38_332" style:family="text">
      <style:text-properties fo:background-color="#ffff00" fo:color="#222222" fo:font-size="10pt" style:font-size-asian="10pt" style:font-size-complex="10pt"/>
    </style:style>
    <style:style style:name="T38_333" style:family="text">
      <style:text-properties fo:background-color="#ffff00" fo:color="#222222" fo:font-size="10pt" style:font-size-asian="10pt" style:font-size-complex="10pt"/>
    </style:style>
    <style:style style:name="T38_334" style:family="text">
      <style:text-properties fo:background-color="#ffff00" fo:color="#222222" fo:font-size="10pt" style:font-size-asian="10pt" style:font-size-complex="10pt"/>
    </style:style>
    <style:style style:name="T38_335" style:family="text">
      <style:text-properties fo:background-color="#ffff00" fo:color="#222222" fo:font-size="10pt" style:font-size-asian="10pt" style:font-size-complex="10pt"/>
    </style:style>
    <style:style style:name="T38_336" style:family="text">
      <style:text-properties fo:background-color="#ffff00" fo:color="#222222"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  <style:text-properties fo:background-color="#ffff00" fo:color="#222222" fo:font-size="10pt" style:font-size-asian="10pt" style:font-size-complex="10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00" fo:color="#222222" fo:font-size="10pt" style:font-size-asian="10pt" style:font-size-complex="10pt"/>
    </style:style>
    <style:style style:name="T40_2" style:family="text">
      <style:text-properties fo:background-color="#ffff00" fo:color="#222222" fo:font-size="10pt" style:font-size-asian="10pt" style:font-size-complex="10pt"/>
    </style:style>
    <style:style style:name="T40_3" style:family="text">
      <style:text-properties fo:background-color="#ffff00" fo:color="#222222" fo:font-size="10pt" style:font-size-asian="10pt" style:font-size-complex="10pt"/>
    </style:style>
    <style:style style:name="T40_4" style:family="text">
      <style:text-properties fo:background-color="#ffff00" fo:color="#222222" fo:font-size="10pt" style:font-size-asian="10pt" style:font-size-complex="10pt"/>
    </style:style>
    <style:style style:name="T40_5" style:family="text">
      <style:text-properties fo:background-color="#ffff00" fo:color="#222222" fo:font-size="10pt" style:font-size-asian="10pt" style:font-size-complex="10pt"/>
    </style:style>
    <style:style style:name="T40_6" style:family="text">
      <style:text-properties fo:background-color="#ffff00" fo:color="#222222" fo:font-size="10pt" style:font-size-asian="10pt" style:font-size-complex="10pt"/>
    </style:style>
    <style:style style:name="T40_7" style:family="text">
      <style:text-properties fo:background-color="#ffff00" fo:color="#222222" fo:font-size="10pt" style:font-size-asian="10pt" style:font-size-complex="10pt"/>
    </style:style>
    <style:style style:name="T40_8" style:family="text">
      <style:text-properties fo:background-color="#ffff00" fo:color="#222222" fo:font-size="10pt" style:font-size-asian="10pt" style:font-size-complex="10pt"/>
    </style:style>
    <style:style style:name="T40_9" style:family="text">
      <style:text-properties fo:background-color="#ffff00" fo:color="#222222" fo:font-size="10pt" style:font-size-asian="10pt" style:font-size-complex="10pt"/>
    </style:style>
    <style:style style:name="T40_10" style:family="text">
      <style:text-properties fo:background-color="#ffff00" fo:color="#222222" fo:font-size="10pt" style:font-size-asian="10pt" style:font-size-complex="10pt"/>
    </style:style>
    <style:style style:name="T40_11" style:family="text">
      <style:text-properties fo:background-color="#ffff00" fo:color="#222222" fo:font-size="10pt" style:font-size-asian="10pt" style:font-size-complex="10pt"/>
    </style:style>
    <style:style style:name="T40_12" style:family="text">
      <style:text-properties fo:background-color="#ffff00" fo:color="#222222" fo:font-size="10pt" style:font-size-asian="10pt" style:font-size-complex="10pt"/>
    </style:style>
    <style:style style:name="T40_13" style:family="text">
      <style:text-properties fo:background-color="#ffff00" fo:color="#222222" fo:font-size="10pt" style:font-size-asian="10pt" style:font-size-complex="10pt"/>
    </style:style>
    <style:style style:name="T40_14" style:family="text">
      <style:text-properties fo:background-color="#ffff00" fo:color="#222222" fo:font-size="10pt" style:font-size-asian="10pt" style:font-size-complex="10pt"/>
    </style:style>
    <style:style style:name="T40_15" style:family="text">
      <style:text-properties fo:background-color="#ffff00" fo:color="#222222" fo:font-size="10pt" style:font-size-asian="10pt" style:font-size-complex="10pt"/>
    </style:style>
    <style:style style:name="T40_16" style:family="text">
      <style:text-properties fo:background-color="#ffff00" fo:color="#222222" fo:font-size="10pt" style:font-size-asian="10pt" style:font-size-complex="10pt"/>
    </style:style>
    <style:style style:name="T40_17" style:family="text">
      <style:text-properties fo:background-color="#ffff00" fo:color="#222222" fo:font-size="10pt" style:font-size-asian="10pt" style:font-size-complex="10pt"/>
    </style:style>
    <style:style style:name="T40_18" style:family="text">
      <style:text-properties fo:background-color="#ffff00" fo:color="#222222" fo:font-size="10pt" style:font-size-asian="10pt" style:font-size-complex="10pt"/>
    </style:style>
    <style:style style:name="T40_19" style:family="text">
      <style:text-properties fo:background-color="#ffff00" fo:color="#222222" fo:font-size="10pt" style:font-size-asian="10pt" style:font-size-complex="10pt"/>
    </style:style>
    <style:style style:name="T40_20" style:family="text">
      <style:text-properties fo:background-color="#ffff00" fo:color="#222222" fo:font-size="10pt" style:font-size-asian="10pt" style:font-size-complex="10pt"/>
    </style:style>
    <style:style style:name="T40_21" style:family="text">
      <style:text-properties fo:background-color="#ffff00" fo:color="#222222" fo:font-size="10pt" style:font-size-asian="10pt" style:font-size-complex="10pt"/>
    </style:style>
    <style:style style:name="T40_22" style:family="text">
      <style:text-properties fo:background-color="#ffff00" fo:color="#222222" fo:font-size="10pt" style:font-size-asian="10pt" style:font-size-complex="10pt"/>
    </style:style>
    <style:style style:name="T40_23" style:family="text">
      <style:text-properties fo:background-color="#ffff00" fo:color="#222222" fo:font-size="10pt" style:font-size-asian="10pt" style:font-size-complex="10pt"/>
    </style:style>
    <style:style style:name="T40_24" style:family="text">
      <style:text-properties fo:background-color="#ffff00" fo:color="#222222" fo:font-size="10pt" style:font-size-asian="10pt" style:font-size-complex="10pt"/>
    </style:style>
    <style:style style:name="T40_25" style:family="text">
      <style:text-properties fo:background-color="#ffff00" fo:color="#222222" fo:font-size="10pt" style:font-size-asian="10pt" style:font-size-complex="10pt"/>
    </style:style>
    <style:style style:name="T40_26" style:family="text">
      <style:text-properties fo:background-color="#ffff00" fo:color="#222222" fo:font-size="10pt" style:font-size-asian="10pt" style:font-size-complex="10pt"/>
    </style:style>
    <style:style style:name="T40_27" style:family="text">
      <style:text-properties fo:background-color="#ffff00" fo:color="#222222" fo:font-size="10pt" style:font-size-asian="10pt" style:font-size-complex="10pt"/>
    </style:style>
    <style:style style:name="T40_28" style:family="text">
      <style:text-properties fo:background-color="#ffff00" fo:color="#222222" fo:font-size="10pt" style:font-size-asian="10pt" style:font-size-complex="10pt"/>
    </style:style>
    <style:style style:name="T40_29" style:family="text">
      <style:text-properties fo:background-color="#ffff00" fo:color="#222222" fo:font-size="10pt" style:font-size-asian="10pt" style:font-size-complex="10pt"/>
    </style:style>
    <style:style style:name="T40_30" style:family="text">
      <style:text-properties fo:background-color="#ffff00" fo:color="#222222" fo:font-size="10pt" style:font-size-asian="10pt" style:font-size-complex="10pt"/>
    </style:style>
    <style:style style:name="T40_31" style:family="text">
      <style:text-properties fo:background-color="#ffff00" fo:color="#222222" fo:font-size="10pt" style:font-size-asian="10pt" style:font-size-complex="10pt"/>
    </style:style>
    <style:style style:name="T40_32" style:family="text">
      <style:text-properties fo:background-color="#ffff00" fo:color="#222222" fo:font-size="10pt" style:font-size-asian="10pt" style:font-size-complex="10pt"/>
    </style:style>
    <style:style style:name="T40_33" style:family="text">
      <style:text-properties fo:background-color="#ffff00" fo:color="#222222" fo:font-size="10pt" style:font-size-asian="10pt" style:font-size-complex="10pt"/>
    </style:style>
    <style:style style:name="T40_34" style:family="text">
      <style:text-properties fo:background-color="#ffff00" fo:color="#222222" fo:font-size="10pt" style:font-size-asian="10pt" style:font-size-complex="10pt"/>
    </style:style>
    <style:style style:name="T40_35" style:family="text">
      <style:text-properties fo:background-color="#ffff00" fo:color="#222222" fo:font-size="10pt" style:font-size-asian="10pt" style:font-size-complex="10pt"/>
    </style:style>
    <style:style style:name="T40_36" style:family="text">
      <style:text-properties fo:background-color="#ffff00" fo:color="#222222" fo:font-size="10pt" style:font-size-asian="10pt" style:font-size-complex="10pt"/>
    </style:style>
    <style:style style:name="T40_37" style:family="text">
      <style:text-properties fo:background-color="#ffff00" fo:color="#222222" fo:font-size="10pt" style:font-size-asian="10pt" style:font-size-complex="10pt"/>
    </style:style>
    <style:style style:name="T40_38" style:family="text">
      <style:text-properties fo:background-color="#ffff00" fo:color="#222222" fo:font-size="10pt" style:font-size-asian="10pt" style:font-size-complex="10pt"/>
    </style:style>
    <style:style style:name="T40_39" style:family="text">
      <style:text-properties fo:background-color="#ffff00" fo:color="#222222" fo:font-size="10pt" style:font-size-asian="10pt" style:font-size-complex="10pt"/>
    </style:style>
    <style:style style:name="T40_40" style:family="text">
      <style:text-properties fo:background-color="#ffff00" fo:color="#222222" fo:font-size="10pt" style:font-size-asian="10pt" style:font-size-complex="10pt"/>
    </style:style>
    <style:style style:name="T40_41" style:family="text">
      <style:text-properties fo:background-color="#ffff00" fo:color="#222222" fo:font-size="10pt" style:font-size-asian="10pt" style:font-size-complex="10pt"/>
    </style:style>
    <style:style style:name="T40_42" style:family="text">
      <style:text-properties fo:background-color="#ffff00" fo:color="#222222" fo:font-size="10pt" style:font-size-asian="10pt" style:font-size-complex="10pt"/>
    </style:style>
    <style:style style:name="T40_43" style:family="text">
      <style:text-properties fo:background-color="#ffff00" fo:color="#222222" fo:font-size="10pt" style:font-size-asian="10pt" style:font-size-complex="10pt"/>
    </style:style>
    <style:style style:name="T40_44" style:family="text">
      <style:text-properties fo:background-color="#ffff00" fo:color="#222222" fo:font-size="10pt" style:font-size-asian="10pt" style:font-size-complex="10pt"/>
    </style:style>
    <style:style style:name="T40_45" style:family="text">
      <style:text-properties fo:background-color="#ffff00" fo:color="#222222" fo:font-size="10pt" style:font-size-asian="10pt" style:font-size-complex="10pt"/>
    </style:style>
    <style:style style:name="T40_46" style:family="text">
      <style:text-properties fo:background-color="#ffff00" fo:color="#222222" fo:font-size="10pt" style:font-size-asian="10pt" style:font-size-complex="10pt"/>
    </style:style>
    <style:style style:name="T40_47" style:family="text">
      <style:text-properties fo:background-color="#ffff00" fo:color="#222222" fo:font-size="10pt" style:font-size-asian="10pt" style:font-size-complex="10pt"/>
    </style:style>
    <style:style style:name="T40_48" style:family="text">
      <style:text-properties fo:background-color="#ffff00" fo:color="#222222" fo:font-size="10pt" style:font-size-asian="10pt" style:font-size-complex="10pt"/>
    </style:style>
    <style:style style:name="T40_49" style:family="text">
      <style:text-properties fo:background-color="#ffff00" fo:color="#222222" fo:font-size="10pt" style:font-size-asian="10pt" style:font-size-complex="10pt"/>
    </style:style>
    <style:style style:name="T40_50" style:family="text">
      <style:text-properties fo:background-color="#ffff00" fo:color="#222222" fo:font-size="10pt" style:font-size-asian="10pt" style:font-size-complex="10pt"/>
    </style:style>
    <style:style style:name="T40_51" style:family="text">
      <style:text-properties fo:background-color="#ffff00" fo:color="#222222" fo:font-size="10pt" style:font-size-asian="10pt" style:font-size-complex="10pt"/>
    </style:style>
    <style:style style:name="T40_52" style:family="text">
      <style:text-properties fo:background-color="#ffff00" fo:color="#222222" fo:font-size="10pt" style:font-size-asian="10pt" style:font-size-complex="10pt"/>
    </style:style>
    <style:style style:name="T40_53" style:family="text">
      <style:text-properties fo:background-color="#ffff00" fo:color="#222222" fo:font-size="10pt" style:font-size-asian="10pt" style:font-size-complex="10pt"/>
    </style:style>
    <style:style style:name="T40_54" style:family="text">
      <style:text-properties fo:background-color="#ffff00" fo:color="#222222" fo:font-size="10pt" style:font-size-asian="10pt" style:font-size-complex="10pt"/>
    </style:style>
    <style:style style:name="T40_55" style:family="text">
      <style:text-properties fo:background-color="#ffff00" fo:color="#222222" fo:font-size="10pt" style:font-size-asian="10pt" style:font-size-complex="10pt"/>
    </style:style>
    <style:style style:name="T40_56" style:family="text">
      <style:text-properties fo:background-color="#ffff00" fo:color="#222222" fo:font-size="10pt" style:font-size-asian="10pt" style:font-size-complex="10pt"/>
    </style:style>
    <style:style style:name="T40_57" style:family="text">
      <style:text-properties fo:background-color="#ffff00" fo:color="#222222" fo:font-size="10pt" style:font-size-asian="10pt" style:font-size-complex="10pt"/>
    </style:style>
    <style:style style:name="T40_58" style:family="text">
      <style:text-properties fo:background-color="#ffff00" fo:color="#222222" fo:font-size="10pt" style:font-size-asian="10pt" style:font-size-complex="10pt"/>
    </style:style>
    <style:style style:name="T40_59" style:family="text">
      <style:text-properties fo:background-color="#ffff00" fo:color="#222222" fo:font-size="10pt" style:font-size-asian="10pt" style:font-size-complex="10pt"/>
    </style:style>
    <style:style style:name="T40_60" style:family="text">
      <style:text-properties fo:background-color="#ffff00" fo:color="#222222" fo:font-size="10pt" style:font-size-asian="10pt" style:font-size-complex="10pt"/>
    </style:style>
    <style:style style:name="T40_61" style:family="text">
      <style:text-properties fo:background-color="#ffff00" fo:color="#222222" fo:font-size="10pt" style:font-size-asian="10pt" style:font-size-complex="10pt"/>
    </style:style>
    <style:style style:name="T40_62" style:family="text">
      <style:text-properties fo:background-color="#ffff00" fo:color="#222222" fo:font-size="10pt" style:font-size-asian="10pt" style:font-size-complex="10pt"/>
    </style:style>
    <style:style style:name="T40_63" style:family="text">
      <style:text-properties fo:background-color="#ffff00" fo:color="#222222" fo:font-size="10pt" style:font-size-asian="10pt" style:font-size-complex="10pt"/>
    </style:style>
    <style:style style:name="T40_64" style:family="text">
      <style:text-properties fo:background-color="#ffff00" fo:color="#222222" fo:font-size="10pt" style:font-size-asian="10pt" style:font-size-complex="10pt"/>
    </style:style>
    <style:style style:name="T40_65" style:family="text">
      <style:text-properties fo:background-color="#ffff00" fo:color="#222222" fo:font-size="10pt" style:font-size-asian="10pt" style:font-size-complex="10pt"/>
    </style:style>
    <style:style style:name="T40_66" style:family="text">
      <style:text-properties fo:background-color="#ffff00" fo:color="#222222" fo:font-size="10pt" style:font-size-asian="10pt" style:font-size-complex="10pt"/>
    </style:style>
    <style:style style:name="T40_67" style:family="text">
      <style:text-properties fo:background-color="#ffff00" fo:color="#222222" fo:font-size="10pt" style:font-size-asian="10pt" style:font-size-complex="10pt"/>
    </style:style>
    <style:style style:name="T40_68" style:family="text">
      <style:text-properties fo:background-color="#ffff00" fo:color="#222222" fo:font-size="10pt" style:font-size-asian="10pt" style:font-size-complex="10pt"/>
    </style:style>
    <style:style style:name="T40_69" style:family="text">
      <style:text-properties fo:background-color="#ffff00" fo:color="#222222" fo:font-size="10pt" style:font-size-asian="10pt" style:font-size-complex="10pt"/>
    </style:style>
    <style:style style:name="T40_70" style:family="text">
      <style:text-properties fo:background-color="#ffff00" fo:color="#222222" fo:font-size="10pt" style:font-size-asian="10pt" style:font-size-complex="10pt"/>
    </style:style>
    <style:style style:name="T40_71" style:family="text">
      <style:text-properties fo:background-color="#ffff00" fo:color="#222222" fo:font-size="10pt" style:font-size-asian="10pt" style:font-size-complex="10pt"/>
    </style:style>
    <style:style style:name="T40_72" style:family="text">
      <style:text-properties fo:background-color="#ffff00" fo:color="#222222" fo:font-size="10pt" style:font-size-asian="10pt" style:font-size-complex="10pt"/>
    </style:style>
    <style:style style:name="T40_73" style:family="text">
      <style:text-properties fo:background-color="#ffff00" fo:color="#222222" fo:font-size="10pt" style:font-size-asian="10pt" style:font-size-complex="10pt"/>
    </style:style>
    <style:style style:name="T40_74" style:family="text">
      <style:text-properties fo:background-color="#ffff00" fo:color="#222222" fo:font-size="10pt" style:font-size-asian="10pt" style:font-size-complex="10pt"/>
    </style:style>
    <style:style style:name="T40_75" style:family="text">
      <style:text-properties fo:background-color="#ffff00" fo:color="#222222" fo:font-size="10pt" style:font-size-asian="10pt" style:font-size-complex="10pt"/>
    </style:style>
    <style:style style:name="T40_76" style:family="text">
      <style:text-properties fo:background-color="#ffff00" fo:color="#222222" fo:font-size="10pt" style:font-size-asian="10pt" style:font-size-complex="10pt"/>
    </style:style>
    <style:style style:name="T40_77" style:family="text">
      <style:text-properties fo:background-color="#ffff00" fo:color="#222222" fo:font-size="10pt" style:font-size-asian="10pt" style:font-size-complex="10pt"/>
    </style:style>
    <style:style style:name="T40_78" style:family="text">
      <style:text-properties fo:background-color="#ffff00" fo:color="#222222" fo:font-size="10pt" style:font-size-asian="10pt" style:font-size-complex="10pt"/>
    </style:style>
    <style:style style:name="T40_79" style:family="text">
      <style:text-properties fo:background-color="#ffff00" fo:color="#222222" fo:font-size="10pt" style:font-size-asian="10pt" style:font-size-complex="10pt"/>
    </style:style>
    <style:style style:name="T40_80" style:family="text">
      <style:text-properties fo:background-color="#ffff00" fo:color="#222222" fo:font-size="10pt" style:font-size-asian="10pt" style:font-size-complex="10pt"/>
    </style:style>
    <style:style style:name="T40_81" style:family="text">
      <style:text-properties fo:background-color="#ffff00" fo:color="#222222" fo:font-size="10pt" style:font-size-asian="10pt" style:font-size-complex="10pt"/>
    </style:style>
    <style:style style:name="T40_82" style:family="text">
      <style:text-properties fo:background-color="#ffff00" fo:color="#222222" fo:font-size="10pt" style:font-size-asian="10pt" style:font-size-complex="10pt"/>
    </style:style>
    <style:style style:name="T40_83" style:family="text">
      <style:text-properties fo:background-color="#ffff00" fo:color="#222222" fo:font-size="10pt" style:font-size-asian="10pt" style:font-size-complex="10pt"/>
    </style:style>
    <style:style style:name="T40_84" style:family="text">
      <style:text-properties fo:background-color="#ffff00" fo:color="#222222" fo:font-size="10pt" style:font-size-asian="10pt" style:font-size-complex="10pt"/>
    </style:style>
    <style:style style:name="T40_85" style:family="text">
      <style:text-properties fo:background-color="#ffff00" fo:color="#222222" fo:font-size="10pt" style:font-size-asian="10pt" style:font-size-complex="10pt"/>
    </style:style>
    <style:style style:name="T40_86" style:family="text">
      <style:text-properties fo:background-color="#ffff00" fo:color="#222222" fo:font-size="10pt" style:font-size-asian="10pt" style:font-size-complex="10pt"/>
    </style:style>
    <style:style style:name="T40_87" style:family="text">
      <style:text-properties fo:background-color="#ffff00" fo:color="#222222" fo:font-size="10pt" style:font-size-asian="10pt" style:font-size-complex="10pt"/>
    </style:style>
    <style:style style:name="T40_88" style:family="text">
      <style:text-properties fo:background-color="#ffff00" fo:color="#222222" fo:font-size="10pt" style:font-size-asian="10pt" style:font-size-complex="10pt"/>
    </style:style>
    <style:style style:name="T40_89" style:family="text">
      <style:text-properties fo:background-color="#ffff00" fo:color="#222222" fo:font-size="10pt" style:font-size-asian="10pt" style:font-size-complex="10pt"/>
    </style:style>
    <style:style style:name="T40_90" style:family="text">
      <style:text-properties fo:background-color="#ffff00" fo:color="#222222" fo:font-size="10pt" style:font-size-asian="10pt" style:font-size-complex="10pt"/>
    </style:style>
    <style:style style:name="T40_91" style:family="text">
      <style:text-properties fo:background-color="#ffff00" fo:color="#222222" fo:font-size="10pt" style:font-size-asian="10pt" style:font-size-complex="10pt"/>
    </style:style>
    <style:style style:name="T40_92" style:family="text">
      <style:text-properties fo:background-color="#ffff00" fo:color="#222222" fo:font-size="10pt" style:font-size-asian="10pt" style:font-size-complex="10pt"/>
    </style:style>
    <style:style style:name="T40_93" style:family="text">
      <style:text-properties fo:background-color="#ffff00" fo:color="#222222" fo:font-size="10pt" style:font-size-asian="10pt" style:font-size-complex="10pt"/>
    </style:style>
    <style:style style:name="T40_94" style:family="text">
      <style:text-properties fo:background-color="#ffff00" fo:color="#222222" fo:font-size="10pt" style:font-size-asian="10pt" style:font-size-complex="10pt"/>
    </style:style>
    <style:style style:name="T40_95" style:family="text">
      <style:text-properties fo:background-color="#ffff00" fo:color="#222222" fo:font-size="10pt" style:font-size-asian="10pt" style:font-size-complex="10pt"/>
    </style:style>
    <style:style style:name="T40_96" style:family="text">
      <style:text-properties fo:background-color="#ffff00" fo:color="#222222" fo:font-size="10pt" style:font-size-asian="10pt" style:font-size-complex="10pt"/>
    </style:style>
    <style:style style:name="T40_97" style:family="text">
      <style:text-properties fo:background-color="#ffff00" fo:color="#222222" fo:font-size="10pt" style:font-size-asian="10pt" style:font-size-complex="10pt"/>
    </style:style>
    <style:style style:name="T40_98" style:family="text">
      <style:text-properties fo:background-color="#ffff00" fo:color="#222222" fo:font-size="10pt" style:font-size-asian="10pt" style:font-size-complex="10pt"/>
    </style:style>
    <style:style style:name="T40_99" style:family="text">
      <style:text-properties fo:background-color="#ffff00" fo:color="#222222" fo:font-size="10pt" style:font-size-asian="10pt" style:font-size-complex="10pt"/>
    </style:style>
    <style:style style:name="T40_100" style:family="text">
      <style:text-properties fo:background-color="#ffff00" fo:color="#222222" fo:font-size="10pt" style:font-size-asian="10pt" style:font-size-complex="10pt"/>
    </style:style>
    <style:style style:name="T40_101" style:family="text">
      <style:text-properties fo:background-color="#ffff00" fo:color="#222222" fo:font-size="10pt" style:font-size-asian="10pt" style:font-size-complex="10pt"/>
    </style:style>
    <style:style style:name="T40_102" style:family="text">
      <style:text-properties fo:background-color="#ffff00" fo:color="#222222" fo:font-size="10pt" style:font-size-asian="10pt" style:font-size-complex="10pt"/>
    </style:style>
    <style:style style:name="T40_103" style:family="text">
      <style:text-properties fo:background-color="#ffff00" fo:color="#222222" fo:font-size="10pt" style:font-size-asian="10pt" style:font-size-complex="10pt"/>
    </style:style>
    <style:style style:name="T40_104" style:family="text">
      <style:text-properties fo:background-color="#ffff00" fo:color="#222222" fo:font-size="10pt" style:font-size-asian="10pt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00" fo:color="#222222" fo:font-size="10pt" style:font-size-asian="10pt" style:font-size-complex="10pt"/>
    </style:style>
    <style:style style:name="T45_2" style:family="text">
      <style:text-properties fo:background-color="#ffff00" fo:color="#222222" fo:font-size="10pt" style:font-size-asian="10pt" style:font-size-complex="10pt"/>
    </style:style>
    <style:style style:name="T45_3" style:family="text">
      <style:text-properties fo:background-color="#ffff00" fo:color="#222222" fo:font-size="10pt" style:font-size-asian="10pt" style:font-size-complex="10pt"/>
    </style:style>
    <style:style style:name="T45_4" style:family="text">
      <style:text-properties fo:background-color="#ffff00" fo:color="#222222" fo:font-size="10pt" style:font-size-asian="10pt" style:font-size-complex="10pt"/>
    </style:style>
    <style:style style:name="T45_5" style:family="text">
      <style:text-properties fo:background-color="#ffff00" fo:color="#222222" fo:font-size="10pt" style:font-size-asian="10pt" style:font-size-complex="10pt"/>
    </style:style>
    <style:style style:name="T45_6" style:family="text">
      <style:text-properties fo:background-color="#ffff00" fo:color="#222222" fo:font-size="10pt" style:font-size-asian="10pt" style:font-size-complex="10pt"/>
    </style:style>
    <style:style style:name="T45_7" style:family="text">
      <style:text-properties fo:background-color="#ffff00" fo:color="#222222" fo:font-size="10pt" style:font-size-asian="10pt" style:font-size-complex="10pt"/>
    </style:style>
    <style:style style:name="T45_8" style:family="text">
      <style:text-properties fo:background-color="#ffff00" fo:color="#222222" fo:font-size="10pt" style:font-size-asian="10pt" style:font-size-complex="10pt"/>
    </style:style>
    <style:style style:name="T45_9" style:family="text">
      <style:text-properties fo:background-color="#ffff00" fo:color="#222222" fo:font-size="10pt" style:font-size-asian="10pt" style:font-size-complex="10pt"/>
    </style:style>
    <style:style style:name="T45_10" style:family="text">
      <style:text-properties fo:background-color="#ffff00" fo:color="#222222" fo:font-size="10pt" style:font-size-asian="10pt" style:font-size-complex="10pt"/>
    </style:style>
    <style:style style:name="T45_11" style:family="text">
      <style:text-properties fo:background-color="#ffff00" fo:color="#222222" fo:font-size="10pt" style:font-size-asian="10pt" style:font-size-complex="10pt"/>
    </style:style>
    <style:style style:name="T45_12" style:family="text">
      <style:text-properties fo:background-color="#ffff00" fo:color="#222222" fo:font-size="10pt" style:font-size-asian="10pt" style:font-size-complex="10pt"/>
    </style:style>
    <style:style style:name="T45_13" style:family="text">
      <style:text-properties fo:background-color="#ffff00" fo:color="#222222" fo:font-size="10pt" style:font-size-asian="10pt" style:font-size-complex="10pt"/>
    </style:style>
    <style:style style:name="T45_14" style:family="text">
      <style:text-properties fo:background-color="#ffff00" fo:color="#222222" fo:font-size="10pt" style:font-size-asian="10pt" style:font-size-complex="10pt"/>
    </style:style>
    <style:style style:name="T45_15" style:family="text">
      <style:text-properties fo:background-color="#ffff00" fo:color="#222222" fo:font-size="10pt" style:font-size-asian="10pt" style:font-size-complex="10pt"/>
    </style:style>
    <style:style style:name="T45_16" style:family="text">
      <style:text-properties fo:background-color="#ffff00" fo:color="#222222" fo:font-size="10pt" style:font-size-asian="10pt" style:font-size-complex="10pt"/>
    </style:style>
    <style:style style:name="T45_17" style:family="text">
      <style:text-properties fo:background-color="#ffff00" fo:color="#222222" fo:font-size="10pt" style:font-size-asian="10pt" style:font-size-complex="10pt"/>
    </style:style>
    <style:style style:name="T45_18" style:family="text">
      <style:text-properties fo:background-color="#ffff00" fo:color="#222222" fo:font-size="10pt" style:font-size-asian="10pt" style:font-size-complex="10pt"/>
    </style:style>
    <style:style style:name="T45_19" style:family="text">
      <style:text-properties fo:background-color="#ffff00" fo:color="#222222" fo:font-size="10pt" style:font-size-asian="10pt" style:font-size-complex="10pt"/>
    </style:style>
    <style:style style:name="T45_20" style:family="text">
      <style:text-properties fo:background-color="#ffff00" fo:color="#222222" fo:font-size="10pt" style:font-size-asian="10pt" style:font-size-complex="10pt"/>
    </style:style>
    <style:style style:name="T45_21" style:family="text">
      <style:text-properties fo:background-color="#ffff00" fo:color="#222222" fo:font-size="10pt" style:font-size-asian="10pt" style:font-size-complex="10pt"/>
    </style:style>
    <style:style style:name="T45_22" style:family="text">
      <style:text-properties fo:background-color="#ffff00" fo:color="#222222" fo:font-size="10pt" style:font-size-asian="10pt" style:font-size-complex="10pt"/>
    </style:style>
    <style:style style:name="T45_23" style:family="text">
      <style:text-properties fo:background-color="#ffff00" fo:color="#222222" fo:font-size="10pt" style:font-size-asian="10pt" style:font-size-complex="10pt"/>
    </style:style>
    <style:style style:name="T45_24" style:family="text" style:parent-style-name="Standard"/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9" style:family="text">
      <style:text-properties fo:background-color="#ffff00" fo:color="#222222" fo:font-size="10pt" style:font-size-asian="10pt" style:font-size-complex="10pt"/>
    </style:style>
    <style:style style:name="T53_50" style:family="text">
      <style:text-properties fo:background-color="#ffff00" fo:color="#222222" fo:font-size="10pt" style:font-size-asian="10pt" style:font-size-complex="10pt"/>
    </style:style>
    <style:style style:name="T53_51" style:family="text">
      <style:text-properties fo:background-color="#ffff00" fo:color="#222222" fo:font-size="10pt" style:font-size-asian="10pt" style:font-size-complex="10pt"/>
    </style:style>
    <style:style style:name="T53_52" style:family="text">
      <style:text-properties fo:background-color="#ffff00" fo:color="#222222" fo:font-size="10pt" style:font-size-asian="10pt" style:font-size-complex="10pt"/>
    </style:style>
    <style:style style:name="T53_53" style:family="text">
      <style:text-properties fo:background-color="#ffff00" fo:color="#222222" fo:font-size="10pt" style:font-size-asian="10pt" style:font-size-complex="10pt"/>
    </style:style>
    <style:style style:name="T53_54" style:family="text">
      <style:text-properties fo:background-color="#ffff00" fo:color="#222222" fo:font-size="10pt" style:font-size-asian="10pt" style:font-size-complex="10pt"/>
    </style:style>
    <style:style style:name="T53_55" style:family="text">
      <style:text-properties fo:background-color="#ffff00" fo:color="#222222" fo:font-size="10pt" style:font-size-asian="10pt" style:font-size-complex="10pt"/>
    </style:style>
    <style:style style:name="T53_56" style:family="text">
      <style:text-properties fo:background-color="#ffff00" fo:color="#222222" fo:font-size="10pt" style:font-size-asian="10pt" style:font-size-complex="10pt"/>
    </style:style>
    <style:style style:name="T53_57" style:family="text">
      <style:text-properties fo:background-color="#ffff00" fo:color="#222222" fo:font-size="10pt" style:font-size-asian="10pt" style:font-size-complex="10pt"/>
    </style:style>
    <style:style style:name="T53_58" style:family="text">
      <style:text-properties fo:background-color="#ffff00" fo:color="#222222" fo:font-size="10pt" style:font-size-asian="10pt" style:font-size-complex="10pt"/>
    </style:style>
    <style:style style:name="T53_59" style:family="text">
      <style:text-properties fo:background-color="#ffff00" fo:color="#222222" fo:font-size="10pt" style:font-size-asian="10pt" style:font-size-complex="10pt"/>
    </style:style>
    <style:style style:name="T53_60" style:family="text">
      <style:text-properties fo:background-color="#ffff00" fo:color="#222222" fo:font-size="10pt" style:font-size-asian="10pt" style:font-size-complex="10pt"/>
    </style:style>
    <style:style style:name="T53_61" style:family="text">
      <style:text-properties fo:background-color="#ffff00" fo:color="#222222" fo:font-size="10pt" style:font-size-asian="10pt" style:font-size-complex="10pt"/>
    </style:style>
    <style:style style:name="T53_62" style:family="text">
      <style:text-properties fo:background-color="#ffff00" fo:color="#222222" fo:font-size="10pt" style:font-size-asian="10pt" style:font-size-complex="10pt"/>
    </style:style>
    <style:style style:name="T53_63" style:family="text">
      <style:text-properties fo:background-color="#ffff00" fo:color="#222222" fo:font-size="10pt" style:font-size-asian="10pt" style:font-size-complex="10pt"/>
    </style:style>
    <style:style style:name="T53_64" style:family="text">
      <style:text-properties fo:background-color="#ffff00" fo:color="#222222" fo:font-size="10pt" style:font-size-asian="10pt" style:font-size-complex="10pt"/>
    </style:style>
    <style:style style:name="T53_65" style:family="text">
      <style:text-properties fo:background-color="#ffff00" fo:color="#222222" fo:font-size="10pt" style:font-size-asian="10pt" style:font-size-complex="10pt"/>
    </style:style>
    <style:style style:name="T53_66" style:family="text">
      <style:text-properties fo:background-color="#ffff00" fo:color="#222222" fo:font-size="10pt" style:font-size-asian="10pt" style:font-size-complex="10pt"/>
    </style:style>
    <style:style style:name="T53_67" style:family="text">
      <style:text-properties fo:background-color="#ffff00" fo:color="#222222" fo:font-size="10pt" style:font-size-asian="10pt" style:font-size-complex="10pt"/>
    </style:style>
    <style:style style:name="T53_68" style:family="text">
      <style:text-properties fo:background-color="#ffff00" fo:color="#222222" fo:font-size="10pt" style:font-size-asian="10pt" style:font-size-complex="10pt"/>
    </style:style>
    <style:style style:name="T53_69" style:family="text">
      <style:text-properties fo:background-color="#ffff00" fo:color="#222222" fo:font-size="10pt" style:font-size-asian="10pt" style:font-size-complex="10pt"/>
    </style:style>
    <style:style style:name="T53_70" style:family="text">
      <style:text-properties fo:background-color="#ffff00" fo:color="#222222" fo:font-size="10pt" style:font-size-asian="10pt" style:font-size-complex="10pt"/>
    </style:style>
    <style:style style:name="T53_71" style:family="text">
      <style:text-properties fo:background-color="#ffff00" fo:color="#222222" fo:font-size="10pt" style:font-size-asian="10pt" style:font-size-complex="10pt"/>
    </style:style>
    <style:style style:name="T53_72" style:family="text">
      <style:text-properties fo:background-color="#ffff00" fo:color="#222222" fo:font-size="10pt" style:font-size-asian="10pt" style:font-size-complex="10pt"/>
    </style:style>
    <style:style style:name="T53_73" style:family="text">
      <style:text-properties fo:background-color="#ffff00" fo:color="#222222" fo:font-size="10pt" style:font-size-asian="10pt" style:font-size-complex="10pt"/>
    </style:style>
    <style:style style:name="T53_74" style:family="text">
      <style:text-properties fo:background-color="#ffff00" fo:color="#222222" fo:font-size="10pt" style:font-size-asian="10pt" style:font-size-complex="10pt"/>
    </style:style>
    <style:style style:name="T53_75" style:family="text">
      <style:text-properties fo:background-color="#ffff00" fo:color="#222222" fo:font-size="10pt" style:font-size-asian="10pt" style:font-size-complex="10pt"/>
    </style:style>
    <style:style style:name="T53_76" style:family="text">
      <style:text-properties fo:background-color="#ffff00" fo:color="#222222" fo:font-size="10pt" style:font-size-asian="10pt" style:font-size-complex="10pt"/>
    </style:style>
    <style:style style:name="T53_77" style:family="text">
      <style:text-properties fo:background-color="#ffff00" fo:color="#222222" fo:font-size="10pt" style:font-size-asian="10pt" style:font-size-complex="10pt"/>
    </style:style>
    <style:style style:name="T53_78" style:family="text">
      <style:text-properties fo:background-color="#ffff00" fo:color="#222222" fo:font-size="10pt" style:font-size-asian="10pt" style:font-size-complex="10pt"/>
    </style:style>
    <style:style style:name="T53_79" style:family="text">
      <style:text-properties fo:background-color="#ffff00" fo:color="#222222" fo:font-size="10pt" style:font-size-asian="10pt" style:font-size-complex="10pt"/>
    </style:style>
    <style:style style:name="T53_80" style:family="text">
      <style:text-properties fo:background-color="#ffff00" fo:color="#222222" fo:font-size="10pt" style:font-size-asian="10pt" style:font-size-complex="10pt"/>
    </style:style>
    <style:style style:name="T53_81" style:family="text">
      <style:text-properties fo:background-color="#ffff00" fo:color="#222222" fo:font-size="10pt" style:font-size-asian="10pt" style:font-size-complex="10pt"/>
    </style:style>
    <style:style style:name="T53_82" style:family="text">
      <style:text-properties fo:background-color="#ffff00" fo:color="#222222" fo:font-size="10pt" style:font-size-asian="10pt" style:font-size-complex="10pt"/>
    </style:style>
    <style:style style:name="T53_83" style:family="text">
      <style:text-properties fo:background-color="#ffff00" fo:color="#222222" fo:font-size="10pt" style:font-size-asian="10pt" style:font-size-complex="10pt"/>
    </style:style>
    <style:style style:name="T53_84" style:family="text">
      <style:text-properties fo:background-color="#ffff00" fo:color="#222222" fo:font-size="10pt" style:font-size-asian="10pt" style:font-size-complex="10pt"/>
    </style:style>
    <style:style style:name="T53_85" style:family="text">
      <style:text-properties fo:background-color="#ffff00" fo:color="#222222" fo:font-size="10pt" style:font-size-asian="10pt" style:font-size-complex="10pt"/>
    </style:style>
    <style:style style:name="T53_86" style:family="text">
      <style:text-properties fo:background-color="#ffff00" fo:color="#222222" fo:font-size="10pt" style:font-size-asian="10pt" style:font-size-complex="10pt"/>
    </style:style>
    <style:style style:name="T53_87" style:family="text">
      <style:text-properties fo:background-color="#ffff00" fo:color="#222222" fo:font-size="10pt" style:font-size-asian="10pt" style:font-size-complex="10pt"/>
    </style:style>
    <style:style style:name="T53_88" style:family="text">
      <style:text-properties fo:background-color="#ffff00" fo:color="#222222" fo:font-size="10pt" style:font-size-asian="10pt" style:font-size-complex="10pt"/>
    </style:style>
    <style:style style:name="T53_89" style:family="text">
      <style:text-properties fo:background-color="#ffff00" fo:color="#222222" fo:font-size="10pt" style:font-size-asian="10pt" style:font-size-complex="10pt"/>
    </style:style>
    <style:style style:name="T53_90" style:family="text">
      <style:text-properties fo:background-color="#ffff00" fo:color="#222222" fo:font-size="10pt" style:font-size-asian="10pt" style:font-size-complex="10pt"/>
    </style:style>
    <style:style style:name="T53_91" style:family="text">
      <style:text-properties fo:background-color="#ffff00" fo:color="#222222" fo:font-size="10pt" style:font-size-asian="10pt" style:font-size-complex="10pt"/>
    </style:style>
    <style:style style:name="T53_92" style:family="text">
      <style:text-properties fo:background-color="#ffff00" fo:color="#222222" fo:font-size="10pt" style:font-size-asian="10pt" style:font-size-complex="10pt"/>
    </style:style>
    <style:style style:name="T53_93" style:family="text">
      <style:text-properties fo:background-color="#ffff00" fo:color="#222222" fo:font-size="10pt" style:font-size-asian="10pt" style:font-size-complex="10pt"/>
    </style:style>
    <style:style style:name="T53_94" style:family="text">
      <style:text-properties fo:background-color="#ffff00" fo:color="#222222" fo:font-size="10pt" style:font-size-asian="10pt" style:font-size-complex="10pt"/>
    </style:style>
    <style:style style:name="T53_95" style:family="text">
      <style:text-properties fo:background-color="#ffff00" fo:color="#222222" fo:font-size="10pt" style:font-size-asian="10pt" style:font-size-complex="10pt"/>
    </style:style>
    <style:style style:name="T53_96" style:family="text">
      <style:text-properties fo:background-color="#ffff00" fo:color="#222222" fo:font-size="10pt" style:font-size-asian="10pt" style:font-size-complex="10pt"/>
    </style:style>
    <style:style style:name="T53_97" style:family="text">
      <style:text-properties fo:background-color="#ffff00" fo:color="#222222" fo:font-size="10pt" style:font-size-asian="10pt" style:font-size-complex="10pt"/>
    </style:style>
    <style:style style:name="T53_98" style:family="text">
      <style:text-properties fo:background-color="#ffff00" fo:color="#222222" fo:font-size="10pt" style:font-size-asian="10pt" style:font-size-complex="10pt"/>
    </style:style>
    <style:style style:name="T53_99" style:family="text">
      <style:text-properties fo:background-color="#ffff00" fo:color="#222222" fo:font-size="10pt" style:font-size-asian="10pt" style:font-size-complex="10pt"/>
    </style:style>
    <style:style style:name="T53_100" style:family="text">
      <style:text-properties fo:background-color="#ffff00" fo:color="#222222" fo:font-size="10pt" style:font-size-asian="10pt" style:font-size-complex="10pt"/>
    </style:style>
    <style:style style:name="T53_101" style:family="text">
      <style:text-properties fo:background-color="#ffff00" fo:color="#222222" fo:font-size="10pt" style:font-size-asian="10pt" style:font-size-complex="10pt"/>
    </style:style>
    <style:style style:name="T53_102" style:family="text">
      <style:text-properties fo:background-color="#ffff00" fo:color="#222222" fo:font-size="10pt" style:font-size-asian="10pt" style:font-size-complex="10pt"/>
    </style:style>
    <style:style style:name="T53_103" style:family="text">
      <style:text-properties fo:background-color="#ffff00" fo:color="#222222" fo:font-size="10pt" style:font-size-asian="10pt" style:font-size-complex="10pt"/>
    </style:style>
    <style:style style:name="T53_104" style:family="text">
      <style:text-properties fo:background-color="#ffff00" fo:color="#222222" fo:font-size="10pt" style:font-size-asian="10pt" style:font-size-complex="10pt"/>
    </style:style>
    <style:style style:name="T53_105" style:family="text">
      <style:text-properties fo:background-color="#ffff00" fo:color="#222222" fo:font-size="10pt" style:font-size-asian="10pt" style:font-size-complex="10pt"/>
    </style:style>
    <style:style style:name="T53_106" style:family="text">
      <style:text-properties fo:background-color="#ffff00" fo:color="#222222" fo:font-size="10pt" style:font-size-asian="10pt" style:font-size-complex="10pt"/>
    </style:style>
    <style:style style:name="T53_107" style:family="text">
      <style:text-properties fo:background-color="#ffff00" fo:color="#222222" fo:font-size="10pt" style:font-size-asian="10pt" style:font-size-complex="10pt"/>
    </style:style>
    <style:style style:name="T53_108" style:family="text">
      <style:text-properties fo:background-color="#ffff00" fo:color="#222222" fo:font-size="10pt" style:font-size-asian="10pt" style:font-size-complex="10pt"/>
    </style:style>
    <style:style style:name="T53_109" style:family="text">
      <style:text-properties fo:background-color="#ffff00" fo:color="#222222" fo:font-size="10pt" style:font-size-asian="10pt" style:font-size-complex="10pt"/>
    </style:style>
    <style:style style:name="T53_110" style:family="text">
      <style:text-properties fo:background-color="#ffff00" fo:color="#222222" fo:font-size="10pt" style:font-size-asian="10pt" style:font-size-complex="10pt"/>
    </style:style>
    <style:style style:name="T53_111" style:family="text">
      <style:text-properties fo:background-color="#ffff00" fo:color="#222222" fo:font-size="10pt" style:font-size-asian="10pt" style:font-size-complex="10pt"/>
    </style:style>
    <style:style style:name="T53_112" style:family="text">
      <style:text-properties fo:background-color="#ffff00" fo:color="#222222" fo:font-size="10pt" style:font-size-asian="10pt" style:font-size-complex="10pt"/>
    </style:style>
    <style:style style:name="T53_113" style:family="text">
      <style:text-properties fo:background-color="#ffff00" fo:color="#222222" fo:font-size="10pt" style:font-size-asian="10pt" style:font-size-complex="10pt"/>
    </style:style>
    <style:style style:name="T53_114" style:family="text">
      <style:text-properties fo:background-color="#ffff00" fo:color="#222222" fo:font-size="10pt" style:font-size-asian="10pt" style:font-size-complex="10pt"/>
    </style:style>
    <style:style style:name="T53_115" style:family="text">
      <style:text-properties fo:background-color="#ffff00" fo:color="#222222" fo:font-size="10pt" style:font-size-asian="10pt" style:font-size-complex="10pt"/>
    </style:style>
    <style:style style:name="T53_116" style:family="text">
      <style:text-properties fo:background-color="#ffff00" fo:color="#222222" fo:font-size="10pt" style:font-size-asian="10pt" style:font-size-complex="10pt"/>
    </style:style>
    <style:style style:name="T53_117" style:family="text">
      <style:text-properties fo:background-color="#ffff00" fo:color="#222222" fo:font-size="10pt" style:font-size-asian="10pt" style:font-size-complex="10pt"/>
    </style:style>
    <style:style style:name="T53_118" style:family="text">
      <style:text-properties fo:background-color="#ffff00" fo:color="#222222" fo:font-size="10pt" style:font-size-asian="10pt" style:font-size-complex="10pt"/>
    </style:style>
    <style:style style:name="T53_119" style:family="text">
      <style:text-properties fo:background-color="#ffff00" fo:color="#222222" fo:font-size="10pt" style:font-size-asian="10pt" style:font-size-complex="10pt"/>
    </style:style>
    <style:style style:name="T53_120" style:family="text">
      <style:text-properties fo:background-color="#ffff00" fo:color="#222222" fo:font-size="10pt" style:font-size-asian="10pt" style:font-size-complex="10pt"/>
    </style:style>
    <style:style style:name="T53_121" style:family="text">
      <style:text-properties fo:background-color="#ffff00" fo:color="#222222" fo:font-size="10pt" style:font-size-asian="10pt" style:font-size-complex="10pt"/>
    </style:style>
    <style:style style:name="T53_122" style:family="text">
      <style:text-properties fo:background-color="#ffff00" fo:color="#222222" fo:font-size="10pt" style:font-size-asian="10pt" style:font-size-complex="10pt"/>
    </style:style>
    <style:style style:name="T53_123" style:family="text">
      <style:text-properties fo:background-color="#ffff00" fo:color="#222222" fo:font-size="10pt" style:font-size-asian="10pt" style:font-size-complex="10pt"/>
    </style:style>
    <style:style style:name="T53_124" style:family="text">
      <style:text-properties fo:background-color="#ffff00" fo:color="#222222" fo:font-size="10pt" style:font-size-asian="10pt" style:font-size-complex="10pt"/>
    </style:style>
    <style:style style:name="T53_125" style:family="text">
      <style:text-properties fo:background-color="#ffff00" fo:color="#222222" fo:font-size="10pt" style:font-size-asian="10pt" style:font-size-complex="10pt"/>
    </style:style>
    <style:style style:name="T53_126" style:family="text">
      <style:text-properties fo:background-color="#ffff00" fo:color="#222222" fo:font-size="10pt" style:font-size-asian="10pt" style:font-size-complex="10pt"/>
    </style:style>
    <style:style style:name="T53_127" style:family="text">
      <style:text-properties fo:background-color="#ffff00" fo:color="#222222" fo:font-size="10pt" style:font-size-asian="10pt" style:font-size-complex="10pt"/>
    </style:style>
    <style:style style:name="T53_128" style:family="text">
      <style:text-properties fo:background-color="#ffff00" fo:color="#222222" fo:font-size="10pt" style:font-size-asian="10pt" style:font-size-complex="10pt"/>
    </style:style>
    <style:style style:name="T53_129" style:family="text">
      <style:text-properties fo:background-color="#ffff00" fo:color="#222222" fo:font-size="10pt" style:font-size-asian="10pt" style:font-size-complex="10pt"/>
    </style:style>
    <style:style style:name="T53_130" style:family="text">
      <style:text-properties fo:background-color="#ffff00" fo:color="#222222" fo:font-size="10pt" style:font-size-asian="10pt" style:font-size-complex="10pt"/>
    </style:style>
    <style:style style:name="T53_131" style:family="text">
      <style:text-properties fo:background-color="#ffff00" fo:color="#222222" fo:font-size="10pt" style:font-size-asian="10pt" style:font-size-complex="10pt"/>
    </style:style>
    <style:style style:name="T53_132" style:family="text">
      <style:text-properties fo:background-color="#ffff00" fo:color="#222222" fo:font-size="10pt" style:font-size-asian="10pt" style:font-size-complex="10pt"/>
    </style:style>
    <style:style style:name="T53_133" style:family="text">
      <style:text-properties fo:background-color="#ffff00" fo:color="#222222" fo:font-size="10pt" style:font-size-asian="10pt" style:font-size-complex="10pt"/>
    </style:style>
    <style:style style:name="T53_134" style:family="text">
      <style:text-properties fo:background-color="#ffff00" fo:color="#222222" fo:font-size="10pt" style:font-size-asian="10pt" style:font-size-complex="10pt"/>
    </style:style>
    <style:style style:name="T53_135" style:family="text">
      <style:text-properties fo:background-color="#ffff00" fo:color="#222222" fo:font-size="10pt" style:font-size-asian="10pt" style:font-size-complex="10pt"/>
    </style:style>
    <style:style style:name="T53_136" style:family="text">
      <style:text-properties fo:background-color="#ffff00" fo:color="#222222" fo:font-size="10pt" style:font-size-asian="10pt" style:font-size-complex="10pt"/>
    </style:style>
    <style:style style:name="T53_137" style:family="text">
      <style:text-properties fo:background-color="#ffff00" fo:color="#222222" fo:font-size="10pt" style:font-size-asian="10pt" style:font-size-complex="10pt"/>
    </style:style>
    <style:style style:name="T53_138" style:family="text">
      <style:text-properties fo:background-color="#ffff00" fo:color="#222222" fo:font-size="10pt" style:font-size-asian="10pt" style:font-size-complex="10pt"/>
    </style:style>
    <style:style style:name="T53_139" style:family="text">
      <style:text-properties fo:background-color="#ffff00" fo:color="#222222" fo:font-size="10pt" style:font-size-asian="10pt" style:font-size-complex="10pt"/>
    </style:style>
    <style:style style:name="T53_140" style:family="text">
      <style:text-properties fo:background-color="#ffff00" fo:color="#222222" fo:font-size="10pt" style:font-size-asian="10pt" style:font-size-complex="10pt"/>
    </style:style>
    <style:style style:name="T53_141" style:family="text">
      <style:text-properties fo:background-color="#ffff00" fo:color="#222222" fo:font-size="10pt" style:font-size-asian="10pt" style:font-size-complex="10pt"/>
    </style:style>
    <style:style style:name="T53_142" style:family="text">
      <style:text-properties fo:background-color="#ffff00" fo:color="#222222" fo:font-size="10pt" style:font-size-asian="10pt" style:font-size-complex="10pt"/>
    </style:style>
    <style:style style:name="T53_143" style:family="text">
      <style:text-properties fo:background-color="#ffff00" fo:color="#222222" fo:font-size="10pt" style:font-size-asian="10pt" style:font-size-complex="10pt"/>
    </style:style>
    <style:style style:name="T53_144" style:family="text">
      <style:text-properties fo:background-color="#ffff00" fo:color="#222222" fo:font-size="10pt" style:font-size-asian="10pt" style:font-size-complex="10pt"/>
    </style:style>
    <style:style style:name="T53_145" style:family="text">
      <style:text-properties fo:background-color="#ffff00" fo:color="#222222" fo:font-size="10pt" style:font-size-asian="10pt" style:font-size-complex="10pt"/>
    </style:style>
    <style:style style:name="T53_146" style:family="text">
      <style:text-properties fo:background-color="#ffff00" fo:color="#222222" fo:font-size="10pt" style:font-size-asian="10pt" style:font-size-complex="10pt"/>
    </style:style>
    <style:style style:name="T53_147" style:family="text">
      <style:text-properties fo:background-color="#ffff00" fo:color="#222222" fo:font-size="10pt" style:font-size-asian="10pt" style:font-size-complex="10pt"/>
    </style:style>
    <style:style style:name="T53_148" style:family="text">
      <style:text-properties fo:background-color="#ffff00" fo:color="#222222" fo:font-size="10pt" style:font-size-asian="10pt" style:font-size-complex="10pt"/>
    </style:style>
    <style:style style:name="T53_149" style:family="text">
      <style:text-properties fo:background-color="#ffff00" fo:color="#222222" fo:font-size="10pt" style:font-size-asian="10pt" style:font-size-complex="10pt"/>
    </style:style>
    <style:style style:name="T53_150" style:family="text">
      <style:text-properties fo:background-color="#ffff00" fo:color="#222222" fo:font-size="10pt" style:font-size-asian="10pt" style:font-size-complex="10pt"/>
    </style:style>
    <style:style style:name="T53_151" style:family="text">
      <style:text-properties fo:background-color="#ffff00" fo:color="#222222" fo:font-size="10pt" style:font-size-asian="10pt" style:font-size-complex="10pt"/>
    </style:style>
    <style:style style:name="T53_152" style:family="text">
      <style:text-properties fo:background-color="#ffff00" fo:color="#222222" fo:font-size="10pt" style:font-size-asian="10pt" style:font-size-complex="10pt"/>
    </style:style>
    <style:style style:name="T53_153" style:family="text">
      <style:text-properties fo:background-color="#ffff00" fo:color="#222222" fo:font-size="10pt" style:font-size-asian="10pt" style:font-size-complex="10pt"/>
    </style:style>
    <style:style style:name="T53_154" style:family="text">
      <style:text-properties fo:background-color="#ffff00" fo:color="#222222" fo:font-size="10pt" style:font-size-asian="10pt" style:font-size-complex="10pt"/>
    </style:style>
    <style:style style:name="T53_155" style:family="text">
      <style:text-properties fo:background-color="#ffff00" fo:color="#222222" fo:font-size="10pt" style:font-size-asian="10pt" style:font-size-complex="10pt"/>
    </style:style>
    <style:style style:name="T53_156" style:family="text">
      <style:text-properties fo:background-color="#ffff00" fo:color="#222222" fo:font-size="10pt" style:font-size-asian="10pt" style:font-size-complex="10pt"/>
    </style:style>
    <style:style style:name="T53_157" style:family="text">
      <style:text-properties fo:background-color="#ffff00" fo:color="#222222" fo:font-size="10pt" style:font-size-asian="10pt" style:font-size-complex="10pt"/>
    </style:style>
    <style:style style:name="T53_158" style:family="text">
      <style:text-properties fo:background-color="#ffff00" fo:color="#222222" fo:font-size="10pt" style:font-size-asian="10pt" style:font-size-complex="10pt"/>
    </style:style>
    <style:style style:name="T53_159" style:family="text">
      <style:text-properties fo:background-color="#ffff00" fo:color="#222222" fo:font-size="10pt" style:font-size-asian="10pt" style:font-size-complex="10pt"/>
    </style:style>
    <style:style style:name="T53_160" style:family="text">
      <style:text-properties fo:background-color="#ffff00" fo:color="#222222" fo:font-size="10pt" style:font-size-asian="10pt" style:font-size-complex="10pt"/>
    </style:style>
    <style:style style:name="T53_161" style:family="text">
      <style:text-properties fo:background-color="#ffff00" fo:color="#222222" fo:font-size="10pt" style:font-size-asian="10pt" style:font-size-complex="10pt"/>
    </style:style>
    <style:style style:name="T53_162" style:family="text">
      <style:text-properties fo:background-color="#ffff00" fo:color="#222222" fo:font-size="10pt" style:font-size-asian="10pt" style:font-size-complex="10pt"/>
    </style:style>
    <style:style style:name="T53_163" style:family="text">
      <style:text-properties fo:background-color="#ffff00" fo:color="#222222" fo:font-size="10pt" style:font-size-asian="10pt" style:font-size-complex="10pt"/>
    </style:style>
    <style:style style:name="T53_164" style:family="text">
      <style:text-properties fo:background-color="#ffff00" fo:color="#222222" fo:font-size="10pt" style:font-size-asian="10pt" style:font-size-complex="10pt"/>
    </style:style>
    <style:style style:name="T53_165" style:family="text">
      <style:text-properties fo:background-color="#ffff00" fo:color="#222222" fo:font-size="10pt" style:font-size-asian="10pt" style:font-size-complex="10pt"/>
    </style:style>
    <style:style style:name="T53_166" style:family="text">
      <style:text-properties fo:background-color="#ffff00" fo:color="#222222" fo:font-size="10pt" style:font-size-asian="10pt" style:font-size-complex="10pt"/>
    </style:style>
    <style:style style:name="T53_167" style:family="text">
      <style:text-properties fo:background-color="#ffff00" fo:color="#222222" fo:font-size="10pt" style:font-size-asian="10pt" style:font-size-complex="10pt"/>
    </style:style>
    <style:style style:name="T53_168" style:family="text">
      <style:text-properties fo:background-color="#ffff00" fo:color="#222222"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  <style:text-properties fo:background-color="#ffff00" fo:color="#222222"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 style:parent-style-name="Standard"/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5" style:family="text">
      <style:text-properties fo:color="#222222" fo:font-size="10pt" style:font-size-asian="10pt" style:font-size-complex="10pt"/>
    </style:style>
    <style:style style:name="T63_56" style:family="text">
      <style:text-properties fo:color="#222222" fo:font-size="10pt" style:font-size-asian="10pt" style:font-size-complex="10pt"/>
    </style:style>
    <style:style style:name="T63_57" style:family="text">
      <style:text-properties fo:color="#222222" fo:font-size="10pt" style:font-size-asian="10pt" style:font-size-complex="10pt"/>
    </style:style>
    <style:style style:name="T63_58" style:family="text">
      <style:text-properties fo:color="#222222" fo:font-size="10pt" style:font-size-asian="10pt" style:font-size-complex="10pt"/>
    </style:style>
    <style:style style:name="T63_59" style:family="text">
      <style:text-properties fo:color="#222222" fo:font-size="10pt" style:font-size-asian="10pt" style:font-size-complex="10pt"/>
    </style:style>
    <style:style style:name="T63_60" style:family="text">
      <style:text-properties fo:color="#222222" fo:font-size="10pt" style:font-size-asian="10pt" style:font-size-complex="10pt"/>
    </style:style>
    <style:style style:name="T63_61" style:family="text">
      <style:text-properties fo:color="#222222" fo:font-size="10pt" style:font-size-asian="10pt" style:font-size-complex="10pt"/>
    </style:style>
    <style:style style:name="T63_62" style:family="text">
      <style:text-properties fo:color="#222222" fo:font-size="10pt" style:font-size-asian="10pt" style:font-size-complex="10pt"/>
    </style:style>
    <style:style style:name="T63_63" style:family="text">
      <style:text-properties fo:color="#222222" fo:font-size="10pt" style:font-size-asian="10pt" style:font-size-complex="10pt"/>
    </style:style>
    <style:style style:name="T63_64" style:family="text">
      <style:text-properties fo:color="#222222" fo:font-size="10pt" style:font-size-asian="10pt" style:font-size-complex="10pt"/>
    </style:style>
    <style:style style:name="T63_65" style:family="text">
      <style:text-properties fo:color="#222222" fo:font-size="10pt" style:font-size-asian="10pt" style:font-size-complex="10pt"/>
    </style:style>
    <style:style style:name="T63_66" style:family="text">
      <style:text-properties fo:color="#222222" fo:font-size="10pt" style:font-size-asian="10pt" style:font-size-complex="10pt"/>
    </style:style>
    <style:style style:name="T63_67" style:family="text">
      <style:text-properties fo:color="#222222" fo:font-size="10pt" style:font-size-asian="10pt" style:font-size-complex="10pt"/>
    </style:style>
    <style:style style:name="T63_68" style:family="text">
      <style:text-properties fo:color="#222222" fo:font-size="10pt" style:font-size-asian="10pt" style:font-size-complex="10pt"/>
    </style:style>
    <style:style style:name="T63_69" style:family="text">
      <style:text-properties fo:color="#222222" fo:font-size="10pt" style:font-size-asian="10pt" style:font-size-complex="10pt"/>
    </style:style>
    <style:style style:name="T63_70" style:family="text">
      <style:text-properties fo:color="#222222" fo:font-size="10pt" style:font-size-asian="10pt" style:font-size-complex="10pt"/>
    </style:style>
    <style:style style:name="T63_71" style:family="text">
      <style:text-properties fo:color="#222222" fo:font-size="10pt" style:font-size-asian="10pt" style:font-size-complex="10pt"/>
    </style:style>
    <style:style style:name="T63_72" style:family="text">
      <style:text-properties fo:color="#222222" fo:font-size="10pt" style:font-size-asian="10pt" style:font-size-complex="10pt"/>
    </style:style>
    <style:style style:name="T63_73" style:family="text">
      <style:text-properties fo:color="#222222" fo:font-size="10pt" style:font-size-asian="10pt" style:font-size-complex="10pt"/>
    </style:style>
    <style:style style:name="T63_74" style:family="text">
      <style:text-properties fo:color="#222222" fo:font-size="10pt" style:font-size-asian="10pt" style:font-size-complex="10pt"/>
    </style:style>
    <style:style style:name="T63_75" style:family="text">
      <style:text-properties fo:color="#222222" fo:font-size="10pt" style:font-size-asian="10pt" style:font-size-complex="10pt"/>
    </style:style>
    <style:style style:name="T63_76" style:family="text">
      <style:text-properties fo:color="#222222" fo:font-size="10pt" style:font-size-asian="10pt" style:font-size-complex="10pt"/>
    </style:style>
    <style:style style:name="T63_77" style:family="text">
      <style:text-properties fo:color="#222222" fo:font-size="10pt" style:font-size-asian="10pt" style:font-size-complex="10pt"/>
    </style:style>
    <style:style style:name="T63_78" style:family="text">
      <style:text-properties fo:color="#222222" fo:font-size="10pt" style:font-size-asian="10pt" style:font-size-complex="10pt"/>
    </style:style>
    <style:style style:name="T63_79" style:family="text">
      <style:text-properties fo:color="#222222" fo:font-size="10pt" style:font-size-asian="10pt" style:font-size-complex="10pt"/>
    </style:style>
    <style:style style:name="T63_80" style:family="text">
      <style:text-properties fo:color="#222222" fo:font-size="10pt" style:font-size-asian="10pt" style:font-size-complex="10pt"/>
    </style:style>
    <style:style style:name="T63_81" style:family="text">
      <style:text-properties fo:color="#222222" fo:font-size="10pt" style:font-size-asian="10pt" style:font-size-complex="10pt"/>
    </style:style>
    <style:style style:name="T63_82" style:family="text">
      <style:text-properties fo:color="#222222" fo:font-size="10pt" style:font-size-asian="10pt" style:font-size-complex="10pt"/>
    </style:style>
    <style:style style:name="T63_83" style:family="text">
      <style:text-properties fo:color="#222222" fo:font-size="10pt" style:font-size-asian="10pt" style:font-size-complex="10pt"/>
    </style:style>
    <style:style style:name="T63_84" style:family="text">
      <style:text-properties fo:color="#222222" fo:font-size="10pt" style:font-size-asian="10pt" style:font-size-complex="10pt"/>
    </style:style>
    <style:style style:name="T63_85" style:family="text">
      <style:text-properties fo:color="#222222" fo:font-size="10pt" style:font-size-asian="10pt" style:font-size-complex="10pt"/>
    </style:style>
    <style:style style:name="T63_86" style:family="text">
      <style:text-properties fo:color="#222222" fo:font-size="10pt" style:font-size-asian="10pt" style:font-size-complex="10pt"/>
    </style:style>
    <style:style style:name="T63_87" style:family="text">
      <style:text-properties fo:color="#222222" fo:font-size="10pt" style:font-size-asian="10pt" style:font-size-complex="10pt"/>
    </style:style>
    <style:style style:name="T63_88" style:family="text">
      <style:text-properties fo:color="#222222" fo:font-size="10pt" style:font-size-asian="10pt" style:font-size-complex="10pt"/>
    </style:style>
    <style:style style:name="T63_89" style:family="text">
      <style:text-properties fo:color="#222222" fo:font-size="10pt" style:font-size-asian="10pt" style:font-size-complex="10pt"/>
    </style:style>
    <style:style style:name="T63_90" style:family="text">
      <style:text-properties fo:color="#222222" fo:font-size="10pt" style:font-size-asian="10pt" style:font-size-complex="10pt"/>
    </style:style>
    <style:style style:name="T63_91" style:family="text">
      <style:text-properties fo:color="#222222" fo:font-size="10pt" style:font-size-asian="10pt" style:font-size-complex="10pt"/>
    </style:style>
    <style:style style:name="T63_92" style:family="text">
      <style:text-properties fo:color="#222222" fo:font-size="10pt" style:font-size-asian="10pt" style:font-size-complex="10pt"/>
    </style:style>
    <style:style style:name="T63_93" style:family="text">
      <style:text-properties fo:color="#222222" fo:font-size="10pt" style:font-size-asian="10pt" style:font-size-complex="10pt"/>
    </style:style>
    <style:style style:name="T63_94" style:family="text">
      <style:text-properties fo:color="#222222" fo:font-size="10pt" style:font-size-asian="10pt" style:font-size-complex="10pt"/>
    </style:style>
    <style:style style:name="T63_95" style:family="text">
      <style:text-properties fo:color="#222222" fo:font-size="10pt" style:font-size-asian="10pt" style:font-size-complex="10pt"/>
    </style:style>
    <style:style style:name="T63_96" style:family="text">
      <style:text-properties fo:color="#222222" fo:font-size="10pt" style:font-size-asian="10pt" style:font-size-complex="10pt"/>
    </style:style>
    <style:style style:name="T63_97" style:family="text">
      <style:text-properties fo:color="#222222" fo:font-size="10pt" style:font-size-asian="10pt" style:font-size-complex="10pt"/>
    </style:style>
    <style:style style:name="T63_98" style:family="text">
      <style:text-properties fo:color="#222222" fo:font-size="10pt" style:font-size-asian="10pt" style:font-size-complex="10pt"/>
    </style:style>
    <style:style style:name="T63_99" style:family="text">
      <style:text-properties fo:color="#222222" fo:font-size="10pt" style:font-size-asian="10pt" style:font-size-complex="10pt"/>
    </style:style>
    <style:style style:name="T63_100" style:family="text">
      <style:text-properties fo:color="#222222" fo:font-size="10pt" style:font-size-asian="10pt" style:font-size-complex="10pt"/>
    </style:style>
    <style:style style:name="T63_101" style:family="text">
      <style:text-properties fo:color="#222222" fo:font-size="10pt" style:font-size-asian="10pt" style:font-size-complex="10pt"/>
    </style:style>
    <style:style style:name="T63_102" style:family="text">
      <style:text-properties fo:color="#222222" fo:font-size="10pt" style:font-size-asian="10pt" style:font-size-complex="10pt"/>
    </style:style>
    <style:style style:name="T63_103" style:family="text">
      <style:text-properties fo:color="#222222" fo:font-size="10pt" style:font-size-asian="10pt" style:font-size-complex="10pt"/>
    </style:style>
    <style:style style:name="T63_104" style:family="text">
      <style:text-properties fo:color="#222222" fo:font-size="10pt" style:font-size-asian="10pt" style:font-size-complex="10pt"/>
    </style:style>
    <style:style style:name="T63_105" style:family="text">
      <style:text-properties fo:color="#222222" fo:font-size="10pt" style:font-size-asian="10pt" style:font-size-complex="10pt"/>
    </style:style>
    <style:style style:name="T63_106" style:family="text">
      <style:text-properties fo:color="#222222" fo:font-size="10pt" style:font-size-asian="10pt" style:font-size-complex="10pt"/>
    </style:style>
    <style:style style:name="T63_107" style:family="text">
      <style:text-properties fo:color="#222222" fo:font-size="10pt" style:font-size-asian="10pt" style:font-size-complex="10pt"/>
    </style:style>
    <style:style style:name="T63_108" style:family="text">
      <style:text-properties fo:color="#222222" fo:font-size="10pt" style:font-size-asian="10pt" style:font-size-complex="10pt"/>
    </style:style>
    <style:style style:name="T63_109" style:family="text">
      <style:text-properties fo:color="#222222" fo:font-size="10pt" style:font-size-asian="10pt" style:font-size-complex="10pt"/>
    </style:style>
    <style:style style:name="T63_110" style:family="text">
      <style:text-properties fo:color="#222222" fo:font-size="10pt" style:font-size-asian="10pt" style:font-size-complex="10pt"/>
    </style:style>
    <style:style style:name="T63_111" style:family="text">
      <style:text-properties fo:color="#222222" fo:font-size="10pt" style:font-size-asian="10pt" style:font-size-complex="10pt"/>
    </style:style>
    <style:style style:name="T63_112" style:family="text">
      <style:text-properties fo:color="#222222" fo:font-size="10pt" style:font-size-asian="10pt" style:font-size-complex="10pt"/>
    </style:style>
    <style:style style:name="T63_113" style:family="text">
      <style:text-properties fo:color="#222222" fo:font-size="10pt" style:font-size-asian="10pt" style:font-size-complex="10pt"/>
    </style:style>
    <style:style style:name="T63_114" style:family="text">
      <style:text-properties fo:color="#222222" fo:font-size="10pt" style:font-size-asian="10pt" style:font-size-complex="10pt"/>
    </style:style>
    <style:style style:name="T63_115" style:family="text">
      <style:text-properties fo:color="#222222" fo:font-size="10pt" style:font-size-asian="10pt" style:font-size-complex="10pt"/>
    </style:style>
    <style:style style:name="T63_116" style:family="text">
      <style:text-properties fo:color="#222222" fo:font-size="10pt" style:font-size-asian="10pt" style:font-size-complex="10pt"/>
    </style:style>
    <style:style style:name="T63_117" style:family="text">
      <style:text-properties fo:color="#222222" fo:font-size="10pt" style:font-size-asian="10pt" style:font-size-complex="10pt"/>
    </style:style>
    <style:style style:name="T63_118" style:family="text">
      <style:text-properties fo:color="#222222" fo:font-size="10pt" style:font-size-asian="10pt" style:font-size-complex="10pt"/>
    </style:style>
    <style:style style:name="T63_119" style:family="text">
      <style:text-properties fo:color="#222222" fo:font-size="10pt" style:font-size-asian="10pt" style:font-size-complex="10pt"/>
    </style:style>
    <style:style style:name="T63_120" style:family="text">
      <style:text-properties fo:color="#222222" fo:font-size="10pt" style:font-size-asian="10pt" style:font-size-complex="10pt"/>
    </style:style>
    <style:style style:name="T63_121" style:family="text">
      <style:text-properties fo:color="#222222" fo:font-size="10pt" style:font-size-asian="10pt" style:font-size-complex="10pt"/>
    </style:style>
    <style:style style:name="T63_122" style:family="text">
      <style:text-properties fo:color="#222222" fo:font-size="10pt" style:font-size-asian="10pt" style:font-size-complex="10pt"/>
    </style:style>
    <style:style style:name="T63_123" style:family="text">
      <style:text-properties fo:color="#222222" fo:font-size="10pt" style:font-size-asian="10pt" style:font-size-complex="10pt"/>
    </style:style>
    <style:style style:name="T63_124" style:family="text">
      <style:text-properties fo:color="#222222" fo:font-size="10pt" style:font-size-asian="10pt" style:font-size-complex="10pt"/>
    </style:style>
    <style:style style:name="T63_125" style:family="text">
      <style:text-properties fo:color="#222222" fo:font-size="10pt" style:font-size-asian="10pt" style:font-size-complex="10pt"/>
    </style:style>
    <style:style style:name="T63_126" style:family="text">
      <style:text-properties fo:color="#222222" fo:font-size="10pt" style:font-size-asian="10pt" style:font-size-complex="10pt"/>
    </style:style>
    <style:style style:name="T63_127" style:family="text">
      <style:text-properties fo:color="#222222" fo:font-size="10pt" style:font-size-asian="10pt" style:font-size-complex="10pt"/>
    </style:style>
    <style:style style:name="T63_128" style:family="text">
      <style:text-properties fo:color="#222222" fo:font-size="10pt" style:font-size-asian="10pt" style:font-size-complex="10pt"/>
    </style:style>
    <style:style style:name="T63_129" style:family="text">
      <style:text-properties fo:color="#222222" fo:font-size="10pt" style:font-size-asian="10pt" style:font-size-complex="10pt"/>
    </style:style>
    <style:style style:name="T63_130" style:family="text">
      <style:text-properties fo:color="#222222" fo:font-size="10pt" style:font-size-asian="10pt" style:font-size-complex="10pt"/>
    </style:style>
    <style:style style:name="T63_131" style:family="text">
      <style:text-properties fo:color="#222222" fo:font-size="10pt" style:font-size-asian="10pt" style:font-size-complex="10pt"/>
    </style:style>
    <style:style style:name="T63_132" style:family="text">
      <style:text-properties fo:color="#222222" fo:font-size="10pt" style:font-size-asian="10pt" style:font-size-complex="10pt"/>
    </style:style>
    <style:style style:name="T63_133" style:family="text">
      <style:text-properties fo:color="#222222" fo:font-size="10pt" style:font-size-asian="10pt" style:font-size-complex="10pt"/>
    </style:style>
    <style:style style:name="T63_134" style:family="text">
      <style:text-properties fo:color="#222222" fo:font-size="10pt" style:font-size-asian="10pt" style:font-size-complex="10pt"/>
    </style:style>
    <style:style style:name="T63_135" style:family="text">
      <style:text-properties fo:color="#222222" fo:font-size="10pt" style:font-size-asian="10pt" style:font-size-complex="10pt"/>
    </style:style>
    <style:style style:name="T63_136" style:family="text">
      <style:text-properties fo:color="#222222" fo:font-size="10pt" style:font-size-asian="10pt" style:font-size-complex="10pt"/>
    </style:style>
    <style:style style:name="T63_137" style:family="text">
      <style:text-properties fo:color="#222222" fo:font-size="10pt" style:font-size-asian="10pt" style:font-size-complex="10pt"/>
    </style:style>
    <style:style style:name="T63_138" style:family="text">
      <style:text-properties fo:color="#222222" fo:font-size="10pt" style:font-size-asian="10pt" style:font-size-complex="10pt"/>
    </style:style>
    <style:style style:name="T63_139" style:family="text">
      <style:text-properties fo:color="#222222" fo:font-size="10pt" style:font-size-asian="10pt" style:font-size-complex="10pt"/>
    </style:style>
    <style:style style:name="T63_140" style:family="text">
      <style:text-properties fo:color="#222222" fo:font-size="10pt" style:font-size-asian="10pt" style:font-size-complex="10pt"/>
    </style:style>
    <style:style style:name="T63_141" style:family="text">
      <style:text-properties fo:color="#222222" fo:font-size="10pt" style:font-size-asian="10pt" style:font-size-complex="10pt"/>
    </style:style>
    <style:style style:name="T63_142" style:family="text">
      <style:text-properties fo:color="#222222" fo:font-size="10pt" style:font-size-asian="10pt" style:font-size-complex="10pt"/>
    </style:style>
    <style:style style:name="T63_143" style:family="text">
      <style:text-properties fo:color="#222222" fo:font-size="10pt" style:font-size-asian="10pt" style:font-size-complex="10pt"/>
    </style:style>
    <style:style style:name="T63_144" style:family="text">
      <style:text-properties fo:color="#222222" fo:font-size="10pt" style:font-size-asian="10pt" style:font-size-complex="10pt"/>
    </style:style>
    <style:style style:name="T63_145" style:family="text">
      <style:text-properties fo:color="#222222" fo:font-size="10pt" style:font-size-asian="10pt" style:font-size-complex="10pt"/>
    </style:style>
    <style:style style:name="T63_146" style:family="text">
      <style:text-properties fo:color="#222222" fo:font-size="10pt" style:font-size-asian="10pt" style:font-size-complex="10pt"/>
    </style:style>
    <style:style style:name="T63_147" style:family="text">
      <style:text-properties fo:color="#222222" fo:font-size="10pt" style:font-size-asian="10pt" style:font-size-complex="10pt"/>
    </style:style>
    <style:style style:name="T63_148" style:family="text">
      <style:text-properties fo:color="#222222" fo:font-size="10pt" style:font-size-asian="10pt" style:font-size-complex="10pt"/>
    </style:style>
    <style:style style:name="T63_149" style:family="text">
      <style:text-properties fo:color="#222222" fo:font-size="10pt" style:font-size-asian="10pt" style:font-size-complex="10pt"/>
    </style:style>
    <style:style style:name="T63_150" style:family="text">
      <style:text-properties fo:color="#222222" fo:font-size="10pt" style:font-size-asian="10pt" style:font-size-complex="10pt"/>
    </style:style>
    <style:style style:name="T63_151" style:family="text">
      <style:text-properties fo:color="#222222" fo:font-size="10pt" style:font-size-asian="10pt" style:font-size-complex="10pt"/>
    </style:style>
    <style:style style:name="T63_152" style:family="text">
      <style:text-properties fo:color="#222222" fo:font-size="10pt" style:font-size-asian="10pt" style:font-size-complex="10pt"/>
    </style:style>
    <style:style style:name="T63_153" style:family="text">
      <style:text-properties fo:color="#222222" fo:font-size="10pt" style:font-size-asian="10pt" style:font-size-complex="10pt"/>
    </style:style>
    <style:style style:name="T63_154" style:family="text">
      <style:text-properties fo:color="#222222" fo:font-size="10pt" style:font-size-asian="10pt" style:font-size-complex="10pt"/>
    </style:style>
    <style:style style:name="T63_155" style:family="text">
      <style:text-properties fo:color="#222222" fo:font-size="10pt" style:font-size-asian="10pt" style:font-size-complex="10pt"/>
    </style:style>
    <style:style style:name="T63_156" style:family="text">
      <style:text-properties fo:color="#222222" fo:font-size="10pt" style:font-size-asian="10pt" style:font-size-complex="10pt"/>
    </style:style>
    <style:style style:name="T63_157" style:family="text">
      <style:text-properties fo:color="#222222" fo:font-size="10pt" style:font-size-asian="10pt" style:font-size-complex="10pt"/>
    </style:style>
    <style:style style:name="T63_158" style:family="text">
      <style:text-properties fo:color="#222222" fo:font-size="10pt" style:font-size-asian="10pt" style:font-size-complex="10pt"/>
    </style:style>
    <style:style style:name="T63_159" style:family="text">
      <style:text-properties fo:color="#222222" fo:font-size="10pt" style:font-size-asian="10pt" style:font-size-complex="10pt"/>
    </style:style>
    <style:style style:name="T63_160" style:family="text">
      <style:text-properties fo:color="#222222" fo:font-size="10pt" style:font-size-asian="10pt" style:font-size-complex="10pt"/>
    </style:style>
    <style:style style:name="T63_161" style:family="text">
      <style:text-properties fo:color="#222222" fo:font-size="10pt" style:font-size-asian="10pt" style:font-size-complex="10pt"/>
    </style:style>
    <style:style style:name="T63_162" style:family="text">
      <style:text-properties fo:color="#222222" fo:font-size="10pt" style:font-size-asian="10pt" style:font-size-complex="10pt"/>
    </style:style>
    <style:style style:name="T63_163" style:family="text">
      <style:text-properties fo:color="#222222" fo:font-size="10pt" style:font-size-asian="10pt" style:font-size-complex="10pt"/>
    </style:style>
    <style:style style:name="T63_164" style:family="text">
      <style:text-properties fo:color="#222222" fo:font-size="10pt" style:font-size-asian="10pt" style:font-size-complex="10pt"/>
    </style:style>
    <style:style style:name="T63_165" style:family="text">
      <style:text-properties fo:color="#222222" fo:font-size="10pt" style:font-size-asian="10pt" style:font-size-complex="10pt"/>
    </style:style>
    <style:style style:name="T63_166" style:family="text">
      <style:text-properties fo:color="#222222" fo:font-size="10pt" style:font-size-asian="10pt" style:font-size-complex="10pt"/>
    </style:style>
    <style:style style:name="T63_167" style:family="text">
      <style:text-properties fo:color="#222222" fo:font-size="10pt" style:font-size-asian="10pt" style:font-size-complex="10pt"/>
    </style:style>
    <style:style style:name="T63_168" style:family="text">
      <style:text-properties fo:color="#222222" fo:font-size="10pt" style:font-size-asian="10pt" style:font-size-complex="10pt"/>
    </style:style>
    <style:style style:name="T63_169" style:family="text">
      <style:text-properties fo:color="#222222" fo:font-size="10pt" style:font-size-asian="10pt" style:font-size-complex="10pt"/>
    </style:style>
    <style:style style:name="T63_170" style:family="text">
      <style:text-properties fo:color="#222222" fo:font-size="10pt" style:font-size-asian="10pt" style:font-size-complex="10pt"/>
    </style:style>
    <style:style style:name="T63_171" style:family="text">
      <style:text-properties fo:color="#222222" fo:font-size="10pt" style:font-size-asian="10pt" style:font-size-complex="10pt"/>
    </style:style>
    <style:style style:name="T63_172" style:family="text">
      <style:text-properties fo:color="#222222" fo:font-size="10pt" style:font-size-asian="10pt" style:font-size-complex="10pt"/>
    </style:style>
    <style:style style:name="T63_173" style:family="text">
      <style:text-properties fo:color="#222222" fo:font-size="10pt" style:font-size-asian="10pt" style:font-size-complex="10pt"/>
    </style:style>
    <style:style style:name="T63_174" style:family="text">
      <style:text-properties fo:color="#222222" fo:font-size="10pt" style:font-size-asian="10pt" style:font-size-complex="10pt"/>
    </style:style>
    <style:style style:name="T63_175" style:family="text">
      <style:text-properties fo:color="#222222" fo:font-size="10pt" style:font-size-asian="10pt" style:font-size-complex="10pt"/>
    </style:style>
    <style:style style:name="T63_176" style:family="text">
      <style:text-properties fo:color="#222222" fo:font-size="10pt" style:font-size-asian="10pt" style:font-size-complex="10pt"/>
    </style:style>
    <style:style style:name="T63_177" style:family="text">
      <style:text-properties fo:color="#222222" fo:font-size="10pt" style:font-size-asian="10pt" style:font-size-complex="10pt"/>
    </style:style>
    <style:style style:name="T63_178" style:family="text">
      <style:text-properties fo:color="#222222" fo:font-size="10pt" style:font-size-asian="10pt" style:font-size-complex="10pt"/>
    </style:style>
    <style:style style:name="T63_179" style:family="text">
      <style:text-properties fo:color="#222222" fo:font-size="10pt" style:font-size-asian="10pt" style:font-size-complex="10pt"/>
    </style:style>
    <style:style style:name="T63_180" style:family="text">
      <style:text-properties fo:color="#222222" fo:font-size="10pt" style:font-size-asian="10pt" style:font-size-complex="10pt"/>
    </style:style>
    <style:style style:name="T63_181" style:family="text">
      <style:text-properties fo:color="#222222" fo:font-size="10pt" style:font-size-asian="10pt" style:font-size-complex="10pt"/>
    </style:style>
    <style:style style:name="T63_182" style:family="text">
      <style:text-properties fo:color="#222222" fo:font-size="10pt" style:font-size-asian="10pt" style:font-size-complex="10pt"/>
    </style:style>
    <style:style style:name="T63_183" style:family="text">
      <style:text-properties fo:color="#222222" fo:font-size="10pt" style:font-size-asian="10pt" style:font-size-complex="10pt"/>
    </style:style>
    <style:style style:name="T63_184" style:family="text">
      <style:text-properties fo:color="#222222" fo:font-size="10pt" style:font-size-asian="10pt" style:font-size-complex="10pt"/>
    </style:style>
    <style:style style:name="T63_185" style:family="text">
      <style:text-properties fo:color="#222222" fo:font-size="10pt" style:font-size-asian="10pt" style:font-size-complex="10pt"/>
    </style:style>
    <style:style style:name="T63_186" style:family="text">
      <style:text-properties fo:color="#222222" fo:font-size="10pt" style:font-size-asian="10pt" style:font-size-complex="10pt"/>
    </style:style>
    <style:style style:name="T63_187" style:family="text">
      <style:text-properties fo:color="#222222" fo:font-size="10pt" style:font-size-asian="10pt" style:font-size-complex="10pt"/>
    </style:style>
    <style:style style:name="T63_188" style:family="text">
      <style:text-properties fo:color="#222222" fo:font-size="10pt" style:font-size-asian="10pt" style:font-size-complex="10pt"/>
    </style:style>
    <style:style style:name="T63_189" style:family="text">
      <style:text-properties fo:color="#222222" fo:font-size="10pt" style:font-size-asian="10pt" style:font-size-complex="10pt"/>
    </style:style>
    <style:style style:name="T63_190" style:family="text">
      <style:text-properties fo:color="#222222" fo:font-size="10pt" style:font-size-asian="10pt" style:font-size-complex="10pt"/>
    </style:style>
    <style:style style:name="T63_191" style:family="text">
      <style:text-properties fo:color="#222222" fo:font-size="10pt" style:font-size-asian="10pt" style:font-size-complex="10pt"/>
    </style:style>
    <style:style style:name="T63_192" style:family="text">
      <style:text-properties fo:color="#222222" fo:font-size="10pt" style:font-size-asian="10pt" style:font-size-complex="10pt"/>
    </style:style>
    <style:style style:name="T63_193" style:family="text">
      <style:text-properties fo:color="#222222" fo:font-size="10pt" style:font-size-asian="10pt" style:font-size-complex="10pt"/>
    </style:style>
    <style:style style:name="T63_194" style:family="text">
      <style:text-properties fo:color="#222222" fo:font-size="10pt" style:font-size-asian="10pt" style:font-size-complex="10pt"/>
    </style:style>
    <style:style style:name="T63_195" style:family="text">
      <style:text-properties fo:color="#222222" fo:font-size="10pt" style:font-size-asian="10pt" style:font-size-complex="10pt"/>
    </style:style>
    <style:style style:name="T63_196" style:family="text">
      <style:text-properties fo:color="#222222" fo:font-size="10pt" style:font-size-asian="10pt" style:font-size-complex="10pt"/>
    </style:style>
    <style:style style:name="T63_197" style:family="text">
      <style:text-properties fo:color="#222222" fo:font-size="10pt" style:font-size-asian="10pt" style:font-size-complex="10pt"/>
    </style:style>
    <style:style style:name="T63_198" style:family="text">
      <style:text-properties fo:color="#222222" fo:font-size="10pt" style:font-size-asian="10pt" style:font-size-complex="10pt"/>
    </style:style>
    <style:style style:name="T63_199" style:family="text">
      <style:text-properties fo:color="#222222" fo:font-size="10pt" style:font-size-asian="10pt" style:font-size-complex="10pt"/>
    </style:style>
    <style:style style:name="T63_200" style:family="text">
      <style:text-properties fo:color="#222222" fo:font-size="10pt" style:font-size-asian="10pt" style:font-size-complex="10pt"/>
    </style:style>
    <style:style style:name="T63_201" style:family="text">
      <style:text-properties fo:color="#222222" fo:font-size="10pt" style:font-size-asian="10pt" style:font-size-complex="10pt"/>
    </style:style>
    <style:style style:name="T63_202" style:family="text">
      <style:text-properties fo:color="#222222" fo:font-size="10pt" style:font-size-asian="10pt" style:font-size-complex="10pt"/>
    </style:style>
    <style:style style:name="T63_203" style:family="text">
      <style:text-properties fo:color="#222222" fo:font-size="10pt" style:font-size-asian="10pt" style:font-size-complex="10pt"/>
    </style:style>
    <style:style style:name="T63_204" style:family="text">
      <style:text-properties fo:color="#222222" fo:font-size="10pt" style:font-size-asian="10pt" style:font-size-complex="10pt"/>
    </style:style>
    <style:style style:name="T63_205" style:family="text">
      <style:text-properties fo:color="#222222" fo:font-size="10pt" style:font-size-asian="10pt" style:font-size-complex="10pt"/>
    </style:style>
    <style:style style:name="T63_206" style:family="text">
      <style:text-properties fo:color="#222222" fo:font-size="10pt" style:font-size-asian="10pt" style:font-size-complex="10pt"/>
    </style:style>
    <style:style style:name="T63_207" style:family="text">
      <style:text-properties fo:color="#222222" fo:font-size="10pt" style:font-size-asian="10pt" style:font-size-complex="10pt"/>
    </style:style>
    <style:style style:name="T63_208" style:family="text">
      <style:text-properties fo:color="#222222" fo:font-size="10pt" style:font-size-asian="10pt" style:font-size-complex="10pt"/>
    </style:style>
    <style:style style:name="T63_209" style:family="text">
      <style:text-properties fo:color="#222222" fo:font-size="10pt" style:font-size-asian="10pt" style:font-size-complex="10pt"/>
    </style:style>
    <style:style style:name="T63_210" style:family="text">
      <style:text-properties fo:color="#222222" fo:font-size="10pt" style:font-size-asian="10pt" style:font-size-complex="10pt"/>
    </style:style>
    <style:style style:name="T63_211" style:family="text">
      <style:text-properties fo:color="#222222" fo:font-size="10pt" style:font-size-asian="10pt" style:font-size-complex="10pt"/>
    </style:style>
    <style:style style:name="T63_212" style:family="text">
      <style:text-properties fo:color="#222222" fo:font-size="10pt" style:font-size-asian="10pt" style:font-size-complex="10pt"/>
    </style:style>
    <style:style style:name="T63_213" style:family="text">
      <style:text-properties fo:color="#222222" fo:font-size="10pt" style:font-size-asian="10pt" style:font-size-complex="10pt"/>
    </style:style>
    <style:style style:name="T63_214" style:family="text">
      <style:text-properties fo:color="#222222" fo:font-size="10pt" style:font-size-asian="10pt" style:font-size-complex="10pt"/>
    </style:style>
    <style:style style:name="T63_215" style:family="text">
      <style:text-properties fo:color="#222222" fo:font-size="10pt" style:font-size-asian="10pt" style:font-size-complex="10pt"/>
    </style:style>
    <style:style style:name="T63_216" style:family="text">
      <style:text-properties fo:color="#222222" fo:font-size="10pt" style:font-size-asian="10pt" style:font-size-complex="10pt"/>
    </style:style>
    <style:style style:name="T63_217" style:family="text">
      <style:text-properties fo:color="#222222" fo:font-size="10pt" style:font-size-asian="10pt" style:font-size-complex="10pt"/>
    </style:style>
    <style:style style:name="T63_218" style:family="text">
      <style:text-properties fo:color="#222222" fo:font-size="10pt" style:font-size-asian="10pt" style:font-size-complex="10pt"/>
    </style:style>
    <style:style style:name="T63_219" style:family="text">
      <style:text-properties fo:color="#222222" fo:font-size="10pt" style:font-size-asian="10pt" style:font-size-complex="10pt"/>
    </style:style>
    <style:style style:name="T63_220" style:family="text">
      <style:text-properties fo:color="#222222" fo:font-size="10pt" style:font-size-asian="10pt" style:font-size-complex="10pt"/>
    </style:style>
    <style:style style:name="T63_221" style:family="text">
      <style:text-properties fo:color="#222222" fo:font-size="10pt" style:font-size-asian="10pt" style:font-size-complex="10pt"/>
    </style:style>
    <style:style style:name="T63_222" style:family="text">
      <style:text-properties fo:color="#222222" fo:font-size="10pt" style:font-size-asian="10pt" style:font-size-complex="10pt"/>
    </style:style>
    <style:style style:name="T63_223" style:family="text">
      <style:text-properties fo:color="#222222" fo:font-size="10pt" style:font-size-asian="10pt" style:font-size-complex="10pt"/>
    </style:style>
    <style:style style:name="T63_224" style:family="text">
      <style:text-properties fo:color="#222222" fo:font-size="10pt" style:font-size-asian="10pt" style:font-size-complex="10pt"/>
    </style:style>
    <style:style style:name="T63_225" style:family="text">
      <style:text-properties fo:color="#222222" fo:font-size="10pt" style:font-size-asian="10pt" style:font-size-complex="10pt"/>
    </style:style>
    <style:style style:name="T63_226" style:family="text">
      <style:text-properties fo:color="#222222" fo:font-size="10pt" style:font-size-asian="10pt" style:font-size-complex="10pt"/>
    </style:style>
    <style:style style:name="T63_227" style:family="text">
      <style:text-properties fo:color="#222222" fo:font-size="10pt" style:font-size-asian="10pt" style:font-size-complex="10pt"/>
    </style:style>
    <style:style style:name="T63_228" style:family="text">
      <style:text-properties fo:color="#222222" fo:font-size="10pt" style:font-size-asian="10pt" style:font-size-complex="10pt"/>
    </style:style>
    <style:style style:name="T63_229" style:family="text">
      <style:text-properties fo:color="#222222" fo:font-size="10pt" style:font-size-asian="10pt" style:font-size-complex="10pt"/>
    </style:style>
    <style:style style:name="T63_230" style:family="text">
      <style:text-properties fo:color="#222222" fo:font-size="10pt" style:font-size-asian="10pt" style:font-size-complex="10pt"/>
    </style:style>
    <style:style style:name="T63_231" style:family="text">
      <style:text-properties fo:color="#222222" fo:font-size="10pt" style:font-size-asian="10pt" style:font-size-complex="10pt"/>
    </style:style>
    <style:style style:name="T63_232" style:family="text">
      <style:text-properties fo:color="#222222" fo:font-size="10pt" style:font-size-asian="10pt" style:font-size-complex="10pt"/>
    </style:style>
    <style:style style:name="T63_233" style:family="text">
      <style:text-properties fo:color="#222222" fo:font-size="10pt" style:font-size-asian="10pt" style:font-size-complex="10pt"/>
    </style:style>
    <style:style style:name="T63_234" style:family="text">
      <style:text-properties fo:color="#222222" fo:font-size="10pt" style:font-size-asian="10pt" style:font-size-complex="10pt"/>
    </style:style>
    <style:style style:name="T63_235" style:family="text">
      <style:text-properties fo:color="#222222" fo:font-size="10pt" style:font-size-asian="10pt" style:font-size-complex="10pt"/>
    </style:style>
    <style:style style:name="T63_236" style:family="text">
      <style:text-properties fo:color="#222222" fo:font-size="10pt" style:font-size-asian="10pt" style:font-size-complex="10pt"/>
    </style:style>
    <style:style style:name="T63_237" style:family="text">
      <style:text-properties fo:color="#222222" fo:font-size="10pt" style:font-size-asian="10pt" style:font-size-complex="10pt"/>
    </style:style>
    <style:style style:name="T63_238" style:family="text">
      <style:text-properties fo:color="#222222" fo:font-size="10pt" style:font-size-asian="10pt" style:font-size-complex="10pt"/>
    </style:style>
    <style:style style:name="T63_239" style:family="text">
      <style:text-properties fo:color="#222222" fo:font-size="10pt" style:font-size-asian="10pt" style:font-size-complex="10pt"/>
    </style:style>
    <style:style style:name="T63_240" style:family="text">
      <style:text-properties fo:color="#222222" fo:font-size="10pt" style:font-size-asian="10pt" style:font-size-complex="10pt"/>
    </style:style>
    <style:style style:name="T63_241" style:family="text">
      <style:text-properties fo:color="#222222" fo:font-size="10pt" style:font-size-asian="10pt" style:font-size-complex="10pt"/>
    </style:style>
    <style:style style:name="T63_242" style:family="text">
      <style:text-properties fo:color="#222222" fo:font-size="10pt" style:font-size-asian="10pt" style:font-size-complex="10pt"/>
    </style:style>
    <style:style style:name="T63_243" style:family="text">
      <style:text-properties fo:color="#222222" fo:font-size="10pt" style:font-size-asian="10pt" style:font-size-complex="10pt"/>
    </style:style>
    <style:style style:name="T63_244" style:family="text">
      <style:text-properties fo:color="#222222" fo:font-size="10pt" style:font-size-asian="10pt" style:font-size-complex="10pt"/>
    </style:style>
    <style:style style:name="T63_245" style:family="text">
      <style:text-properties fo:color="#222222" fo:font-size="10pt" style:font-size-asian="10pt" style:font-size-complex="10pt"/>
    </style:style>
    <style:style style:name="T63_246" style:family="text">
      <style:text-properties fo:color="#222222" fo:font-size="10pt" style:font-size-asian="10pt" style:font-size-complex="10pt"/>
    </style:style>
    <style:style style:name="T63_247" style:family="text">
      <style:text-properties fo:color="#222222" fo:font-size="10pt" style:font-size-asian="10pt" style:font-size-complex="10pt"/>
    </style:style>
    <style:style style:name="T63_248" style:family="text">
      <style:text-properties fo:color="#222222" fo:font-size="10pt" style:font-size-asian="10pt" style:font-size-complex="10pt"/>
    </style:style>
    <style:style style:name="T63_249" style:family="text">
      <style:text-properties fo:color="#222222" fo:font-size="10pt" style:font-size-asian="10pt" style:font-size-complex="10pt"/>
    </style:style>
    <style:style style:name="T63_250" style:family="text">
      <style:text-properties fo:color="#222222" fo:font-size="10pt" style:font-size-asian="10pt" style:font-size-complex="10pt"/>
    </style:style>
    <style:style style:name="T63_251" style:family="text">
      <style:text-properties fo:color="#222222" fo:font-size="10pt" style:font-size-asian="10pt" style:font-size-complex="10pt"/>
    </style:style>
    <style:style style:name="T63_252" style:family="text">
      <style:text-properties fo:color="#222222" fo:font-size="10pt" style:font-size-asian="10pt" style:font-size-complex="10pt"/>
    </style:style>
    <style:style style:name="P64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 style:parent-style-name="Standard"/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fo:color="#222222" fo:font-size="10pt" style:font-size-asian="10pt" style:font-size-complex="10pt"/>
    </style:style>
    <style:style style:name="T66_11" style:family="text">
      <style:text-properties fo:color="#222222" fo:font-size="10pt" style:font-size-asian="10pt" style:font-size-complex="10pt"/>
    </style:style>
    <style:style style:name="T66_12" style:family="text">
      <style:text-properties fo:color="#222222" fo:font-size="10pt" style:font-size-asian="10pt" style:font-size-complex="10pt"/>
    </style:style>
    <style:style style:name="T66_13" style:family="text">
      <style:text-properties fo:color="#222222" fo:font-size="10pt" style:font-size-asian="10pt" style:font-size-complex="10pt"/>
    </style:style>
    <style:style style:name="T66_14" style:family="text">
      <style:text-properties fo:color="#222222" fo:font-size="10pt" style:font-size-asian="10pt" style:font-size-complex="10pt"/>
    </style:style>
    <style:style style:name="T66_15" style:family="text">
      <style:text-properties fo:color="#222222" fo:font-size="10pt" style:font-size-asian="10pt" style:font-size-complex="10pt"/>
    </style:style>
    <style:style style:name="T66_16" style:family="text">
      <style:text-properties fo:color="#222222" fo:font-size="10pt" style:font-size-asian="10pt" style:font-size-complex="10pt"/>
    </style:style>
    <style:style style:name="T66_17" style:family="text">
      <style:text-properties fo:color="#222222" fo:font-size="10pt" style:font-size-asian="10pt" style:font-size-complex="10pt"/>
    </style:style>
    <style:style style:name="T66_18" style:family="text">
      <style:text-properties fo:color="#222222" fo:font-size="10pt" style:font-size-asian="10pt" style:font-size-complex="10pt"/>
    </style:style>
    <style:style style:name="T66_19" style:family="text">
      <style:text-properties fo:color="#222222" fo:font-size="10pt" style:font-size-asian="10pt" style:font-size-complex="10pt"/>
    </style:style>
    <style:style style:name="T66_20" style:family="text">
      <style:text-properties fo:color="#222222" fo:font-size="10pt" style:font-size-asian="10pt" style:font-size-complex="10pt"/>
    </style:style>
    <style:style style:name="T66_21" style:family="text">
      <style:text-properties fo:color="#222222" fo:font-size="10pt" style:font-size-asian="10pt" style:font-size-complex="10pt"/>
    </style:style>
    <style:style style:name="T66_22" style:family="text">
      <style:text-properties fo:color="#222222" fo:font-size="10pt" style:font-size-asian="10pt" style:font-size-complex="10pt"/>
    </style:style>
    <style:style style:name="T66_23" style:family="text">
      <style:text-properties fo:color="#222222" fo:font-size="10pt" style:font-size-asian="10pt" style:font-size-complex="10pt"/>
    </style:style>
    <style:style style:name="T66_24" style:family="text">
      <style:text-properties fo:color="#222222" fo:font-size="10pt" style:font-size-asian="10pt" style:font-size-complex="10pt"/>
    </style:style>
    <style:style style:name="T66_25" style:family="text">
      <style:text-properties fo:color="#222222" fo:font-size="10pt" style:font-size-asian="10pt" style:font-size-complex="10pt"/>
    </style:style>
    <style:style style:name="T66_26" style:family="text">
      <style:text-properties fo:color="#222222" fo:font-size="10pt" style:font-size-asian="10pt" style:font-size-complex="10pt"/>
    </style:style>
    <style:style style:name="T66_27" style:family="text">
      <style:text-properties fo:color="#222222" fo:font-size="10pt" style:font-size-asian="10pt" style:font-size-complex="10pt"/>
    </style:style>
    <style:style style:name="T66_28" style:family="text">
      <style:text-properties fo:color="#222222" fo:font-size="10pt" style:font-size-asian="10pt" style:font-size-complex="10pt"/>
    </style:style>
    <style:style style:name="T66_29" style:family="text">
      <style:text-properties fo:color="#222222" fo:font-size="10pt" style:font-size-asian="10pt" style:font-size-complex="10pt"/>
    </style:style>
    <style:style style:name="T66_30" style:family="text">
      <style:text-properties fo:color="#222222" fo:font-size="10pt" style:font-size-asian="10pt" style:font-size-complex="10pt"/>
    </style:style>
    <style:style style:name="T66_31" style:family="text">
      <style:text-properties fo:color="#222222" fo:font-size="10pt" style:font-size-asian="10pt" style:font-size-complex="10pt"/>
    </style:style>
    <style:style style:name="T66_32" style:family="text">
      <style:text-properties fo:color="#222222" fo:font-size="10pt" style:font-size-asian="10pt" style:font-size-complex="10pt"/>
    </style:style>
    <style:style style:name="T66_33" style:family="text">
      <style:text-properties fo:color="#222222" fo:font-size="10pt" style:font-size-asian="10pt" style:font-size-complex="10pt"/>
    </style:style>
    <style:style style:name="T66_34" style:family="text">
      <style:text-properties fo:color="#222222" fo:font-size="10pt" style:font-size-asian="10pt" style:font-size-complex="10pt"/>
    </style:style>
    <style:style style:name="T66_35" style:family="text">
      <style:text-properties fo:color="#222222" fo:font-size="10pt" style:font-size-asian="10pt" style:font-size-complex="10pt"/>
    </style:style>
    <style:style style:name="T66_36" style:family="text">
      <style:text-properties fo:color="#222222" fo:font-size="10pt" style:font-size-asian="10pt" style:font-size-complex="10pt"/>
    </style:style>
    <style:style style:name="T66_37" style:family="text">
      <style:text-properties fo:color="#222222" fo:font-size="10pt" style:font-size-asian="10pt" style:font-size-complex="10pt"/>
    </style:style>
    <style:style style:name="T66_38" style:family="text">
      <style:text-properties fo:color="#222222" fo:font-size="10pt" style:font-size-asian="10pt" style:font-size-complex="10pt"/>
    </style:style>
    <style:style style:name="T66_39" style:family="text">
      <style:text-properties fo:color="#222222" fo:font-size="10pt" style:font-size-asian="10pt" style:font-size-complex="10pt"/>
    </style:style>
    <style:style style:name="T66_40" style:family="text">
      <style:text-properties fo:color="#222222" fo:font-size="10pt" style:font-size-asian="10pt" style:font-size-complex="10pt"/>
    </style:style>
    <style:style style:name="T66_41" style:family="text">
      <style:text-properties fo:color="#222222" fo:font-size="10pt" style:font-size-asian="10pt" style:font-size-complex="10pt"/>
    </style:style>
    <style:style style:name="T66_42" style:family="text">
      <style:text-properties fo:color="#222222" fo:font-size="10pt" style:font-size-asian="10pt" style:font-size-complex="10pt"/>
    </style:style>
    <style:style style:name="T66_43" style:family="text">
      <style:text-properties fo:color="#222222" fo:font-size="10pt" style:font-size-asian="10pt" style:font-size-complex="10pt"/>
    </style:style>
    <style:style style:name="T66_44" style:family="text">
      <style:text-properties fo:color="#222222" fo:font-size="10pt" style:font-size-asian="10pt" style:font-size-complex="10pt"/>
    </style:style>
    <style:style style:name="T66_45" style:family="text">
      <style:text-properties fo:color="#222222" fo:font-size="10pt" style:font-size-asian="10pt" style:font-size-complex="10pt"/>
    </style:style>
    <style:style style:name="T66_46" style:family="text">
      <style:text-properties fo:color="#222222" fo:font-size="10pt" style:font-size-asian="10pt" style:font-size-complex="10pt"/>
    </style:style>
    <style:style style:name="T66_47" style:family="text">
      <style:text-properties fo:color="#222222" fo:font-size="10pt" style:font-size-asian="10pt" style:font-size-complex="10pt"/>
    </style:style>
    <style:style style:name="T66_48" style:family="text">
      <style:text-properties fo:color="#222222" fo:font-size="10pt" style:font-size-asian="10pt" style:font-size-complex="10pt"/>
    </style:style>
    <style:style style:name="T66_49" style:family="text">
      <style:text-properties fo:color="#222222" fo:font-size="10pt" style:font-size-asian="10pt" style:font-size-complex="10pt"/>
    </style:style>
    <style:style style:name="T66_50" style:family="text">
      <style:text-properties fo:color="#222222" fo:font-size="10pt" style:font-size-asian="10pt" style:font-size-complex="10pt"/>
    </style:style>
    <style:style style:name="T66_51" style:family="text">
      <style:text-properties fo:color="#222222" fo:font-size="10pt" style:font-size-asian="10pt" style:font-size-complex="10pt"/>
    </style:style>
    <style:style style:name="T66_52" style:family="text">
      <style:text-properties fo:color="#222222" fo:font-size="10pt" style:font-size-asian="10pt" style:font-size-complex="10pt"/>
    </style:style>
    <style:style style:name="T66_53" style:family="text">
      <style:text-properties fo:color="#222222" fo:font-size="10pt" style:font-size-asian="10pt" style:font-size-complex="10pt"/>
    </style:style>
    <style:style style:name="T66_54" style:family="text">
      <style:text-properties fo:color="#222222" fo:font-size="10pt" style:font-size-asian="10pt" style:font-size-complex="10pt"/>
    </style:style>
    <style:style style:name="T66_55" style:family="text">
      <style:text-properties fo:color="#222222" fo:font-size="10pt" style:font-size-asian="10pt" style:font-size-complex="10pt"/>
    </style:style>
    <style:style style:name="T66_56" style:family="text">
      <style:text-properties fo:color="#222222" fo:font-size="10pt" style:font-size-asian="10pt" style:font-size-complex="10pt"/>
    </style:style>
    <style:style style:name="T66_57" style:family="text">
      <style:text-properties fo:color="#222222" fo:font-size="10pt" style:font-size-asian="10pt" style:font-size-complex="10pt"/>
    </style:style>
    <style:style style:name="T66_58" style:family="text">
      <style:text-properties fo:color="#222222" fo:font-size="10pt" style:font-size-asian="10pt" style:font-size-complex="10pt"/>
    </style:style>
    <style:style style:name="T66_59" style:family="text">
      <style:text-properties fo:color="#222222" fo:font-size="10pt" style:font-size-asian="10pt" style:font-size-complex="10pt"/>
    </style:style>
    <style:style style:name="T66_60" style:family="text">
      <style:text-properties fo:color="#222222" fo:font-size="10pt" style:font-size-asian="10pt" style:font-size-complex="10pt"/>
    </style:style>
    <style:style style:name="T66_61" style:family="text">
      <style:text-properties fo:color="#222222" fo:font-size="10pt" style:font-size-asian="10pt" style:font-size-complex="10pt"/>
    </style:style>
    <style:style style:name="T66_62" style:family="text">
      <style:text-properties fo:color="#222222" fo:font-size="10pt" style:font-size-asian="10pt" style:font-size-complex="10pt"/>
    </style:style>
    <style:style style:name="T66_63" style:family="text">
      <style:text-properties fo:color="#222222" fo:font-size="10pt" style:font-size-asian="10pt" style:font-size-complex="10pt"/>
    </style:style>
    <style:style style:name="T66_64" style:family="text">
      <style:text-properties fo:color="#222222" fo:font-size="10pt" style:font-size-asian="10pt" style:font-size-complex="10pt"/>
    </style:style>
    <style:style style:name="T66_65" style:family="text">
      <style:text-properties fo:color="#222222" fo:font-size="10pt" style:font-size-asian="10pt" style:font-size-complex="10pt"/>
    </style:style>
    <style:style style:name="T66_66" style:family="text">
      <style:text-properties fo:color="#222222" fo:font-size="10pt" style:font-size-asian="10pt" style:font-size-complex="10pt"/>
    </style:style>
    <style:style style:name="T66_67" style:family="text">
      <style:text-properties fo:color="#222222" fo:font-size="10pt" style:font-size-asian="10pt" style:font-size-complex="10pt"/>
    </style:style>
    <style:style style:name="T66_68" style:family="text">
      <style:text-properties fo:color="#222222" fo:font-size="10pt" style:font-size-asian="10pt" style:font-size-complex="10pt"/>
    </style:style>
    <style:style style:name="T66_69" style:family="text">
      <style:text-properties fo:color="#222222" fo:font-size="10pt" style:font-size-asian="10pt" style:font-size-complex="10pt"/>
    </style:style>
    <style:style style:name="T66_70" style:family="text">
      <style:text-properties fo:color="#222222" fo:font-size="10pt" style:font-size-asian="10pt" style:font-size-complex="10pt"/>
    </style:style>
    <style:style style:name="T66_71" style:family="text">
      <style:text-properties fo:color="#222222" fo:font-size="10pt" style:font-size-asian="10pt" style:font-size-complex="10pt"/>
    </style:style>
    <style:style style:name="T66_72" style:family="text">
      <style:text-properties fo:color="#222222" fo:font-size="10pt" style:font-size-asian="10pt" style:font-size-complex="10pt"/>
    </style:style>
    <style:style style:name="T66_73" style:family="text">
      <style:text-properties fo:color="#222222" fo:font-size="10pt" style:font-size-asian="10pt" style:font-size-complex="10pt"/>
    </style:style>
    <style:style style:name="T66_74" style:family="text">
      <style:text-properties fo:color="#222222" fo:font-size="10pt" style:font-size-asian="10pt" style:font-size-complex="10pt"/>
    </style:style>
    <style:style style:name="T66_75" style:family="text">
      <style:text-properties fo:color="#222222" fo:font-size="10pt" style:font-size-asian="10pt" style:font-size-complex="10pt"/>
    </style:style>
    <style:style style:name="T66_76" style:family="text">
      <style:text-properties fo:color="#222222" fo:font-size="10pt" style:font-size-asian="10pt" style:font-size-complex="10pt"/>
    </style:style>
    <style:style style:name="T66_77" style:family="text">
      <style:text-properties fo:color="#222222" fo:font-size="10pt" style:font-size-asian="10pt" style:font-size-complex="10pt"/>
    </style:style>
    <style:style style:name="T66_78" style:family="text">
      <style:text-properties fo:color="#222222" fo:font-size="10pt" style:font-size-asian="10pt" style:font-size-complex="10pt"/>
    </style:style>
    <style:style style:name="T66_79" style:family="text">
      <style:text-properties fo:color="#222222" fo:font-size="10pt" style:font-size-asian="10pt" style:font-size-complex="10pt"/>
    </style:style>
    <style:style style:name="T66_80" style:family="text">
      <style:text-properties fo:color="#222222" fo:font-size="10pt" style:font-size-asian="10pt" style:font-size-complex="10pt"/>
    </style:style>
    <style:style style:name="T66_81" style:family="text">
      <style:text-properties fo:color="#222222" fo:font-size="10pt" style:font-size-asian="10pt" style:font-size-complex="10pt"/>
    </style:style>
    <style:style style:name="T66_82" style:family="text">
      <style:text-properties fo:color="#222222" fo:font-size="10pt" style:font-size-asian="10pt" style:font-size-complex="10pt"/>
    </style:style>
    <style:style style:name="T66_83" style:family="text">
      <style:text-properties fo:color="#222222" fo:font-size="10pt" style:font-size-asian="10pt" style:font-size-complex="10pt"/>
    </style:style>
    <style:style style:name="T66_84" style:family="text">
      <style:text-properties fo:color="#222222" fo:font-size="10pt" style:font-size-asian="10pt" style:font-size-complex="10pt"/>
    </style:style>
    <style:style style:name="T66_85" style:family="text">
      <style:text-properties fo:color="#222222" fo:font-size="10pt" style:font-size-asian="10pt" style:font-size-complex="10pt"/>
    </style:style>
    <style:style style:name="T66_86" style:family="text" style:parent-style-name="Standard"/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fo:color="#222222" fo:font-size="10pt" style:font-size-asian="10pt" style:font-size-complex="10pt"/>
    </style:style>
    <style:style style:name="T67_3" style:family="text">
      <style:text-properties fo:color="#222222" fo:font-size="10pt" style:font-size-asian="10pt" style:font-size-complex="10pt"/>
    </style:style>
    <style:style style:name="T67_4" style:family="text">
      <style:text-properties fo:color="#222222" fo:font-size="10pt" style:font-size-asian="10pt" style:font-size-complex="10pt"/>
    </style:style>
    <style:style style:name="T67_5" style:family="text">
      <style:text-properties fo:color="#222222" fo:font-size="10pt" style:font-size-asian="10pt" style:font-size-complex="10pt"/>
    </style:style>
    <style:style style:name="T67_6" style:family="text">
      <style:text-properties fo:color="#222222" fo:font-size="10pt" style:font-size-asian="10pt" style:font-size-complex="10pt"/>
    </style:style>
    <style:style style:name="T67_7" style:family="text">
      <style:text-properties fo:color="#222222" fo:font-size="10pt" style:font-size-asian="10pt" style:font-size-complex="10pt"/>
    </style:style>
    <style:style style:name="T67_8" style:family="text">
      <style:text-properties fo:color="#222222" fo:font-size="10pt" style:font-size-asian="10pt" style:font-size-complex="10pt"/>
    </style:style>
    <style:style style:name="T67_9" style:family="text">
      <style:text-properties fo:color="#222222" fo:font-size="10pt" style:font-size-asian="10pt" style:font-size-complex="10pt"/>
    </style:style>
    <style:style style:name="T67_10" style:family="text">
      <style:text-properties fo:color="#222222" fo:font-size="10pt" style:font-size-asian="10pt" style:font-size-complex="10pt"/>
    </style:style>
    <style:style style:name="T67_11" style:family="text">
      <style:text-properties fo:color="#222222" fo:font-size="10pt" style:font-size-asian="10pt" style:font-size-complex="10pt"/>
    </style:style>
    <style:style style:name="T67_12" style:family="text">
      <style:text-properties fo:color="#222222" fo:font-size="10pt" style:font-size-asian="10pt" style:font-size-complex="10pt"/>
    </style:style>
    <style:style style:name="T67_13" style:family="text">
      <style:text-properties fo:color="#222222" fo:font-size="10pt" style:font-size-asian="10pt" style:font-size-complex="10pt"/>
    </style:style>
    <style:style style:name="T67_14" style:family="text">
      <style:text-properties fo:color="#222222" fo:font-size="10pt" style:font-size-asian="10pt" style:font-size-complex="10pt"/>
    </style:style>
    <style:style style:name="T67_15" style:family="text">
      <style:text-properties fo:color="#222222" fo:font-size="10pt" style:font-size-asian="10pt" style:font-size-complex="10pt"/>
    </style:style>
    <style:style style:name="T67_16" style:family="text">
      <style:text-properties fo:color="#222222" fo:font-size="10pt" style:font-size-asian="10pt" style:font-size-complex="10pt"/>
    </style:style>
    <style:style style:name="T67_17" style:family="text">
      <style:text-properties fo:color="#222222" fo:font-size="10pt" style:font-size-asian="10pt" style:font-size-complex="10pt"/>
    </style:style>
    <style:style style:name="T67_18" style:family="text">
      <style:text-properties fo:color="#222222" fo:font-size="10pt" style:font-size-asian="10pt" style:font-size-complex="10pt"/>
    </style:style>
    <style:style style:name="T67_19" style:family="text">
      <style:text-properties fo:color="#222222" fo:font-size="10pt" style:font-size-asian="10pt" style:font-size-complex="10pt"/>
    </style:style>
    <style:style style:name="T67_20" style:family="text">
      <style:text-properties fo:color="#222222" fo:font-size="10pt" style:font-size-asian="10pt" style:font-size-complex="10pt"/>
    </style:style>
    <style:style style:name="T67_21" style:family="text">
      <style:text-properties fo:color="#222222" fo:font-size="10pt" style:font-size-asian="10pt" style:font-size-complex="10pt"/>
    </style:style>
    <style:style style:name="T67_22" style:family="text">
      <style:text-properties fo:color="#222222" fo:font-size="10pt" style:font-size-asian="10pt" style:font-size-complex="10pt"/>
    </style:style>
    <style:style style:name="T67_23" style:family="text">
      <style:text-properties fo:color="#222222" fo:font-size="10pt" style:font-size-asian="10pt" style:font-size-complex="10pt"/>
    </style:style>
    <style:style style:name="T67_24" style:family="text">
      <style:text-properties fo:color="#222222" fo:font-size="10pt" style:font-size-asian="10pt" style:font-size-complex="10pt"/>
    </style:style>
    <style:style style:name="T67_25" style:family="text">
      <style:text-properties fo:color="#222222" fo:font-size="10pt" style:font-size-asian="10pt" style:font-size-complex="10pt"/>
    </style:style>
    <style:style style:name="T67_26" style:family="text">
      <style:text-properties fo:color="#222222" fo:font-size="10pt" style:font-size-asian="10pt" style:font-size-complex="10pt"/>
    </style:style>
    <style:style style:name="T67_27" style:family="text">
      <style:text-properties fo:color="#222222" fo:font-size="10pt" style:font-size-asian="10pt" style:font-size-complex="10pt"/>
    </style:style>
    <style:style style:name="T67_28" style:family="text">
      <style:text-properties fo:color="#222222" fo:font-size="10pt" style:font-size-asian="10pt" style:font-size-complex="10pt"/>
    </style:style>
    <style:style style:name="T67_29" style:family="text">
      <style:text-properties fo:color="#222222" fo:font-size="10pt" style:font-size-asian="10pt" style:font-size-complex="10pt"/>
    </style:style>
    <style:style style:name="T67_30" style:family="text">
      <style:text-properties fo:color="#222222" fo:font-size="10pt" style:font-size-asian="10pt" style:font-size-complex="10pt"/>
    </style:style>
    <style:style style:name="T67_31" style:family="text">
      <style:text-properties fo:color="#222222" fo:font-size="10pt" style:font-size-asian="10pt" style:font-size-complex="10pt"/>
    </style:style>
    <style:style style:name="T67_32" style:family="text">
      <style:text-properties fo:color="#222222" fo:font-size="10pt" style:font-size-asian="10pt" style:font-size-complex="10pt"/>
    </style:style>
    <style:style style:name="T67_33" style:family="text">
      <style:text-properties fo:color="#222222" fo:font-size="10pt" style:font-size-asian="10pt" style:font-size-complex="10pt"/>
    </style:style>
    <style:style style:name="T67_34" style:family="text">
      <style:text-properties fo:color="#222222" fo:font-size="10pt" style:font-size-asian="10pt" style:font-size-complex="10pt"/>
    </style:style>
    <style:style style:name="T67_35" style:family="text">
      <style:text-properties fo:color="#222222" fo:font-size="10pt" style:font-size-asian="10pt" style:font-size-complex="10pt"/>
    </style:style>
    <style:style style:name="T67_36" style:family="text">
      <style:text-properties fo:color="#222222" fo:font-size="10pt" style:font-size-asian="10pt" style:font-size-complex="10pt"/>
    </style:style>
    <style:style style:name="T67_37" style:family="text">
      <style:text-properties fo:color="#222222" fo:font-size="10pt" style:font-size-asian="10pt" style:font-size-complex="10pt"/>
    </style:style>
    <style:style style:name="T67_38" style:family="text">
      <style:text-properties fo:color="#222222" fo:font-size="10pt" style:font-size-asian="10pt" style:font-size-complex="10pt"/>
    </style:style>
    <style:style style:name="T67_39" style:family="text">
      <style:text-properties fo:color="#222222" fo:font-size="10pt" style:font-size-asian="10pt" style:font-size-complex="10pt"/>
    </style:style>
    <style:style style:name="T67_40" style:family="text">
      <style:text-properties fo:color="#222222" fo:font-size="10pt" style:font-size-asian="10pt" style:font-size-complex="10pt"/>
    </style:style>
    <style:style style:name="T67_41" style:family="text">
      <style:text-properties fo:color="#222222" fo:font-size="10pt" style:font-size-asian="10pt" style:font-size-complex="10pt"/>
    </style:style>
    <style:style style:name="T67_42" style:family="text">
      <style:text-properties fo:color="#222222" fo:font-size="10pt" style:font-size-asian="10pt" style:font-size-complex="10pt"/>
    </style:style>
    <style:style style:name="T67_43" style:family="text">
      <style:text-properties fo:color="#222222" fo:font-size="10pt" style:font-size-asian="10pt" style:font-size-complex="10pt"/>
    </style:style>
    <style:style style:name="T67_44" style:family="text">
      <style:text-properties fo:color="#222222" fo:font-size="10pt" style:font-size-asian="10pt" style:font-size-complex="10pt"/>
    </style:style>
    <style:style style:name="T67_45" style:family="text">
      <style:text-properties fo:color="#222222" fo:font-size="10pt" style:font-size-asian="10pt" style:font-size-complex="10pt"/>
    </style:style>
    <style:style style:name="T67_46" style:family="text">
      <style:text-properties fo:color="#222222" fo:font-size="10pt" style:font-size-asian="10pt" style:font-size-complex="10pt"/>
    </style:style>
    <style:style style:name="T67_47" style:family="text">
      <style:text-properties fo:color="#222222" fo:font-size="10pt" style:font-size-asian="10pt" style:font-size-complex="10pt"/>
    </style:style>
    <style:style style:name="T67_48" style:family="text">
      <style:text-properties fo:color="#222222" fo:font-size="10pt" style:font-size-asian="10pt" style:font-size-complex="10pt"/>
    </style:style>
    <style:style style:name="T67_49" style:family="text">
      <style:text-properties fo:color="#222222" fo:font-size="10pt" style:font-size-asian="10pt" style:font-size-complex="10pt"/>
    </style:style>
    <style:style style:name="T67_50" style:family="text">
      <style:text-properties fo:color="#222222" fo:font-size="10pt" style:font-size-asian="10pt" style:font-size-complex="10pt"/>
    </style:style>
    <style:style style:name="T67_51" style:family="text">
      <style:text-properties fo:color="#222222" fo:font-size="10pt" style:font-size-asian="10pt" style:font-size-complex="10pt"/>
    </style:style>
    <style:style style:name="T67_52" style:family="text">
      <style:text-properties fo:color="#222222" fo:font-size="10pt" style:font-size-asian="10pt" style:font-size-complex="10pt"/>
    </style:style>
    <style:style style:name="T67_53" style:family="text">
      <style:text-properties fo:color="#222222" fo:font-size="10pt" style:font-size-asian="10pt" style:font-size-complex="10pt"/>
    </style:style>
    <style:style style:name="T67_54" style:family="text">
      <style:text-properties fo:color="#222222" fo:font-size="10pt" style:font-size-asian="10pt" style:font-size-complex="10pt"/>
    </style:style>
    <style:style style:name="T67_55" style:family="text">
      <style:text-properties fo:color="#222222" fo:font-size="10pt" style:font-size-asian="10pt" style:font-size-complex="10pt"/>
    </style:style>
    <style:style style:name="T67_56" style:family="text">
      <style:text-properties fo:color="#222222" fo:font-size="10pt" style:font-size-asian="10pt" style:font-size-complex="10pt"/>
    </style:style>
    <style:style style:name="T67_57" style:family="text">
      <style:text-properties fo:color="#222222" fo:font-size="10pt" style:font-size-asian="10pt" style:font-size-complex="10pt"/>
    </style:style>
    <style:style style:name="T67_58" style:family="text">
      <style:text-properties fo:color="#222222" fo:font-size="10pt" style:font-size-asian="10pt" style:font-size-complex="10pt"/>
    </style:style>
    <style:style style:name="T67_59" style:family="text">
      <style:text-properties fo:color="#222222" fo:font-size="10pt" style:font-size-asian="10pt" style:font-size-complex="10pt"/>
    </style:style>
    <style:style style:name="T67_60" style:family="text">
      <style:text-properties fo:color="#222222" fo:font-size="10pt" style:font-size-asian="10pt" style:font-size-complex="10pt"/>
    </style:style>
    <style:style style:name="T67_61" style:family="text">
      <style:text-properties fo:color="#222222" fo:font-size="10pt" style:font-size-asian="10pt" style:font-size-complex="10pt"/>
    </style:style>
    <style:style style:name="T67_62" style:family="text">
      <style:text-properties fo:color="#222222" fo:font-size="10pt" style:font-size-asian="10pt" style:font-size-complex="10pt"/>
    </style:style>
    <style:style style:name="T67_63" style:family="text">
      <style:text-properties fo:color="#222222" fo:font-size="10pt" style:font-size-asian="10pt" style:font-size-complex="10pt"/>
    </style:style>
    <style:style style:name="T67_64" style:family="text">
      <style:text-properties fo:color="#222222" fo:font-size="10pt" style:font-size-asian="10pt" style:font-size-complex="10pt"/>
    </style:style>
    <style:style style:name="T67_65" style:family="text">
      <style:text-properties fo:color="#222222" fo:font-size="10pt" style:font-size-asian="10pt" style:font-size-complex="10pt"/>
    </style:style>
    <style:style style:name="T67_66" style:family="text">
      <style:text-properties fo:color="#222222" fo:font-size="10pt" style:font-size-asian="10pt" style:font-size-complex="10pt"/>
    </style:style>
    <style:style style:name="T67_67" style:family="text">
      <style:text-properties fo:color="#222222" fo:font-size="10pt" style:font-size-asian="10pt" style:font-size-complex="10pt"/>
    </style:style>
    <style:style style:name="T67_68" style:family="text">
      <style:text-properties fo:color="#222222" fo:font-size="10pt" style:font-size-asian="10pt" style:font-size-complex="10pt"/>
    </style:style>
    <style:style style:name="T67_69" style:family="text">
      <style:text-properties fo:color="#222222" fo:font-size="10pt" style:font-size-asian="10pt" style:font-size-complex="10pt"/>
    </style:style>
    <style:style style:name="T67_70" style:family="text">
      <style:text-properties fo:color="#222222" fo:font-size="10pt" style:font-size-asian="10pt" style:font-size-complex="10pt"/>
    </style:style>
    <style:style style:name="T67_71" style:family="text">
      <style:text-properties fo:color="#222222" fo:font-size="10pt" style:font-size-asian="10pt" style:font-size-complex="10pt"/>
    </style:style>
    <style:style style:name="T67_72" style:family="text">
      <style:text-properties fo:color="#222222" fo:font-size="10pt" style:font-size-asian="10pt" style:font-size-complex="10pt"/>
    </style:style>
    <style:style style:name="T67_73" style:family="text">
      <style:text-properties fo:color="#222222" fo:font-size="10pt" style:font-size-asian="10pt" style:font-size-complex="10pt"/>
    </style:style>
    <style:style style:name="T67_74" style:family="text">
      <style:text-properties fo:color="#222222" fo:font-size="10pt" style:font-size-asian="10pt" style:font-size-complex="10pt"/>
    </style:style>
    <style:style style:name="T67_75" style:family="text">
      <style:text-properties fo:color="#222222" fo:font-size="10pt" style:font-size-asian="10pt" style:font-size-complex="10pt"/>
    </style:style>
    <style:style style:name="T67_76" style:family="text">
      <style:text-properties fo:color="#222222" fo:font-size="10pt" style:font-size-asian="10pt" style:font-size-complex="10pt"/>
    </style:style>
    <style:style style:name="T67_77" style:family="text">
      <style:text-properties fo:color="#222222" fo:font-size="10pt" style:font-size-asian="10pt" style:font-size-complex="10pt"/>
    </style:style>
    <style:style style:name="T67_78" style:family="text">
      <style:text-properties fo:color="#222222" fo:font-size="10pt" style:font-size-asian="10pt" style:font-size-complex="10pt"/>
    </style:style>
    <style:style style:name="T67_79" style:family="text">
      <style:text-properties fo:color="#222222" fo:font-size="10pt" style:font-size-asian="10pt" style:font-size-complex="10pt"/>
    </style:style>
    <style:style style:name="T67_80" style:family="text">
      <style:text-properties fo:color="#222222" fo:font-size="10pt" style:font-size-asian="10pt" style:font-size-complex="10pt"/>
    </style:style>
    <style:style style:name="T67_81" style:family="text">
      <style:text-properties fo:color="#222222" fo:font-size="10pt" style:font-size-asian="10pt" style:font-size-complex="10pt"/>
    </style:style>
    <style:style style:name="T67_82" style:family="text">
      <style:text-properties fo:color="#222222" fo:font-size="10pt" style:font-size-asian="10pt" style:font-size-complex="10pt"/>
    </style:style>
    <style:style style:name="T67_83" style:family="text">
      <style:text-properties fo:color="#222222" fo:font-size="10pt" style:font-size-asian="10pt" style:font-size-complex="10pt"/>
    </style:style>
    <style:style style:name="T67_84" style:family="text">
      <style:text-properties fo:color="#222222" fo:font-size="10pt" style:font-size-asian="10pt" style:font-size-complex="10pt"/>
    </style:style>
    <style:style style:name="T67_85" style:family="text">
      <style:text-properties fo:color="#222222" fo:font-size="10pt" style:font-size-asian="10pt" style:font-size-complex="10pt"/>
    </style:style>
    <style:style style:name="T67_86" style:family="text">
      <style:text-properties fo:color="#222222" fo:font-size="10pt" style:font-size-asian="10pt" style:font-size-complex="10pt"/>
    </style:style>
    <style:style style:name="T67_87" style:family="text">
      <style:text-properties fo:color="#222222" fo:font-size="10pt" style:font-size-asian="10pt" style:font-size-complex="10pt"/>
    </style:style>
    <style:style style:name="T67_88" style:family="text">
      <style:text-properties fo:color="#222222" fo:font-size="10pt" style:font-size-asian="10pt" style:font-size-complex="10pt"/>
    </style:style>
    <style:style style:name="T67_89" style:family="text">
      <style:text-properties fo:color="#222222" fo:font-size="10pt" style:font-size-asian="10pt" style:font-size-complex="10pt"/>
    </style:style>
    <style:style style:name="T67_90" style:family="text">
      <style:text-properties fo:color="#222222" fo:font-size="10pt" style:font-size-asian="10pt" style:font-size-complex="10pt"/>
    </style:style>
    <style:style style:name="T67_91" style:family="text">
      <style:text-properties fo:color="#222222" fo:font-size="10pt" style:font-size-asian="10pt" style:font-size-complex="10pt"/>
    </style:style>
    <style:style style:name="T67_92" style:family="text">
      <style:text-properties fo:color="#222222" fo:font-size="10pt" style:font-size-asian="10pt" style:font-size-complex="10pt"/>
    </style:style>
    <style:style style:name="T67_93" style:family="text">
      <style:text-properties fo:color="#222222" fo:font-size="10pt" style:font-size-asian="10pt" style:font-size-complex="10pt"/>
    </style:style>
    <style:style style:name="T67_94" style:family="text">
      <style:text-properties fo:color="#222222" fo:font-size="10pt" style:font-size-asian="10pt" style:font-size-complex="10pt"/>
    </style:style>
    <style:style style:name="T67_95" style:family="text">
      <style:text-properties fo:color="#222222" fo:font-size="10pt" style:font-size-asian="10pt" style:font-size-complex="10pt"/>
    </style:style>
    <style:style style:name="T67_96" style:family="text">
      <style:text-properties fo:color="#222222" fo:font-size="10pt" style:font-size-asian="10pt" style:font-size-complex="10pt"/>
    </style:style>
    <style:style style:name="T67_97" style:family="text">
      <style:text-properties fo:color="#222222" fo:font-size="10pt" style:font-size-asian="10pt" style:font-size-complex="10pt"/>
    </style:style>
    <style:style style:name="T67_98" style:family="text">
      <style:text-properties fo:color="#222222" fo:font-size="10pt" style:font-size-asian="10pt" style:font-size-complex="10pt"/>
    </style:style>
    <style:style style:name="T67_99" style:family="text">
      <style:text-properties fo:color="#222222" fo:font-size="10pt" style:font-size-asian="10pt" style:font-size-complex="10pt"/>
    </style:style>
    <style:style style:name="T67_100" style:family="text">
      <style:text-properties fo:color="#222222" fo:font-size="10pt" style:font-size-asian="10pt" style:font-size-complex="10pt"/>
    </style:style>
    <style:style style:name="T67_101" style:family="text">
      <style:text-properties fo:color="#222222" fo:font-size="10pt" style:font-size-asian="10pt" style:font-size-complex="10pt"/>
    </style:style>
    <style:style style:name="T67_102" style:family="text">
      <style:text-properties fo:color="#222222" fo:font-size="10pt" style:font-size-asian="10pt" style:font-size-complex="10pt"/>
    </style:style>
    <style:style style:name="T67_103" style:family="text">
      <style:text-properties fo:color="#222222" fo:font-size="10pt" style:font-size-asian="10pt" style:font-size-complex="10pt"/>
    </style:style>
    <style:style style:name="T67_104" style:family="text">
      <style:text-properties fo:color="#222222" fo:font-size="10pt" style:font-size-asian="10pt" style:font-size-complex="10pt"/>
    </style:style>
    <style:style style:name="T67_105" style:family="text">
      <style:text-properties fo:color="#222222" fo:font-size="10pt" style:font-size-asian="10pt" style:font-size-complex="10pt"/>
    </style:style>
    <style:style style:name="T67_106" style:family="text">
      <style:text-properties fo:color="#222222" fo:font-size="10pt" style:font-size-asian="10pt" style:font-size-complex="10pt"/>
    </style:style>
    <style:style style:name="T67_107" style:family="text">
      <style:text-properties fo:color="#222222" fo:font-size="10pt" style:font-size-asian="10pt" style:font-size-complex="10pt"/>
    </style:style>
    <style:style style:name="T67_108" style:family="text">
      <style:text-properties fo:color="#222222" fo:font-size="10pt" style:font-size-asian="10pt" style:font-size-complex="10pt"/>
    </style:style>
    <style:style style:name="T67_109" style:family="text">
      <style:text-properties fo:color="#222222" fo:font-size="10pt" style:font-size-asian="10pt" style:font-size-complex="10pt"/>
    </style:style>
    <style:style style:name="T67_110" style:family="text">
      <style:text-properties fo:color="#222222" fo:font-size="10pt" style:font-size-asian="10pt" style:font-size-complex="10pt"/>
    </style:style>
    <style:style style:name="T67_111" style:family="text">
      <style:text-properties fo:color="#222222" fo:font-size="10pt" style:font-size-asian="10pt" style:font-size-complex="10pt"/>
    </style:style>
    <style:style style:name="T67_112" style:family="text">
      <style:text-properties fo:color="#222222" fo:font-size="10pt" style:font-size-asian="10pt" style:font-size-complex="10pt"/>
    </style:style>
    <style:style style:name="T67_113" style:family="text">
      <style:text-properties fo:color="#222222" fo:font-size="10pt" style:font-size-asian="10pt" style:font-size-complex="10pt"/>
    </style:style>
    <style:style style:name="T67_114" style:family="text">
      <style:text-properties fo:color="#222222" fo:font-size="10pt" style:font-size-asian="10pt" style:font-size-complex="10pt"/>
    </style:style>
    <style:style style:name="T67_115" style:family="text">
      <style:text-properties fo:color="#222222" fo:font-size="10pt" style:font-size-asian="10pt" style:font-size-complex="10pt"/>
    </style:style>
    <style:style style:name="T67_116" style:family="text">
      <style:text-properties fo:color="#222222" fo:font-size="10pt" style:font-size-asian="10pt" style:font-size-complex="10pt"/>
    </style:style>
    <style:style style:name="T67_117" style:family="text">
      <style:text-properties fo:color="#222222" fo:font-size="10pt" style:font-size-asian="10pt" style:font-size-complex="10pt"/>
    </style:style>
    <style:style style:name="T67_118" style:family="text">
      <style:text-properties fo:color="#222222" fo:font-size="10pt" style:font-size-asian="10pt" style:font-size-complex="10pt"/>
    </style:style>
    <style:style style:name="T67_119" style:family="text">
      <style:text-properties fo:color="#222222" fo:font-size="10pt" style:font-size-asian="10pt" style:font-size-complex="10pt"/>
    </style:style>
    <style:style style:name="T67_120" style:family="text">
      <style:text-properties fo:color="#222222" fo:font-size="10pt" style:font-size-asian="10pt" style:font-size-complex="10pt"/>
    </style:style>
    <style:style style:name="T67_121" style:family="text">
      <style:text-properties fo:color="#222222" fo:font-size="10pt" style:font-size-asian="10pt" style:font-size-complex="10pt"/>
    </style:style>
    <style:style style:name="T67_122" style:family="text">
      <style:text-properties fo:color="#222222" fo:font-size="10pt" style:font-size-asian="10pt" style:font-size-complex="10pt"/>
    </style:style>
    <style:style style:name="T67_123" style:family="text">
      <style:text-properties fo:color="#222222" fo:font-size="10pt" style:font-size-asian="10pt" style:font-size-complex="10pt"/>
    </style:style>
    <style:style style:name="T67_124" style:family="text">
      <style:text-properties fo:color="#222222" fo:font-size="10pt" style:font-size-asian="10pt" style:font-size-complex="10pt"/>
    </style:style>
    <style:style style:name="T67_125" style:family="text">
      <style:text-properties fo:color="#222222" fo:font-size="10pt" style:font-size-asian="10pt" style:font-size-complex="10pt"/>
    </style:style>
    <style:style style:name="T67_126" style:family="text">
      <style:text-properties fo:color="#222222" fo:font-size="10pt" style:font-size-asian="10pt" style:font-size-complex="10pt"/>
    </style:style>
    <style:style style:name="T67_127" style:family="text">
      <style:text-properties fo:color="#222222" fo:font-size="10pt" style:font-size-asian="10pt" style:font-size-complex="10pt"/>
    </style:style>
    <style:style style:name="T67_128" style:family="text">
      <style:text-properties fo:color="#222222" fo:font-size="10pt" style:font-size-asian="10pt" style:font-size-complex="10pt"/>
    </style:style>
    <style:style style:name="T67_129" style:family="text">
      <style:text-properties fo:color="#222222" fo:font-size="10pt" style:font-size-asian="10pt" style:font-size-complex="10pt"/>
    </style:style>
    <style:style style:name="T67_130" style:family="text">
      <style:text-properties fo:color="#222222" fo:font-size="10pt" style:font-size-asian="10pt" style:font-size-complex="10pt"/>
    </style:style>
    <style:style style:name="T67_131" style:family="text">
      <style:text-properties fo:color="#222222" fo:font-size="10pt" style:font-size-asian="10pt" style:font-size-complex="10pt"/>
    </style:style>
    <style:style style:name="T67_132" style:family="text">
      <style:text-properties fo:color="#222222" fo:font-size="10pt" style:font-size-asian="10pt" style:font-size-complex="10pt"/>
    </style:style>
    <style:style style:name="T67_133" style:family="text">
      <style:text-properties fo:color="#222222" fo:font-size="10pt" style:font-size-asian="10pt" style:font-size-complex="10pt"/>
    </style:style>
    <style:style style:name="T67_134" style:family="text">
      <style:text-properties fo:color="#222222" fo:font-size="10pt" style:font-size-asian="10pt" style:font-size-complex="10pt"/>
    </style:style>
    <style:style style:name="T67_135" style:family="text">
      <style:text-properties fo:color="#222222" fo:font-size="10pt" style:font-size-asian="10pt" style:font-size-complex="10pt"/>
    </style:style>
    <style:style style:name="T67_136" style:family="text">
      <style:text-properties fo:color="#222222" fo:font-size="10pt" style:font-size-asian="10pt" style:font-size-complex="10pt"/>
    </style:style>
    <style:style style:name="T67_137" style:family="text">
      <style:text-properties fo:color="#222222" fo:font-size="10pt" style:font-size-asian="10pt" style:font-size-complex="10pt"/>
    </style:style>
    <style:style style:name="T67_138" style:family="text">
      <style:text-properties fo:color="#222222" fo:font-size="10pt" style:font-size-asian="10pt" style:font-size-complex="10pt"/>
    </style:style>
    <style:style style:name="T67_139" style:family="text">
      <style:text-properties fo:color="#222222" fo:font-size="10pt" style:font-size-asian="10pt" style:font-size-complex="10pt"/>
    </style:style>
    <style:style style:name="P68" style:family="paragraph" style:parent-style-name="Standard">
      <style:paragraph-properties fo:break-before="auto" fo:line-height="115%" style:writing-mode="lr-tb"/>
      <style:text-properties fo:color="#222222" fo:font-size="10pt" style:font-size-asian="10pt" style:font-size-complex="10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color="#222222" fo:font-size="10pt" style:font-size-asian="10pt" style:font-size-complex="10pt"/>
    </style:style>
    <style:style style:name="T69_2" style:family="text">
      <style:text-properties fo:color="#222222" fo:font-size="10pt" style:font-size-asian="10pt" style:font-size-complex="10pt"/>
    </style:style>
    <style:style style:name="T69_3" style:family="text">
      <style:text-properties fo:color="#222222" fo:font-size="10pt" style:font-size-asian="10pt" style:font-size-complex="10pt"/>
    </style:style>
    <style:style style:name="T69_4" style:family="text">
      <style:text-properties fo:color="#222222" fo:font-size="10pt" style:font-size-asian="10pt" style:font-size-complex="10pt"/>
    </style:style>
    <style:style style:name="T69_5" style:family="text">
      <style:text-properties fo:color="#222222" fo:font-size="10pt" style:font-size-asian="10pt" style:font-size-complex="10pt"/>
    </style:style>
    <style:style style:name="T69_6" style:family="text">
      <style:text-properties fo:color="#222222" fo:font-size="10pt" style:font-size-asian="10pt" style:font-size-complex="10pt"/>
    </style:style>
    <style:style style:name="T69_7" style:family="text">
      <style:text-properties fo:color="#222222" fo:font-size="10pt" style:font-size-asian="10pt" style:font-size-complex="10pt"/>
    </style:style>
    <style:style style:name="T69_8" style:family="text">
      <style:text-properties fo:color="#222222" fo:font-size="10pt" style:font-size-asian="10pt" style:font-size-complex="10pt"/>
    </style:style>
    <style:style style:name="T69_9" style:family="text">
      <style:text-properties fo:color="#222222" fo:font-size="10pt" style:font-size-asian="10pt" style:font-size-complex="10pt"/>
    </style:style>
    <style:style style:name="T69_10" style:family="text">
      <style:text-properties fo:color="#222222" fo:font-size="10pt" style:font-size-asian="10pt" style:font-size-complex="10pt"/>
    </style:style>
    <style:style style:name="T69_11" style:family="text">
      <style:text-properties fo:color="#222222" fo:font-size="10pt" style:font-size-asian="10pt" style:font-size-complex="10pt"/>
    </style:style>
    <style:style style:name="T69_12" style:family="text">
      <style:text-properties fo:color="#222222" fo:font-size="10pt" style:font-size-asian="10pt" style:font-size-complex="10pt"/>
    </style:style>
    <style:style style:name="T69_13" style:family="text">
      <style:text-properties fo:color="#222222" fo:font-size="10pt" style:font-size-asian="10pt" style:font-size-complex="10pt"/>
    </style:style>
    <style:style style:name="T69_14" style:family="text">
      <style:text-properties fo:color="#222222" fo:font-size="10pt" style:font-size-asian="10pt" style:font-size-complex="10pt"/>
    </style:style>
    <style:style style:name="T69_15" style:family="text">
      <style:text-properties fo:color="#222222" fo:font-size="10pt" style:font-size-asian="10pt" style:font-size-complex="10pt"/>
    </style:style>
    <style:style style:name="T69_16" style:family="text">
      <style:text-properties fo:color="#222222" fo:font-size="10pt" style:font-size-asian="10pt" style:font-size-complex="10pt"/>
    </style:style>
    <style:style style:name="T69_17" style:family="text">
      <style:text-properties fo:color="#222222" fo:font-size="10pt" style:font-size-asian="10pt" style:font-size-complex="10pt"/>
    </style:style>
    <style:style style:name="T69_18" style:family="text">
      <style:text-properties fo:color="#222222" fo:font-size="10pt" style:font-size-asian="10pt" style:font-size-complex="10pt"/>
    </style:style>
    <style:style style:name="T69_19" style:family="text">
      <style:text-properties fo:color="#222222" fo:font-size="10pt" style:font-size-asian="10pt" style:font-size-complex="10pt"/>
    </style:style>
    <style:style style:name="T69_20" style:family="text">
      <style:text-properties fo:color="#222222" fo:font-size="10pt" style:font-size-asian="10pt" style:font-size-complex="10pt"/>
    </style:style>
    <style:style style:name="T69_21" style:family="text">
      <style:text-properties fo:color="#222222" fo:font-size="10pt" style:font-size-asian="10pt" style:font-size-complex="10pt"/>
    </style:style>
    <style:style style:name="T69_22" style:family="text">
      <style:text-properties fo:color="#222222" fo:font-size="10pt" style:font-size-asian="10pt" style:font-size-complex="10pt"/>
    </style:style>
    <style:style style:name="T69_23" style:family="text">
      <style:text-properties fo:color="#222222" fo:font-size="10pt" style:font-size-asian="10pt" style:font-size-complex="10pt"/>
    </style:style>
    <style:style style:name="T69_24" style:family="text">
      <style:text-properties fo:color="#222222" fo:font-size="10pt" style:font-size-asian="10pt" style:font-size-complex="10pt"/>
    </style:style>
    <style:style style:name="T69_25" style:family="text">
      <style:text-properties fo:color="#222222" fo:font-size="10pt" style:font-size-asian="10pt" style:font-size-complex="10pt"/>
    </style:style>
    <style:style style:name="T69_26" style:family="text">
      <style:text-properties fo:color="#222222" fo:font-size="10pt" style:font-size-asian="10pt" style:font-size-complex="10pt"/>
    </style:style>
    <style:style style:name="T69_27" style:family="text">
      <style:text-properties fo:color="#222222" fo:font-size="10pt" style:font-size-asian="10pt" style:font-size-complex="10pt"/>
    </style:style>
    <style:style style:name="T69_28" style:family="text">
      <style:text-properties fo:color="#222222" fo:font-size="10pt" style:font-size-asian="10pt" style:font-size-complex="10pt"/>
    </style:style>
    <style:style style:name="T69_29" style:family="text">
      <style:text-properties fo:color="#222222" fo:font-size="10pt" style:font-size-asian="10pt" style:font-size-complex="10pt"/>
    </style:style>
    <style:style style:name="T69_30" style:family="text">
      <style:text-properties fo:color="#222222" fo:font-size="10pt" style:font-size-asian="10pt" style:font-size-complex="10pt"/>
    </style:style>
    <style:style style:name="T69_31" style:family="text">
      <style:text-properties fo:color="#222222" fo:font-size="10pt" style:font-size-asian="10pt" style:font-size-complex="10pt"/>
    </style:style>
    <style:style style:name="T69_32" style:family="text">
      <style:text-properties fo:color="#222222" fo:font-size="10pt" style:font-size-asian="10pt" style:font-size-complex="10pt"/>
    </style:style>
    <style:style style:name="T69_33" style:family="text">
      <style:text-properties fo:color="#222222" fo:font-size="10pt" style:font-size-asian="10pt" style:font-size-complex="10pt"/>
    </style:style>
    <style:style style:name="T69_34" style:family="text">
      <style:text-properties fo:color="#222222" fo:font-size="10pt" style:font-size-asian="10pt" style:font-size-complex="10pt"/>
    </style:style>
    <style:style style:name="T69_35" style:family="text">
      <style:text-properties fo:color="#222222" fo:font-size="10pt" style:font-size-asian="10pt" style:font-size-complex="10pt"/>
    </style:style>
    <style:style style:name="T69_36" style:family="text">
      <style:text-properties fo:color="#222222" fo:font-size="10pt" style:font-size-asian="10pt" style:font-size-complex="10pt"/>
    </style:style>
    <style:style style:name="T69_37" style:family="text">
      <style:text-properties fo:color="#222222" fo:font-size="10pt" style:font-size-asian="10pt" style:font-size-complex="10pt"/>
    </style:style>
    <style:style style:name="T69_38" style:family="text">
      <style:text-properties fo:color="#222222" fo:font-size="10pt" style:font-size-asian="10pt" style:font-size-complex="10pt"/>
    </style:style>
    <style:style style:name="T69_39" style:family="text">
      <style:text-properties fo:color="#222222" fo:font-size="10pt" style:font-size-asian="10pt" style:font-size-complex="10pt"/>
    </style:style>
    <style:style style:name="T69_40" style:family="text">
      <style:text-properties fo:color="#222222" fo:font-size="10pt" style:font-size-asian="10pt" style:font-size-complex="10pt"/>
    </style:style>
    <style:style style:name="T69_41" style:family="text" style:parent-style-name="Standard"/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>
      <style:text-properties fo:color="#222222" fo:font-size="10pt" style:font-size-asian="10pt" style:font-size-complex="10pt"/>
    </style:style>
    <style:style style:name="T73_27" style:family="text">
      <style:text-properties fo:color="#222222" fo:font-size="10pt" style:font-size-asian="10pt" style:font-size-complex="10pt"/>
    </style:style>
    <style:style style:name="T73_28" style:family="text">
      <style:text-properties fo:color="#222222" fo:font-size="10pt" style:font-size-asian="10pt" style:font-size-complex="10pt"/>
    </style:style>
    <style:style style:name="T73_29" style:family="text">
      <style:text-properties fo:color="#222222" fo:font-size="10pt" style:font-size-asian="10pt" style:font-size-complex="10pt"/>
    </style:style>
    <style:style style:name="T73_30" style:family="text">
      <style:text-properties fo:color="#222222" fo:font-size="10pt" style:font-size-asian="10pt" style:font-size-complex="10pt"/>
    </style:style>
    <style:style style:name="T73_31" style:family="text">
      <style:text-properties fo:color="#222222" fo:font-size="10pt" style:font-size-asian="10pt" style:font-size-complex="10pt"/>
    </style:style>
    <style:style style:name="T73_32" style:family="text">
      <style:text-properties fo:color="#222222" fo:font-size="10pt" style:font-size-asian="10pt" style:font-size-complex="10pt"/>
    </style:style>
    <style:style style:name="T73_33" style:family="text">
      <style:text-properties fo:color="#222222" fo:font-size="10pt" style:font-size-asian="10pt" style:font-size-complex="10pt"/>
    </style:style>
    <style:style style:name="T73_34" style:family="text">
      <style:text-properties fo:color="#222222" fo:font-size="10pt" style:font-size-asian="10pt" style:font-size-complex="10pt"/>
    </style:style>
    <style:style style:name="T73_35" style:family="text">
      <style:text-properties fo:color="#222222" fo:font-size="10pt" style:font-size-asian="10pt" style:font-size-complex="10pt"/>
    </style:style>
    <style:style style:name="T73_36" style:family="text">
      <style:text-properties fo:color="#222222" fo:font-size="10pt" style:font-size-asian="10pt" style:font-size-complex="10pt"/>
    </style:style>
    <style:style style:name="T73_37" style:family="text">
      <style:text-properties fo:color="#222222" fo:font-size="10pt" style:font-size-asian="10pt" style:font-size-complex="10pt"/>
    </style:style>
    <style:style style:name="T73_38" style:family="text">
      <style:text-properties fo:color="#222222" fo:font-size="10pt" style:font-size-asian="10pt" style:font-size-complex="10pt"/>
    </style:style>
    <style:style style:name="T73_39" style:family="text">
      <style:text-properties fo:color="#222222" fo:font-size="10pt" style:font-size-asian="10pt" style:font-size-complex="10pt"/>
    </style:style>
    <style:style style:name="T73_40" style:family="text">
      <style:text-properties fo:color="#222222" fo:font-size="10pt" style:font-size-asian="10pt" style:font-size-complex="10pt"/>
    </style:style>
    <style:style style:name="T73_41" style:family="text">
      <style:text-properties fo:color="#222222" fo:font-size="10pt" style:font-size-asian="10pt" style:font-size-complex="10pt"/>
    </style:style>
    <style:style style:name="T73_42" style:family="text">
      <style:text-properties fo:color="#222222" fo:font-size="10pt" style:font-size-asian="10pt" style:font-size-complex="10pt"/>
    </style:style>
    <style:style style:name="T73_43" style:family="text">
      <style:text-properties fo:color="#222222" fo:font-size="10pt" style:font-size-asian="10pt" style:font-size-complex="10pt"/>
    </style:style>
    <style:style style:name="T73_44" style:family="text">
      <style:text-properties fo:color="#222222" fo:font-size="10pt" style:font-size-asian="10pt" style:font-size-complex="10pt"/>
    </style:style>
    <style:style style:name="T73_45" style:family="text">
      <style:text-properties fo:color="#222222" fo:font-size="10pt" style:font-size-asian="10pt" style:font-size-complex="10pt"/>
    </style:style>
    <style:style style:name="T73_46" style:family="text">
      <style:text-properties fo:color="#222222" fo:font-size="10pt" style:font-size-asian="10pt" style:font-size-complex="10pt"/>
    </style:style>
    <style:style style:name="T73_47" style:family="text">
      <style:text-properties fo:color="#222222" fo:font-size="10pt" style:font-size-asian="10pt" style:font-size-complex="10pt"/>
    </style:style>
    <style:style style:name="T73_48" style:family="text">
      <style:text-properties fo:color="#222222" fo:font-size="10pt" style:font-size-asian="10pt" style:font-size-complex="10pt"/>
    </style:style>
    <style:style style:name="T73_49" style:family="text">
      <style:text-properties fo:color="#222222" fo:font-size="10pt" style:font-size-asian="10pt" style:font-size-complex="10pt"/>
    </style:style>
    <style:style style:name="T73_50" style:family="text">
      <style:text-properties fo:color="#222222" fo:font-size="10pt" style:font-size-asian="10pt" style:font-size-complex="10pt"/>
    </style:style>
    <style:style style:name="T73_51" style:family="text">
      <style:text-properties fo:color="#222222" fo:font-size="10pt" style:font-size-asian="10pt" style:font-size-complex="10pt"/>
    </style:style>
    <style:style style:name="T73_52" style:family="text">
      <style:text-properties fo:color="#222222" fo:font-size="10pt" style:font-size-asian="10pt" style:font-size-complex="10pt"/>
    </style:style>
    <style:style style:name="T73_53" style:family="text">
      <style:text-properties fo:color="#222222" fo:font-size="10pt" style:font-size-asian="10pt" style:font-size-complex="10pt"/>
    </style:style>
    <style:style style:name="T73_54" style:family="text">
      <style:text-properties fo:color="#222222" fo:font-size="10pt" style:font-size-asian="10pt" style:font-size-complex="10pt"/>
    </style:style>
    <style:style style:name="T73_55" style:family="text">
      <style:text-properties fo:color="#222222" fo:font-size="10pt" style:font-size-asian="10pt" style:font-size-complex="10pt"/>
    </style:style>
    <style:style style:name="T73_56" style:family="text">
      <style:text-properties fo:color="#222222" fo:font-size="10pt" style:font-size-asian="10pt" style:font-size-complex="10pt"/>
    </style:style>
    <style:style style:name="T73_57" style:family="text">
      <style:text-properties fo:color="#222222" fo:font-size="10pt" style:font-size-asian="10pt" style:font-size-complex="10pt"/>
    </style:style>
    <style:style style:name="T73_58" style:family="text">
      <style:text-properties fo:color="#222222" fo:font-size="10pt" style:font-size-asian="10pt" style:font-size-complex="10pt"/>
    </style:style>
    <style:style style:name="T73_59" style:family="text">
      <style:text-properties fo:color="#222222" fo:font-size="10pt" style:font-size-asian="10pt" style:font-size-complex="10pt"/>
    </style:style>
    <style:style style:name="T73_60" style:family="text">
      <style:text-properties fo:color="#222222" fo:font-size="10pt" style:font-size-asian="10pt" style:font-size-complex="10pt"/>
    </style:style>
    <style:style style:name="T73_61" style:family="text">
      <style:text-properties fo:color="#222222" fo:font-size="10pt" style:font-size-asian="10pt" style:font-size-complex="10pt"/>
    </style:style>
    <style:style style:name="T73_62" style:family="text">
      <style:text-properties fo:color="#222222" fo:font-size="10pt" style:font-size-asian="10pt" style:font-size-complex="10pt"/>
    </style:style>
    <style:style style:name="T73_63" style:family="text">
      <style:text-properties fo:color="#222222" fo:font-size="10pt" style:font-size-asian="10pt" style:font-size-complex="10pt"/>
    </style:style>
    <style:style style:name="T73_64" style:family="text">
      <style:text-properties fo:color="#222222" fo:font-size="10pt" style:font-size-asian="10pt" style:font-size-complex="10pt"/>
    </style:style>
    <style:style style:name="T73_65" style:family="text">
      <style:text-properties fo:color="#222222" fo:font-size="10pt" style:font-size-asian="10pt" style:font-size-complex="10pt"/>
    </style:style>
    <style:style style:name="T73_66" style:family="text">
      <style:text-properties fo:color="#222222" fo:font-size="10pt" style:font-size-asian="10pt" style:font-size-complex="10pt"/>
    </style:style>
    <style:style style:name="T73_67" style:family="text">
      <style:text-properties fo:color="#222222" fo:font-size="10pt" style:font-size-asian="10pt" style:font-size-complex="10pt"/>
    </style:style>
    <style:style style:name="T73_68" style:family="text">
      <style:text-properties fo:color="#222222" fo:font-size="10pt" style:font-size-asian="10pt" style:font-size-complex="10pt"/>
    </style:style>
    <style:style style:name="T73_69" style:family="text">
      <style:text-properties fo:color="#222222" fo:font-size="10pt" style:font-size-asian="10pt" style:font-size-complex="10pt"/>
    </style:style>
    <style:style style:name="T73_70" style:family="text">
      <style:text-properties fo:color="#222222" fo:font-size="10pt" style:font-size-asian="10pt" style:font-size-complex="10pt"/>
    </style:style>
    <style:style style:name="T73_71" style:family="text">
      <style:text-properties fo:color="#222222" fo:font-size="10pt" style:font-size-asian="10pt" style:font-size-complex="10pt"/>
    </style:style>
    <style:style style:name="T73_72" style:family="text">
      <style:text-properties fo:color="#222222" fo:font-size="10pt" style:font-size-asian="10pt" style:font-size-complex="10pt"/>
    </style:style>
    <style:style style:name="T73_73" style:family="text">
      <style:text-properties fo:color="#222222"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Heading_20_1">
      <style:paragraph-properties fo:break-before="auto" fo:line-height="115%" style:writing-mode="lr-tb"/>
    </style:style>
    <style:style style:name="T85_1" style:family="text" style:parent-style-name="Heading_20_1"/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3" style:family="text"/>
    <style:style style:name="T86_84" style:family="text"/>
    <style:style style:name="T86_85" style:family="text"/>
    <style:style style:name="T86_86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P92" style:family="paragraph" style:parent-style-name="Heading_20_1">
      <style:paragraph-properties fo:break-before="auto" fo:line-height="115%" style:writing-mode="lr-tb"/>
    </style:style>
    <style:style style:name="T92_1" style:family="text"/>
    <style:style style:name="T92_2" style:family="text"/>
    <style:style style:name="P93" style:family="paragraph" style:parent-style-name="Heading_20_1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P94" style:family="paragraph" style:parent-style-name="Heading_20_1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Heading_20_1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</office:automatic-styles>
  <office:body>
    <office:text>
      <text:h text:style-name="P1" text:outline-level="10"><text:bookmark-start text:name="h.n4eurw9wvhc3"/><text:bookmark-end text:name="h.n4eurw9wvhc3"/><text:span text:style-name="T1_1">1.<text:s/></text:span><text:span text:style-name="T1_2">Cover</text:span><text:span text:style-name="T1_3"><text:s/></text:span><text:span text:style-name="T1_4">Page</text:span></text:h>
      <text:p text:style-name="P2"><text:span text:style-name="T2_1">Provided</text:span><text:span text:style-name="T2_2"><text:s/></text:span><text:span text:style-name="T2_3">by</text:span><text:span text:style-name="T2_4"><text:s/></text:span><text:span text:style-name="T2_5">application</text:span></text:p>
      <text:h text:style-name="P3" text:outline-level="10"><text:bookmark-start text:name="h.u5sks4yuhcrm"/><text:bookmark-end text:name="h.u5sks4yuhcrm"/><text:span text:style-name="T3_1">2.<text:s/></text:span><text:span text:style-name="T3_2">Research</text:span><text:span text:style-name="T3_3"><text:s/></text:span><text:span text:style-name="T3_4">Proposal</text:span><text:span text:style-name="T3_5"><text:s/>-<text:s/>3<text:s/></text:span><text:span text:style-name="T3_6">to</text:span><text:span text:style-name="T3_7"><text:s/>4<text:s/></text:span><text:span text:style-name="T3_8">pages</text:span></text:h>
      <text:h text:style-name="P4" text:outline-level="10"><text:bookmark-start text:name="h.jyp0gf77imdc"/><text:bookmark-end text:name="h.jyp0gf77imdc"/><text:span text:style-name="T4_1">What</text:span><text:span text:style-name="T4_2"><text:s/></text:span><text:span text:style-name="T4_3">are</text:span><text:span text:style-name="T4_4"><text:s/></text:span><text:span text:style-name="T4_5">you</text:span><text:span text:style-name="T4_6"><text:s/></text:span><text:span text:style-name="T4_7">trying</text:span><text:span text:style-name="T4_8"><text:s/></text:span><text:span text:style-name="T4_9">to</text:span><text:span text:style-name="T4_10"><text:s/></text:span><text:span text:style-name="T4_11">do</text:span><text:span text:style-name="T4_12">?<text:s/></text:span><text:span text:style-name="T4_13">Articulate</text:span><text:span text:style-name="T4_14"><text:s/></text:span><text:span text:style-name="T4_15">your</text:span><text:span text:style-name="T4_16"><text:s/></text:span><text:span text:style-name="T4_17">objectives</text:span><text:span text:style-name="T4_18"><text:s/></text:span><text:span text:style-name="T4_19">using</text:span><text:span text:style-name="T4_20"><text:s/></text:span><text:span text:style-name="T4_21">absolutely</text:span><text:span text:style-name="T4_22"><text:s/></text:span><text:span text:style-name="T4_23">no</text:span><text:span text:style-name="T4_24"><text:s/></text:span><text:span text:style-name="T4_25">jargon</text:span><text:span text:style-name="T4_26">.</text:span></text:h>
      <text:p text:style-name="P5"><text:span text:style-name="T5_1">I</text:span><text:span text:style-name="T5_2"><text:s/></text:span><text:span text:style-name="T5_3">want</text:span><text:span text:style-name="T5_4"><text:s/></text:span><text:span text:style-name="T5_5">to</text:span><text:span text:style-name="T5_6"><text:s/></text:span><text:span text:style-name="T5_7">develop</text:span><text:span text:style-name="T5_8"><text:s/></text:span><text:span text:style-name="T5_9">a</text:span><text:span text:style-name="T5_10"><text:s/></text:span><text:span text:style-name="T5_11">multi</text:span><text:span text:style-name="T5_12">-</text:span><text:span text:style-name="T5_13">RGB</text:span><text:span text:style-name="T5_14">-</text:span><text:span text:style-name="T5_15">D</text:span><text:span text:style-name="T5_16"><text:s/></text:span><text:span text:style-name="T5_17">sensor</text:span><text:span text:style-name="T5_18"><text:s/></text:span><text:span text:style-name="T5_19">setup</text:span><text:span text:style-name="T5_20"><text:s/></text:span><text:span text:style-name="T5_21">that</text:span><text:span text:style-name="T5_22"><text:s/></text:span><text:span text:style-name="T5_23">tr</text:span><text:span text:style-name="T5_24"><office:annotation><dc:creator/><text:p text:style-name="P6"><text:span text:style-name="T6_1">You</text:span><text:span text:style-name="T6_2"><text:s/></text:span><text:span text:style-name="T6_3">want</text:span><text:span text:style-name="T6_4"><text:s/></text:span><text:span text:style-name="T6_5">to</text:span><text:span text:style-name="T6_6"><text:s/></text:span><text:span text:style-name="T6_7">be</text:span><text:span text:style-name="T6_8"><text:s/></text:span><text:span text:style-name="T6_9">very</text:span><text:span text:style-name="T6_10"><text:s/></text:span><text:span text:style-name="T6_11">clear</text:span><text:span text:style-name="T6_12">,<text:s/></text:span><text:span text:style-name="T6_13">here</text:span><text:span text:style-name="T6_14">:</text:span></text:p><text:p text:style-name="P7"/><text:p text:style-name="P8"><text:span text:style-name="T8_1">1.)<text:s/></text:span><text:span text:style-name="T8_2">Track</text:span><text:span text:style-name="T8_3"><text:s/></text:span><text:span text:style-name="T8_4">people</text:span></text:p><text:p text:style-name="P9"><text:span text:style-name="T9_1">2.)<text:s/></text:span><text:span text:style-name="T9_2">Do</text:span><text:span text:style-name="T9_3"><text:s/></text:span><text:span text:style-name="T9_4">pose</text:span><text:span text:style-name="T9_5"><text:s/></text:span><text:span text:style-name="T9_6">identification</text:span></text:p><text:p text:style-name="P10"><text:span text:style-name="T10_1">3.)<text:s/></text:span><text:span text:style-name="T10_2">People</text:span><text:span text:style-name="T10_3"><text:s/></text:span><text:span text:style-name="T10_4">recognition</text:span></text:p><text:p text:style-name="P11"><text:span text:style-name="T11_1">4.)<text:s/></text:span><text:span text:style-name="T11_2">Behavior</text:span><text:span text:style-name="T11_3"><text:s/></text:span><text:span text:style-name="T11_4">recognition</text:span></text:p><text:p text:style-name="P12"/><text:p text:style-name="P13"><text:span text:style-name="T13_1">I</text:span><text:span text:style-name="T13_2"><text:s/></text:span><text:span text:style-name="T13_3">think</text:span><text:span text:style-name="T13_4"><text:s/></text:span><text:span text:style-name="T13_5">you</text:span><text:span text:style-name="T13_6"><text:s/></text:span><text:span text:style-name="T13_7">mean</text:span><text:span text:style-name="T13_8"><text:s/>2,<text:s/></text:span><text:span text:style-name="T13_9">but</text:span><text:span text:style-name="T13_10"><text:s/></text:span><text:span text:style-name="T13_11">you</text:span><text:span text:style-name="T13_12"><text:s/></text:span><text:span text:style-name="T13_13">might</text:span><text:span text:style-name="T13_14"><text:s/></text:span><text:span text:style-name="T13_15">mean</text:span><text:span text:style-name="T13_16"><text:s/>4.<text:s/></text:span><text:span text:style-name="T13_17">Your</text:span><text:span text:style-name="T13_18"><text:s/></text:span><text:span text:style-name="T13_19">text</text:span><text:span text:style-name="T13_20"><text:s/></text:span><text:span text:style-name="T13_21">suggests</text:span><text:span text:style-name="T13_22"><text:s/>1,<text:s/></text:span><text:span text:style-name="T13_23">which</text:span><text:span text:style-name="T13_24"><text:s/></text:span><text:span text:style-name="T13_25">is</text:span><text:span text:style-name="T13_26"><text:s/></text:span><text:span text:style-name="T13_27">not</text:span><text:span text:style-name="T13_28"><text:s/></text:span><text:span text:style-name="T13_29">that</text:span><text:span text:style-name="T13_30"><text:s/></text:span><text:span text:style-name="T13_31">interesting</text:span><text:span text:style-name="T13_32">/</text:span><text:span text:style-name="T13_33">relevant</text:span><text:span text:style-name="T13_34"><text:s/></text:span><text:span text:style-name="T13_35">for</text:span><text:span text:style-name="T13_36"><text:s/></text:span><text:span text:style-name="T13_37">who</text:span><text:span text:style-name="T13_38"><text:s/></text:span><text:span text:style-name="T13_39">you</text:span><text:span text:style-name="T13_40">'</text:span><text:span text:style-name="T13_41">re</text:span><text:span text:style-name="T13_42"><text:s/></text:span><text:span text:style-name="T13_43">proposing</text:span><text:span text:style-name="T13_44"><text:s/></text:span><text:span text:style-name="T13_45">this</text:span><text:span text:style-name="T13_46"><text:s/></text:span><text:span text:style-name="T13_47">to</text:span><text:span text:style-name="T13_48">.</text:span></text:p></office:annotation></text:span><text:span text:style-name="T13_49">acks</text:span><text:span text:style-name="T13_50"><text:s/></text:span><text:span text:style-name="T13_51">multiple</text:span><text:span text:style-name="T13_52"><text:s/></text:span><text:span text:style-name="T13_53">people</text:span><text:span text:style-name="T13_54">,<text:s/></text:span><text:span text:style-name="T13_55">Identifies</text:span><text:span text:style-name="T13_56"><text:s/></text:span><text:span text:style-name="T13_57">pose</text:span><text:span text:style-name="T13_58">,<text:s/></text:span><text:span text:style-name="T13_59">identifies</text:span><text:span text:style-name="T13_60"><text:s/></text:span><text:span text:style-name="T13_61">people</text:span><text:span text:style-name="T13_62">,<text:s/></text:span><text:span text:style-name="T13_63">and</text:span><text:span text:style-name="T13_64"><text:s/></text:span><text:span text:style-name="T13_65">performs</text:span><text:span text:style-name="T13_66"><text:s/></text:span><text:span text:style-name="T13_67">behavior</text:span><text:span text:style-name="T13_68"><text:s/></text:span><text:span text:style-name="T13_69">recognition</text:span><text:span text:style-name="T13_70"><text:s/></text:span><text:span text:style-name="T13_71">in</text:span><text:span text:style-name="T13_72"><text:s/></text:span><text:span text:style-name="T13_73">a</text:span><text:span text:style-name="T13_74"><text:s/></text:span><text:span text:style-name="T13_75">research</text:span><text:span text:style-name="T13_76"><text:s/></text:span><text:span text:style-name="T13_77">environment</text:span><text:span text:style-name="T13_78">.<text:s text:c="2"/></text:span><text:span text:style-name="T13_79">An</text:span><text:span text:style-name="T13_80"><text:s/></text:span><text:span text:style-name="T13_81">environment</text:span><text:span text:style-name="T13_82"><text:s/></text:span><text:span text:style-name="T13_83">with</text:span><text:span text:style-name="T13_84"><text:s/></text:span><text:span text:style-name="T13_85">occlusions</text:span><text:span text:style-name="T13_86"><text:s/></text:span><text:span text:style-name="T13_87">and</text:span><text:span text:style-name="T13_88"><text:s/></text:span><text:span text:style-name="T13_89">obstacles</text:span><text:span text:style-name="T13_90"><text:s/></text:span><text:span text:style-name="T13_91">that</text:span><text:span text:style-name="T13_92"><text:s/></text:span><text:span text:style-name="T13_93">would</text:span><text:span text:style-name="T13_94"><text:s/></text:span><text:span text:style-name="T13_95">otherwise</text:span><text:span text:style-name="T13_96"><text:s/></text:span><text:span text:style-name="T13_97">make</text:span><text:span text:style-name="T13_98"><text:s/></text:span><text:span text:style-name="T13_99">it</text:span><text:span text:style-name="T13_100"><text:s/></text:span><text:span text:style-name="T13_101">difficult</text:span><text:span text:style-name="T13_102"><text:s/></text:span><text:span text:style-name="T13_103">or</text:span><text:span text:style-name="T13_104"><text:s/></text:span><text:span text:style-name="T13_105">impossible</text:span><text:span text:style-name="T13_106"><text:s/></text:span><text:span text:style-name="T13_107">for</text:span><text:span text:style-name="T13_108"><text:s/></text:span><text:span text:style-name="T13_109">a</text:span><text:span text:style-name="T13_110"><text:s/></text:span><text:span text:style-name="T13_111">single</text:span><text:span text:style-name="T13_112"><text:s/></text:span><text:span text:style-name="T13_113">RGB</text:span><text:span text:style-name="T13_114">-</text:span><text:span text:style-name="T13_115">D</text:span><text:span text:style-name="T13_116"><text:s/></text:span><text:span text:style-name="T13_117">sensor</text:span><text:span text:style-name="T13_118"><text:s/></text:span><text:span text:style-name="T13_119">to</text:span><text:span text:style-name="T13_120"><text:s/></text:span><text:span text:style-name="T13_121">be</text:span><text:span text:style-name="T13_122"><text:s/></text:span><text:span text:style-name="T13_123">used</text:span><text:span text:style-name="T13_124">.<text:s/></text:span><text:span text:style-name="T13_125">Information</text:span><text:span text:style-name="T13_126"><text:s/></text:span><text:span text:style-name="T13_127">from</text:span><text:span text:style-name="T13_128"><text:s/></text:span><text:span text:style-name="T13_129">the</text:span><text:span text:style-name="T13_130"><text:s/></text:span><text:span text:style-name="T13_131">system</text:span><text:span text:style-name="T13_132"><text:s/></text:span><text:span text:style-name="T13_133">can</text:span><text:span text:style-name="T13_134"><text:s/></text:span><text:span text:style-name="T13_135">then</text:span><text:span text:style-name="T13_136"><text:s/></text:span><text:span text:style-name="T13_137">be</text:span><text:span text:style-name="T13_138"><text:s/></text:span><text:span text:style-name="T13_139">sent</text:span><text:span text:style-name="T13_140"><text:s/></text:span><text:span text:style-name="T13_141">to</text:span><text:span text:style-name="T13_142"><text:s/></text:span><text:span text:style-name="T13_143">robots</text:span><text:span text:style-name="T13_144"><text:s/></text:span><text:span text:style-name="T13_145">involved</text:span><text:span text:style-name="T13_146"><text:s/></text:span><text:span text:style-name="T13_147">in</text:span><text:span text:style-name="T13_148"><text:s/></text:span><text:span text:style-name="T13_149">interactions</text:span><text:span text:style-name="T13_150"><text:s/></text:span><text:span text:style-name="T13_151">in</text:span><text:span text:style-name="T13_152"><text:s/></text:span><text:span text:style-name="T13_153">real</text:span><text:span text:style-name="T13_154">-</text:span><text:span text:style-name="T13_155">time</text:span><text:span text:style-name="T13_156"><text:s/></text:span><text:span text:style-name="T13_157">allowing</text:span><text:span text:style-name="T13_158"><text:s/></text:span><text:span text:style-name="T13_159">for</text:span><text:span text:style-name="T13_160"><text:s/></text:span><text:span text:style-name="T13_161">more</text:span><text:span text:style-name="T13_162"><text:s/></text:span><text:span text:style-name="T13_163">complex</text:span><text:span text:style-name="T13_164"><text:s/></text:span><text:span text:style-name="T13_165">behavior</text:span><text:span text:style-name="T13_166"><text:s/></text:span><text:span text:style-name="T13_167">responses</text:span><text:span text:style-name="T13_168">.</text:span></text:p>
      <text:p text:style-name="P14"/>
      <text:p text:style-name="P15"><text:span text:style-name="T15_1"><office:annotation><dc:creator/><text:p text:style-name="P16"><text:span text:style-name="T16_1">Make</text:span><text:span text:style-name="T16_2"><text:s/></text:span><text:span text:style-name="T16_3">sure</text:span><text:span text:style-name="T16_4"><text:s/></text:span><text:span text:style-name="T16_5">to</text:span><text:span text:style-name="T16_6"><text:s/></text:span><text:span text:style-name="T16_7">list</text:span><text:span text:style-name="T16_8"><text:s/></text:span><text:span text:style-name="T16_9">some</text:span><text:span text:style-name="T16_10"><text:s/></text:span><text:span text:style-name="T16_11">examples</text:span><text:span text:style-name="T16_12"><text:s/></text:span><text:span text:style-name="T16_13">relevant</text:span><text:span text:style-name="T16_14"><text:s/></text:span><text:span text:style-name="T16_15">to</text:span><text:span text:style-name="T16_16"><text:s/></text:span><text:span text:style-name="T16_17">NASA</text:span><text:span text:style-name="T16_18"><text:s/></text:span><text:span text:style-name="T16_19">tasks</text:span><text:span text:style-name="T16_20">.<text:s/></text:span><text:span text:style-name="T16_21">Think</text:span><text:span text:style-name="T16_22"><text:s/></text:span><text:span text:style-name="T16_23">things</text:span><text:span text:style-name="T16_24"><text:s/></text:span><text:span text:style-name="T16_25">like</text:span><text:span text:style-name="T16_26"><text:s/></text:span><text:span text:style-name="T16_27">human</text:span><text:span text:style-name="T16_28">-</text:span><text:span text:style-name="T16_29">robot</text:span><text:span text:style-name="T16_30"><text:s/></text:span><text:span text:style-name="T16_31">cooperation</text:span><text:span text:style-name="T16_32"><text:s/></text:span><text:span text:style-name="T16_33">in</text:span><text:span text:style-name="T16_34"><text:s/></text:span><text:span text:style-name="T16_35">construction</text:span><text:span text:style-name="T16_36">,<text:s/></text:span><text:span text:style-name="T16_37">repair</text:span><text:span text:style-name="T16_38">,<text:s/></text:span><text:span text:style-name="T16_39">etc</text:span><text:span text:style-name="T16_40">.,<text:s/></text:span><text:span text:style-name="T16_41">that</text:span><text:span text:style-name="T16_42"><text:s/></text:span><text:span text:style-name="T16_43">would</text:span><text:span text:style-name="T16_44"><text:s/></text:span><text:span text:style-name="T16_45">be</text:span><text:span text:style-name="T16_46"><text:s/></text:span><text:span text:style-name="T16_47">applicable</text:span><text:span text:style-name="T16_48"><text:s/></text:span><text:span text:style-name="T16_49">here</text:span><text:span text:style-name="T16_50">.</text:span></text:p><text:p text:style-name="P17"/><text:p text:style-name="P18"><text:span text:style-name="T18_1">See</text:span><text:span text:style-name="T18_2"><text:s/></text:span><text:span text:style-name="T18_3">if</text:span><text:span text:style-name="T18_4"><text:s/></text:span><text:span text:style-name="T18_5">you</text:span><text:span text:style-name="T18_6"><text:s/></text:span><text:span text:style-name="T18_7">can</text:span><text:span text:style-name="T18_8"><text:s/></text:span><text:span text:style-name="T18_9">find</text:span><text:span text:style-name="T18_10"><text:s/></text:span><text:span text:style-name="T18_11">some</text:span><text:span text:style-name="T18_12"><text:s/></text:span><text:span text:style-name="T18_13">work</text:span><text:span text:style-name="T18_14"><text:s/>(</text:span><text:span text:style-name="T18_15">published</text:span><text:span text:style-name="T18_16"><text:s/></text:span><text:span text:style-name="T18_17">by</text:span><text:span text:style-name="T18_18"><text:s/></text:span><text:span text:style-name="T18_19">Terry</text:span><text:span text:style-name="T18_20"><text:s/></text:span><text:span text:style-name="T18_21">Fong</text:span><text:span text:style-name="T18_22"><text:s/></text:span><text:span text:style-name="T18_23">would</text:span><text:span text:style-name="T18_24"><text:s/></text:span><text:span text:style-name="T18_25">be</text:span><text:span text:style-name="T18_26"><text:s/></text:span><text:span text:style-name="T18_27">ideal</text:span><text:span text:style-name="T18_28">)<text:s/></text:span><text:span text:style-name="T18_29">that</text:span><text:span text:style-name="T18_30"><text:s/></text:span><text:span text:style-name="T18_31">relates</text:span><text:span text:style-name="T18_32"><text:s/></text:span><text:span text:style-name="T18_33">to</text:span><text:span text:style-name="T18_34"><text:s/></text:span><text:span text:style-name="T18_35">these</text:span><text:span text:style-name="T18_36"><text:s/></text:span><text:span text:style-name="T18_37">topics</text:span><text:span text:style-name="T18_38">.</text:span></text:p><text:p text:style-name="P19"/><text:p text:style-name="P20"><text:span text:style-name="T20_1">Also</text:span><text:span text:style-name="T20_2"><text:s/></text:span><text:span text:style-name="T20_3">look</text:span><text:span text:style-name="T20_4"><text:s/></text:span><text:span text:style-name="T20_5">at</text:span><text:span text:style-name="T20_6"><text:s/></text:span><text:span text:style-name="T20_7">some</text:span><text:span text:style-name="T20_8"><text:s/></text:span><text:span text:style-name="T20_9">of</text:span><text:span text:style-name="T20_10"><text:s/></text:span><text:span text:style-name="T20_11">Greg</text:span><text:span text:style-name="T20_12"><text:s/></text:span><text:span text:style-name="T20_13">Trafton</text:span><text:span text:style-name="T20_14">'</text:span><text:span text:style-name="T20_15">s</text:span><text:span text:style-name="T20_16"><text:s/></text:span><text:span text:style-name="T20_17">work</text:span><text:span text:style-name="T20_18"><text:s/></text:span><text:span text:style-name="T20_19">on</text:span><text:span text:style-name="T20_20"><text:s/></text:span><text:span text:style-name="T20_21">human</text:span><text:span text:style-name="T20_22">-</text:span><text:span text:style-name="T20_23">robot</text:span><text:span text:style-name="T20_24"><text:s/></text:span><text:span text:style-name="T20_25">cooperation</text:span><text:span text:style-name="T20_26"><text:s/></text:span><text:span text:style-name="T20_27">that</text:span><text:span text:style-name="T20_28"><text:s/></text:span><text:span text:style-name="T20_29">might</text:span><text:span text:style-name="T20_30"><text:s/></text:span><text:span text:style-name="T20_31">apply</text:span><text:span text:style-name="T20_32"><text:s/></text:span><text:span text:style-name="T20_33">as</text:span><text:span text:style-name="T20_34"><text:s/></text:span><text:span text:style-name="T20_35">well</text:span><text:span text:style-name="T20_36">.</text:span></text:p><text:p text:style-name="P21"/><text:p text:style-name="P22"><text:span text:style-name="T22_1">You</text:span><text:span text:style-name="T22_2"><text:s/></text:span><text:span text:style-name="T22_3">want</text:span><text:span text:style-name="T22_4"><text:s/></text:span><text:span text:style-name="T22_5">this</text:span><text:span text:style-name="T22_6"><text:s/></text:span><text:span text:style-name="T22_7">first</text:span><text:span text:style-name="T22_8"><text:s/></text:span><text:span text:style-name="T22_9">section</text:span><text:span text:style-name="T22_10"><text:s/></text:span><text:span text:style-name="T22_11">to</text:span><text:span text:style-name="T22_12"><text:s/></text:span><text:span text:style-name="T22_13">have</text:span><text:span text:style-name="T22_14"><text:s/>4-6<text:s/></text:span><text:span text:style-name="T22_15">citations</text:span><text:span text:style-name="T22_16"><text:s/></text:span><text:span text:style-name="T22_17">of</text:span><text:span text:style-name="T22_18"><text:s/></text:span><text:span text:style-name="T22_19">concrete</text:span><text:span text:style-name="T22_20">,<text:s/></text:span><text:span text:style-name="T22_21">state</text:span><text:span text:style-name="T22_22">-</text:span><text:span text:style-name="T22_23">of</text:span><text:span text:style-name="T22_24">-</text:span><text:span text:style-name="T22_25">the</text:span><text:span text:style-name="T22_26">-</text:span><text:span text:style-name="T22_27">art</text:span><text:span text:style-name="T22_28"><text:s/></text:span><text:span text:style-name="T22_29">work</text:span><text:span text:style-name="T22_30"><text:s/>(</text:span><text:span text:style-name="T22_31">published</text:span><text:span text:style-name="T22_32"><text:s/></text:span><text:span text:style-name="T22_33">within</text:span><text:span text:style-name="T22_34"><text:s/></text:span><text:span text:style-name="T22_35">the</text:span><text:span text:style-name="T22_36"><text:s/></text:span><text:span text:style-name="T22_37">last</text:span><text:span text:style-name="T22_38"><text:s/>2-3<text:s/></text:span><text:span text:style-name="T22_39">years</text:span><text:span text:style-name="T22_40">)<text:s/></text:span><text:span text:style-name="T22_41">that</text:span><text:span text:style-name="T22_42"><text:s/></text:span><text:span text:style-name="T22_43">you</text:span><text:span text:style-name="T22_44"><text:s/></text:span><text:span text:style-name="T22_45">can</text:span><text:span text:style-name="T22_46"><text:s/></text:span><text:span text:style-name="T22_47">relate</text:span><text:span text:style-name="T22_48"><text:s/></text:span><text:span text:style-name="T22_49">this</text:span><text:span text:style-name="T22_50"><text:s/></text:span><text:span text:style-name="T22_51">work</text:span><text:span text:style-name="T22_52"><text:s/></text:span><text:span text:style-name="T22_53">to</text:span><text:span text:style-name="T22_54">.</text:span></text:p></office:annotation></text:span><text:span text:style-name="T22_55">Human</text:span><text:span text:style-name="T22_56"><text:s/></text:span><text:span text:style-name="T22_57">robot</text:span><text:span text:style-name="T22_58"><text:s/></text:span><text:span text:style-name="T22_59">interaction</text:span><text:span text:style-name="T22_60"><text:s/></text:span><text:span text:style-name="T22_61">is</text:span><text:span text:style-name="T22_62"><text:s/></text:span><text:span text:style-name="T22_63">a</text:span><text:span text:style-name="T22_64"><text:s/></text:span><text:span text:style-name="T22_65">growing</text:span><text:span text:style-name="T22_66"><text:s/></text:span><text:span text:style-name="T22_67">field</text:span><text:span text:style-name="T22_68"><text:s/></text:span><text:span text:style-name="T22_69">of</text:span><text:span text:style-name="T22_70"><text:s/></text:span><text:span text:style-name="T22_71">robotics</text:span><text:span text:style-name="T22_72"><text:s/></text:span><text:span text:style-name="T22_73">and</text:span><text:span text:style-name="T22_74"><text:s/></text:span><text:span text:style-name="T22_75">multi</text:span><text:span text:style-name="T22_76">-</text:span><text:span text:style-name="T22_77">robot</text:span><text:span text:style-name="T22_78"><text:s/></text:span><text:span text:style-name="T22_79">and</text:span><text:span text:style-name="T22_80"><text:s/></text:span><text:span text:style-name="T22_81">multi</text:span><text:span text:style-name="T22_82">-</text:span><text:span text:style-name="T22_83">person</text:span><text:span text:style-name="T22_84"><text:s/></text:span><text:span text:style-name="T22_85">cooperative</text:span><text:span text:style-name="T22_86"><text:s/></text:span><text:span text:style-name="T22_87">environments</text:span><text:span text:style-name="T22_88"><text:s/></text:span><text:span text:style-name="T22_89">are</text:span><text:span text:style-name="T22_90"><text:s/></text:span><text:span text:style-name="T22_91">an</text:span><text:span text:style-name="T22_92"><text:s/></text:span><text:span text:style-name="T22_93">important</text:span><text:span text:style-name="T22_94"><text:s/></text:span><text:span text:style-name="T22_95">area</text:span><text:span text:style-name="T22_96"><text:s/></text:span><text:span text:style-name="T22_97">of</text:span><text:span text:style-name="T22_98"><text:s/></text:span><text:span text:style-name="T22_99">robotics</text:span><text:span text:style-name="T22_100"><text:s/></text:span><text:span text:style-name="T22_101">research</text:span><text:span text:style-name="T22_102">[</text:span><text:span text:style-name="T22_103">cite</text:span><text:span text:style-name="T22_104">].<text:s/></text:span><text:span text:style-name="T22_105">Efforts</text:span><text:span text:style-name="T22_106"><text:s/></text:span><text:span text:style-name="T22_107">to</text:span><text:span text:style-name="T22_108"><text:s/></text:span><text:span text:style-name="T22_109">develop</text:span><text:span text:style-name="T22_110"><text:s/></text:span><text:span text:style-name="T22_111">robots</text:span><text:span text:style-name="T22_112"><text:s/></text:span><text:span text:style-name="T22_113">that</text:span><text:span text:style-name="T22_114"><text:s/></text:span><text:span text:style-name="T22_115">are</text:span><text:span text:style-name="T22_116"><text:s/></text:span><text:span text:style-name="T22_117">cooperative</text:span><text:span text:style-name="T22_118"><text:s/></text:span><text:span text:style-name="T22_119">with</text:span><text:span text:style-name="T22_120"><text:s/></text:span><text:span text:style-name="T22_121">people</text:span><text:span text:style-name="T22_122"><text:s/></text:span><text:span text:style-name="T22_123">in</text:span><text:span text:style-name="T22_124"><text:s/></text:span><text:span text:style-name="T22_125">different</text:span><text:span text:style-name="T22_126"><text:s/></text:span><text:span text:style-name="T22_127">environments</text:span><text:span text:style-name="T22_128"><text:s/></text:span><text:span text:style-name="T22_129">is</text:span><text:span text:style-name="T22_130"><text:s/></text:span><text:span text:style-name="T22_131">the</text:span><text:span text:style-name="T22_132"><text:s/></text:span><text:span text:style-name="T22_133">focus</text:span><text:span text:style-name="T22_134"><text:s/></text:span><text:span text:style-name="T22_135">of</text:span><text:span text:style-name="T22_136"><text:s/></text:span><text:span text:style-name="T22_137">much</text:span><text:span text:style-name="T22_138"><text:s/></text:span><text:span text:style-name="T22_139">research</text:span><text:span text:style-name="T22_140">[</text:span><text:span text:style-name="T22_141">cite</text:span><text:span text:style-name="T22_142">].<text:s/></text:span><text:span text:style-name="T22_143">Robot</text:span><text:span text:style-name="T22_144"><text:s/></text:span><text:span text:style-name="T22_145">cooperation</text:span><text:span text:style-name="T22_146"><text:s/></text:span><text:span text:style-name="T22_147">has</text:span><text:span text:style-name="T22_148"><text:s/></text:span><text:span text:style-name="T22_149">the</text:span><text:span text:style-name="T22_150"><text:s/></text:span><text:span text:style-name="T22_151">potential</text:span><text:span text:style-name="T22_152"><text:s/></text:span><text:span text:style-name="T22_153">to</text:span><text:span text:style-name="T22_154"><text:s/></text:span><text:span text:style-name="T22_155">provide</text:span><text:span text:style-name="T22_156"><text:s/></text:span><text:span text:style-name="T22_157">a</text:span><text:span text:style-name="T22_158"><text:s/></text:span><text:span text:style-name="T22_159">symbiotic</text:span><text:span text:style-name="T22_160"><text:s/></text:span><text:span text:style-name="T22_161">relationship</text:span><text:span text:style-name="T22_162"><text:s/></text:span><text:span text:style-name="T22_163">with</text:span><text:span text:style-name="T22_164"><text:s/></text:span><text:span text:style-name="T22_165">people</text:span><text:span text:style-name="T22_166">,<text:s/></text:span><text:span text:style-name="T22_167">where</text:span><text:span text:style-name="T22_168"><text:s/></text:span><text:span text:style-name="T22_169">the</text:span><text:span text:style-name="T22_170"><text:s/></text:span><text:span text:style-name="T22_171">robot</text:span><text:span text:style-name="T22_172"><text:s/></text:span><text:span text:style-name="T22_173">is</text:span><text:span text:style-name="T22_174"><text:s/></text:span><text:span text:style-name="T22_175">able</text:span><text:span text:style-name="T22_176"><text:s/></text:span><text:span text:style-name="T22_177">to</text:span><text:span text:style-name="T22_178"><text:s/></text:span><text:span text:style-name="T22_179">perform</text:span><text:span text:style-name="T22_180"><text:s/></text:span><text:span text:style-name="T22_181">more</text:span><text:span text:style-name="T22_182"><text:s/></text:span><text:span text:style-name="T22_183">complicated</text:span><text:span text:style-name="T22_184"><text:s/></text:span><text:span text:style-name="T22_185">tasks</text:span><text:span text:style-name="T22_186"><text:s/></text:span><text:span text:style-name="T22_187">with</text:span><text:span text:style-name="T22_188"><text:s/></text:span><text:span text:style-name="T22_189">human</text:span><text:span text:style-name="T22_190"><text:s/></text:span><text:span text:style-name="T22_191">aid</text:span><text:span text:style-name="T22_192"><text:s/></text:span><text:span text:style-name="T22_193">and</text:span><text:span text:style-name="T22_194"><text:s/></text:span><text:span text:style-name="T22_195">the</text:span><text:span text:style-name="T22_196"><text:s/></text:span><text:span text:style-name="T22_197">human</text:span><text:span text:style-name="T22_198"><text:s/></text:span><text:span text:style-name="T22_199">benefits</text:span><text:span text:style-name="T22_200"><text:s/></text:span><text:span text:style-name="T22_201">from</text:span><text:span text:style-name="T22_202"><text:s/></text:span><text:span text:style-name="T22_203">assistance</text:span><text:span text:style-name="T22_204"><text:s/></text:span><text:span text:style-name="T22_205">of</text:span><text:span text:style-name="T22_206"><text:s/></text:span><text:span text:style-name="T22_207">the</text:span><text:span text:style-name="T22_208"><text:s/></text:span><text:span text:style-name="T22_209">robot</text:span><text:span text:style-name="T22_210">.<text:s/></text:span><text:span text:style-name="T22_211">Complex</text:span><text:span text:style-name="T22_212"><text:s/></text:span><text:span text:style-name="T22_213">tasks</text:span><text:span text:style-name="T22_214"><text:s/></text:span><text:span text:style-name="T22_215">are</text:span><text:span text:style-name="T22_216"><text:s/></text:span><text:span text:style-name="T22_217">more</text:span><text:span text:style-name="T22_218"><text:s/></text:span><text:span text:style-name="T22_219">obtainable</text:span><text:span text:style-name="T22_220"><text:s/></text:span><text:span text:style-name="T22_221">for</text:span><text:span text:style-name="T22_222"><text:s/></text:span><text:span text:style-name="T22_223">robots</text:span><text:span text:style-name="T22_224"><text:s/></text:span><text:span text:style-name="T22_225">with</text:span><text:span text:style-name="T22_226"><text:s/></text:span><text:span text:style-name="T22_227">cooperation</text:span><text:span text:style-name="T22_228">[</text:span><text:span text:style-name="T22_229">cite</text:span><text:span text:style-name="T22_230">].<text:s/></text:span><text:span text:style-name="T22_231">Just</text:span><text:span text:style-name="T22_232"><text:s/></text:span><text:span text:style-name="T22_233">as</text:span><text:span text:style-name="T22_234"><text:s/></text:span><text:span text:style-name="T22_235">people</text:span><text:span text:style-name="T22_236"><text:s/></text:span><text:span text:style-name="T22_237">cooperate</text:span><text:span text:style-name="T22_238"><text:s/></text:span><text:span text:style-name="T22_239">to</text:span><text:span text:style-name="T22_240"><text:s/></text:span><text:span text:style-name="T22_241">complete</text:span><text:span text:style-name="T22_242"><text:s/></text:span><text:span text:style-name="T22_243">complex</text:span><text:span text:style-name="T22_244"><text:s/></text:span><text:span text:style-name="T22_245">tasks</text:span><text:span text:style-name="T22_246"><text:s/></text:span><text:span text:style-name="T22_247">so</text:span><text:span text:style-name="T22_248"><text:s/></text:span><text:span text:style-name="T22_249">can</text:span><text:span text:style-name="T22_250"><text:s/></text:span><text:span text:style-name="T22_251">robots</text:span><text:span text:style-name="T22_252">.</text:span></text:p>
      <text:p text:style-name="P23"/>
      <text:p text:style-name="P24"><text:span text:style-name="T24_1"><office:annotation><dc:creator/><text:p text:style-name="P25"><text:span text:style-name="T25_1">Human</text:span><text:span text:style-name="T25_2">-</text:span><text:span text:style-name="T25_3">Robot</text:span><text:span text:style-name="T25_4"><text:s/></text:span><text:span text:style-name="T25_5">Interaction</text:span><text:span text:style-name="T25_6"><text:s/></text:span><text:span text:style-name="T25_7">usually</text:span><text:span text:style-name="T25_8"><text:s/></text:span><text:span text:style-name="T25_9">requires</text:span></text:p></office:annotation></text:span><text:span text:style-name="T25_10">Human</text:span><text:span text:style-name="T25_11"><text:s/></text:span><text:span text:style-name="T25_12">robot</text:span><text:span text:style-name="T25_13"><text:s/></text:span><text:span text:style-name="T25_14">interactions</text:span><text:span text:style-name="T25_15"><text:s/></text:span><text:span text:style-name="T25_16">usually</text:span><text:span text:style-name="T25_17"><text:s/></text:span><text:span text:style-name="T25_18">require</text:span><text:span text:style-name="T25_19"><text:s/></text:span><text:span text:style-name="T25_20">sophisticated</text:span><text:span text:style-name="T25_21"><text:s/></text:span><text:span text:style-name="T25_22">knowledge</text:span><text:span text:style-name="T25_23"><text:s/></text:span><text:span text:style-name="T25_24">about</text:span><text:span text:style-name="T25_25"><text:s/></text:span><text:span text:style-name="T25_26">the</text:span><text:span text:style-name="T25_27"><text:s/></text:span><text:span text:style-name="T25_28">environment</text:span><text:span text:style-name="T25_29"><text:s/></text:span><text:span text:style-name="T25_30">and</text:span><text:span text:style-name="T25_31"><text:s/></text:span><text:span text:style-name="T25_32">the</text:span><text:span text:style-name="T25_33"><text:s/></text:span><text:span text:style-name="T25_34">people</text:span><text:span text:style-name="T25_35"><text:s/></text:span><text:span text:style-name="T25_36">involved</text:span><text:span text:style-name="T25_37"><text:s/></text:span><text:span text:style-name="T25_38">in</text:span><text:span text:style-name="T25_39"><text:s/></text:span><text:span text:style-name="T25_40">the</text:span><text:span text:style-name="T25_41"><text:s/></text:span><text:span text:style-name="T25_42">interactions</text:span><text:span text:style-name="T25_43">.<text:s/></text:span><text:span text:style-name="T25_44">A</text:span><text:span text:style-name="T25_45"><text:s/></text:span><text:span text:style-name="T25_46">robot</text:span><text:span text:style-name="T25_47"><text:s/></text:span><text:span text:style-name="T25_48">will</text:span><text:span text:style-name="T25_49"><text:s/></text:span><text:span text:style-name="T25_50">typically</text:span><text:span text:style-name="T25_51"><text:s/></text:span><text:span text:style-name="T25_52">have</text:span><text:span text:style-name="T25_53"><text:s/></text:span><text:span text:style-name="T25_54">on</text:span><text:span text:style-name="T25_55"><text:s/></text:span><text:span text:style-name="T25_56">board</text:span><text:span text:style-name="T25_57"><text:s/></text:span><text:span text:style-name="T25_58">sensors</text:span><text:span text:style-name="T25_59"><text:s/></text:span><text:span text:style-name="T25_60">to</text:span><text:span text:style-name="T25_61"><text:s/></text:span><text:span text:style-name="T25_62">understand</text:span><text:span text:style-name="T25_63"><text:s/></text:span><text:span text:style-name="T25_64">its</text:span><text:span text:style-name="T25_65"><text:s/></text:span><text:span text:style-name="T25_66">environment</text:span><text:span text:style-name="T25_67">[</text:span><text:span text:style-name="T25_68">cite</text:span><text:span text:style-name="T25_69">].<text:s/></text:span><text:span text:style-name="T25_70">Laser</text:span><text:span text:style-name="T25_71"><text:s/></text:span><text:span text:style-name="T25_72">scanners</text:span><text:span text:style-name="T25_73">,<text:s/></text:span><text:span text:style-name="T25_74">Microsoft</text:span><text:span text:style-name="T25_75"><text:s/></text:span><text:span text:style-name="T25_76">kinect</text:span><text:span text:style-name="T25_77">,<text:s/></text:span><text:span text:style-name="T25_78">and</text:span><text:span text:style-name="T25_79"><text:s/></text:span><text:span text:style-name="T25_80">stereo</text:span><text:span text:style-name="T25_81"><text:s/></text:span><text:span text:style-name="T25_82">cameras</text:span><text:span text:style-name="T25_83"><text:s/></text:span><text:span text:style-name="T25_84">are</text:span><text:span text:style-name="T25_85"><text:s/></text:span><text:span text:style-name="T25_86"><office:annotation><dc:creator/><text:p text:style-name="P26"><text:span text:style-name="T26_1">some</text:span></text:p></office:annotation></text:span><text:span text:style-name="T26_2">a</text:span><text:span text:style-name="T26_3"><text:s/></text:span><text:span text:style-name="T26_4">few</text:span><text:span text:style-name="T26_5"><text:s/></text:span><text:span text:style-name="T26_6">of</text:span><text:span text:style-name="T26_7"><text:s/></text:span><text:span text:style-name="T26_8">the</text:span><text:span text:style-name="T26_9"><text:s/></text:span><text:span text:style-name="T26_10">sensors</text:span><text:span text:style-name="T26_11"><text:s/></text:span><text:span text:style-name="T26_12">commonly</text:span><text:span text:style-name="T26_13"><text:s/></text:span><text:span text:style-name="T26_14">used</text:span><text:span text:style-name="T26_15"><text:s/></text:span><text:span text:style-name="T26_16">to</text:span><text:span text:style-name="T26_17"><text:s/></text:span><text:span text:style-name="T26_18">understand</text:span><text:span text:style-name="T26_19"><text:s/></text:span><text:span text:style-name="T26_20">a</text:span><text:span text:style-name="T26_21"><text:s/>3</text:span><text:span text:style-name="T26_22">D</text:span><text:span text:style-name="T26_23"><text:s/></text:span><text:span text:style-name="T26_24">environment</text:span><text:span text:style-name="T26_25"><text:s/></text:span><text:span text:style-name="T26_26">and</text:span><text:span text:style-name="T26_27"><text:s/></text:span><text:span text:style-name="T26_28">track</text:span><text:span text:style-name="T26_29"><text:s/></text:span><text:span text:style-name="T26_30">the</text:span><text:span text:style-name="T26_31"><text:s/></text:span><text:span text:style-name="T26_32">position</text:span><text:span text:style-name="T26_33"><text:s/></text:span><text:span text:style-name="T26_34">of</text:span><text:span text:style-name="T26_35"><text:s/></text:span><text:span text:style-name="T26_36">human</text:span><text:span text:style-name="T26_37"><text:s/></text:span><text:span text:style-name="T26_38">participants</text:span><text:span text:style-name="T26_39">.<text:s/></text:span><text:span text:style-name="T26_40">The</text:span><text:span text:style-name="T26_41"><text:s/></text:span><text:span text:style-name="T26_42">requirement</text:span><text:span text:style-name="T26_43"><text:s/></text:span><text:span text:style-name="T26_44">to</text:span><text:span text:style-name="T26_45"><text:s/></text:span><text:span text:style-name="T26_46">understand</text:span><text:span text:style-name="T26_47"><text:s/></text:span><text:span text:style-name="T26_48">the</text:span><text:span text:style-name="T26_49"><text:s/></text:span><text:span text:style-name="T26_50">position</text:span><text:span text:style-name="T26_51"><text:s/></text:span><text:span text:style-name="T26_52">of</text:span><text:span text:style-name="T26_53"><text:s/></text:span><text:span text:style-name="T26_54">people</text:span><text:span text:style-name="T26_55"><text:s/></text:span><text:span text:style-name="T26_56">involved</text:span><text:span text:style-name="T26_57"><text:s/></text:span><text:span text:style-name="T26_58">in</text:span><text:span text:style-name="T26_59"><text:s/></text:span><text:span text:style-name="T26_60">an</text:span><text:span text:style-name="T26_61"><text:s/></text:span><text:span text:style-name="T26_62">interaction</text:span><text:span text:style-name="T26_63"><text:s/></text:span><text:span text:style-name="T26_64">is</text:span><text:span text:style-name="T26_65"><text:s/></text:span><text:span text:style-name="T26_66">a</text:span><text:span text:style-name="T26_67"><text:s/></text:span><text:span text:style-name="T26_68">complex</text:span><text:span text:style-name="T26_69"><text:s/></text:span><text:span text:style-name="T26_70">task</text:span><text:span text:style-name="T26_71"><text:s/></text:span><text:span text:style-name="T26_72">itself</text:span><text:span text:style-name="T26_73">.<text:s/></text:span><text:span text:style-name="T26_74">Tracking</text:span><text:span text:style-name="T26_75"><text:s/></text:span><text:span text:style-name="T26_76">people</text:span><text:span text:style-name="T26_77"><text:s/></text:span><text:span text:style-name="T26_78">requires</text:span><text:span text:style-name="T26_79"><text:s/></text:span><text:span text:style-name="T26_80">computation</text:span><text:span text:style-name="T26_81"><text:s/></text:span><text:span text:style-name="T26_82">and</text:span><text:span text:style-name="T26_83"><text:s/></text:span><text:span text:style-name="T26_84">in</text:span><text:span text:style-name="T26_85"><text:s/></text:span><text:span text:style-name="T26_86">many</text:span><text:span text:style-name="T26_87"><text:s/></text:span><text:span text:style-name="T26_88">cases</text:span><text:span text:style-name="T26_89"><text:s/></text:span><text:span text:style-name="T26_90">is</text:span><text:span text:style-name="T26_91"><text:s/></text:span><text:span text:style-name="T26_92">not</text:span><text:span text:style-name="T26_93"><text:s/></text:span><text:span text:style-name="T26_94">the</text:span><text:span text:style-name="T26_95"><text:s/></text:span><text:span text:style-name="T26_96">underlying</text:span><text:span text:style-name="T26_97"><text:s/></text:span><text:span text:style-name="T26_98">purpose</text:span><text:span text:style-name="T26_99"><text:s/></text:span><text:span text:style-name="T26_100">of</text:span><text:span text:style-name="T26_101"><text:s/></text:span><text:span text:style-name="T26_102">a</text:span><text:span text:style-name="T26_103"><text:s/></text:span><text:span text:style-name="T26_104">given</text:span><text:span text:style-name="T26_105"><text:s/></text:span><text:span text:style-name="T26_106">interaction</text:span><text:span text:style-name="T26_107">.<text:s/></text:span><text:span text:style-name="T26_108">The</text:span><text:span text:style-name="T26_109"><text:s/></text:span><text:span text:style-name="T26_110">position</text:span><text:span text:style-name="T26_111"><text:s/></text:span><text:span text:style-name="T26_112">of</text:span><text:span text:style-name="T26_113"><text:s/></text:span><text:span text:style-name="T26_114">people</text:span><text:span text:style-name="T26_115"><text:s/></text:span><text:span text:style-name="T26_116">in</text:span><text:span text:style-name="T26_117"><text:s/></text:span><text:span text:style-name="T26_118">a</text:span><text:span text:style-name="T26_119"><text:s/></text:span><text:span text:style-name="T26_120">given</text:span><text:span text:style-name="T26_121"><text:s/></text:span><text:span text:style-name="T26_122">scene</text:span><text:span text:style-name="T26_123"><text:s/></text:span><text:span text:style-name="T26_124">is</text:span><text:span text:style-name="T26_125"><text:s/></text:span><text:span text:style-name="T26_126">necessary</text:span><text:span text:style-name="T26_127"><text:s/></text:span><text:span text:style-name="T26_128">for</text:span><text:span text:style-name="T26_129"><text:s/></text:span><text:span text:style-name="T26_130">human</text:span><text:span text:style-name="T26_131"><text:s/></text:span><text:span text:style-name="T26_132">interactions</text:span><text:span text:style-name="T26_133"><text:s/></text:span><text:span text:style-name="T26_134">to</text:span><text:span text:style-name="T26_135"><text:s/></text:span><text:span text:style-name="T26_136">take</text:span><text:span text:style-name="T26_137"><text:s/></text:span><text:span text:style-name="T26_138">place</text:span><text:span text:style-name="T26_139">.</text:span></text:p>
      <text:p text:style-name="P27"/>
      <text:p text:style-name="P28"><text:span text:style-name="T28_1">With</text:span><text:span text:style-name="T28_2"><text:s/></text:span><text:span text:style-name="T28_3">real</text:span><text:span text:style-name="T28_4">-</text:span><text:span text:style-name="T28_5">time</text:span><text:span text:style-name="T28_6"><text:s/></text:span><text:span text:style-name="T28_7">knowledge</text:span><text:span text:style-name="T28_8"><text:s/></text:span><text:span text:style-name="T28_9">of</text:span><text:span text:style-name="T28_10"><text:s/></text:span><text:span text:style-name="T28_11">a</text:span><text:span text:style-name="T28_12"><text:s/></text:span><text:span text:style-name="T28_13">persons</text:span><text:span text:style-name="T28_14"><text:s/></text:span><text:span text:style-name="T28_15">position</text:span><text:span text:style-name="T28_16"><text:s/></text:span><text:span text:style-name="T28_17">and</text:span><text:span text:style-name="T28_18"><text:s/></text:span><text:span text:style-name="T28_19">the</text:span><text:span text:style-name="T28_20"><text:s/></text:span><text:span text:style-name="T28_21">position</text:span><text:span text:style-name="T28_22"><text:s/></text:span><text:span text:style-name="T28_23">of</text:span><text:span text:style-name="T28_24"><text:s/></text:span><text:span text:style-name="T28_25">their</text:span><text:span text:style-name="T28_26"><text:s/></text:span><text:span text:style-name="T28_27">limbs</text:span><text:span text:style-name="T28_28"><text:s/></text:span><text:span text:style-name="T28_29">a</text:span><text:span text:style-name="T28_30"><text:s/></text:span><text:span text:style-name="T28_31">robot</text:span><text:span text:style-name="T28_32"><text:s/></text:span><text:span text:style-name="T28_33">can</text:span><text:span text:style-name="T28_34"><text:s/></text:span><text:span text:style-name="T28_35">interact</text:span><text:span text:style-name="T28_36"><text:s/></text:span><text:span text:style-name="T28_37">in</text:span><text:span text:style-name="T28_38"><text:s/></text:span><text:span text:style-name="T28_39">more</text:span><text:span text:style-name="T28_40"><text:s/></text:span><text:span text:style-name="T28_41"><office:annotation><dc:creator/><text:p text:style-name="P29"><text:span text:style-name="T29_1">spell</text:span><text:span text:style-name="T29_2"><text:s/></text:span><text:span text:style-name="T29_3">this</text:span><text:span text:style-name="T29_4"><text:s/></text:span><text:span text:style-name="T29_5">out</text:span><text:span text:style-name="T29_6"><text:s/></text:span><text:span text:style-name="T29_7">explicitly</text:span><text:span text:style-name="T29_8">,<text:s/></text:span><text:span text:style-name="T29_9">here</text:span><text:span text:style-name="T29_10">:</text:span></text:p><text:p text:style-name="P30"/><text:p text:style-name="P31"><text:span text:style-name="T31_1">*<text:s/></text:span><text:span text:style-name="T31_2">what</text:span><text:span text:style-name="T31_3"><text:s/></text:span><text:span text:style-name="T31_4">can</text:span><text:span text:style-name="T31_5"><text:s/></text:span><text:span text:style-name="T31_6">you</text:span><text:span text:style-name="T31_7"><text:s/></text:span><text:span text:style-name="T31_8">make</text:span><text:span text:style-name="T31_9"><text:s/></text:span><text:span text:style-name="T31_10">a</text:span><text:span text:style-name="T31_11"><text:s/></text:span><text:span text:style-name="T31_12">robot</text:span><text:span text:style-name="T31_13"><text:s/></text:span><text:span text:style-name="T31_14">do</text:span><text:span text:style-name="T31_15"><text:s/></text:span><text:span text:style-name="T31_16">with</text:span><text:span text:style-name="T31_17"><text:s/></text:span><text:span text:style-name="T31_18">this</text:span><text:span text:style-name="T31_19"><text:s/></text:span><text:span text:style-name="T31_20">capability</text:span><text:span text:style-name="T31_21"><text:s/></text:span><text:span text:style-name="T31_22">that</text:span><text:span text:style-name="T31_23"><text:s/></text:span><text:span text:style-name="T31_24">cannot</text:span><text:span text:style-name="T31_25"><text:s/></text:span><text:span text:style-name="T31_26">be</text:span><text:span text:style-name="T31_27"><text:s/></text:span><text:span text:style-name="T31_28">done</text:span><text:span text:style-name="T31_29"><text:s/></text:span><text:span text:style-name="T31_30">now</text:span><text:span text:style-name="T31_31">?</text:span></text:p><text:p text:style-name="P32"><text:span text:style-name="T32_1">*<text:s/></text:span><text:span text:style-name="T32_2">what</text:span><text:span text:style-name="T32_3"><text:s/></text:span><text:span text:style-name="T32_4">will</text:span><text:span text:style-name="T32_5"><text:s/></text:span><text:span text:style-name="T32_6">you</text:span><text:span text:style-name="T32_7"><text:s/></text:span><text:span text:style-name="T32_8">understand</text:span><text:span text:style-name="T32_9"><text:s/></text:span><text:span text:style-name="T32_10">about</text:span><text:span text:style-name="T32_11"><text:s/></text:span><text:span text:style-name="T32_12">human</text:span><text:span text:style-name="T32_13"><text:s/></text:span><text:span text:style-name="T32_14">behavior</text:span><text:span text:style-name="T32_15"><text:s/></text:span><text:span text:style-name="T32_16">that</text:span><text:span text:style-name="T32_17"><text:s/></text:span><text:span text:style-name="T32_18">cannot</text:span><text:span text:style-name="T32_19"><text:s/></text:span><text:span text:style-name="T32_20">be</text:span><text:span text:style-name="T32_21"><text:s/></text:span><text:span text:style-name="T32_22">understood</text:span><text:span text:style-name="T32_23"><text:s/></text:span><text:span text:style-name="T32_24">now</text:span><text:span text:style-name="T32_25">?</text:span></text:p></office:annotation></text:span><text:span text:style-name="T32_26">sophisticated</text:span><text:span text:style-name="T32_27"><text:s/></text:span><text:span text:style-name="T32_28">ways</text:span><text:span text:style-name="T32_29">[</text:span><text:span text:style-name="T32_30">cite</text:span><text:span text:style-name="T32_31">].<text:s/></text:span><text:span text:style-name="T32_32">Along</text:span><text:span text:style-name="T32_33"><text:s/></text:span><text:span text:style-name="T32_34">with</text:span><text:span text:style-name="T32_35"><text:s/></text:span><text:span text:style-name="T32_36">understanding</text:span><text:span text:style-name="T32_37"><text:s/></text:span><text:span text:style-name="T32_38">where</text:span><text:span text:style-name="T32_39"><text:s/></text:span><text:span text:style-name="T32_40">a</text:span><text:span text:style-name="T32_41"><text:s/></text:span><text:span text:style-name="T32_42">person</text:span><text:span text:style-name="T32_43"><text:s/></text:span><text:span text:style-name="T32_44">is</text:span><text:span text:style-name="T32_45"><text:s/></text:span><text:span text:style-name="T32_46">behavior</text:span><text:span text:style-name="T32_47"><text:s/></text:span><text:span text:style-name="T32_48">analysis</text:span><text:span text:style-name="T32_49"><text:s/></text:span><text:span text:style-name="T32_50">can</text:span><text:span text:style-name="T32_51"><text:s/></text:span><text:span text:style-name="T32_52">be</text:span><text:span text:style-name="T32_53"><text:s/></text:span><text:span text:style-name="T32_54">conducted</text:span><text:span text:style-name="T32_55"><text:s/></text:span><text:span text:style-name="T32_56">to</text:span><text:span text:style-name="T32_57"><text:s/></text:span><text:span text:style-name="T32_58">understand</text:span><text:span text:style-name="T32_59"><text:s/></text:span><text:span text:style-name="T32_60">more</text:span><text:span text:style-name="T32_61"><text:s/></text:span><text:span text:style-name="T32_62">high</text:span><text:span text:style-name="T32_63"><text:s/></text:span><text:span text:style-name="T32_64">level</text:span><text:span text:style-name="T32_65"><text:s/></text:span><text:span text:style-name="T32_66">information</text:span><text:span text:style-name="T32_67"><text:s/></text:span><text:span text:style-name="T32_68">about</text:span><text:span text:style-name="T32_69"><text:s/></text:span><text:span text:style-name="T32_70">a</text:span><text:span text:style-name="T32_71"><text:s/></text:span><text:span text:style-name="T32_72">person</text:span><text:span text:style-name="T32_73">.</text:span></text:p>
      <text:p text:style-name="P33"/>
      <text:p text:style-name="P34"><text:span text:style-name="T34_1">Today</text:span><text:span text:style-name="T34_2"><text:s/></text:span><text:span text:style-name="T34_3">one</text:span><text:span text:style-name="T34_4"><text:s/></text:span><text:span text:style-name="T34_5">common</text:span><text:span text:style-name="T34_6"><text:s/></text:span><text:span text:style-name="T34_7">issue</text:span><text:span text:style-name="T34_8"><text:s/></text:span><text:span text:style-name="T34_9">with</text:span><text:span text:style-name="T34_10"><text:s/></text:span><text:span text:style-name="T34_11">RGB</text:span><text:span text:style-name="T34_12">-</text:span><text:span text:style-name="T34_13">D</text:span><text:span text:style-name="T34_14"><text:s/></text:span><text:span text:style-name="T34_15">sensors</text:span><text:span text:style-name="T34_16"><text:s/></text:span><text:span text:style-name="T34_17">is</text:span><text:span text:style-name="T34_18"><text:s/></text:span><text:span text:style-name="T34_19">the</text:span><text:span text:style-name="T34_20"><text:s/></text:span><text:span text:style-name="T34_21">limitation</text:span><text:span text:style-name="T34_22"><text:s/></text:span><text:span text:style-name="T34_23">of</text:span><text:span text:style-name="T34_24"><text:s/></text:span><text:span text:style-name="T34_25">positioning</text:span><text:span text:style-name="T34_26"><text:s/></text:span><text:span text:style-name="T34_27">in</text:span><text:span text:style-name="T34_28"><text:s/></text:span><text:span text:style-name="T34_29">an</text:span><text:span text:style-name="T34_30"><text:s/></text:span><text:span text:style-name="T34_31">environment</text:span><text:span text:style-name="T34_32">.<text:s/></text:span><text:span text:style-name="T34_33">Due</text:span><text:span text:style-name="T34_34"><text:s/></text:span><text:span text:style-name="T34_35">to</text:span><text:span text:style-name="T34_36"><text:s/></text:span><text:span text:style-name="T34_37">the</text:span><text:span text:style-name="T34_38"><text:s/></text:span><text:span text:style-name="T34_39">fact</text:span><text:span text:style-name="T34_40"><text:s/></text:span><text:span text:style-name="T34_41">that</text:span><text:span text:style-name="T34_42"><text:s/></text:span><text:span text:style-name="T34_43">most</text:span><text:span text:style-name="T34_44"><text:s/></text:span><text:span text:style-name="T34_45">RGB</text:span><text:span text:style-name="T34_46">-</text:span><text:span text:style-name="T34_47">D</text:span><text:span text:style-name="T34_48"><text:s/></text:span><text:span text:style-name="T34_49">Sensors</text:span><text:span text:style-name="T34_50"><text:s/></text:span><text:span text:style-name="T34_51">like</text:span><text:span text:style-name="T34_52"><text:s/></text:span><text:span text:style-name="T34_53">the</text:span><text:span text:style-name="T34_54"><text:s/></text:span><text:span text:style-name="T34_55">kinect</text:span><text:span text:style-name="T34_56"><text:s/></text:span><text:span text:style-name="T34_57">for</text:span><text:span text:style-name="T34_58"><text:s/></text:span><text:span text:style-name="T34_59">instance</text:span><text:span text:style-name="T34_60">,<text:s/></text:span><text:span text:style-name="T34_61">use</text:span><text:span text:style-name="T34_62"><text:s/></text:span><text:span text:style-name="T34_63">an</text:span><text:span text:style-name="T34_64"><text:s/></text:span><text:span text:style-name="T34_65">IR</text:span><text:span text:style-name="T34_66"><text:s/></text:span><text:span text:style-name="T34_67">pattern</text:span><text:span text:style-name="T34_68"><text:s/></text:span><text:span text:style-name="T34_69">at</text:span><text:span text:style-name="T34_70"><text:s/></text:span><text:span text:style-name="T34_71">a</text:span><text:span text:style-name="T34_72"><text:s/></text:span><text:span text:style-name="T34_73">certain</text:span><text:span text:style-name="T34_74"><text:s/></text:span><text:span text:style-name="T34_75">frequency</text:span><text:span text:style-name="T34_76"><text:s/></text:span><text:span text:style-name="T34_77">to</text:span><text:span text:style-name="T34_78"><text:s/></text:span><text:span text:style-name="T34_79">understand</text:span><text:span text:style-name="T34_80"><text:s/></text:span><text:span text:style-name="T34_81">the</text:span><text:span text:style-name="T34_82"><text:s/></text:span><text:span text:style-name="T34_83">scene</text:span><text:span text:style-name="T34_84"><text:s/></text:span><text:span text:style-name="T34_85">depth</text:span><text:span text:style-name="T34_86">.<text:s/></text:span><text:span text:style-name="T34_87">This</text:span><text:span text:style-name="T34_88"><text:s/></text:span><text:span text:style-name="T34_89">poses</text:span><text:span text:style-name="T34_90"><text:s/></text:span><text:span text:style-name="T34_91">a</text:span><text:span text:style-name="T34_92"><text:s/></text:span><text:span text:style-name="T34_93">problem</text:span><text:span text:style-name="T34_94"><text:s/></text:span><text:span text:style-name="T34_95">when</text:span><text:span text:style-name="T34_96"><text:s/></text:span><text:span text:style-name="T34_97">two</text:span><text:span text:style-name="T34_98"><text:s/></text:span><text:span text:style-name="T34_99">kinects</text:span><text:span text:style-name="T34_100"><text:s/></text:span><text:span text:style-name="T34_101">project</text:span><text:span text:style-name="T34_102"><text:s/></text:span><text:span text:style-name="T34_103">on</text:span><text:span text:style-name="T34_104"><text:s/></text:span><text:span text:style-name="T34_105">the</text:span><text:span text:style-name="T34_106"><text:s/></text:span><text:span text:style-name="T34_107">same</text:span><text:span text:style-name="T34_108"><text:s/></text:span><text:span text:style-name="T34_109">objects</text:span><text:span text:style-name="T34_110"><text:s/></text:span><text:span text:style-name="T34_111">where</text:span><text:span text:style-name="T34_112"><text:s/></text:span><text:span text:style-name="T34_113">one</text:span><text:span text:style-name="T34_114"><text:s/></text:span><text:span text:style-name="T34_115">kinect</text:span><text:span text:style-name="T34_116"><text:s/></text:span><text:span text:style-name="T34_117">can</text:span><text:span text:style-name="T34_118"><text:s/></text:span><text:span text:style-name="T34_119">see</text:span><text:span text:style-name="T34_120"><text:s/></text:span><text:span text:style-name="T34_121">the</text:span><text:span text:style-name="T34_122"><text:s/></text:span><text:span text:style-name="T34_123">IR</text:span><text:span text:style-name="T34_124"><text:s/></text:span><text:span text:style-name="T34_125">pattern</text:span><text:span text:style-name="T34_126"><text:s/></text:span><text:span text:style-name="T34_127">of</text:span><text:span text:style-name="T34_128"><text:s/></text:span><text:span text:style-name="T34_129">the</text:span><text:span text:style-name="T34_130"><text:s/></text:span><text:span text:style-name="T34_131">other</text:span><text:span text:style-name="T34_132"><text:s/></text:span><text:span text:style-name="T34_133">making</text:span><text:span text:style-name="T34_134"><text:s/></text:span><text:span text:style-name="T34_135">the</text:span><text:span text:style-name="T34_136"><text:s/></text:span><text:span text:style-name="T34_137">signal</text:span><text:span text:style-name="T34_138"><text:s/></text:span><text:span text:style-name="T34_139">ambiguous</text:span><text:span text:style-name="T34_140">.<text:s/></text:span><text:span text:style-name="T34_141">Some</text:span><text:span text:style-name="T34_142"><text:s/></text:span><text:span text:style-name="T34_143">attempts</text:span><text:span text:style-name="T34_144"><text:s/></text:span><text:span text:style-name="T34_145">to</text:span><text:span text:style-name="T34_146"><text:s/></text:span><text:span text:style-name="T34_147">vibrate</text:span><text:span text:style-name="T34_148"><text:s/></text:span><text:span text:style-name="T34_149">each</text:span><text:span text:style-name="T34_150"><text:s/></text:span><text:span text:style-name="T34_151">additional</text:span><text:span text:style-name="T34_152"><text:s/></text:span><text:span text:style-name="T34_153">kinect</text:span><text:span text:style-name="T34_154"><text:s/></text:span><text:span text:style-name="T34_155">at</text:span><text:span text:style-name="T34_156"><text:s/></text:span><text:span text:style-name="T34_157">different</text:span><text:span text:style-name="T34_158"><text:s/></text:span><text:span text:style-name="T34_159">frequencies</text:span><text:span text:style-name="T34_160"><text:s/></text:span><text:span text:style-name="T34_161">have</text:span><text:span text:style-name="T34_162"><text:s/></text:span><text:span text:style-name="T34_163">been</text:span><text:span text:style-name="T34_164"><text:s/></text:span><text:span text:style-name="T34_165">used</text:span><text:span text:style-name="T34_166"><text:s/></text:span><text:span text:style-name="T34_167">to</text:span><text:span text:style-name="T34_168"><text:s/></text:span><text:span text:style-name="T34_169">allow</text:span><text:span text:style-name="T34_170"><text:s/></text:span><text:span text:style-name="T34_171">the</text:span><text:span text:style-name="T34_172"><text:s/></text:span><text:span text:style-name="T34_173">different</text:span><text:span text:style-name="T34_174"><text:s/></text:span><text:span text:style-name="T34_175">IR</text:span><text:span text:style-name="T34_176"><text:s/></text:span><text:span text:style-name="T34_177">fields</text:span><text:span text:style-name="T34_178"><text:s/></text:span><text:span text:style-name="T34_179">to</text:span><text:span text:style-name="T34_180"><text:s/></text:span><text:span text:style-name="T34_181">be</text:span><text:span text:style-name="T34_182"><text:s/></text:span><text:span text:style-name="T34_183">in</text:span><text:span text:style-name="T34_184"><text:s/></text:span><text:span text:style-name="T34_185">a</text:span><text:span text:style-name="T34_186"><text:s/></text:span><text:span text:style-name="T34_187">different</text:span><text:span text:style-name="T34_188"><text:s/></text:span><text:span text:style-name="T34_189">phase</text:span><text:span text:style-name="T34_190"><text:s/></text:span><text:span text:style-name="T34_191">out</text:span><text:span text:style-name="T34_192"><text:s/></text:span><text:span text:style-name="T34_193">of</text:span><text:span text:style-name="T34_194"><text:s/></text:span><text:span text:style-name="T34_195">view</text:span><text:span text:style-name="T34_196"><text:s/></text:span><text:span text:style-name="T34_197">of</text:span><text:span text:style-name="T34_198"><text:s/></text:span><text:span text:style-name="T34_199">each</text:span><text:span text:style-name="T34_200"><text:s/></text:span><text:span text:style-name="T34_201">other</text:span><text:span text:style-name="T34_202">.</text:span></text:p>
      <text:p text:style-name="P35"/>
      <text:p text:style-name="P36"><text:span text:style-name="T36_1">I</text:span><text:span text:style-name="T36_2"><text:s/></text:span><text:span text:style-name="T36_3">would</text:span><text:span text:style-name="T36_4"><text:s/></text:span><text:span text:style-name="T36_5">like</text:span><text:span text:style-name="T36_6"><text:s/></text:span><text:span text:style-name="T36_7">to</text:span><text:span text:style-name="T36_8"><text:s/></text:span><text:span text:style-name="T36_9">attempt</text:span><text:span text:style-name="T36_10"><text:s/></text:span><text:span text:style-name="T36_11">to</text:span><text:span text:style-name="T36_12"><text:s/></text:span><text:span text:style-name="T36_13">use</text:span><text:span text:style-name="T36_14"><text:s/></text:span><text:span text:style-name="T36_15">the</text:span><text:span text:style-name="T36_16"><text:s/></text:span><text:span text:style-name="T36_17">new</text:span><text:span text:style-name="T36_18"><text:s/></text:span><text:span text:style-name="T36_19">Kinect</text:span><text:span text:style-name="T36_20"><text:s/></text:span><text:span text:style-name="T36_21">one</text:span><text:span text:style-name="T36_22"><text:s/></text:span><text:span text:style-name="T36_23">sensor</text:span><text:span text:style-name="T36_24"><text:s/></text:span><text:span text:style-name="T36_25">instead</text:span><text:span text:style-name="T36_26"><text:s/></text:span><text:span text:style-name="T36_27">of</text:span><text:span text:style-name="T36_28"><text:s/></text:span><text:span text:style-name="T36_29">the</text:span><text:span text:style-name="T36_30"><text:s/></text:span><text:span text:style-name="T36_31">IR</text:span><text:span text:style-name="T36_32"><text:s/></text:span><text:span text:style-name="T36_33">techonology</text:span><text:span text:style-name="T36_34"><text:s/></text:span><text:span text:style-name="T36_35">in</text:span><text:span text:style-name="T36_36"><text:s/></text:span><text:span text:style-name="T36_37">the</text:span><text:span text:style-name="T36_38"><text:s/></text:span><text:span text:style-name="T36_39">hopes</text:span><text:span text:style-name="T36_40"><text:s/></text:span><text:span text:style-name="T36_41">to</text:span><text:span text:style-name="T36_42"><text:s/></text:span><text:span text:style-name="T36_43">produce</text:span><text:span text:style-name="T36_44"><text:s/></text:span><text:span text:style-name="T36_45">a</text:span><text:span text:style-name="T36_46"><text:s/></text:span><text:span text:style-name="T36_47">system</text:span><text:span text:style-name="T36_48"><text:s/></text:span><text:span text:style-name="T36_49">capable</text:span><text:span text:style-name="T36_50"><text:s/></text:span><text:span text:style-name="T36_51">of</text:span><text:span text:style-name="T36_52"><text:s/></text:span><text:span text:style-name="T36_53">using</text:span><text:span text:style-name="T36_54"><text:s/></text:span><text:span text:style-name="T36_55">N</text:span><text:span text:style-name="T36_56">-</text:span><text:span text:style-name="T36_57">TOFsensors</text:span><text:span text:style-name="T36_58"><text:s/></text:span><text:span text:style-name="T36_59">in</text:span><text:span text:style-name="T36_60"><text:s/></text:span><text:span text:style-name="T36_61">an</text:span><text:span text:style-name="T36_62"><text:s/></text:span><text:span text:style-name="T36_63">arbitrary</text:span><text:span text:style-name="T36_64"><text:s/></text:span><text:span text:style-name="T36_65">space</text:span><text:span text:style-name="T36_66"><text:s/></text:span><text:span text:style-name="T36_67">to</text:span><text:span text:style-name="T36_68"><text:s/></text:span><text:span text:style-name="T36_69">perform</text:span><text:span text:style-name="T36_70"><text:s/></text:span><text:span text:style-name="T36_71">behavior</text:span><text:span text:style-name="T36_72"><text:s/></text:span><text:span text:style-name="T36_73">analysis</text:span><text:span text:style-name="T36_74"><text:s/></text:span><text:span text:style-name="T36_75">for</text:span><text:span text:style-name="T36_76"><text:s/></text:span><text:span text:style-name="T36_77">HRI</text:span><text:span text:style-name="T36_78">.</text:span></text:p>
      <text:p text:style-name="P37"/>
      <text:p text:style-name="P38"><text:span text:style-name="T38_1">This</text:span><text:span text:style-name="T38_2"><text:s/></text:span><text:span text:style-name="T38_3">will</text:span><text:span text:style-name="T38_4"><text:s/></text:span><text:span text:style-name="T38_5">provide</text:span><text:span text:style-name="T38_6"><text:s/></text:span><text:span text:style-name="T38_7">a</text:span><text:span text:style-name="T38_8"><text:s/></text:span><text:span text:style-name="T38_9">cheaper</text:span><text:span text:style-name="T38_10"><text:s/></text:span><text:span text:style-name="T38_11">way</text:span><text:span text:style-name="T38_12"><text:s/></text:span><text:span text:style-name="T38_13">for</text:span><text:span text:style-name="T38_14"><text:s/></text:span><text:span text:style-name="T38_15">researchers</text:span><text:span text:style-name="T38_16"><text:s/></text:span><text:span text:style-name="T38_17">to</text:span><text:span text:style-name="T38_18"><text:s/></text:span><text:span text:style-name="T38_19">analyze</text:span><text:span text:style-name="T38_20"><text:s/></text:span><text:span text:style-name="T38_21">Human</text:span><text:span text:style-name="T38_22"><text:s/></text:span><text:span text:style-name="T38_23">robot</text:span><text:span text:style-name="T38_24"><text:s/></text:span><text:span text:style-name="T38_25">interactions</text:span><text:span text:style-name="T38_26"><text:s/></text:span><text:span text:style-name="T38_27">and</text:span><text:span text:style-name="T38_28"><text:s/></text:span><text:span text:style-name="T38_29">have</text:span><text:span text:style-name="T38_30"><text:s/></text:span><text:span text:style-name="T38_31">feedback</text:span><text:span text:style-name="T38_32"><text:s/></text:span><text:span text:style-name="T38_33">to</text:span><text:span text:style-name="T38_34"><text:s/></text:span><text:span text:style-name="T38_35">robots</text:span><text:span text:style-name="T38_36"><text:s/></text:span><text:span text:style-name="T38_37">about</text:span><text:span text:style-name="T38_38"><text:s/></text:span><text:span text:style-name="T38_39">a</text:span><text:span text:style-name="T38_40"><text:s/></text:span><text:span text:style-name="T38_41">persons</text:span><text:span text:style-name="T38_42"><text:s/></text:span><text:span text:style-name="T38_43">current</text:span><text:span text:style-name="T38_44"><text:s/></text:span><text:span text:style-name="T38_45">state</text:span><text:span text:style-name="T38_46"><text:s/></text:span><text:span text:style-name="T38_47">in</text:span><text:span text:style-name="T38_48"><text:s/></text:span><text:span text:style-name="T38_49">a</text:span><text:span text:style-name="T38_50"><text:s/></text:span><text:span text:style-name="T38_51">given</text:span><text:span text:style-name="T38_52"><text:s/></text:span><text:span text:style-name="T38_53">interaction</text:span><text:span text:style-name="T38_54">.<text:s/></text:span><text:span text:style-name="T38_55">This</text:span><text:span text:style-name="T38_56"><text:s/></text:span><text:span text:style-name="T38_57">will</text:span><text:span text:style-name="T38_58"><text:s/></text:span><text:span text:style-name="T38_59">allow</text:span><text:span text:style-name="T38_60"><text:s/></text:span><text:span text:style-name="T38_61">for</text:span><text:span text:style-name="T38_62"><text:s/></text:span><text:span text:style-name="T38_63">an</text:span><text:span text:style-name="T38_64"><text:s/></text:span><text:span text:style-name="T38_65">easy</text:span><text:span text:style-name="T38_66"><text:s/></text:span><text:span text:style-name="T38_67">setup</text:span><text:span text:style-name="T38_68"><text:s/></text:span><text:span text:style-name="T38_69">of</text:span><text:span text:style-name="T38_70"><text:s/></text:span><text:span text:style-name="T38_71">sensors</text:span><text:span text:style-name="T38_72"><text:s/></text:span><text:span text:style-name="T38_73">that</text:span><text:span text:style-name="T38_74"><text:s/></text:span><text:span text:style-name="T38_75">give</text:span><text:span text:style-name="T38_76"><text:s/></text:span><text:span text:style-name="T38_77">a</text:span><text:span text:style-name="T38_78"><text:s/></text:span><text:span text:style-name="T38_79">robot</text:span><text:span text:style-name="T38_80"><text:s/></text:span><text:span text:style-name="T38_81">far</text:span><text:span text:style-name="T38_82"><text:s/></text:span><text:span text:style-name="T38_83">more</text:span><text:span text:style-name="T38_84"><text:s/></text:span><text:span text:style-name="T38_85">information</text:span><text:span text:style-name="T38_86"><text:s/></text:span><text:span text:style-name="T38_87">about</text:span><text:span text:style-name="T38_88"><text:s/></text:span><text:span text:style-name="T38_89">a</text:span><text:span text:style-name="T38_90"><text:s/></text:span><text:span text:style-name="T38_91">given</text:span><text:span text:style-name="T38_92"><text:s/></text:span><text:span text:style-name="T38_93">HRI</text:span><text:span text:style-name="T38_94"><text:s/></text:span><text:span text:style-name="T38_95">without</text:span><text:span text:style-name="T38_96"><text:s/></text:span><text:span text:style-name="T38_97">the</text:span><text:span text:style-name="T38_98"><text:s/></text:span><text:span text:style-name="T38_99">need</text:span><text:span text:style-name="T38_100"><text:s/></text:span><text:span text:style-name="T38_101">to</text:span><text:span text:style-name="T38_102"><text:s/></text:span><text:span text:style-name="T38_103">perform</text:span><text:span text:style-name="T38_104"><text:s/></text:span><text:span text:style-name="T38_105">the</text:span><text:span text:style-name="T38_106"><text:s/></text:span><text:span text:style-name="T38_107">computation</text:span><text:span text:style-name="T38_108"><text:s/></text:span><text:span text:style-name="T38_109">on</text:span><text:span text:style-name="T38_110"><text:s/></text:span><text:span text:style-name="T38_111">the</text:span><text:span text:style-name="T38_112"><text:s/></text:span><text:span text:style-name="T38_113">robot</text:span><text:span text:style-name="T38_114"><text:s/></text:span><text:span text:style-name="T38_115">itself</text:span><text:span text:style-name="T38_116">.<text:s/></text:span><text:span text:style-name="T38_117">This</text:span><text:span text:style-name="T38_118"><text:s/></text:span><text:span text:style-name="T38_119">means</text:span><text:span text:style-name="T38_120"><text:s/></text:span><text:span text:style-name="T38_121">the</text:span><text:span text:style-name="T38_122"><text:s/></text:span><text:span text:style-name="T38_123">current</text:span><text:span text:style-name="T38_124"><text:s/></text:span><text:span text:style-name="T38_125">state</text:span><text:span text:style-name="T38_126"><text:s/></text:span><text:span text:style-name="T38_127">of</text:span><text:span text:style-name="T38_128"><text:s/></text:span><text:span text:style-name="T38_129">the</text:span><text:span text:style-name="T38_130"><text:s/></text:span><text:span text:style-name="T38_131">human</text:span><text:span text:style-name="T38_132"><text:s/></text:span><text:span text:style-name="T38_133">behavior</text:span><text:span text:style-name="T38_134"><text:s/></text:span><text:span text:style-name="T38_135">as</text:span><text:span text:style-name="T38_136"><text:s/></text:span><text:span text:style-name="T38_137">well</text:span><text:span text:style-name="T38_138"><text:s/></text:span><text:span text:style-name="T38_139">as</text:span><text:span text:style-name="T38_140"><text:s/></text:span><text:span text:style-name="T38_141">accurate</text:span><text:span text:style-name="T38_142"><text:s/></text:span><text:span text:style-name="T38_143">human</text:span><text:span text:style-name="T38_144"><text:s/></text:span><text:span text:style-name="T38_145">position</text:span><text:span text:style-name="T38_146"><text:s/></text:span><text:span text:style-name="T38_147">will</text:span><text:span text:style-name="T38_148"><text:s/></text:span><text:span text:style-name="T38_149">be</text:span><text:span text:style-name="T38_150"><text:s/></text:span><text:span text:style-name="T38_151">known</text:span><text:span text:style-name="T38_152"><text:s/></text:span><text:span text:style-name="T38_153">by</text:span><text:span text:style-name="T38_154"><text:s/></text:span><text:span text:style-name="T38_155">robots</text:span><text:span text:style-name="T38_156"><text:s/></text:span><text:span text:style-name="T38_157">in</text:span><text:span text:style-name="T38_158"><text:s/></text:span><text:span text:style-name="T38_159">larger</text:span><text:span text:style-name="T38_160"><text:s/></text:span><text:span text:style-name="T38_161">spaces</text:span><text:span text:style-name="T38_162"><text:s/></text:span><text:span text:style-name="T38_163">than</text:span><text:span text:style-name="T38_164"><text:s/></text:span><text:span text:style-name="T38_165">possible</text:span><text:span text:style-name="T38_166"><text:s/></text:span><text:span text:style-name="T38_167">with</text:span><text:span text:style-name="T38_168"><text:s/></text:span><text:span text:style-name="T38_169">a</text:span><text:span text:style-name="T38_170"><text:s/></text:span><text:span text:style-name="T38_171">single</text:span><text:span text:style-name="T38_172"><text:s/></text:span><text:span text:style-name="T38_173">kinect</text:span><text:span text:style-name="T38_174">.<text:s/></text:span><text:span text:style-name="T38_175">This</text:span><text:span text:style-name="T38_176"><text:s/></text:span><text:span text:style-name="T38_177">will</text:span><text:span text:style-name="T38_178"><text:s/></text:span><text:span text:style-name="T38_179">avoid</text:span><text:span text:style-name="T38_180"><text:s/></text:span><text:span text:style-name="T38_181">the</text:span><text:span text:style-name="T38_182"><text:s/></text:span><text:span text:style-name="T38_183">necessity</text:span><text:span text:style-name="T38_184"><text:s/></text:span><text:span text:style-name="T38_185">for</text:span><text:span text:style-name="T38_186"><text:s/></text:span><text:span text:style-name="T38_187">complex</text:span><text:span text:style-name="T38_188"><text:s/></text:span><text:span text:style-name="T38_189">tracking</text:span><text:span text:style-name="T38_190"><text:s/></text:span><text:span text:style-name="T38_191">markers</text:span><text:span text:style-name="T38_192"><text:s/></text:span><text:span text:style-name="T38_193">on</text:span><text:span text:style-name="T38_194"><text:s/></text:span><text:span text:style-name="T38_195">participants</text:span><text:span text:style-name="T38_196">.<text:s/></text:span><text:span text:style-name="T38_197">There</text:span><text:span text:style-name="T38_198"><text:s/></text:span><text:span text:style-name="T38_199">has</text:span><text:span text:style-name="T38_200"><text:s/></text:span><text:span text:style-name="T38_201">been</text:span><text:span text:style-name="T38_202"><text:s/></text:span><text:span text:style-name="T38_203">a</text:span><text:span text:style-name="T38_204"><text:s/></text:span><text:span text:style-name="T38_205">lot</text:span><text:span text:style-name="T38_206"><text:s/></text:span><text:span text:style-name="T38_207">of</text:span><text:span text:style-name="T38_208"><text:s/></text:span><text:span text:style-name="T38_209">work</text:span><text:span text:style-name="T38_210"><text:s/></text:span><text:span text:style-name="T38_211">on</text:span><text:span text:style-name="T38_212"><text:s/></text:span><text:span text:style-name="T38_213">tracking</text:span><text:span text:style-name="T38_214"><text:s/></text:span><text:span text:style-name="T38_215">multiple</text:span><text:span text:style-name="T38_216"><text:s/></text:span><text:span text:style-name="T38_217">people</text:span><text:span text:style-name="T38_218"><text:s/></text:span><text:span text:style-name="T38_219">in</text:span><text:span text:style-name="T38_220"><text:s/></text:span><text:span text:style-name="T38_221">RGB</text:span><text:span text:style-name="T38_222">-</text:span><text:span text:style-name="T38_223">D</text:span><text:span text:style-name="T38_224"><text:s/></text:span><text:span text:style-name="T38_225">environments</text:span><text:span text:style-name="T38_226">.<text:s/></text:span><text:span text:style-name="T38_227">This</text:span><text:span text:style-name="T38_228"><text:s/></text:span><text:span text:style-name="T38_229">will</text:span><text:span text:style-name="T38_230"><text:s/></text:span><text:span text:style-name="T38_231">also</text:span><text:span text:style-name="T38_232"><text:s/></text:span><text:span text:style-name="T38_233">allow</text:span><text:span text:style-name="T38_234"><text:s/></text:span><text:span text:style-name="T38_235">for</text:span><text:span text:style-name="T38_236"><text:s/></text:span><text:span text:style-name="T38_237">multi</text:span><text:span text:style-name="T38_238">-</text:span><text:span text:style-name="T38_239">robot</text:span><text:span text:style-name="T38_240"><text:s/></text:span><text:span text:style-name="T38_241">and</text:span><text:span text:style-name="T38_242"><text:s/></text:span><text:span text:style-name="T38_243">multi</text:span><text:span text:style-name="T38_244">-</text:span><text:span text:style-name="T38_245">person</text:span><text:span text:style-name="T38_246"><text:s/></text:span><text:span text:style-name="T38_247">interactions</text:span><text:span text:style-name="T38_248"><text:s/></text:span><text:span text:style-name="T38_249">to</text:span><text:span text:style-name="T38_250"><text:s/></text:span><text:span text:style-name="T38_251">take</text:span><text:span text:style-name="T38_252"><text:s/></text:span><text:span text:style-name="T38_253">place</text:span><text:span text:style-name="T38_254"><text:s/></text:span><text:span text:style-name="T38_255">in</text:span><text:span text:style-name="T38_256"><text:s/></text:span><text:span text:style-name="T38_257">a</text:span><text:span text:style-name="T38_258"><text:s/></text:span><text:span text:style-name="T38_259">more</text:span><text:span text:style-name="T38_260"><text:s/></text:span><text:span text:style-name="T38_261">efficient</text:span><text:span text:style-name="T38_262"><text:s/></text:span><text:span text:style-name="T38_263">manor</text:span><text:span text:style-name="T38_264"><text:s/></text:span><text:span text:style-name="T38_265">that</text:span><text:span text:style-name="T38_266"><text:s/></text:span><text:span text:style-name="T38_267">avoid</text:span><text:span text:style-name="T38_268"><text:s/></text:span><text:span text:style-name="T38_269">each</text:span><text:span text:style-name="T38_270"><text:s/></text:span><text:span text:style-name="T38_271">robot</text:span><text:span text:style-name="T38_272"><text:s/></text:span><text:span text:style-name="T38_273">performing</text:span><text:span text:style-name="T38_274"><text:s/></text:span><text:span text:style-name="T38_275">redundant</text:span><text:span text:style-name="T38_276"><text:s/></text:span><text:span text:style-name="T38_277">computation</text:span><text:span text:style-name="T38_278"><text:s/></text:span><text:span text:style-name="T38_279">to</text:span><text:span text:style-name="T38_280"><text:s/></text:span><text:span text:style-name="T38_281">understand</text:span><text:span text:style-name="T38_282"><text:s/></text:span><text:span text:style-name="T38_283">the</text:span><text:span text:style-name="T38_284"><text:s/></text:span><text:span text:style-name="T38_285">location</text:span><text:span text:style-name="T38_286"><text:s/></text:span><text:span text:style-name="T38_287">of</text:span><text:span text:style-name="T38_288"><text:s/></text:span><text:span text:style-name="T38_289">each</text:span><text:span text:style-name="T38_290"><text:s/></text:span><text:span text:style-name="T38_291">person</text:span><text:span text:style-name="T38_292"><text:s/></text:span><text:span text:style-name="T38_293">in</text:span><text:span text:style-name="T38_294"><text:s/></text:span><text:span text:style-name="T38_295">a</text:span><text:span text:style-name="T38_296"><text:s/></text:span><text:span text:style-name="T38_297">given</text:span><text:span text:style-name="T38_298"><text:s/></text:span><text:span text:style-name="T38_299">scenario</text:span><text:span text:style-name="T38_300">.<text:s/></text:span><text:span text:style-name="T38_301">The</text:span><text:span text:style-name="T38_302"><text:s/></text:span><text:span text:style-name="T38_303">end</text:span><text:span text:style-name="T38_304"><text:s/></text:span><text:span text:style-name="T38_305">goal</text:span><text:span text:style-name="T38_306"><text:s/></text:span><text:span text:style-name="T38_307">is</text:span><text:span text:style-name="T38_308"><text:s/></text:span><text:span text:style-name="T38_309">to</text:span><text:span text:style-name="T38_310"><text:s/></text:span><text:span text:style-name="T38_311">provide</text:span><text:span text:style-name="T38_312"><text:s/></text:span><text:span text:style-name="T38_313">a</text:span><text:span text:style-name="T38_314"><text:s/></text:span><text:span text:style-name="T38_315">fused</text:span><text:span text:style-name="T38_316"><text:s/></text:span><text:span text:style-name="T38_317">scene</text:span><text:span text:style-name="T38_318"><text:s/></text:span><text:span text:style-name="T38_319">where</text:span><text:span text:style-name="T38_320"><text:s/></text:span><text:span text:style-name="T38_321">each</text:span><text:span text:style-name="T38_322"><text:s/></text:span><text:span text:style-name="T38_323">person</text:span><text:span text:style-name="T38_324"><text:s/></text:span><text:span text:style-name="T38_325">has</text:span><text:span text:style-name="T38_326"><text:s/></text:span><text:span text:style-name="T38_327">a</text:span><text:span text:style-name="T38_328"><text:s/></text:span><text:span text:style-name="T38_329">skeleton</text:span><text:span text:style-name="T38_330"><text:s/></text:span><text:span text:style-name="T38_331">representing</text:span><text:span text:style-name="T38_332"><text:s/></text:span><text:span text:style-name="T38_333">their</text:span><text:span text:style-name="T38_334"><text:s/></text:span><text:span text:style-name="T38_335">position</text:span><text:span text:style-name="T38_336">.</text:span></text:p>
      <text:p text:style-name="P39"/>
      <text:p text:style-name="P40"><text:span text:style-name="T40_1">I</text:span><text:span text:style-name="T40_2"><text:s/></text:span><text:span text:style-name="T40_3">will</text:span><text:span text:style-name="T40_4"><text:s/></text:span><text:span text:style-name="T40_5">use</text:span><text:span text:style-name="T40_6"><text:s/></text:span><text:span text:style-name="T40_7">known</text:span><text:span text:style-name="T40_8"><text:s/></text:span><text:span text:style-name="T40_9">a</text:span><text:span text:style-name="T40_10"><text:s/></text:span><text:span text:style-name="T40_11">priori</text:span><text:span text:style-name="T40_12"><text:s/></text:span><text:span text:style-name="T40_13">objects</text:span><text:span text:style-name="T40_14"><text:s/></text:span><text:span text:style-name="T40_15">and</text:span><text:span text:style-name="T40_16"><text:s/></text:span><text:span text:style-name="T40_17">place</text:span><text:span text:style-name="T40_18"><text:s/></text:span><text:span text:style-name="T40_19">them</text:span><text:span text:style-name="T40_20"><text:s/></text:span><text:span text:style-name="T40_21">in</text:span><text:span text:style-name="T40_22"><text:s/></text:span><text:span text:style-name="T40_23">the</text:span><text:span text:style-name="T40_24"><text:s/></text:span><text:span text:style-name="T40_25">scene</text:span><text:span text:style-name="T40_26">.<text:s/></text:span><text:span text:style-name="T40_27">I</text:span><text:span text:style-name="T40_28"><text:s/></text:span><text:span text:style-name="T40_29">will</text:span><text:span text:style-name="T40_30"><text:s/></text:span><text:span text:style-name="T40_31">then</text:span><text:span text:style-name="T40_32"><text:s/></text:span><text:span text:style-name="T40_33">compare</text:span><text:span text:style-name="T40_34"><text:s/></text:span><text:span text:style-name="T40_35">the</text:span><text:span text:style-name="T40_36"><text:s/></text:span><text:span text:style-name="T40_37">accuracy</text:span><text:span text:style-name="T40_38"><text:s/></text:span><text:span text:style-name="T40_39">of</text:span><text:span text:style-name="T40_40"><text:s/></text:span><text:span text:style-name="T40_41">the</text:span><text:span text:style-name="T40_42"><text:s/></text:span><text:span text:style-name="T40_43">position</text:span><text:span text:style-name="T40_44"><text:s/></text:span><text:span text:style-name="T40_45">as</text:span><text:span text:style-name="T40_46"><text:s/></text:span><text:span text:style-name="T40_47">well</text:span><text:span text:style-name="T40_48"><text:s/></text:span><text:span text:style-name="T40_49">as</text:span><text:span text:style-name="T40_50"><text:s/></text:span><text:span text:style-name="T40_51">shape</text:span><text:span text:style-name="T40_52"><text:s/></text:span><text:span text:style-name="T40_53">of</text:span><text:span text:style-name="T40_54"><text:s/></text:span><text:span text:style-name="T40_55">the</text:span><text:span text:style-name="T40_56"><text:s/></text:span><text:span text:style-name="T40_57">registered</text:span><text:span text:style-name="T40_58"><text:s/></text:span><text:span text:style-name="T40_59">objects</text:span><text:span text:style-name="T40_60">.<text:s/></text:span><text:span text:style-name="T40_61">This</text:span><text:span text:style-name="T40_62"><text:s/></text:span><text:span text:style-name="T40_63">can</text:span><text:span text:style-name="T40_64"><text:s/></text:span><text:span text:style-name="T40_65">also</text:span><text:span text:style-name="T40_66"><text:s/></text:span><text:span text:style-name="T40_67">be</text:span><text:span text:style-name="T40_68"><text:s/></text:span><text:span text:style-name="T40_69">done</text:span><text:span text:style-name="T40_70"><text:s/></text:span><text:span text:style-name="T40_71">with</text:span><text:span text:style-name="T40_72"><text:s/></text:span><text:span text:style-name="T40_73">a</text:span><text:span text:style-name="T40_74"><text:s/></text:span><text:span text:style-name="T40_75">person</text:span><text:span text:style-name="T40_76"><text:s/></text:span><text:span text:style-name="T40_77">but</text:span><text:span text:style-name="T40_78"><text:s/></text:span><text:span text:style-name="T40_79">with</text:span><text:span text:style-name="T40_80"><text:s/></text:span><text:span text:style-name="T40_81">less</text:span><text:span text:style-name="T40_82"><text:s/></text:span><text:span text:style-name="T40_83">accuracy</text:span><text:span text:style-name="T40_84">.<text:s/></text:span><text:span text:style-name="T40_85">I</text:span><text:span text:style-name="T40_86"><text:s/></text:span><text:span text:style-name="T40_87">can</text:span><text:span text:style-name="T40_88"><text:s/></text:span><text:span text:style-name="T40_89">also</text:span><text:span text:style-name="T40_90"><text:s/></text:span><text:span text:style-name="T40_91">compare</text:span><text:span text:style-name="T40_92"><text:s/></text:span><text:span text:style-name="T40_93">my</text:span><text:span text:style-name="T40_94"><text:s/></text:span><text:span text:style-name="T40_95">method</text:span><text:span text:style-name="T40_96"><text:s/></text:span><text:span text:style-name="T40_97">against</text:span><text:span text:style-name="T40_98"><text:s/></text:span><text:span text:style-name="T40_99">other</text:span><text:span text:style-name="T40_100"><text:s/></text:span><text:span text:style-name="T40_101">published</text:span><text:span text:style-name="T40_102"><text:s/></text:span><text:span text:style-name="T40_103">methods</text:span><text:span text:style-name="T40_104">.</text:span></text:p>
      <text:p text:style-name="P41"/>
      <text:p text:style-name="P42"><text:span text:style-name="T42_1">Abstract</text:span><text:span text:style-name="T42_2"><text:s/>(300<text:s/></text:span><text:span text:style-name="T42_3">or</text:span><text:span text:style-name="T42_4"><text:s/></text:span><text:span text:style-name="T42_5">so</text:span><text:span text:style-name="T42_6"><text:s/></text:span><text:span text:style-name="T42_7">words</text:span><text:span text:style-name="T42_8">),<text:s/></text:span><text:span text:style-name="T42_9">Motivation</text:span><text:span text:style-name="T42_10">,<text:s/></text:span><text:span text:style-name="T42_11">Goals</text:span><text:span text:style-name="T42_12">,<text:s/></text:span><text:span text:style-name="T42_13">Related</text:span><text:span text:style-name="T42_14"><text:s/></text:span><text:span text:style-name="T42_15">Work</text:span><text:span text:style-name="T42_16">,<text:s/></text:span><text:span text:style-name="T42_17">Proposed</text:span><text:span text:style-name="T42_18"><text:s/></text:span><text:span text:style-name="T42_19">Research</text:span><text:span text:style-name="T42_20">,<text:s/></text:span><text:span text:style-name="T42_21">Expected</text:span><text:span text:style-name="T42_22"><text:s/></text:span><text:span text:style-name="T42_23">Outcomes</text:span><text:span text:style-name="T42_24">,<text:s/></text:span><text:span text:style-name="T42_25">Timeline</text:span><text:span text:style-name="T42_26">.</text:span></text:p>
      <text:p text:style-name="P43"/>
      <text:p text:style-name="P44"><text:span text:style-name="T44_1">Abstract</text:span><text:span text:style-name="T44_2">:</text:span></text:p>
      <text:p text:style-name="P45"><text:span text:style-name="T45_1">I</text:span><text:span text:style-name="T45_2"><text:s/></text:span><text:span text:style-name="T45_3">want</text:span><text:span text:style-name="T45_4"><text:s/></text:span><text:span text:style-name="T45_5">to</text:span><text:span text:style-name="T45_6"><text:s/></text:span><text:span text:style-name="T45_7">develop</text:span><text:span text:style-name="T45_8"><text:s/></text:span><text:span text:style-name="T45_9">a</text:span><text:span text:style-name="T45_10"><text:s/></text:span><text:span text:style-name="T45_11">multi</text:span><text:span text:style-name="T45_12">-</text:span><text:span text:style-name="T45_13">RGB</text:span><text:span text:style-name="T45_14">-</text:span><text:span text:style-name="T45_15">D</text:span><text:span text:style-name="T45_16"><text:s/></text:span><text:span text:style-name="T45_17">sensor</text:span><text:span text:style-name="T45_18"><text:s/></text:span><text:span text:style-name="T45_19">setup</text:span><text:span text:style-name="T45_20"><text:s/></text:span><text:span text:style-name="T45_21">that</text:span><text:span text:style-name="T45_22"><text:s/></text:span><text:span text:style-name="T45_23">tr</text:span><text:span text:style-name="T45_24"><office:annotation><dc:creator/><text:p text:style-name="P46"><text:span text:style-name="T46_1">You</text:span><text:span text:style-name="T46_2"><text:s/></text:span><text:span text:style-name="T46_3">want</text:span><text:span text:style-name="T46_4"><text:s/></text:span><text:span text:style-name="T46_5">to</text:span><text:span text:style-name="T46_6"><text:s/></text:span><text:span text:style-name="T46_7">be</text:span><text:span text:style-name="T46_8"><text:s/></text:span><text:span text:style-name="T46_9">very</text:span><text:span text:style-name="T46_10"><text:s/></text:span><text:span text:style-name="T46_11">clear</text:span><text:span text:style-name="T46_12">,<text:s/></text:span><text:span text:style-name="T46_13">here</text:span><text:span text:style-name="T46_14">:</text:span></text:p><text:p text:style-name="P47"/><text:p text:style-name="P48"><text:span text:style-name="T48_1">1.)<text:s/></text:span><text:span text:style-name="T48_2">Track</text:span><text:span text:style-name="T48_3"><text:s/></text:span><text:span text:style-name="T48_4">people</text:span></text:p><text:p text:style-name="P49"><text:span text:style-name="T49_1">2.)<text:s/></text:span><text:span text:style-name="T49_2">Do</text:span><text:span text:style-name="T49_3"><text:s/></text:span><text:span text:style-name="T49_4">pose</text:span><text:span text:style-name="T49_5"><text:s/></text:span><text:span text:style-name="T49_6">identification</text:span></text:p><text:p text:style-name="P50"><text:span text:style-name="T50_1">3.)<text:s/></text:span><text:span text:style-name="T50_2">People</text:span><text:span text:style-name="T50_3"><text:s/></text:span><text:span text:style-name="T50_4">recognition</text:span></text:p><text:p text:style-name="P51"><text:span text:style-name="T51_1">4.)<text:s/></text:span><text:span text:style-name="T51_2">Behavior</text:span><text:span text:style-name="T51_3"><text:s/></text:span><text:span text:style-name="T51_4">recognition</text:span></text:p><text:p text:style-name="P52"/><text:p text:style-name="P53"><text:span text:style-name="T53_1">I</text:span><text:span text:style-name="T53_2"><text:s/></text:span><text:span text:style-name="T53_3">think</text:span><text:span text:style-name="T53_4"><text:s/></text:span><text:span text:style-name="T53_5">you</text:span><text:span text:style-name="T53_6"><text:s/></text:span><text:span text:style-name="T53_7">mean</text:span><text:span text:style-name="T53_8"><text:s/>2,<text:s/></text:span><text:span text:style-name="T53_9">but</text:span><text:span text:style-name="T53_10"><text:s/></text:span><text:span text:style-name="T53_11">you</text:span><text:span text:style-name="T53_12"><text:s/></text:span><text:span text:style-name="T53_13">might</text:span><text:span text:style-name="T53_14"><text:s/></text:span><text:span text:style-name="T53_15">mean</text:span><text:span text:style-name="T53_16"><text:s/>4.<text:s/></text:span><text:span text:style-name="T53_17">Your</text:span><text:span text:style-name="T53_18"><text:s/></text:span><text:span text:style-name="T53_19">text</text:span><text:span text:style-name="T53_20"><text:s/></text:span><text:span text:style-name="T53_21">suggests</text:span><text:span text:style-name="T53_22"><text:s/>1,<text:s/></text:span><text:span text:style-name="T53_23">which</text:span><text:span text:style-name="T53_24"><text:s/></text:span><text:span text:style-name="T53_25">is</text:span><text:span text:style-name="T53_26"><text:s/></text:span><text:span text:style-name="T53_27">not</text:span><text:span text:style-name="T53_28"><text:s/></text:span><text:span text:style-name="T53_29">that</text:span><text:span text:style-name="T53_30"><text:s/></text:span><text:span text:style-name="T53_31">interesting</text:span><text:span text:style-name="T53_32">/</text:span><text:span text:style-name="T53_33">relevant</text:span><text:span text:style-name="T53_34"><text:s/></text:span><text:span text:style-name="T53_35">for</text:span><text:span text:style-name="T53_36"><text:s/></text:span><text:span text:style-name="T53_37">who</text:span><text:span text:style-name="T53_38"><text:s/></text:span><text:span text:style-name="T53_39">you</text:span><text:span text:style-name="T53_40">'</text:span><text:span text:style-name="T53_41">re</text:span><text:span text:style-name="T53_42"><text:s/></text:span><text:span text:style-name="T53_43">proposing</text:span><text:span text:style-name="T53_44"><text:s/></text:span><text:span text:style-name="T53_45">this</text:span><text:span text:style-name="T53_46"><text:s/></text:span><text:span text:style-name="T53_47">to</text:span><text:span text:style-name="T53_48">.</text:span></text:p></office:annotation></text:span><text:span text:style-name="T53_49">acks</text:span><text:span text:style-name="T53_50"><text:s/></text:span><text:span text:style-name="T53_51">multiple</text:span><text:span text:style-name="T53_52"><text:s/></text:span><text:span text:style-name="T53_53">people</text:span><text:span text:style-name="T53_54">,<text:s/></text:span><text:span text:style-name="T53_55">Identifies</text:span><text:span text:style-name="T53_56"><text:s/></text:span><text:span text:style-name="T53_57">pose</text:span><text:span text:style-name="T53_58">,<text:s/></text:span><text:span text:style-name="T53_59">identifies</text:span><text:span text:style-name="T53_60"><text:s/></text:span><text:span text:style-name="T53_61">people</text:span><text:span text:style-name="T53_62">,<text:s/></text:span><text:span text:style-name="T53_63">and</text:span><text:span text:style-name="T53_64"><text:s/></text:span><text:span text:style-name="T53_65">performs</text:span><text:span text:style-name="T53_66"><text:s/></text:span><text:span text:style-name="T53_67">behavior</text:span><text:span text:style-name="T53_68"><text:s/></text:span><text:span text:style-name="T53_69">recognition</text:span><text:span text:style-name="T53_70"><text:s/></text:span><text:span text:style-name="T53_71">in</text:span><text:span text:style-name="T53_72"><text:s/></text:span><text:span text:style-name="T53_73">a</text:span><text:span text:style-name="T53_74"><text:s/></text:span><text:span text:style-name="T53_75">research</text:span><text:span text:style-name="T53_76"><text:s/></text:span><text:span text:style-name="T53_77">environment</text:span><text:span text:style-name="T53_78">.<text:s text:c="2"/></text:span><text:span text:style-name="T53_79">An</text:span><text:span text:style-name="T53_80"><text:s/></text:span><text:span text:style-name="T53_81">environment</text:span><text:span text:style-name="T53_82"><text:s/></text:span><text:span text:style-name="T53_83">with</text:span><text:span text:style-name="T53_84"><text:s/></text:span><text:span text:style-name="T53_85">occlusions</text:span><text:span text:style-name="T53_86"><text:s/></text:span><text:span text:style-name="T53_87">and</text:span><text:span text:style-name="T53_88"><text:s/></text:span><text:span text:style-name="T53_89">obstacles</text:span><text:span text:style-name="T53_90"><text:s/></text:span><text:span text:style-name="T53_91">that</text:span><text:span text:style-name="T53_92"><text:s/></text:span><text:span text:style-name="T53_93">would</text:span><text:span text:style-name="T53_94"><text:s/></text:span><text:span text:style-name="T53_95">otherwise</text:span><text:span text:style-name="T53_96"><text:s/></text:span><text:span text:style-name="T53_97">make</text:span><text:span text:style-name="T53_98"><text:s/></text:span><text:span text:style-name="T53_99">it</text:span><text:span text:style-name="T53_100"><text:s/></text:span><text:span text:style-name="T53_101">difficult</text:span><text:span text:style-name="T53_102"><text:s/></text:span><text:span text:style-name="T53_103">or</text:span><text:span text:style-name="T53_104"><text:s/></text:span><text:span text:style-name="T53_105">impossible</text:span><text:span text:style-name="T53_106"><text:s/></text:span><text:span text:style-name="T53_107">for</text:span><text:span text:style-name="T53_108"><text:s/></text:span><text:span text:style-name="T53_109">a</text:span><text:span text:style-name="T53_110"><text:s/></text:span><text:span text:style-name="T53_111">single</text:span><text:span text:style-name="T53_112"><text:s/></text:span><text:span text:style-name="T53_113">RGB</text:span><text:span text:style-name="T53_114">-</text:span><text:span text:style-name="T53_115">D</text:span><text:span text:style-name="T53_116"><text:s/></text:span><text:span text:style-name="T53_117">sensor</text:span><text:span text:style-name="T53_118"><text:s/></text:span><text:span text:style-name="T53_119">to</text:span><text:span text:style-name="T53_120"><text:s/></text:span><text:span text:style-name="T53_121">be</text:span><text:span text:style-name="T53_122"><text:s/></text:span><text:span text:style-name="T53_123">used</text:span><text:span text:style-name="T53_124">.<text:s/></text:span><text:span text:style-name="T53_125">Information</text:span><text:span text:style-name="T53_126"><text:s/></text:span><text:span text:style-name="T53_127">from</text:span><text:span text:style-name="T53_128"><text:s/></text:span><text:span text:style-name="T53_129">the</text:span><text:span text:style-name="T53_130"><text:s/></text:span><text:span text:style-name="T53_131">system</text:span><text:span text:style-name="T53_132"><text:s/></text:span><text:span text:style-name="T53_133">can</text:span><text:span text:style-name="T53_134"><text:s/></text:span><text:span text:style-name="T53_135">then</text:span><text:span text:style-name="T53_136"><text:s/></text:span><text:span text:style-name="T53_137">be</text:span><text:span text:style-name="T53_138"><text:s/></text:span><text:span text:style-name="T53_139">sent</text:span><text:span text:style-name="T53_140"><text:s/></text:span><text:span text:style-name="T53_141">to</text:span><text:span text:style-name="T53_142"><text:s/></text:span><text:span text:style-name="T53_143">robots</text:span><text:span text:style-name="T53_144"><text:s/></text:span><text:span text:style-name="T53_145">involved</text:span><text:span text:style-name="T53_146"><text:s/></text:span><text:span text:style-name="T53_147">in</text:span><text:span text:style-name="T53_148"><text:s/></text:span><text:span text:style-name="T53_149">interactions</text:span><text:span text:style-name="T53_150"><text:s/></text:span><text:span text:style-name="T53_151">in</text:span><text:span text:style-name="T53_152"><text:s/></text:span><text:span text:style-name="T53_153">real</text:span><text:span text:style-name="T53_154">-</text:span><text:span text:style-name="T53_155">time</text:span><text:span text:style-name="T53_156"><text:s/></text:span><text:span text:style-name="T53_157">allowing</text:span><text:span text:style-name="T53_158"><text:s/></text:span><text:span text:style-name="T53_159">for</text:span><text:span text:style-name="T53_160"><text:s/></text:span><text:span text:style-name="T53_161">more</text:span><text:span text:style-name="T53_162"><text:s/></text:span><text:span text:style-name="T53_163">complex</text:span><text:span text:style-name="T53_164"><text:s/></text:span><text:span text:style-name="T53_165">behavior</text:span><text:span text:style-name="T53_166"><text:s/></text:span><text:span text:style-name="T53_167">responses</text:span><text:span text:style-name="T53_168">.</text:span></text:p>
      <text:p text:style-name="P54"/>
      <text:p text:style-name="P55"><text:span text:style-name="T55_1">Motivation</text:span><text:span text:style-name="T55_2">:</text:span></text:p>
      <text:p text:style-name="P56"><text:span text:style-name="T56_1"><office:annotation><dc:creator/><text:p text:style-name="P57"><text:span text:style-name="T57_1">Make</text:span><text:span text:style-name="T57_2"><text:s/></text:span><text:span text:style-name="T57_3">sure</text:span><text:span text:style-name="T57_4"><text:s/></text:span><text:span text:style-name="T57_5">to</text:span><text:span text:style-name="T57_6"><text:s/></text:span><text:span text:style-name="T57_7">list</text:span><text:span text:style-name="T57_8"><text:s/></text:span><text:span text:style-name="T57_9">some</text:span><text:span text:style-name="T57_10"><text:s/></text:span><text:span text:style-name="T57_11">examples</text:span><text:span text:style-name="T57_12"><text:s/></text:span><text:span text:style-name="T57_13">relevant</text:span><text:span text:style-name="T57_14"><text:s/></text:span><text:span text:style-name="T57_15">to</text:span><text:span text:style-name="T57_16"><text:s/></text:span><text:span text:style-name="T57_17">NASA</text:span><text:span text:style-name="T57_18"><text:s/></text:span><text:span text:style-name="T57_19">tasks</text:span><text:span text:style-name="T57_20">.<text:s/></text:span><text:span text:style-name="T57_21">Think</text:span><text:span text:style-name="T57_22"><text:s/></text:span><text:span text:style-name="T57_23">things</text:span><text:span text:style-name="T57_24"><text:s/></text:span><text:span text:style-name="T57_25">like</text:span><text:span text:style-name="T57_26"><text:s/></text:span><text:span text:style-name="T57_27">human</text:span><text:span text:style-name="T57_28">-</text:span><text:span text:style-name="T57_29">robot</text:span><text:span text:style-name="T57_30"><text:s/></text:span><text:span text:style-name="T57_31">cooperation</text:span><text:span text:style-name="T57_32"><text:s/></text:span><text:span text:style-name="T57_33">in</text:span><text:span text:style-name="T57_34"><text:s/></text:span><text:span text:style-name="T57_35">construction</text:span><text:span text:style-name="T57_36">,<text:s/></text:span><text:span text:style-name="T57_37">repair</text:span><text:span text:style-name="T57_38">,<text:s/></text:span><text:span text:style-name="T57_39">etc</text:span><text:span text:style-name="T57_40">.,<text:s/></text:span><text:span text:style-name="T57_41">that</text:span><text:span text:style-name="T57_42"><text:s/></text:span><text:span text:style-name="T57_43">would</text:span><text:span text:style-name="T57_44"><text:s/></text:span><text:span text:style-name="T57_45">be</text:span><text:span text:style-name="T57_46"><text:s/></text:span><text:span text:style-name="T57_47">applicable</text:span><text:span text:style-name="T57_48"><text:s/></text:span><text:span text:style-name="T57_49">here</text:span><text:span text:style-name="T57_50">.</text:span></text:p><text:p text:style-name="P58"/><text:p text:style-name="P59"><text:span text:style-name="T59_1">See</text:span><text:span text:style-name="T59_2"><text:s/></text:span><text:span text:style-name="T59_3">if</text:span><text:span text:style-name="T59_4"><text:s/></text:span><text:span text:style-name="T59_5">you</text:span><text:span text:style-name="T59_6"><text:s/></text:span><text:span text:style-name="T59_7">can</text:span><text:span text:style-name="T59_8"><text:s/></text:span><text:span text:style-name="T59_9">find</text:span><text:span text:style-name="T59_10"><text:s/></text:span><text:span text:style-name="T59_11">some</text:span><text:span text:style-name="T59_12"><text:s/></text:span><text:span text:style-name="T59_13">work</text:span><text:span text:style-name="T59_14"><text:s/>(</text:span><text:span text:style-name="T59_15">published</text:span><text:span text:style-name="T59_16"><text:s/></text:span><text:span text:style-name="T59_17">by</text:span><text:span text:style-name="T59_18"><text:s/></text:span><text:span text:style-name="T59_19">Terry</text:span><text:span text:style-name="T59_20"><text:s/></text:span><text:span text:style-name="T59_21">Fong</text:span><text:span text:style-name="T59_22"><text:s/></text:span><text:span text:style-name="T59_23">would</text:span><text:span text:style-name="T59_24"><text:s/></text:span><text:span text:style-name="T59_25">be</text:span><text:span text:style-name="T59_26"><text:s/></text:span><text:span text:style-name="T59_27">ideal</text:span><text:span text:style-name="T59_28">)<text:s/></text:span><text:span text:style-name="T59_29">that</text:span><text:span text:style-name="T59_30"><text:s/></text:span><text:span text:style-name="T59_31">relates</text:span><text:span text:style-name="T59_32"><text:s/></text:span><text:span text:style-name="T59_33">to</text:span><text:span text:style-name="T59_34"><text:s/></text:span><text:span text:style-name="T59_35">these</text:span><text:span text:style-name="T59_36"><text:s/></text:span><text:span text:style-name="T59_37">topics</text:span><text:span text:style-name="T59_38">.</text:span></text:p><text:p text:style-name="P60"/><text:p text:style-name="P61"><text:span text:style-name="T61_1">Also</text:span><text:span text:style-name="T61_2"><text:s/></text:span><text:span text:style-name="T61_3">look</text:span><text:span text:style-name="T61_4"><text:s/></text:span><text:span text:style-name="T61_5">at</text:span><text:span text:style-name="T61_6"><text:s/></text:span><text:span text:style-name="T61_7">some</text:span><text:span text:style-name="T61_8"><text:s/></text:span><text:span text:style-name="T61_9">of</text:span><text:span text:style-name="T61_10"><text:s/></text:span><text:span text:style-name="T61_11">Greg</text:span><text:span text:style-name="T61_12"><text:s/></text:span><text:span text:style-name="T61_13">Trafton</text:span><text:span text:style-name="T61_14">'</text:span><text:span text:style-name="T61_15">s</text:span><text:span text:style-name="T61_16"><text:s/></text:span><text:span text:style-name="T61_17">work</text:span><text:span text:style-name="T61_18"><text:s/></text:span><text:span text:style-name="T61_19">on</text:span><text:span text:style-name="T61_20"><text:s/></text:span><text:span text:style-name="T61_21">human</text:span><text:span text:style-name="T61_22">-</text:span><text:span text:style-name="T61_23">robot</text:span><text:span text:style-name="T61_24"><text:s/></text:span><text:span text:style-name="T61_25">cooperation</text:span><text:span text:style-name="T61_26"><text:s/></text:span><text:span text:style-name="T61_27">that</text:span><text:span text:style-name="T61_28"><text:s/></text:span><text:span text:style-name="T61_29">might</text:span><text:span text:style-name="T61_30"><text:s/></text:span><text:span text:style-name="T61_31">apply</text:span><text:span text:style-name="T61_32"><text:s/></text:span><text:span text:style-name="T61_33">as</text:span><text:span text:style-name="T61_34"><text:s/></text:span><text:span text:style-name="T61_35">well</text:span><text:span text:style-name="T61_36">.</text:span></text:p><text:p text:style-name="P62"/><text:p text:style-name="P63"><text:span text:style-name="T63_1">You</text:span><text:span text:style-name="T63_2"><text:s/></text:span><text:span text:style-name="T63_3">want</text:span><text:span text:style-name="T63_4"><text:s/></text:span><text:span text:style-name="T63_5">this</text:span><text:span text:style-name="T63_6"><text:s/></text:span><text:span text:style-name="T63_7">first</text:span><text:span text:style-name="T63_8"><text:s/></text:span><text:span text:style-name="T63_9">section</text:span><text:span text:style-name="T63_10"><text:s/></text:span><text:span text:style-name="T63_11">to</text:span><text:span text:style-name="T63_12"><text:s/></text:span><text:span text:style-name="T63_13">have</text:span><text:span text:style-name="T63_14"><text:s/>4-6<text:s/></text:span><text:span text:style-name="T63_15">citations</text:span><text:span text:style-name="T63_16"><text:s/></text:span><text:span text:style-name="T63_17">of</text:span><text:span text:style-name="T63_18"><text:s/></text:span><text:span text:style-name="T63_19">concrete</text:span><text:span text:style-name="T63_20">,<text:s/></text:span><text:span text:style-name="T63_21">state</text:span><text:span text:style-name="T63_22">-</text:span><text:span text:style-name="T63_23">of</text:span><text:span text:style-name="T63_24">-</text:span><text:span text:style-name="T63_25">the</text:span><text:span text:style-name="T63_26">-</text:span><text:span text:style-name="T63_27">art</text:span><text:span text:style-name="T63_28"><text:s/></text:span><text:span text:style-name="T63_29">work</text:span><text:span text:style-name="T63_30"><text:s/>(</text:span><text:span text:style-name="T63_31">published</text:span><text:span text:style-name="T63_32"><text:s/></text:span><text:span text:style-name="T63_33">within</text:span><text:span text:style-name="T63_34"><text:s/></text:span><text:span text:style-name="T63_35">the</text:span><text:span text:style-name="T63_36"><text:s/></text:span><text:span text:style-name="T63_37">last</text:span><text:span text:style-name="T63_38"><text:s/>2-3<text:s/></text:span><text:span text:style-name="T63_39">years</text:span><text:span text:style-name="T63_40">)<text:s/></text:span><text:span text:style-name="T63_41">that</text:span><text:span text:style-name="T63_42"><text:s/></text:span><text:span text:style-name="T63_43">you</text:span><text:span text:style-name="T63_44"><text:s/></text:span><text:span text:style-name="T63_45">can</text:span><text:span text:style-name="T63_46"><text:s/></text:span><text:span text:style-name="T63_47">relate</text:span><text:span text:style-name="T63_48"><text:s/></text:span><text:span text:style-name="T63_49">this</text:span><text:span text:style-name="T63_50"><text:s/></text:span><text:span text:style-name="T63_51">work</text:span><text:span text:style-name="T63_52"><text:s/></text:span><text:span text:style-name="T63_53">to</text:span><text:span text:style-name="T63_54">.</text:span></text:p></office:annotation></text:span><text:span text:style-name="T63_55">Human</text:span><text:span text:style-name="T63_56"><text:s/></text:span><text:span text:style-name="T63_57">robot</text:span><text:span text:style-name="T63_58"><text:s/></text:span><text:span text:style-name="T63_59">interaction</text:span><text:span text:style-name="T63_60"><text:s/></text:span><text:span text:style-name="T63_61">is</text:span><text:span text:style-name="T63_62"><text:s/></text:span><text:span text:style-name="T63_63">a</text:span><text:span text:style-name="T63_64"><text:s/></text:span><text:span text:style-name="T63_65">growing</text:span><text:span text:style-name="T63_66"><text:s/></text:span><text:span text:style-name="T63_67">field</text:span><text:span text:style-name="T63_68"><text:s/></text:span><text:span text:style-name="T63_69">of</text:span><text:span text:style-name="T63_70"><text:s/></text:span><text:span text:style-name="T63_71">robotics</text:span><text:span text:style-name="T63_72"><text:s/></text:span><text:span text:style-name="T63_73">and</text:span><text:span text:style-name="T63_74"><text:s/></text:span><text:span text:style-name="T63_75">multi</text:span><text:span text:style-name="T63_76">-</text:span><text:span text:style-name="T63_77">robot</text:span><text:span text:style-name="T63_78"><text:s/></text:span><text:span text:style-name="T63_79">and</text:span><text:span text:style-name="T63_80"><text:s/></text:span><text:span text:style-name="T63_81">multi</text:span><text:span text:style-name="T63_82">-</text:span><text:span text:style-name="T63_83">person</text:span><text:span text:style-name="T63_84"><text:s/></text:span><text:span text:style-name="T63_85">cooperative</text:span><text:span text:style-name="T63_86"><text:s/></text:span><text:span text:style-name="T63_87">environments</text:span><text:span text:style-name="T63_88"><text:s/></text:span><text:span text:style-name="T63_89">are</text:span><text:span text:style-name="T63_90"><text:s/></text:span><text:span text:style-name="T63_91">an</text:span><text:span text:style-name="T63_92"><text:s/></text:span><text:span text:style-name="T63_93">important</text:span><text:span text:style-name="T63_94"><text:s/></text:span><text:span text:style-name="T63_95">area</text:span><text:span text:style-name="T63_96"><text:s/></text:span><text:span text:style-name="T63_97">of</text:span><text:span text:style-name="T63_98"><text:s/></text:span><text:span text:style-name="T63_99">robotics</text:span><text:span text:style-name="T63_100"><text:s/></text:span><text:span text:style-name="T63_101">research</text:span><text:span text:style-name="T63_102">[</text:span><text:span text:style-name="T63_103">cite</text:span><text:span text:style-name="T63_104">].<text:s/></text:span><text:span text:style-name="T63_105">Efforts</text:span><text:span text:style-name="T63_106"><text:s/></text:span><text:span text:style-name="T63_107">to</text:span><text:span text:style-name="T63_108"><text:s/></text:span><text:span text:style-name="T63_109">develop</text:span><text:span text:style-name="T63_110"><text:s/></text:span><text:span text:style-name="T63_111">robots</text:span><text:span text:style-name="T63_112"><text:s/></text:span><text:span text:style-name="T63_113">that</text:span><text:span text:style-name="T63_114"><text:s/></text:span><text:span text:style-name="T63_115">are</text:span><text:span text:style-name="T63_116"><text:s/></text:span><text:span text:style-name="T63_117">cooperative</text:span><text:span text:style-name="T63_118"><text:s/></text:span><text:span text:style-name="T63_119">with</text:span><text:span text:style-name="T63_120"><text:s/></text:span><text:span text:style-name="T63_121">people</text:span><text:span text:style-name="T63_122"><text:s/></text:span><text:span text:style-name="T63_123">in</text:span><text:span text:style-name="T63_124"><text:s/></text:span><text:span text:style-name="T63_125">different</text:span><text:span text:style-name="T63_126"><text:s/></text:span><text:span text:style-name="T63_127">environments</text:span><text:span text:style-name="T63_128"><text:s/></text:span><text:span text:style-name="T63_129">is</text:span><text:span text:style-name="T63_130"><text:s/></text:span><text:span text:style-name="T63_131">the</text:span><text:span text:style-name="T63_132"><text:s/></text:span><text:span text:style-name="T63_133">focus</text:span><text:span text:style-name="T63_134"><text:s/></text:span><text:span text:style-name="T63_135">of</text:span><text:span text:style-name="T63_136"><text:s/></text:span><text:span text:style-name="T63_137">much</text:span><text:span text:style-name="T63_138"><text:s/></text:span><text:span text:style-name="T63_139">research</text:span><text:span text:style-name="T63_140">[</text:span><text:span text:style-name="T63_141">cite</text:span><text:span text:style-name="T63_142">].<text:s/></text:span><text:span text:style-name="T63_143">Robot</text:span><text:span text:style-name="T63_144"><text:s/></text:span><text:span text:style-name="T63_145">cooperation</text:span><text:span text:style-name="T63_146"><text:s/></text:span><text:span text:style-name="T63_147">has</text:span><text:span text:style-name="T63_148"><text:s/></text:span><text:span text:style-name="T63_149">the</text:span><text:span text:style-name="T63_150"><text:s/></text:span><text:span text:style-name="T63_151">potential</text:span><text:span text:style-name="T63_152"><text:s/></text:span><text:span text:style-name="T63_153">to</text:span><text:span text:style-name="T63_154"><text:s/></text:span><text:span text:style-name="T63_155">provide</text:span><text:span text:style-name="T63_156"><text:s/></text:span><text:span text:style-name="T63_157">a</text:span><text:span text:style-name="T63_158"><text:s/></text:span><text:span text:style-name="T63_159">symbiotic</text:span><text:span text:style-name="T63_160"><text:s/></text:span><text:span text:style-name="T63_161">relationship</text:span><text:span text:style-name="T63_162"><text:s/></text:span><text:span text:style-name="T63_163">with</text:span><text:span text:style-name="T63_164"><text:s/></text:span><text:span text:style-name="T63_165">people</text:span><text:span text:style-name="T63_166">,<text:s/></text:span><text:span text:style-name="T63_167">where</text:span><text:span text:style-name="T63_168"><text:s/></text:span><text:span text:style-name="T63_169">the</text:span><text:span text:style-name="T63_170"><text:s/></text:span><text:span text:style-name="T63_171">robot</text:span><text:span text:style-name="T63_172"><text:s/></text:span><text:span text:style-name="T63_173">is</text:span><text:span text:style-name="T63_174"><text:s/></text:span><text:span text:style-name="T63_175">able</text:span><text:span text:style-name="T63_176"><text:s/></text:span><text:span text:style-name="T63_177">to</text:span><text:span text:style-name="T63_178"><text:s/></text:span><text:span text:style-name="T63_179">perform</text:span><text:span text:style-name="T63_180"><text:s/></text:span><text:span text:style-name="T63_181">more</text:span><text:span text:style-name="T63_182"><text:s/></text:span><text:span text:style-name="T63_183">complicated</text:span><text:span text:style-name="T63_184"><text:s/></text:span><text:span text:style-name="T63_185">tasks</text:span><text:span text:style-name="T63_186"><text:s/></text:span><text:span text:style-name="T63_187">with</text:span><text:span text:style-name="T63_188"><text:s/></text:span><text:span text:style-name="T63_189">human</text:span><text:span text:style-name="T63_190"><text:s/></text:span><text:span text:style-name="T63_191">aid</text:span><text:span text:style-name="T63_192"><text:s/></text:span><text:span text:style-name="T63_193">and</text:span><text:span text:style-name="T63_194"><text:s/></text:span><text:span text:style-name="T63_195">the</text:span><text:span text:style-name="T63_196"><text:s/></text:span><text:span text:style-name="T63_197">human</text:span><text:span text:style-name="T63_198"><text:s/></text:span><text:span text:style-name="T63_199">benefits</text:span><text:span text:style-name="T63_200"><text:s/></text:span><text:span text:style-name="T63_201">from</text:span><text:span text:style-name="T63_202"><text:s/></text:span><text:span text:style-name="T63_203">assistance</text:span><text:span text:style-name="T63_204"><text:s/></text:span><text:span text:style-name="T63_205">of</text:span><text:span text:style-name="T63_206"><text:s/></text:span><text:span text:style-name="T63_207">the</text:span><text:span text:style-name="T63_208"><text:s/></text:span><text:span text:style-name="T63_209">robot</text:span><text:span text:style-name="T63_210">.<text:s/></text:span><text:span text:style-name="T63_211">Complex</text:span><text:span text:style-name="T63_212"><text:s/></text:span><text:span text:style-name="T63_213">tasks</text:span><text:span text:style-name="T63_214"><text:s/></text:span><text:span text:style-name="T63_215">are</text:span><text:span text:style-name="T63_216"><text:s/></text:span><text:span text:style-name="T63_217">more</text:span><text:span text:style-name="T63_218"><text:s/></text:span><text:span text:style-name="T63_219">obtainable</text:span><text:span text:style-name="T63_220"><text:s/></text:span><text:span text:style-name="T63_221">for</text:span><text:span text:style-name="T63_222"><text:s/></text:span><text:span text:style-name="T63_223">robots</text:span><text:span text:style-name="T63_224"><text:s/></text:span><text:span text:style-name="T63_225">with</text:span><text:span text:style-name="T63_226"><text:s/></text:span><text:span text:style-name="T63_227">cooperation</text:span><text:span text:style-name="T63_228">[</text:span><text:span text:style-name="T63_229">cite</text:span><text:span text:style-name="T63_230">].<text:s/></text:span><text:span text:style-name="T63_231">Just</text:span><text:span text:style-name="T63_232"><text:s/></text:span><text:span text:style-name="T63_233">as</text:span><text:span text:style-name="T63_234"><text:s/></text:span><text:span text:style-name="T63_235">people</text:span><text:span text:style-name="T63_236"><text:s/></text:span><text:span text:style-name="T63_237">cooperate</text:span><text:span text:style-name="T63_238"><text:s/></text:span><text:span text:style-name="T63_239">to</text:span><text:span text:style-name="T63_240"><text:s/></text:span><text:span text:style-name="T63_241">complete</text:span><text:span text:style-name="T63_242"><text:s/></text:span><text:span text:style-name="T63_243">complex</text:span><text:span text:style-name="T63_244"><text:s/></text:span><text:span text:style-name="T63_245">tasks</text:span><text:span text:style-name="T63_246"><text:s/></text:span><text:span text:style-name="T63_247">so</text:span><text:span text:style-name="T63_248"><text:s/></text:span><text:span text:style-name="T63_249">can</text:span><text:span text:style-name="T63_250"><text:s/></text:span><text:span text:style-name="T63_251">robots</text:span><text:span text:style-name="T63_252">.</text:span></text:p>
      <text:p text:style-name="P64"/>
      <text:p text:style-name="P65"><text:span text:style-name="T65_1"><office:annotation><dc:creator/><text:p text:style-name="P66"><text:span text:style-name="T66_1">Human</text:span><text:span text:style-name="T66_2">-</text:span><text:span text:style-name="T66_3">Robot</text:span><text:span text:style-name="T66_4"><text:s/></text:span><text:span text:style-name="T66_5">Interaction</text:span><text:span text:style-name="T66_6"><text:s/></text:span><text:span text:style-name="T66_7">usually</text:span><text:span text:style-name="T66_8"><text:s/></text:span><text:span text:style-name="T66_9">requires</text:span></text:p></office:annotation></text:span><text:span text:style-name="T66_10">Human</text:span><text:span text:style-name="T66_11"><text:s/></text:span><text:span text:style-name="T66_12">robot</text:span><text:span text:style-name="T66_13"><text:s/></text:span><text:span text:style-name="T66_14">interactions</text:span><text:span text:style-name="T66_15"><text:s/></text:span><text:span text:style-name="T66_16">usually</text:span><text:span text:style-name="T66_17"><text:s/></text:span><text:span text:style-name="T66_18">require</text:span><text:span text:style-name="T66_19"><text:s/></text:span><text:span text:style-name="T66_20">sophisticated</text:span><text:span text:style-name="T66_21"><text:s/></text:span><text:span text:style-name="T66_22">knowledge</text:span><text:span text:style-name="T66_23"><text:s/></text:span><text:span text:style-name="T66_24">about</text:span><text:span text:style-name="T66_25"><text:s/></text:span><text:span text:style-name="T66_26">the</text:span><text:span text:style-name="T66_27"><text:s/></text:span><text:span text:style-name="T66_28">environment</text:span><text:span text:style-name="T66_29"><text:s/></text:span><text:span text:style-name="T66_30">and</text:span><text:span text:style-name="T66_31"><text:s/></text:span><text:span text:style-name="T66_32">the</text:span><text:span text:style-name="T66_33"><text:s/></text:span><text:span text:style-name="T66_34">people</text:span><text:span text:style-name="T66_35"><text:s/></text:span><text:span text:style-name="T66_36">involved</text:span><text:span text:style-name="T66_37"><text:s/></text:span><text:span text:style-name="T66_38">in</text:span><text:span text:style-name="T66_39"><text:s/></text:span><text:span text:style-name="T66_40">the</text:span><text:span text:style-name="T66_41"><text:s/></text:span><text:span text:style-name="T66_42">interactions</text:span><text:span text:style-name="T66_43">.<text:s/></text:span><text:span text:style-name="T66_44">A</text:span><text:span text:style-name="T66_45"><text:s/></text:span><text:span text:style-name="T66_46">robot</text:span><text:span text:style-name="T66_47"><text:s/></text:span><text:span text:style-name="T66_48">will</text:span><text:span text:style-name="T66_49"><text:s/></text:span><text:span text:style-name="T66_50">typically</text:span><text:span text:style-name="T66_51"><text:s/></text:span><text:span text:style-name="T66_52">have</text:span><text:span text:style-name="T66_53"><text:s/></text:span><text:span text:style-name="T66_54">on</text:span><text:span text:style-name="T66_55"><text:s/></text:span><text:span text:style-name="T66_56">board</text:span><text:span text:style-name="T66_57"><text:s/></text:span><text:span text:style-name="T66_58">sensors</text:span><text:span text:style-name="T66_59"><text:s/></text:span><text:span text:style-name="T66_60">to</text:span><text:span text:style-name="T66_61"><text:s/></text:span><text:span text:style-name="T66_62">understand</text:span><text:span text:style-name="T66_63"><text:s/></text:span><text:span text:style-name="T66_64">its</text:span><text:span text:style-name="T66_65"><text:s/></text:span><text:span text:style-name="T66_66">environment</text:span><text:span text:style-name="T66_67">[</text:span><text:span text:style-name="T66_68">cite</text:span><text:span text:style-name="T66_69">].<text:s/></text:span><text:span text:style-name="T66_70">Laser</text:span><text:span text:style-name="T66_71"><text:s/></text:span><text:span text:style-name="T66_72">scanners</text:span><text:span text:style-name="T66_73">,<text:s/></text:span><text:span text:style-name="T66_74">Microsoft</text:span><text:span text:style-name="T66_75"><text:s/></text:span><text:span text:style-name="T66_76">kinect</text:span><text:span text:style-name="T66_77">,<text:s/></text:span><text:span text:style-name="T66_78">and</text:span><text:span text:style-name="T66_79"><text:s/></text:span><text:span text:style-name="T66_80">stereo</text:span><text:span text:style-name="T66_81"><text:s/></text:span><text:span text:style-name="T66_82">cameras</text:span><text:span text:style-name="T66_83"><text:s/></text:span><text:span text:style-name="T66_84">are</text:span><text:span text:style-name="T66_85"><text:s/></text:span><text:span text:style-name="T66_86"><office:annotation><dc:creator/><text:p text:style-name="P67"><text:span text:style-name="T67_1">some</text:span></text:p></office:annotation></text:span><text:span text:style-name="T67_2">a</text:span><text:span text:style-name="T67_3"><text:s/></text:span><text:span text:style-name="T67_4">few</text:span><text:span text:style-name="T67_5"><text:s/></text:span><text:span text:style-name="T67_6">of</text:span><text:span text:style-name="T67_7"><text:s/></text:span><text:span text:style-name="T67_8">the</text:span><text:span text:style-name="T67_9"><text:s/></text:span><text:span text:style-name="T67_10">sensors</text:span><text:span text:style-name="T67_11"><text:s/></text:span><text:span text:style-name="T67_12">commonly</text:span><text:span text:style-name="T67_13"><text:s/></text:span><text:span text:style-name="T67_14">used</text:span><text:span text:style-name="T67_15"><text:s/></text:span><text:span text:style-name="T67_16">to</text:span><text:span text:style-name="T67_17"><text:s/></text:span><text:span text:style-name="T67_18">understand</text:span><text:span text:style-name="T67_19"><text:s/></text:span><text:span text:style-name="T67_20">a</text:span><text:span text:style-name="T67_21"><text:s/>3</text:span><text:span text:style-name="T67_22">D</text:span><text:span text:style-name="T67_23"><text:s/></text:span><text:span text:style-name="T67_24">environment</text:span><text:span text:style-name="T67_25"><text:s/></text:span><text:span text:style-name="T67_26">and</text:span><text:span text:style-name="T67_27"><text:s/></text:span><text:span text:style-name="T67_28">track</text:span><text:span text:style-name="T67_29"><text:s/></text:span><text:span text:style-name="T67_30">the</text:span><text:span text:style-name="T67_31"><text:s/></text:span><text:span text:style-name="T67_32">position</text:span><text:span text:style-name="T67_33"><text:s/></text:span><text:span text:style-name="T67_34">of</text:span><text:span text:style-name="T67_35"><text:s/></text:span><text:span text:style-name="T67_36">human</text:span><text:span text:style-name="T67_37"><text:s/></text:span><text:span text:style-name="T67_38">participants</text:span><text:span text:style-name="T67_39">.<text:s/></text:span><text:span text:style-name="T67_40">The</text:span><text:span text:style-name="T67_41"><text:s/></text:span><text:span text:style-name="T67_42">requirement</text:span><text:span text:style-name="T67_43"><text:s/></text:span><text:span text:style-name="T67_44">to</text:span><text:span text:style-name="T67_45"><text:s/></text:span><text:span text:style-name="T67_46">understand</text:span><text:span text:style-name="T67_47"><text:s/></text:span><text:span text:style-name="T67_48">the</text:span><text:span text:style-name="T67_49"><text:s/></text:span><text:span text:style-name="T67_50">position</text:span><text:span text:style-name="T67_51"><text:s/></text:span><text:span text:style-name="T67_52">of</text:span><text:span text:style-name="T67_53"><text:s/></text:span><text:span text:style-name="T67_54">people</text:span><text:span text:style-name="T67_55"><text:s/></text:span><text:span text:style-name="T67_56">involved</text:span><text:span text:style-name="T67_57"><text:s/></text:span><text:span text:style-name="T67_58">in</text:span><text:span text:style-name="T67_59"><text:s/></text:span><text:span text:style-name="T67_60">an</text:span><text:span text:style-name="T67_61"><text:s/></text:span><text:span text:style-name="T67_62">interaction</text:span><text:span text:style-name="T67_63"><text:s/></text:span><text:span text:style-name="T67_64">is</text:span><text:span text:style-name="T67_65"><text:s/></text:span><text:span text:style-name="T67_66">a</text:span><text:span text:style-name="T67_67"><text:s/></text:span><text:span text:style-name="T67_68">complex</text:span><text:span text:style-name="T67_69"><text:s/></text:span><text:span text:style-name="T67_70">task</text:span><text:span text:style-name="T67_71"><text:s/></text:span><text:span text:style-name="T67_72">itself</text:span><text:span text:style-name="T67_73">.<text:s/></text:span><text:span text:style-name="T67_74">Tracking</text:span><text:span text:style-name="T67_75"><text:s/></text:span><text:span text:style-name="T67_76">people</text:span><text:span text:style-name="T67_77"><text:s/></text:span><text:span text:style-name="T67_78">requires</text:span><text:span text:style-name="T67_79"><text:s/></text:span><text:span text:style-name="T67_80">computation</text:span><text:span text:style-name="T67_81"><text:s/></text:span><text:span text:style-name="T67_82">and</text:span><text:span text:style-name="T67_83"><text:s/></text:span><text:span text:style-name="T67_84">in</text:span><text:span text:style-name="T67_85"><text:s/></text:span><text:span text:style-name="T67_86">many</text:span><text:span text:style-name="T67_87"><text:s/></text:span><text:span text:style-name="T67_88">cases</text:span><text:span text:style-name="T67_89"><text:s/></text:span><text:span text:style-name="T67_90">is</text:span><text:span text:style-name="T67_91"><text:s/></text:span><text:span text:style-name="T67_92">not</text:span><text:span text:style-name="T67_93"><text:s/></text:span><text:span text:style-name="T67_94">the</text:span><text:span text:style-name="T67_95"><text:s/></text:span><text:span text:style-name="T67_96">underlying</text:span><text:span text:style-name="T67_97"><text:s/></text:span><text:span text:style-name="T67_98">purpose</text:span><text:span text:style-name="T67_99"><text:s/></text:span><text:span text:style-name="T67_100">of</text:span><text:span text:style-name="T67_101"><text:s/></text:span><text:span text:style-name="T67_102">a</text:span><text:span text:style-name="T67_103"><text:s/></text:span><text:span text:style-name="T67_104">given</text:span><text:span text:style-name="T67_105"><text:s/></text:span><text:span text:style-name="T67_106">interaction</text:span><text:span text:style-name="T67_107">.<text:s/></text:span><text:span text:style-name="T67_108">The</text:span><text:span text:style-name="T67_109"><text:s/></text:span><text:span text:style-name="T67_110">position</text:span><text:span text:style-name="T67_111"><text:s/></text:span><text:span text:style-name="T67_112">of</text:span><text:span text:style-name="T67_113"><text:s/></text:span><text:span text:style-name="T67_114">people</text:span><text:span text:style-name="T67_115"><text:s/></text:span><text:span text:style-name="T67_116">in</text:span><text:span text:style-name="T67_117"><text:s/></text:span><text:span text:style-name="T67_118">a</text:span><text:span text:style-name="T67_119"><text:s/></text:span><text:span text:style-name="T67_120">given</text:span><text:span text:style-name="T67_121"><text:s/></text:span><text:span text:style-name="T67_122">scene</text:span><text:span text:style-name="T67_123"><text:s/></text:span><text:span text:style-name="T67_124">is</text:span><text:span text:style-name="T67_125"><text:s/></text:span><text:span text:style-name="T67_126">necessary</text:span><text:span text:style-name="T67_127"><text:s/></text:span><text:span text:style-name="T67_128">for</text:span><text:span text:style-name="T67_129"><text:s/></text:span><text:span text:style-name="T67_130">human</text:span><text:span text:style-name="T67_131"><text:s/></text:span><text:span text:style-name="T67_132">interactions</text:span><text:span text:style-name="T67_133"><text:s/></text:span><text:span text:style-name="T67_134">to</text:span><text:span text:style-name="T67_135"><text:s/></text:span><text:span text:style-name="T67_136">take</text:span><text:span text:style-name="T67_137"><text:s/></text:span><text:span text:style-name="T67_138">place</text:span><text:span text:style-name="T67_139">.</text:span></text:p>
      <text:p text:style-name="P68"/>
      <text:p text:style-name="P69"><text:span text:style-name="T69_1">With</text:span><text:span text:style-name="T69_2"><text:s/></text:span><text:span text:style-name="T69_3">real</text:span><text:span text:style-name="T69_4">-</text:span><text:span text:style-name="T69_5">time</text:span><text:span text:style-name="T69_6"><text:s/></text:span><text:span text:style-name="T69_7">knowledge</text:span><text:span text:style-name="T69_8"><text:s/></text:span><text:span text:style-name="T69_9">of</text:span><text:span text:style-name="T69_10"><text:s/></text:span><text:span text:style-name="T69_11">a</text:span><text:span text:style-name="T69_12"><text:s/></text:span><text:span text:style-name="T69_13">persons</text:span><text:span text:style-name="T69_14"><text:s/></text:span><text:span text:style-name="T69_15">position</text:span><text:span text:style-name="T69_16"><text:s/></text:span><text:span text:style-name="T69_17">and</text:span><text:span text:style-name="T69_18"><text:s/></text:span><text:span text:style-name="T69_19">the</text:span><text:span text:style-name="T69_20"><text:s/></text:span><text:span text:style-name="T69_21">position</text:span><text:span text:style-name="T69_22"><text:s/></text:span><text:span text:style-name="T69_23">of</text:span><text:span text:style-name="T69_24"><text:s/></text:span><text:span text:style-name="T69_25">their</text:span><text:span text:style-name="T69_26"><text:s/></text:span><text:span text:style-name="T69_27">limbs</text:span><text:span text:style-name="T69_28"><text:s/></text:span><text:span text:style-name="T69_29">a</text:span><text:span text:style-name="T69_30"><text:s/></text:span><text:span text:style-name="T69_31">robot</text:span><text:span text:style-name="T69_32"><text:s/></text:span><text:span text:style-name="T69_33">can</text:span><text:span text:style-name="T69_34"><text:s/></text:span><text:span text:style-name="T69_35">interact</text:span><text:span text:style-name="T69_36"><text:s/></text:span><text:span text:style-name="T69_37">in</text:span><text:span text:style-name="T69_38"><text:s/></text:span><text:span text:style-name="T69_39">more</text:span><text:span text:style-name="T69_40"><text:s/></text:span><text:span text:style-name="T69_41"><office:annotation><dc:creator/><text:p text:style-name="P70"><text:span text:style-name="T70_1">spell</text:span><text:span text:style-name="T70_2"><text:s/></text:span><text:span text:style-name="T70_3">this</text:span><text:span text:style-name="T70_4"><text:s/></text:span><text:span text:style-name="T70_5">out</text:span><text:span text:style-name="T70_6"><text:s/></text:span><text:span text:style-name="T70_7">explicitly</text:span><text:span text:style-name="T70_8">,<text:s/></text:span><text:span text:style-name="T70_9">here</text:span><text:span text:style-name="T70_10">:</text:span></text:p><text:p text:style-name="P71"/><text:p text:style-name="P72"><text:span text:style-name="T72_1">*<text:s/></text:span><text:span text:style-name="T72_2">what</text:span><text:span text:style-name="T72_3"><text:s/></text:span><text:span text:style-name="T72_4">can</text:span><text:span text:style-name="T72_5"><text:s/></text:span><text:span text:style-name="T72_6">you</text:span><text:span text:style-name="T72_7"><text:s/></text:span><text:span text:style-name="T72_8">make</text:span><text:span text:style-name="T72_9"><text:s/></text:span><text:span text:style-name="T72_10">a</text:span><text:span text:style-name="T72_11"><text:s/></text:span><text:span text:style-name="T72_12">robot</text:span><text:span text:style-name="T72_13"><text:s/></text:span><text:span text:style-name="T72_14">do</text:span><text:span text:style-name="T72_15"><text:s/></text:span><text:span text:style-name="T72_16">with</text:span><text:span text:style-name="T72_17"><text:s/></text:span><text:span text:style-name="T72_18">this</text:span><text:span text:style-name="T72_19"><text:s/></text:span><text:span text:style-name="T72_20">capability</text:span><text:span text:style-name="T72_21"><text:s/></text:span><text:span text:style-name="T72_22">that</text:span><text:span text:style-name="T72_23"><text:s/></text:span><text:span text:style-name="T72_24">cannot</text:span><text:span text:style-name="T72_25"><text:s/></text:span><text:span text:style-name="T72_26">be</text:span><text:span text:style-name="T72_27"><text:s/></text:span><text:span text:style-name="T72_28">done</text:span><text:span text:style-name="T72_29"><text:s/></text:span><text:span text:style-name="T72_30">now</text:span><text:span text:style-name="T72_31">?</text:span></text:p><text:p text:style-name="P73"><text:span text:style-name="T73_1">*<text:s/></text:span><text:span text:style-name="T73_2">what</text:span><text:span text:style-name="T73_3"><text:s/></text:span><text:span text:style-name="T73_4">will</text:span><text:span text:style-name="T73_5"><text:s/></text:span><text:span text:style-name="T73_6">you</text:span><text:span text:style-name="T73_7"><text:s/></text:span><text:span text:style-name="T73_8">understand</text:span><text:span text:style-name="T73_9"><text:s/></text:span><text:span text:style-name="T73_10">about</text:span><text:span text:style-name="T73_11"><text:s/></text:span><text:span text:style-name="T73_12">human</text:span><text:span text:style-name="T73_13"><text:s/></text:span><text:span text:style-name="T73_14">behavior</text:span><text:span text:style-name="T73_15"><text:s/></text:span><text:span text:style-name="T73_16">that</text:span><text:span text:style-name="T73_17"><text:s/></text:span><text:span text:style-name="T73_18">cannot</text:span><text:span text:style-name="T73_19"><text:s/></text:span><text:span text:style-name="T73_20">be</text:span><text:span text:style-name="T73_21"><text:s/></text:span><text:span text:style-name="T73_22">understood</text:span><text:span text:style-name="T73_23"><text:s/></text:span><text:span text:style-name="T73_24">now</text:span><text:span text:style-name="T73_25">?</text:span></text:p></office:annotation></text:span><text:span text:style-name="T73_26">sophisticated</text:span><text:span text:style-name="T73_27"><text:s/></text:span><text:span text:style-name="T73_28">ways</text:span><text:span text:style-name="T73_29">[</text:span><text:span text:style-name="T73_30">cite</text:span><text:span text:style-name="T73_31">].<text:s/></text:span><text:span text:style-name="T73_32">Along</text:span><text:span text:style-name="T73_33"><text:s/></text:span><text:span text:style-name="T73_34">with</text:span><text:span text:style-name="T73_35"><text:s/></text:span><text:span text:style-name="T73_36">understanding</text:span><text:span text:style-name="T73_37"><text:s/></text:span><text:span text:style-name="T73_38">where</text:span><text:span text:style-name="T73_39"><text:s/></text:span><text:span text:style-name="T73_40">a</text:span><text:span text:style-name="T73_41"><text:s/></text:span><text:span text:style-name="T73_42">person</text:span><text:span text:style-name="T73_43"><text:s/></text:span><text:span text:style-name="T73_44">is</text:span><text:span text:style-name="T73_45"><text:s/></text:span><text:span text:style-name="T73_46">behavior</text:span><text:span text:style-name="T73_47"><text:s/></text:span><text:span text:style-name="T73_48">analysis</text:span><text:span text:style-name="T73_49"><text:s/></text:span><text:span text:style-name="T73_50">can</text:span><text:span text:style-name="T73_51"><text:s/></text:span><text:span text:style-name="T73_52">be</text:span><text:span text:style-name="T73_53"><text:s/></text:span><text:span text:style-name="T73_54">conducted</text:span><text:span text:style-name="T73_55"><text:s/></text:span><text:span text:style-name="T73_56">to</text:span><text:span text:style-name="T73_57"><text:s/></text:span><text:span text:style-name="T73_58">understand</text:span><text:span text:style-name="T73_59"><text:s/></text:span><text:span text:style-name="T73_60">more</text:span><text:span text:style-name="T73_61"><text:s/></text:span><text:span text:style-name="T73_62">high</text:span><text:span text:style-name="T73_63"><text:s/></text:span><text:span text:style-name="T73_64">level</text:span><text:span text:style-name="T73_65"><text:s/></text:span><text:span text:style-name="T73_66">information</text:span><text:span text:style-name="T73_67"><text:s/></text:span><text:span text:style-name="T73_68">about</text:span><text:span text:style-name="T73_69"><text:s/></text:span><text:span text:style-name="T73_70">a</text:span><text:span text:style-name="T73_71"><text:s/></text:span><text:span text:style-name="T73_72">person</text:span><text:span text:style-name="T73_73">.</text:span></text:p>
      <text:p text:style-name="P74"><text:span text:style-name="T74_1">Goals</text:span><text:span text:style-name="T74_2">:</text:span></text:p>
      <text:list text:style-name="LS1" xml:id="list0">
        <text:list-item>
          <text:p text:style-name="P75"><text:span text:style-name="T75_1">create</text:span><text:span text:style-name="T75_2"><text:s/></text:span><text:span text:style-name="T75_3">a</text:span><text:span text:style-name="T75_4"><text:s/>3</text:span><text:span text:style-name="T75_5">D</text:span><text:span text:style-name="T75_6"><text:s/></text:span><text:span text:style-name="T75_7">person</text:span><text:span text:style-name="T75_8"><text:s/></text:span><text:span text:style-name="T75_9">tracking</text:span><text:span text:style-name="T75_10"><text:s/></text:span><text:span text:style-name="T75_11">system</text:span><text:span text:style-name="T75_12"><text:s/></text:span><text:span text:style-name="T75_13">that</text:span><text:span text:style-name="T75_14"><text:s/></text:span><text:span text:style-name="T75_15">will</text:span><text:span text:style-name="T75_16"><text:s/></text:span><text:span text:style-name="T75_17">work</text:span><text:span text:style-name="T75_18"><text:s/></text:span><text:span text:style-name="T75_19">well</text:span><text:span text:style-name="T75_20"><text:s/></text:span><text:span text:style-name="T75_21">in</text:span><text:span text:style-name="T75_22"><text:s/></text:span><text:span text:style-name="T75_23">a</text:span><text:span text:style-name="T75_24"><text:s/></text:span><text:span text:style-name="T75_25">research</text:span><text:span text:style-name="T75_26"><text:s/></text:span><text:span text:style-name="T75_27">environment</text:span><text:span text:style-name="T75_28"><text:s/></text:span><text:span text:style-name="T75_29">with</text:span><text:span text:style-name="T75_30"><text:s/></text:span><text:span text:style-name="T75_31">occlusions</text:span><text:span text:style-name="T75_32"><text:s/></text:span><text:span text:style-name="T75_33">and</text:span><text:span text:style-name="T75_34"><text:s/></text:span><text:span text:style-name="T75_35">multiple</text:span><text:span text:style-name="T75_36"><text:s/></text:span><text:span text:style-name="T75_37">people</text:span><text:span text:style-name="T75_38"><text:s/></text:span><text:span text:style-name="T75_39">and</text:span><text:span text:style-name="T75_40"><text:s/></text:span><text:span text:style-name="T75_41">robots</text:span><text:span text:style-name="T75_42">.<text:s/></text:span><text:span text:style-name="T75_43">The</text:span><text:span text:style-name="T75_44"><text:s/></text:span><text:span text:style-name="T75_45">system</text:span><text:span text:style-name="T75_46"><text:s/></text:span><text:span text:style-name="T75_47">will</text:span><text:span text:style-name="T75_48"><text:s/></text:span><text:span text:style-name="T75_49">identify</text:span><text:span text:style-name="T75_50"><text:s/></text:span><text:span text:style-name="T75_51">people</text:span><text:span text:style-name="T75_52"><text:s/></text:span><text:span text:style-name="T75_53">and</text:span><text:span text:style-name="T75_54"><text:s/></text:span><text:span text:style-name="T75_55">use</text:span><text:span text:style-name="T75_56"><text:s/></text:span><text:span text:style-name="T75_57">behavior</text:span><text:span text:style-name="T75_58"><text:s/></text:span><text:span text:style-name="T75_59">recognition</text:span><text:span text:style-name="T75_60"><text:s/></text:span><text:span text:style-name="T75_61">to</text:span><text:span text:style-name="T75_62"><text:s/></text:span><text:span text:style-name="T75_63">identify</text:span><text:span text:style-name="T75_64"><text:s/></text:span><text:span text:style-name="T75_65">important</text:span><text:span text:style-name="T75_66"><text:s/></text:span><text:span text:style-name="T75_67">task</text:span><text:span text:style-name="T75_68"><text:s/></text:span><text:span text:style-name="T75_69">oriented</text:span><text:span text:style-name="T75_70"><text:s/></text:span><text:span text:style-name="T75_71">events</text:span><text:span text:style-name="T75_72">.</text:span></text:p>
        </text:list-item>
      </text:list>
      <text:p text:style-name="P76"/>
      <text:p text:style-name="P77"><text:span text:style-name="T77_1">Related</text:span><text:span text:style-name="T77_2"><text:s/></text:span><text:span text:style-name="T77_3">Work</text:span><text:span text:style-name="T77_4">:</text:span></text:p>
      <text:p text:style-name="P78"/>
      <text:p text:style-name="P79"><text:span text:style-name="T79_1">Proposed</text:span><text:span text:style-name="T79_2"><text:s/></text:span><text:span text:style-name="T79_3">Research</text:span><text:span text:style-name="T79_4">:</text:span></text:p>
      <text:p text:style-name="P80"/>
      <text:p text:style-name="P81"><text:span text:style-name="T81_1">Expected</text:span><text:span text:style-name="T81_2"><text:s/></text:span><text:span text:style-name="T81_3">Outcomes</text:span><text:span text:style-name="T81_4">:</text:span></text:p>
      <text:p text:style-name="P82"/>
      <text:p text:style-name="P83"><text:span text:style-name="T83_1">Timeline</text:span><text:span text:style-name="T83_2">:</text:span></text:p>
      <text:p text:style-name="P84"/>
      <text:h text:style-name="P85" text:outline-level="10"><text:bookmark-start text:name="h.pvvzwwdrj3cm"/><text:bookmark-end text:name="h.pvvzwwdrj3cm"/><text:span text:style-name="T85_1"><office:annotation><dc:creator/><text:p text:style-name="P86"><text:span text:style-name="T86_1">They</text:span><text:span text:style-name="T86_2"><text:s/></text:span><text:span text:style-name="T86_3">want</text:span><text:span text:style-name="T86_4"><text:s/></text:span><text:span text:style-name="T86_5">to</text:span><text:span text:style-name="T86_6"><text:s/></text:span><text:span text:style-name="T86_7">know</text:span><text:span text:style-name="T86_8"><text:s/></text:span><text:span text:style-name="T86_9">where</text:span><text:span text:style-name="T86_10"><text:s/></text:span><text:span text:style-name="T86_11">you</text:span><text:span text:style-name="T86_12"><text:s/></text:span><text:span text:style-name="T86_13">would</text:span><text:span text:style-name="T86_14"><text:s/></text:span><text:span text:style-name="T86_15">submit</text:span><text:span text:style-name="T86_16"><text:s/></text:span><text:span text:style-name="T86_17">your</text:span><text:span text:style-name="T86_18"><text:s/></text:span><text:span text:style-name="T86_19">work</text:span><text:span text:style-name="T86_20"><text:s/></text:span><text:span text:style-name="T86_21">at</text:span><text:span text:style-name="T86_22"><text:s/></text:span><text:span text:style-name="T86_23">the</text:span><text:span text:style-name="T86_24"><text:s/></text:span><text:span text:style-name="T86_25">end</text:span><text:span text:style-name="T86_26"><text:s/></text:span><text:span text:style-name="T86_27">of</text:span><text:span text:style-name="T86_28"><text:s/></text:span><text:span text:style-name="T86_29">the</text:span><text:span text:style-name="T86_30"><text:s/></text:span><text:span text:style-name="T86_31">internship</text:span><text:span text:style-name="T86_32">.<text:s/></text:span><text:span text:style-name="T86_33">I</text:span><text:span text:style-name="T86_34"><text:s/></text:span><text:span text:style-name="T86_35">think</text:span><text:span text:style-name="T86_36"><text:s/></text:span><text:span text:style-name="T86_37">RSS</text:span><text:span text:style-name="T86_38"><text:s/>2015<text:s/></text:span><text:span text:style-name="T86_39">is</text:span><text:span text:style-name="T86_40"><text:s/></text:span><text:span text:style-name="T86_41">an</text:span><text:span text:style-name="T86_42"><text:s/></text:span><text:span text:style-name="T86_43">ideal</text:span><text:span text:style-name="T86_44"><text:s/></text:span><text:span text:style-name="T86_45">place</text:span><text:span text:style-name="T86_46"><text:s/></text:span><text:span text:style-name="T86_47">to</text:span><text:span text:style-name="T86_48"><text:s/></text:span><text:span text:style-name="T86_49">go</text:span><text:span text:style-name="T86_50">.<text:s/></text:span><text:span text:style-name="T86_51">Look</text:span><text:span text:style-name="T86_52"><text:s/></text:span><text:span text:style-name="T86_53">it</text:span><text:span text:style-name="T86_54"><text:s/></text:span><text:span text:style-name="T86_55">up</text:span><text:span text:style-name="T86_56"><text:s/></text:span><text:span text:style-name="T86_57">and</text:span><text:span text:style-name="T86_58"><text:s/></text:span><text:span text:style-name="T86_59">say</text:span><text:span text:style-name="T86_60"><text:s/></text:span><text:span text:style-name="T86_61">you</text:span><text:span text:style-name="T86_62"><text:s/></text:span><text:span text:style-name="T86_63">will</text:span><text:span text:style-name="T86_64"><text:s/></text:span><text:span text:style-name="T86_65">submit</text:span><text:span text:style-name="T86_66"><text:s/></text:span><text:span text:style-name="T86_67">a</text:span><text:span text:style-name="T86_68"><text:s/></text:span><text:span text:style-name="T86_69">draft</text:span><text:span text:style-name="T86_70"><text:s/></text:span><text:span text:style-name="T86_71">in</text:span><text:span text:style-name="T86_72"><text:s/></text:span><text:span text:style-name="T86_73">whatever</text:span><text:span text:style-name="T86_74"><text:s/></text:span><text:span text:style-name="T86_75">month</text:span><text:span text:style-name="T86_76"><text:s/></text:span><text:span text:style-name="T86_77">drafts</text:span><text:span text:style-name="T86_78"><text:s/></text:span><text:span text:style-name="T86_79">are</text:span><text:span text:style-name="T86_80"><text:s/></text:span><text:span text:style-name="T86_81">due</text:span><text:span text:style-name="T86_82">.</text:span></text:p></office:annotation></text:span><text:span text:style-name="T86_83">3.<text:s/></text:span><text:span text:style-name="T86_84">Publication</text:span><text:span text:style-name="T86_85"><text:s/></text:span><text:span text:style-name="T86_86">Plan</text:span></text:h>
      <text:p text:style-name="P87"><text:span text:style-name="T87_1">The</text:span><text:span text:style-name="T87_2"><text:s/></text:span><text:span text:style-name="T87_3">results</text:span><text:span text:style-name="T87_4"><text:s/></text:span><text:span text:style-name="T87_5">of</text:span><text:span text:style-name="T87_6"><text:s/></text:span><text:span text:style-name="T87_7">this</text:span><text:span text:style-name="T87_8"><text:s/></text:span><text:span text:style-name="T87_9">work</text:span><text:span text:style-name="T87_10"><text:s/></text:span><text:span text:style-name="T87_11">will</text:span><text:span text:style-name="T87_12"><text:s/></text:span><text:span text:style-name="T87_13">be</text:span><text:span text:style-name="T87_14"><text:s/></text:span><text:span text:style-name="T87_15">submitted</text:span><text:span text:style-name="T87_16"><text:s/></text:span><text:span text:style-name="T87_17">to</text:span><text:span text:style-name="T87_18"><text:s/></text:span><text:span text:style-name="T87_19">robotics</text:span><text:span text:style-name="T87_20"><text:s/></text:span><text:span text:style-name="T87_21">conferences</text:span><text:span text:style-name="T87_22"><text:s/></text:span><text:span text:style-name="T87_23">such</text:span><text:span text:style-name="T87_24"><text:s/></text:span><text:span text:style-name="T87_25">as</text:span><text:span text:style-name="T87_26">:</text:span></text:p>
      <text:list text:style-name="LS2" xml:id="list1">
        <text:list-item>
          <text:p text:style-name="P88"><text:span text:style-name="T88_1">RSS</text:span><text:span text:style-name="T88_2"><text:s/>-<text:s/></text:span><text:span text:style-name="T88_3">Robotics</text:span><text:span text:style-name="T88_4"><text:s/></text:span><text:span text:style-name="T88_5">Science</text:span><text:span text:style-name="T88_6"><text:s/></text:span><text:span text:style-name="T88_7">and</text:span><text:span text:style-name="T88_8"><text:s/></text:span><text:span text:style-name="T88_9">Systems</text:span></text:p>
        </text:list-item>
        <text:list-item>
          <text:p text:style-name="P89"><text:span text:style-name="T89_1">IROS</text:span><text:span text:style-name="T89_2"><text:s/>-<text:s/></text:span><text:span text:style-name="T89_3">Intelligent</text:span><text:span text:style-name="T89_4"><text:s/></text:span><text:span text:style-name="T89_5">Robots</text:span><text:span text:style-name="T89_6"><text:s/></text:span><text:span text:style-name="T89_7">and</text:span><text:span text:style-name="T89_8"><text:s/></text:span><text:span text:style-name="T89_9">Systems</text:span></text:p>
        </text:list-item>
        <text:list-item>
          <text:p text:style-name="P90"><text:span text:style-name="T90_1">ICRA</text:span><text:span text:style-name="T90_2"><text:s/>-<text:s/></text:span><text:span text:style-name="T90_3">International</text:span><text:span text:style-name="T90_4"><text:s/></text:span><text:span text:style-name="T90_5">Conference</text:span><text:span text:style-name="T90_6"><text:s/></text:span><text:span text:style-name="T90_7">on</text:span><text:span text:style-name="T90_8"><text:s/></text:span><text:span text:style-name="T90_9">Robotics</text:span><text:span text:style-name="T90_10"><text:s/></text:span><text:span text:style-name="T90_11">and</text:span><text:span text:style-name="T90_12"><text:s/></text:span><text:span text:style-name="T90_13">Automation</text:span></text:p>
        </text:list-item>
        <text:list-item>
          <text:p text:style-name="P91"><text:span text:style-name="T91_1">RO</text:span><text:span text:style-name="T91_2">-</text:span><text:span text:style-name="T91_3">MAN</text:span><text:span text:style-name="T91_4"><text:s/>-<text:s/></text:span><text:span text:style-name="T91_5">International</text:span><text:span text:style-name="T91_6"><text:s/></text:span><text:span text:style-name="T91_7">Symposium</text:span><text:span text:style-name="T91_8"><text:s/></text:span><text:span text:style-name="T91_9">on</text:span><text:span text:style-name="T91_10"><text:s/></text:span><text:span text:style-name="T91_11">Robot</text:span><text:span text:style-name="T91_12"><text:s/></text:span><text:span text:style-name="T91_13">and</text:span><text:span text:style-name="T91_14"><text:s/></text:span><text:span text:style-name="T91_15">Human</text:span><text:span text:style-name="T91_16"><text:s/></text:span><text:span text:style-name="T91_17">Interactive</text:span><text:span text:style-name="T91_18"><text:s/></text:span><text:span text:style-name="T91_19">Communication</text:span></text:p>
        </text:list-item>
      </text:list>
      <text:h text:style-name="P92" text:outline-level="10"><text:bookmark-start text:name="h.sbqt7twtjbzv"/><text:bookmark-end text:name="h.sbqt7twtjbzv"/><text:span text:style-name="T92_1">4.<text:s/></text:span><text:span text:style-name="T92_2">Transcript</text:span></text:h>
      <text:h text:style-name="P93" text:outline-level="10"><text:bookmark-start text:name="h.zcotnazbyi11"/><text:bookmark-end text:name="h.zcotnazbyi11"/><text:span text:style-name="T93_1">5.<text:s/></text:span><text:span text:style-name="T93_2">Endorsement</text:span><text:span text:style-name="T93_3"><text:s/></text:span><text:span text:style-name="T93_4">letters</text:span></text:h>
      <text:h text:style-name="P94" text:outline-level="10"><text:bookmark-start text:name="h.wxp84i8d9prs"/><text:bookmark-end text:name="h.wxp84i8d9prs"/><text:span text:style-name="T94_1">6.<text:s/></text:span><text:span text:style-name="T94_2">CV</text:span></text:h>
      <text:h text:style-name="P95" text:outline-level="10"><text:bookmark-start text:name="h.3j5n1fqj9kpf"/><text:bookmark-end text:name="h.3j5n1fqj9kpf"/><text:span text:style-name="T95_1">7.</text:span><text:span text:style-name="T95_2">Statement</text:span><text:span text:style-name="T95_3"><text:s/></text:span><text:span text:style-name="T95_4">of</text:span><text:span text:style-name="T95_5"><text:s/></text:span><text:span text:style-name="T95_6">Career</text:span><text:span text:style-name="T95_7"><text:s/></text:span><text:span text:style-name="T95_8">goals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